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center" style:position="3.4625in"/>
          <style:tab-stop style:type="right" style:position="6.925in"/>
        </style:tab-stops>
      </style:paragraph-properties>
    </style:style>
    <style:style style:name="P2" style:parent-style-name="Normal" style:family="paragraph">
      <style:paragraph-properties fo:text-align="end" fo:margin-top="0.1666in" fo:margin-bottom="0.5in"/>
    </style:style>
    <style:style style:name="P3" style:parent-style-name="Normal" style:family="paragraph">
      <style:paragraph-properties fo:text-align="end" fo:margin-top="0.1666in" fo:margin-bottom="0.5in"/>
    </style:style>
    <style:style style:name="T4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26pt" style:font-size-asian="26pt"/>
    </style:style>
    <style:style style:name="P5" style:parent-style-name="Normal" style:family="paragraph">
      <style:paragraph-properties fo:text-align="end" fo:margin-top="0.1666in" fo:margin-bottom="0.5in"/>
    </style:style>
    <style:style style:name="T6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26pt" style:font-size-asian="26pt"/>
    </style:style>
    <style:style style:name="P7" style:parent-style-name="Normal" style:family="paragraph">
      <style:paragraph-properties fo:text-align="end" fo:margin-top="0.1666in" fo:margin-bottom="0.5in"/>
    </style:style>
    <style:style style:name="T8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P9" style:parent-style-name="Normal" style:family="paragraph">
      <style:paragraph-properties fo:text-align="end" fo:margin-top="0.1666in" fo:margin-bottom="0.5in"/>
    </style:style>
    <style:style style:name="T10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P11" style:parent-style-name="Normal" style:family="paragraph">
      <style:paragraph-properties fo:text-align="end" fo:margin-top="0.1666in" fo:margin-bottom="0.5in"/>
    </style:style>
    <style:style style:name="T12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P13" style:parent-style-name="Normal" style:family="paragraph">
      <style:paragraph-properties fo:text-align="end" fo:margin-top="0.1666in" fo:margin-bottom="0.5in"/>
    </style:style>
    <style:style style:name="T14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P15" style:parent-style-name="Normal" style:family="paragraph">
      <style:paragraph-properties fo:text-align="end" fo:margin-top="0.1666in" fo:margin-bottom="0.5in"/>
    </style:style>
    <style:style style:name="T16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P17" style:parent-style-name="Normal" style:family="paragraph">
      <style:paragraph-properties fo:text-align="end" fo:margin-top="0.1666in" fo:margin-bottom="0.5in"/>
    </style:style>
    <style:style style:name="T18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P19" style:parent-style-name="Normal" style:family="paragraph">
      <style:paragraph-properties fo:margin-top="0.1666in" fo:margin-bottom="0.5in"/>
    </style:style>
    <style:style style:name="T20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ableColumn22" style:family="table-column">
      <style:table-column-properties style:column-width="1.927in" style:use-optimal-column-width="false"/>
    </style:style>
    <style:style style:name="TableColumn23" style:family="table-column">
      <style:table-column-properties style:column-width="0.9791in" style:use-optimal-column-width="false"/>
    </style:style>
    <style:style style:name="TableColumn24" style:family="table-column">
      <style:table-column-properties style:column-width="2.6562in" style:use-optimal-column-width="false"/>
    </style:style>
    <style:style style:name="TableColumn25" style:family="table-column">
      <style:table-column-properties style:column-width="0.7916in" style:use-optimal-column-width="false"/>
    </style:style>
    <style:style style:name="Table21" style:family="table">
      <style:table-properties style:width="6.3541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8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2pt" style:font-size-asian="12pt"/>
    </style:style>
    <style:style style:name="TableCell2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0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2pt" style:font-size-asian="12pt"/>
    </style:style>
    <style:style style:name="TableCell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2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2pt" style:font-size-asian="12pt"/>
    </style:style>
    <style:style style:name="TableCell3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4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2pt" style:font-size-asian="12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7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TableCell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9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TableCell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1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TableCell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/>
    </style:style>
    <style:style style:name="T44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7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TableCell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9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TableCell5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1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TableCell5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/>
    </style:style>
    <style:style style:name="T54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P55" style:parent-style-name="Normal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</style:style>
    <style:style style:name="P56" style:parent-style-name="Normal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</style:style>
    <style:style style:name="P57" style:parent-style-name="Normal" style:family="paragraph">
      <style:paragraph-properties fo:text-align="center" fo:margin-bottom="0.0972in" fo:line-height="120%"/>
    </style:style>
    <style:style style:name="T5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5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61" style:family="table-column">
      <style:table-column-properties style:column-width="2.1958in" style:use-optimal-column-width="false"/>
    </style:style>
    <style:style style:name="TableColumn62" style:family="table-column">
      <style:table-column-properties style:column-width="0.6409in" style:use-optimal-column-width="false"/>
    </style:style>
    <style:style style:name="TableColumn63" style:family="table-column">
      <style:table-column-properties style:column-width="3.8194in" style:use-optimal-column-width="false"/>
    </style:style>
    <style:style style:name="Table60" style:family="table">
      <style:table-properties style:width="6.6562in" fo:margin-left="0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104in solid #000000" style:writing-mode="lr-tb" fo:padding-top="0in" fo:padding-left="0.0375in" fo:padding-bottom="0in" fo:padding-right="0.0375in"/>
    </style:style>
    <style:style style:name="P66" style:parent-style-name="Normal" style:family="paragraph">
      <style:paragraph-properties fo:text-align="center"/>
    </style:style>
    <style:style style:name="T67" style:parent-style-name="Fuentedepárrafopredeter." style:family="text">
      <style:text-properties style:font-name="Verdana" style:font-name-asian="Verdana" style:font-name-complex="Verdana" fo:font-weight="bold" style:font-weight-asian="bold" fo:color="#000000" fo:font-size="12pt" style:font-size-asian="12pt"/>
    </style:style>
    <style:style style:name="TableCell68" style:family="table-cell">
      <style:table-cell-properties fo:border="0.0104in solid #000000" style:writing-mode="lr-tb" fo:padding-top="0in" fo:padding-left="0.0375in" fo:padding-bottom="0in" fo:padding-right="0.0375in"/>
    </style:style>
    <style:style style:name="P69" style:parent-style-name="Normal" style:family="paragraph">
      <style:paragraph-properties fo:text-align="center"/>
    </style:style>
    <style:style style:name="T70" style:parent-style-name="Fuentedepárrafopredeter." style:family="text">
      <style:text-properties style:font-name="Verdana" style:font-name-asian="Verdana" style:font-name-complex="Verdana" fo:font-weight="bold" style:font-weight-asian="bold" fo:color="#000000" fo:font-size="12pt" style:font-size-asian="12pt"/>
    </style:style>
    <style:style style:name="TableCell71" style:family="table-cell">
      <style:table-cell-properties fo:border="0.0104in solid #000000" style:writing-mode="lr-tb" fo:padding-top="0in" fo:padding-left="0.0375in" fo:padding-bottom="0in" fo:padding-right="0.0375in"/>
    </style:style>
    <style:style style:name="P72" style:parent-style-name="Normal" style:family="paragraph">
      <style:paragraph-properties fo:text-align="center"/>
    </style:style>
    <style:style style:name="T73" style:parent-style-name="Fuentedepárrafopredeter." style:family="text">
      <style:text-properties style:font-name="Verdana" style:font-name-asian="Verdana" style:font-name-complex="Verdana" fo:font-weight="bold" style:font-weight-asian="bold" fo:color="#000000" fo:font-size="12pt" style:font-size-asian="12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P76" style:parent-style-name="Normal" style:family="paragraph">
      <style:paragraph-properties fo:text-align="center"/>
    </style:style>
    <style:style style:name="T77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78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79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80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81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P84" style:parent-style-name="Normal" style:family="paragraph">
      <style:paragraph-properties fo:line-height="115%"/>
    </style:style>
    <style:style style:name="TableCell85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86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87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88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P91" style:parent-style-name="Normal" style:family="paragraph">
      <style:paragraph-properties fo:line-height="115%"/>
    </style:style>
    <style:style style:name="TableCell92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93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94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95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P98" style:parent-style-name="Normal" style:family="paragraph">
      <style:paragraph-properties fo:line-height="115%"/>
    </style:style>
    <style:style style:name="TableCell99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100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101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102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P105" style:parent-style-name="Normal" style:family="paragraph">
      <style:paragraph-properties fo:line-height="115%"/>
    </style:style>
    <style:style style:name="TableCell106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107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108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109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P112" style:parent-style-name="Normal" style:family="paragraph">
      <style:paragraph-properties fo:line-height="115%"/>
    </style:style>
    <style:style style:name="TableCell113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114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115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116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P119" style:parent-style-name="Normal" style:family="paragraph">
      <style:paragraph-properties fo:line-height="115%"/>
    </style:style>
    <style:style style:name="TableCell120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121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122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123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P126" style:parent-style-name="Normal" style:family="paragraph">
      <style:paragraph-properties fo:line-height="115%"/>
    </style:style>
    <style:style style:name="TableCell127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128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129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130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P133" style:parent-style-name="Normal" style:family="paragraph">
      <style:paragraph-properties fo:line-height="115%"/>
    </style:style>
    <style:style style:name="TableCell134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135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136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137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P140" style:parent-style-name="Normal" style:family="paragraph">
      <style:paragraph-properties fo:line-height="115%"/>
    </style:style>
    <style:style style:name="TableCell141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142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143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144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P147" style:parent-style-name="Normal" style:family="paragraph">
      <style:paragraph-properties fo:line-height="115%"/>
    </style:style>
    <style:style style:name="TableCell148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149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150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151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P154" style:parent-style-name="Normal" style:family="paragraph">
      <style:paragraph-properties fo:line-height="115%"/>
    </style:style>
    <style:style style:name="TableCell155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156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157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158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P161" style:parent-style-name="Normal" style:family="paragraph">
      <style:paragraph-properties fo:line-height="115%"/>
    </style:style>
    <style:style style:name="TableCell162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163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164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165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P168" style:parent-style-name="Normal" style:family="paragraph">
      <style:paragraph-properties fo:line-height="115%"/>
    </style:style>
    <style:style style:name="TableCell169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170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171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172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P175" style:parent-style-name="Normal" style:family="paragraph">
      <style:paragraph-properties fo:line-height="115%"/>
    </style:style>
    <style:style style:name="TableCell176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177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178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179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P182" style:parent-style-name="Normal" style:family="paragraph">
      <style:paragraph-properties fo:line-height="115%"/>
    </style:style>
    <style:style style:name="TableCell183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184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185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186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P189" style:parent-style-name="Normal" style:family="paragraph">
      <style:paragraph-properties fo:line-height="115%"/>
    </style:style>
    <style:style style:name="TableCell190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191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192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193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P196" style:parent-style-name="Normal" style:family="paragraph">
      <style:paragraph-properties fo:line-height="115%"/>
    </style:style>
    <style:style style:name="TableCell197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198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199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200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P203" style:parent-style-name="Normal" style:family="paragraph">
      <style:paragraph-properties fo:line-height="115%"/>
    </style:style>
    <style:style style:name="TableCell204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205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206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207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P210" style:parent-style-name="Normal" style:family="paragraph">
      <style:paragraph-properties fo:line-height="115%"/>
    </style:style>
    <style:style style:name="TableCell211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212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213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214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P217" style:parent-style-name="Normal" style:family="paragraph">
      <style:paragraph-properties fo:line-height="115%"/>
    </style:style>
    <style:style style:name="TableCell218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219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220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221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P224" style:parent-style-name="Normal" style:family="paragraph">
      <style:paragraph-properties fo:line-height="115%"/>
    </style:style>
    <style:style style:name="TableCell225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226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227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228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P231" style:parent-style-name="Normal" style:family="paragraph">
      <style:paragraph-properties fo:text-align="center"/>
    </style:style>
    <style:style style:name="T232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233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234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235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236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P239" style:parent-style-name="Normal" style:family="paragraph">
      <style:paragraph-properties fo:line-height="115%"/>
    </style:style>
    <style:style style:name="TableCell240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241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242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243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P246" style:parent-style-name="Normal" style:family="paragraph">
      <style:paragraph-properties fo:line-height="115%"/>
    </style:style>
    <style:style style:name="TableCell247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248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249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250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P253" style:parent-style-name="Normal" style:family="paragraph">
      <style:paragraph-properties fo:line-height="115%"/>
    </style:style>
    <style:style style:name="TableCell254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255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256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257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P260" style:parent-style-name="Normal" style:family="paragraph">
      <style:paragraph-properties fo:line-height="115%"/>
    </style:style>
    <style:style style:name="TableCell261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262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263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264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P267" style:parent-style-name="Normal" style:family="paragraph">
      <style:paragraph-properties fo:line-height="115%"/>
    </style:style>
    <style:style style:name="TableCell268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269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270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271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272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273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P276" style:parent-style-name="Normal" style:family="paragraph">
      <style:paragraph-properties fo:line-height="115%"/>
    </style:style>
    <style:style style:name="TableCell277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278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279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280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P283" style:parent-style-name="Normal" style:family="paragraph">
      <style:paragraph-properties fo:line-height="115%"/>
    </style:style>
    <style:style style:name="TableCell284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285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286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287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P290" style:parent-style-name="Normal" style:family="paragraph">
      <style:paragraph-properties fo:text-align="center"/>
    </style:style>
    <style:style style:name="T291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292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293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294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295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P298" style:parent-style-name="Normal" style:family="paragraph">
      <style:paragraph-properties fo:line-height="115%"/>
    </style:style>
    <style:style style:name="TableCell299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300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TableCell301" style:family="table-cell">
      <style:table-cell-properties fo:border="0.0104in solid #000000" fo:background-color="#FFFFFF" style:writing-mode="lr-tb" fo:padding-top="0in" fo:padding-left="0.0375in" fo:padding-bottom="0in" fo:padding-right="0.0375in"/>
    </style:style>
    <style:style style:name="T302" style:parent-style-name="Fuentedepárrafopredeter." style:family="text">
      <style:text-properties style:font-name="Arial" style:font-name-asian="Arial" style:font-name-complex="Arial" fo:color="#000000" fo:font-size="12pt" style:font-size-asian="12pt"/>
    </style:style>
    <style:style style:name="P303" style:parent-style-name="Normal" style:family="paragraph">
      <style:paragraph-properties fo:text-align="center"/>
    </style:style>
    <style:style style:name="T304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305" style:parent-style-name="Normal" style:family="paragraph">
      <style:paragraph-properties fo:text-align="center"/>
    </style:style>
    <style:style style:name="P306" style:parent-style-name="Normal" style:family="paragraph">
      <style:paragraph-properties fo:text-align="center"/>
    </style:style>
    <style:style style:name="TableColumn308" style:family="table-column">
      <style:table-column-properties style:column-width="1.5395in" style:use-optimal-column-width="false"/>
    </style:style>
    <style:style style:name="TableColumn309" style:family="table-column">
      <style:table-column-properties style:column-width="0.0437in" style:use-optimal-column-width="false"/>
    </style:style>
    <style:style style:name="TableColumn310" style:family="table-column">
      <style:table-column-properties style:column-width="1.5236in" style:use-optimal-column-width="false"/>
    </style:style>
    <style:style style:name="TableColumn311" style:family="table-column">
      <style:table-column-properties style:column-width="1.4993in" style:use-optimal-column-width="false"/>
    </style:style>
    <style:style style:name="TableColumn312" style:family="table-column">
      <style:table-column-properties style:column-width="2.0027in" style:use-optimal-column-width="false"/>
    </style:style>
    <style:style style:name="TableColumn313" style:family="table-column">
      <style:table-column-properties style:column-width="0.0458in" style:use-optimal-column-width="false"/>
    </style:style>
    <style:style style:name="Table307" style:family="table">
      <style:table-properties style:width="6.6548in" fo:margin-left="0in" table:align="lef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16" style:parent-style-name="Normal" style:family="paragraph">
      <style:paragraph-properties fo:text-align="end" fo:margin-bottom="0.1965in"/>
    </style:style>
    <style:style style:name="T31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18" style:family="table-cell">
      <style:table-cell-properties fo:border-top="0.0208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19" style:parent-style-name="Normal" style:family="paragraph">
      <style:paragraph-properties fo:margin-bottom="0.1965in"/>
    </style:style>
    <style:style style:name="T32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23" style:parent-style-name="Normal" style:family="paragraph">
      <style:paragraph-properties fo:text-align="end" fo:margin-bottom="0.1965in"/>
    </style:style>
    <style:style style:name="T32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2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26" style:parent-style-name="Normal" style:family="paragraph">
      <style:paragraph-properties fo:text-align="center" fo:margin-bottom="0.1965in"/>
    </style:style>
    <style:style style:name="T32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30" style:parent-style-name="Normal" style:family="paragraph">
      <style:paragraph-properties fo:text-align="end" fo:margin-bottom="0.1965in"/>
    </style:style>
    <style:style style:name="T33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32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33" style:parent-style-name="Normal" style:family="paragraph">
      <style:paragraph-properties fo:margin-bottom="0.1965in"/>
    </style:style>
    <style:style style:name="T33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35" style:parent-style-name="Normal" style:family="paragraph">
      <style:paragraph-properties fo:margin-bottom="0.1965in"/>
    </style:style>
    <style:style style:name="T33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33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38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39" style:parent-style-name="Normal" style:family="paragraph">
      <style:paragraph-properties fo:text-align="end" fo:margin-bottom="0.1965in"/>
    </style:style>
    <style:style style:name="T34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4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42" style:parent-style-name="Normal" style:family="paragraph">
      <style:paragraph-properties fo:margin-bottom="0.1965in"/>
    </style:style>
    <style:style style:name="T34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46" style:parent-style-name="Normal" style:family="paragraph">
      <style:paragraph-properties fo:text-align="end" fo:margin-bottom="0.1965in"/>
    </style:style>
    <style:style style:name="T34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48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49" style:parent-style-name="Normal" style:family="paragraph">
      <style:paragraph-properties fo:margin-bottom="0.1965in"/>
    </style:style>
    <style:style style:name="T35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51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52" style:parent-style-name="Normal" style:family="paragraph">
      <style:paragraph-properties fo:text-align="end" fo:margin-bottom="0.1965in"/>
    </style:style>
    <style:style style:name="T35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5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55" style:parent-style-name="Normal" style:family="paragraph">
      <style:paragraph-properties fo:margin-bottom="0.1965in"/>
    </style:style>
    <style:style style:name="T35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59" style:parent-style-name="Normal" style:family="paragraph">
      <style:paragraph-properties fo:text-align="end" fo:margin-bottom="0.1965in"/>
    </style:style>
    <style:style style:name="T36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6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62" style:parent-style-name="Normal" style:family="paragraph">
      <style:paragraph-properties fo:margin-bottom="0.1965in"/>
    </style:style>
    <style:style style:name="T36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66" style:parent-style-name="Normal" style:family="paragraph">
      <style:paragraph-properties fo:text-align="end" fo:margin-bottom="0.1965in"/>
    </style:style>
    <style:style style:name="T36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6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69" style:parent-style-name="Normal" style:family="paragraph">
      <style:paragraph-properties fo:margin-bottom="0.1965in"/>
    </style:style>
    <style:style style:name="T37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73" style:parent-style-name="Normal" style:family="paragraph">
      <style:paragraph-properties fo:text-align="end" fo:margin-bottom="0.1965in"/>
    </style:style>
    <style:style style:name="T37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7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7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7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7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7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8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8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84" style:parent-style-name="Normal" style:family="paragraph">
      <style:paragraph-properties fo:text-align="end" fo:margin-bottom="0.1965in"/>
    </style:style>
    <style:style style:name="T38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8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8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8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91" style:parent-style-name="Normal" style:family="paragraph">
      <style:paragraph-properties fo:text-align="end" fo:margin-bottom="0.1965in"/>
    </style:style>
    <style:style style:name="T39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9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94" style:parent-style-name="Normal" style:family="paragraph">
      <style:paragraph-properties fo:margin-bottom="0.1965in"/>
    </style:style>
    <style:style style:name="T395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39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9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9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9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0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0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0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0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06" style:parent-style-name="Normal" style:family="paragraph">
      <style:paragraph-properties fo:text-align="end" fo:margin-bottom="0.1965in"/>
    </style:style>
    <style:style style:name="T40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0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09" style:parent-style-name="Normal" style:family="paragraph">
      <style:paragraph-properties fo:margin-bottom="0.1965in"/>
    </style:style>
    <style:style style:name="T410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411" style:parent-style-name="Normal" style:family="paragraph">
      <style:paragraph-properties fo:margin-bottom="0.1965in"/>
    </style:style>
    <style:style style:name="T41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15" style:parent-style-name="Normal" style:family="paragraph">
      <style:paragraph-properties fo:text-align="end" fo:margin-bottom="0.1965in"/>
    </style:style>
    <style:style style:name="T41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1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18" style:parent-style-name="Normal" style:family="paragraph">
      <style:paragraph-properties fo:margin-bottom="0.1965in"/>
    </style:style>
    <style:style style:name="T41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22" style:parent-style-name="Normal" style:family="paragraph">
      <style:paragraph-properties fo:text-align="end" fo:margin-bottom="0.1965in"/>
    </style:style>
    <style:style style:name="T42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2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25" style:parent-style-name="Normal" style:family="paragraph">
      <style:paragraph-properties fo:margin-bottom="0.1965in"/>
    </style:style>
    <style:style style:name="T42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29" style:parent-style-name="Normal" style:family="paragraph">
      <style:paragraph-properties fo:text-align="end" fo:margin-bottom="0.1965in"/>
    </style:style>
    <style:style style:name="T43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3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32" style:parent-style-name="Normal" style:family="paragraph">
      <style:paragraph-properties fo:margin-bottom="0.1965in"/>
    </style:style>
    <style:style style:name="T43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36" style:parent-style-name="Normal" style:family="paragraph">
      <style:paragraph-properties fo:text-align="end" fo:margin-bottom="0.1965in"/>
    </style:style>
    <style:style style:name="T43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3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39" style:parent-style-name="Normal" style:family="paragraph">
      <style:paragraph-properties fo:margin-bottom="0.1965in"/>
    </style:style>
    <style:style style:name="T44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43" style:parent-style-name="Normal" style:family="paragraph">
      <style:paragraph-properties fo:text-align="end" fo:margin-bottom="0.1965in"/>
    </style:style>
    <style:style style:name="T44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4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46" style:parent-style-name="Normal" style:family="paragraph">
      <style:paragraph-properties fo:margin-bottom="0.1965in" fo:margin-left="0.4875in" fo:text-indent="-0.4875in">
        <style:tab-stops/>
      </style:paragraph-properties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49" style:parent-style-name="Normal" style:family="paragraph">
      <style:paragraph-properties fo:text-align="end" fo:margin-bottom="0.1965in"/>
    </style:style>
    <style:style style:name="T45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5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5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55" style:parent-style-name="Normal" style:family="paragraph">
      <style:paragraph-properties fo:text-align="end" fo:margin-bottom="0.1965in"/>
    </style:style>
    <style:style style:name="T45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5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5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5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6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6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0.0034in solid #000000" fo:border-left="0.0208in solid #000000" fo:border-bottom="0.0208in solid #000000" fo:border-right="0.0138in solid #000000" fo:background-color="#FFFFFF" style:writing-mode="lr-tb" fo:padding-top="0in" fo:padding-left="0.0097in" fo:padding-bottom="0in" fo:padding-right="0.0097in"/>
    </style:style>
    <style:style style:name="P464" style:parent-style-name="Normal" style:family="paragraph">
      <style:paragraph-properties fo:text-align="end" fo:margin-bottom="0.1965in"/>
    </style:style>
    <style:style style:name="T46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66" style:family="table-cell">
      <style:table-cell-properties fo:border-top="0.0034in solid #000000" fo:border-left="0.0034in solid #000000" fo:border-bottom="0.0208in solid #000000" fo:border-right="0.0208in solid #000000" fo:background-color="#FFFFFF" style:writing-mode="lr-tb" fo:padding-top="0in" fo:padding-left="0.0097in" fo:padding-bottom="0in" fo:padding-right="0.0097in"/>
    </style:style>
    <style:style style:name="P46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6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6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7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7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7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474" style:family="table-column">
      <style:table-column-properties style:column-width="1.5395in" style:use-optimal-column-width="false"/>
    </style:style>
    <style:style style:name="TableColumn475" style:family="table-column">
      <style:table-column-properties style:column-width="0.0437in" style:use-optimal-column-width="false"/>
    </style:style>
    <style:style style:name="TableColumn476" style:family="table-column">
      <style:table-column-properties style:column-width="1.5236in" style:use-optimal-column-width="false"/>
    </style:style>
    <style:style style:name="TableColumn477" style:family="table-column">
      <style:table-column-properties style:column-width="1.4993in" style:use-optimal-column-width="false"/>
    </style:style>
    <style:style style:name="TableColumn478" style:family="table-column">
      <style:table-column-properties style:column-width="2.0027in" style:use-optimal-column-width="false"/>
    </style:style>
    <style:style style:name="TableColumn479" style:family="table-column">
      <style:table-column-properties style:column-width="0.0458in" style:use-optimal-column-width="false"/>
    </style:style>
    <style:style style:name="Table473" style:family="table">
      <style:table-properties style:width="6.6548in" fo:margin-left="0in" table:align="lef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82" style:parent-style-name="Normal" style:family="paragraph">
      <style:paragraph-properties fo:text-align="end" fo:margin-bottom="0.1965in"/>
    </style:style>
    <style:style style:name="T48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84" style:family="table-cell">
      <style:table-cell-properties fo:border-top="0.0208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85" style:parent-style-name="Normal" style:family="paragraph">
      <style:paragraph-properties fo:margin-bottom="0.1965in"/>
    </style:style>
    <style:style style:name="T48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89" style:parent-style-name="Normal" style:family="paragraph">
      <style:paragraph-properties fo:text-align="end" fo:margin-bottom="0.1965in"/>
    </style:style>
    <style:style style:name="T49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9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92" style:parent-style-name="Normal" style:family="paragraph">
      <style:paragraph-properties fo:text-align="center" fo:margin-bottom="0.1965in"/>
    </style:style>
    <style:style style:name="T49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96" style:parent-style-name="Normal" style:family="paragraph">
      <style:paragraph-properties fo:text-align="end" fo:margin-bottom="0.1965in"/>
    </style:style>
    <style:style style:name="T49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98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99" style:parent-style-name="Normal" style:family="paragraph">
      <style:paragraph-properties fo:margin-bottom="0.1965in"/>
    </style:style>
    <style:style style:name="T50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01" style:parent-style-name="Normal" style:family="paragraph">
      <style:paragraph-properties fo:margin-bottom="0.1965in"/>
    </style:style>
    <style:style style:name="T50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03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04" style:parent-style-name="Normal" style:family="paragraph">
      <style:paragraph-properties fo:text-align="end" fo:margin-bottom="0.1965in"/>
    </style:style>
    <style:style style:name="T50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0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07" style:parent-style-name="Normal" style:family="paragraph">
      <style:paragraph-properties fo:margin-bottom="0.1965in"/>
    </style:style>
    <style:style style:name="T50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11" style:parent-style-name="Normal" style:family="paragraph">
      <style:paragraph-properties fo:text-align="end" fo:margin-bottom="0.1965in"/>
    </style:style>
    <style:style style:name="T51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13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14" style:parent-style-name="Normal" style:family="paragraph">
      <style:paragraph-properties fo:margin-bottom="0.1965in"/>
    </style:style>
    <style:style style:name="T51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16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17" style:parent-style-name="Normal" style:family="paragraph">
      <style:paragraph-properties fo:text-align="end" fo:margin-bottom="0.1965in"/>
    </style:style>
    <style:style style:name="T51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1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20" style:parent-style-name="Normal" style:family="paragraph">
      <style:paragraph-properties fo:margin-bottom="0.1965in"/>
    </style:style>
    <style:style style:name="T52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24" style:parent-style-name="Normal" style:family="paragraph">
      <style:paragraph-properties fo:text-align="end" fo:margin-bottom="0.1965in"/>
    </style:style>
    <style:style style:name="T52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2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27" style:parent-style-name="Normal" style:family="paragraph">
      <style:paragraph-properties fo:margin-bottom="0.1965in"/>
    </style:style>
    <style:style style:name="T52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31" style:parent-style-name="Normal" style:family="paragraph">
      <style:paragraph-properties fo:text-align="end" fo:margin-bottom="0.1965in"/>
    </style:style>
    <style:style style:name="T53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3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34" style:parent-style-name="Normal" style:family="paragraph">
      <style:paragraph-properties fo:margin-bottom="0.1965in"/>
    </style:style>
    <style:style style:name="T53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38" style:parent-style-name="Normal" style:family="paragraph">
      <style:paragraph-properties fo:text-align="end" fo:margin-bottom="0.1965in"/>
    </style:style>
    <style:style style:name="T53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4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4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4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45" style:parent-style-name="Normal" style:family="paragraph">
      <style:paragraph-properties fo:text-align="end" fo:margin-bottom="0.1965in"/>
    </style:style>
    <style:style style:name="T54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4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4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4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52" style:parent-style-name="Normal" style:family="paragraph">
      <style:paragraph-properties fo:text-align="end" fo:margin-bottom="0.1965in"/>
    </style:style>
    <style:style style:name="T55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5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55" style:parent-style-name="Normal" style:family="paragraph">
      <style:paragraph-properties fo:margin-bottom="0.1965in"/>
    </style:style>
    <style:style style:name="T556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55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5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5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6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6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6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6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6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67" style:parent-style-name="Normal" style:family="paragraph">
      <style:paragraph-properties fo:text-align="end" fo:margin-bottom="0.1965in"/>
    </style:style>
    <style:style style:name="T56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6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70" style:parent-style-name="Normal" style:family="paragraph">
      <style:paragraph-properties fo:margin-bottom="0.1965in"/>
    </style:style>
    <style:style style:name="T571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572" style:parent-style-name="Normal" style:family="paragraph">
      <style:paragraph-properties fo:margin-bottom="0.1965in"/>
    </style:style>
    <style:style style:name="T57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76" style:parent-style-name="Normal" style:family="paragraph">
      <style:paragraph-properties fo:text-align="end" fo:margin-bottom="0.1965in"/>
    </style:style>
    <style:style style:name="T57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7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79" style:parent-style-name="Normal" style:family="paragraph">
      <style:paragraph-properties fo:margin-bottom="0.1965in"/>
    </style:style>
    <style:style style:name="T580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83" style:parent-style-name="Normal" style:family="paragraph">
      <style:paragraph-properties fo:text-align="end" fo:margin-bottom="0.1965in"/>
    </style:style>
    <style:style style:name="T58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8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86" style:parent-style-name="Normal" style:family="paragraph">
      <style:paragraph-properties fo:margin-bottom="0.1965in"/>
    </style:style>
    <style:style style:name="T58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90" style:parent-style-name="Normal" style:family="paragraph">
      <style:paragraph-properties fo:text-align="end" fo:margin-bottom="0.1965in"/>
    </style:style>
    <style:style style:name="T59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9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93" style:parent-style-name="Normal" style:family="paragraph">
      <style:paragraph-properties fo:margin-bottom="0.1965in"/>
    </style:style>
    <style:style style:name="T59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97" style:parent-style-name="Normal" style:family="paragraph">
      <style:paragraph-properties fo:text-align="end" fo:margin-bottom="0.1965in"/>
    </style:style>
    <style:style style:name="T59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9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600" style:parent-style-name="Normal" style:family="paragraph">
      <style:paragraph-properties fo:margin-bottom="0.1965in"/>
    </style:style>
    <style:style style:name="T60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604" style:parent-style-name="Normal" style:family="paragraph">
      <style:paragraph-properties fo:text-align="end" fo:margin-bottom="0.1965in"/>
    </style:style>
    <style:style style:name="T60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0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607" style:parent-style-name="Normal" style:family="paragraph">
      <style:paragraph-properties fo:margin-bottom="0.1965in" fo:margin-left="0.4875in" fo:text-indent="-0.4875in">
        <style:tab-stops/>
      </style:paragraph-properties>
    </style:style>
    <style:style style:name="T60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611" style:parent-style-name="Normal" style:family="paragraph">
      <style:paragraph-properties fo:text-align="end" fo:margin-bottom="0.1965in"/>
    </style:style>
    <style:style style:name="T61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1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61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61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618" style:parent-style-name="Normal" style:family="paragraph">
      <style:paragraph-properties fo:text-align="end" fo:margin-bottom="0.1965in"/>
    </style:style>
    <style:style style:name="T61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2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62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62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62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62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-top="0.0034in solid #000000" fo:border-left="0.0208in solid #000000" fo:border-bottom="0.0208in solid #000000" fo:border-right="0.0138in solid #000000" fo:background-color="#FFFFFF" style:writing-mode="lr-tb" fo:padding-top="0in" fo:padding-left="0.0097in" fo:padding-bottom="0in" fo:padding-right="0.0097in"/>
    </style:style>
    <style:style style:name="P627" style:parent-style-name="Normal" style:family="paragraph">
      <style:paragraph-properties fo:text-align="end" fo:margin-bottom="0.1965in"/>
    </style:style>
    <style:style style:name="T62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29" style:family="table-cell">
      <style:table-cell-properties fo:border-top="0.0034in solid #000000" fo:border-left="0.0034in solid #000000" fo:border-bottom="0.0208in solid #000000" fo:border-right="0.0208in solid #000000" fo:background-color="#FFFFFF" style:writing-mode="lr-tb" fo:padding-top="0in" fo:padding-left="0.0097in" fo:padding-bottom="0in" fo:padding-right="0.0097in"/>
    </style:style>
    <style:style style:name="P63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63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63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63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63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63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637" style:family="table-column">
      <style:table-column-properties style:column-width="1.5395in" style:use-optimal-column-width="false"/>
    </style:style>
    <style:style style:name="TableColumn638" style:family="table-column">
      <style:table-column-properties style:column-width="0.0437in" style:use-optimal-column-width="false"/>
    </style:style>
    <style:style style:name="TableColumn639" style:family="table-column">
      <style:table-column-properties style:column-width="1.5236in" style:use-optimal-column-width="false"/>
    </style:style>
    <style:style style:name="TableColumn640" style:family="table-column">
      <style:table-column-properties style:column-width="1.4993in" style:use-optimal-column-width="false"/>
    </style:style>
    <style:style style:name="TableColumn641" style:family="table-column">
      <style:table-column-properties style:column-width="2.0027in" style:use-optimal-column-width="false"/>
    </style:style>
    <style:style style:name="TableColumn642" style:family="table-column">
      <style:table-column-properties style:column-width="0.0458in" style:use-optimal-column-width="false"/>
    </style:style>
    <style:style style:name="Table636" style:family="table">
      <style:table-properties style:width="6.6548in" fo:margin-left="0in" table:align="left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645" style:parent-style-name="Normal" style:family="paragraph">
      <style:paragraph-properties fo:text-align="end" fo:margin-bottom="0.1965in"/>
    </style:style>
    <style:style style:name="T64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47" style:family="table-cell">
      <style:table-cell-properties fo:border-top="0.0208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648" style:parent-style-name="Normal" style:family="paragraph">
      <style:paragraph-properties fo:margin-bottom="0.1965in"/>
    </style:style>
    <style:style style:name="T64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652" style:parent-style-name="Normal" style:family="paragraph">
      <style:paragraph-properties fo:text-align="end" fo:margin-bottom="0.1965in"/>
    </style:style>
    <style:style style:name="T65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5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655" style:parent-style-name="Normal" style:family="paragraph">
      <style:paragraph-properties fo:text-align="center" fo:margin-bottom="0.1965in"/>
    </style:style>
    <style:style style:name="T65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659" style:parent-style-name="Normal" style:family="paragraph">
      <style:paragraph-properties fo:text-align="end" fo:margin-bottom="0.1965in"/>
    </style:style>
    <style:style style:name="T66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61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662" style:parent-style-name="Normal" style:family="paragraph">
      <style:paragraph-properties fo:margin-bottom="0.1965in"/>
    </style:style>
    <style:style style:name="T66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664" style:parent-style-name="Normal" style:family="paragraph">
      <style:paragraph-properties fo:margin-bottom="0.1965in"/>
    </style:style>
    <style:style style:name="T66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66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67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668" style:parent-style-name="Normal" style:family="paragraph">
      <style:paragraph-properties fo:text-align="end" fo:margin-bottom="0.1965in"/>
    </style:style>
    <style:style style:name="T66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7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671" style:parent-style-name="Normal" style:family="paragraph">
      <style:paragraph-properties fo:margin-bottom="0.1965in"/>
    </style:style>
    <style:style style:name="T67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675" style:parent-style-name="Normal" style:family="paragraph">
      <style:paragraph-properties fo:text-align="end" fo:margin-bottom="0.1965in"/>
    </style:style>
    <style:style style:name="T67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77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678" style:parent-style-name="Normal" style:family="paragraph">
      <style:paragraph-properties fo:margin-bottom="0.1965in"/>
    </style:style>
    <style:style style:name="T67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80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681" style:parent-style-name="Normal" style:family="paragraph">
      <style:paragraph-properties fo:text-align="end" fo:margin-bottom="0.1965in"/>
    </style:style>
    <style:style style:name="T68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8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684" style:parent-style-name="Normal" style:family="paragraph">
      <style:paragraph-properties fo:margin-bottom="0.1965in"/>
    </style:style>
    <style:style style:name="T68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688" style:parent-style-name="Normal" style:family="paragraph">
      <style:paragraph-properties fo:text-align="end" fo:margin-bottom="0.1965in"/>
    </style:style>
    <style:style style:name="T68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9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691" style:parent-style-name="Normal" style:family="paragraph">
      <style:paragraph-properties fo:margin-bottom="0.1965in"/>
    </style:style>
    <style:style style:name="T69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695" style:parent-style-name="Normal" style:family="paragraph">
      <style:paragraph-properties fo:text-align="end" fo:margin-bottom="0.1965in"/>
    </style:style>
    <style:style style:name="T69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9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698" style:parent-style-name="Normal" style:family="paragraph">
      <style:paragraph-properties fo:margin-bottom="0.1965in"/>
    </style:style>
    <style:style style:name="T69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702" style:parent-style-name="Normal" style:family="paragraph">
      <style:paragraph-properties fo:text-align="end" fo:margin-bottom="0.1965in"/>
    </style:style>
    <style:style style:name="T70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70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70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70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70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70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711" style:parent-style-name="Normal" style:family="paragraph">
      <style:paragraph-properties fo:text-align="end" fo:margin-bottom="0.1965in"/>
    </style:style>
    <style:style style:name="T71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71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71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71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718" style:parent-style-name="Normal" style:family="paragraph">
      <style:paragraph-properties fo:text-align="end" fo:margin-bottom="0.1965in"/>
    </style:style>
    <style:style style:name="T71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72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721" style:parent-style-name="Normal" style:family="paragraph">
      <style:paragraph-properties fo:margin-bottom="0.1965in"/>
    </style:style>
    <style:style style:name="T722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72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72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72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72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72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72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72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73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73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73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733" style:family="table-row">
      <style:table-row-properties style:use-optimal-row-height="false"/>
    </style:style>
    <style:style style:name="TableCell73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735" style:parent-style-name="Normal" style:family="paragraph">
      <style:paragraph-properties fo:text-align="end" fo:margin-bottom="0.1965in"/>
    </style:style>
    <style:style style:name="T73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73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738" style:parent-style-name="Normal" style:family="paragraph">
      <style:paragraph-properties fo:margin-bottom="0.1965in"/>
    </style:style>
    <style:style style:name="T739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740" style:parent-style-name="Normal" style:family="paragraph">
      <style:paragraph-properties fo:margin-bottom="0.1965in"/>
    </style:style>
    <style:style style:name="T74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742" style:parent-style-name="Normal" style:family="paragraph">
      <style:paragraph-properties fo:margin-bottom="0.1965in"/>
    </style:style>
    <style:style style:name="T743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744" style:parent-style-name="Normal" style:family="paragraph">
      <style:paragraph-properties fo:margin-bottom="0.1965in"/>
    </style:style>
    <style:style style:name="T74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748" style:parent-style-name="Normal" style:family="paragraph">
      <style:paragraph-properties fo:text-align="end" fo:margin-bottom="0.1965in"/>
    </style:style>
    <style:style style:name="T74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75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751" style:parent-style-name="Normal" style:family="paragraph">
      <style:paragraph-properties fo:margin-bottom="0.1965in"/>
    </style:style>
    <style:style style:name="T752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755" style:parent-style-name="Normal" style:family="paragraph">
      <style:paragraph-properties fo:text-align="end" fo:margin-bottom="0.1965in"/>
    </style:style>
    <style:style style:name="T75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75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758" style:parent-style-name="Normal" style:family="paragraph">
      <style:paragraph-properties fo:margin-bottom="0.1965in"/>
    </style:style>
    <style:style style:name="T75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762" style:parent-style-name="Normal" style:family="paragraph">
      <style:paragraph-properties fo:text-align="end" fo:margin-bottom="0.1965in"/>
    </style:style>
    <style:style style:name="T76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76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765" style:parent-style-name="Normal" style:family="paragraph">
      <style:paragraph-properties fo:margin-bottom="0.1965in"/>
    </style:style>
    <style:style style:name="T76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769" style:parent-style-name="Normal" style:family="paragraph">
      <style:paragraph-properties fo:text-align="end" fo:margin-bottom="0.1965in"/>
    </style:style>
    <style:style style:name="T77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77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772" style:parent-style-name="Normal" style:family="paragraph">
      <style:paragraph-properties fo:margin-bottom="0.1965in"/>
    </style:style>
    <style:style style:name="T77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776" style:parent-style-name="Normal" style:family="paragraph">
      <style:paragraph-properties fo:text-align="end" fo:margin-bottom="0.1965in"/>
    </style:style>
    <style:style style:name="T77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77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779" style:parent-style-name="Normal" style:family="paragraph">
      <style:paragraph-properties fo:margin-bottom="0.1965in" fo:margin-left="0.4875in" fo:text-indent="-0.4875in">
        <style:tab-stops/>
      </style:paragraph-properties>
    </style:style>
    <style:style style:name="T78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783" style:parent-style-name="Normal" style:family="paragraph">
      <style:paragraph-properties fo:text-align="end" fo:margin-bottom="0.1965in"/>
    </style:style>
    <style:style style:name="T78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78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78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78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790" style:parent-style-name="Normal" style:family="paragraph">
      <style:paragraph-properties fo:text-align="end" fo:margin-bottom="0.1965in"/>
    </style:style>
    <style:style style:name="T79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79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79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79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79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79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-top="0.0034in solid #000000" fo:border-left="0.0208in solid #000000" fo:border-bottom="0.0208in solid #000000" fo:border-right="0.0138in solid #000000" fo:background-color="#FFFFFF" style:writing-mode="lr-tb" fo:padding-top="0in" fo:padding-left="0.0097in" fo:padding-bottom="0in" fo:padding-right="0.0097in"/>
    </style:style>
    <style:style style:name="P799" style:parent-style-name="Normal" style:family="paragraph">
      <style:paragraph-properties fo:text-align="end" fo:margin-bottom="0.1965in"/>
    </style:style>
    <style:style style:name="T80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801" style:family="table-cell">
      <style:table-cell-properties fo:border-top="0.0034in solid #000000" fo:border-left="0.0034in solid #000000" fo:border-bottom="0.0208in solid #000000" fo:border-right="0.0208in solid #000000" fo:background-color="#FFFFFF" style:writing-mode="lr-tb" fo:padding-top="0in" fo:padding-left="0.0097in" fo:padding-bottom="0in" fo:padding-right="0.0097in"/>
    </style:style>
    <style:style style:name="P80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80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80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80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80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80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809" style:family="table-column">
      <style:table-column-properties style:column-width="1.5395in" style:use-optimal-column-width="false"/>
    </style:style>
    <style:style style:name="TableColumn810" style:family="table-column">
      <style:table-column-properties style:column-width="0.0437in" style:use-optimal-column-width="false"/>
    </style:style>
    <style:style style:name="TableColumn811" style:family="table-column">
      <style:table-column-properties style:column-width="1.5236in" style:use-optimal-column-width="false"/>
    </style:style>
    <style:style style:name="TableColumn812" style:family="table-column">
      <style:table-column-properties style:column-width="1.4993in" style:use-optimal-column-width="false"/>
    </style:style>
    <style:style style:name="TableColumn813" style:family="table-column">
      <style:table-column-properties style:column-width="2.0027in" style:use-optimal-column-width="false"/>
    </style:style>
    <style:style style:name="TableColumn814" style:family="table-column">
      <style:table-column-properties style:column-width="0.0458in" style:use-optimal-column-width="false"/>
    </style:style>
    <style:style style:name="Table808" style:family="table">
      <style:table-properties style:width="6.6548in" fo:margin-left="0in" table:align="left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817" style:parent-style-name="Normal" style:family="paragraph">
      <style:paragraph-properties fo:text-align="end" fo:margin-bottom="0.1965in"/>
    </style:style>
    <style:style style:name="T81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819" style:family="table-cell">
      <style:table-cell-properties fo:border-top="0.0208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820" style:parent-style-name="Normal" style:family="paragraph">
      <style:paragraph-properties fo:margin-bottom="0.1965in"/>
    </style:style>
    <style:style style:name="T82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824" style:parent-style-name="Normal" style:family="paragraph">
      <style:paragraph-properties fo:text-align="end" fo:margin-bottom="0.1965in"/>
    </style:style>
    <style:style style:name="T82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82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827" style:parent-style-name="Normal" style:family="paragraph">
      <style:paragraph-properties fo:text-align="center" fo:margin-bottom="0.1965in"/>
    </style:style>
    <style:style style:name="T82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831" style:parent-style-name="Normal" style:family="paragraph">
      <style:paragraph-properties fo:text-align="end" fo:margin-bottom="0.1965in"/>
    </style:style>
    <style:style style:name="T83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833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834" style:parent-style-name="Normal" style:family="paragraph">
      <style:paragraph-properties fo:margin-bottom="0.1965in"/>
    </style:style>
    <style:style style:name="T83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836" style:parent-style-name="Normal" style:family="paragraph">
      <style:paragraph-properties fo:margin-bottom="0.1965in"/>
    </style:style>
    <style:style style:name="T83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838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839" style:parent-style-name="Normal" style:family="paragraph">
      <style:paragraph-properties fo:text-align="end" fo:margin-bottom="0.1965in"/>
    </style:style>
    <style:style style:name="T84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84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842" style:parent-style-name="Normal" style:family="paragraph">
      <style:paragraph-properties fo:margin-bottom="0.1965in"/>
    </style:style>
    <style:style style:name="T84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844" style:family="table-row">
      <style:table-row-properties style:use-optimal-row-height="false"/>
    </style:style>
    <style:style style:name="TableCell84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846" style:parent-style-name="Normal" style:family="paragraph">
      <style:paragraph-properties fo:text-align="end" fo:margin-bottom="0.1965in"/>
    </style:style>
    <style:style style:name="T84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848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849" style:parent-style-name="Normal" style:family="paragraph">
      <style:paragraph-properties fo:margin-bottom="0.1965in"/>
    </style:style>
    <style:style style:name="T85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851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852" style:parent-style-name="Normal" style:family="paragraph">
      <style:paragraph-properties fo:text-align="end" fo:margin-bottom="0.1965in"/>
    </style:style>
    <style:style style:name="T85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85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855" style:parent-style-name="Normal" style:family="paragraph">
      <style:paragraph-properties fo:margin-bottom="0.1965in"/>
    </style:style>
    <style:style style:name="T85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859" style:parent-style-name="Normal" style:family="paragraph">
      <style:paragraph-properties fo:text-align="end" fo:margin-bottom="0.1965in"/>
    </style:style>
    <style:style style:name="T86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86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862" style:parent-style-name="Normal" style:family="paragraph">
      <style:paragraph-properties fo:margin-bottom="0.1965in"/>
    </style:style>
    <style:style style:name="T86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864" style:family="table-row">
      <style:table-row-properties style:use-optimal-row-height="false"/>
    </style:style>
    <style:style style:name="TableCell86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866" style:parent-style-name="Normal" style:family="paragraph">
      <style:paragraph-properties fo:text-align="end" fo:margin-bottom="0.1965in"/>
    </style:style>
    <style:style style:name="T86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86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869" style:parent-style-name="Normal" style:family="paragraph">
      <style:paragraph-properties fo:margin-bottom="0.1965in"/>
    </style:style>
    <style:style style:name="T87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873" style:parent-style-name="Normal" style:family="paragraph">
      <style:paragraph-properties fo:text-align="end" fo:margin-bottom="0.1965in"/>
    </style:style>
    <style:style style:name="T87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87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87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87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880" style:parent-style-name="Normal" style:family="paragraph">
      <style:paragraph-properties fo:text-align="end" fo:margin-bottom="0.1965in"/>
    </style:style>
    <style:style style:name="T88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88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88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88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885" style:family="table-row">
      <style:table-row-properties style:use-optimal-row-height="false"/>
    </style:style>
    <style:style style:name="TableCell88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887" style:parent-style-name="Normal" style:family="paragraph">
      <style:paragraph-properties fo:text-align="end" fo:margin-bottom="0.1965in"/>
    </style:style>
    <style:style style:name="T88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88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890" style:parent-style-name="Normal" style:family="paragraph">
      <style:paragraph-properties fo:margin-bottom="0.1965in"/>
    </style:style>
    <style:style style:name="T891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89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89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89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89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89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89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89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89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902" style:parent-style-name="Normal" style:family="paragraph">
      <style:paragraph-properties fo:text-align="end" fo:margin-bottom="0.1965in"/>
    </style:style>
    <style:style style:name="T90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90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905" style:parent-style-name="Normal" style:family="paragraph">
      <style:paragraph-properties fo:margin-bottom="0.1965in"/>
    </style:style>
    <style:style style:name="T906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907" style:parent-style-name="Normal" style:family="paragraph">
      <style:paragraph-properties fo:margin-bottom="0.1965in"/>
    </style:style>
    <style:style style:name="T90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909" style:parent-style-name="Normal" style:family="paragraph">
      <style:paragraph-properties fo:margin-bottom="0.1965in"/>
    </style:style>
    <style:style style:name="T91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911" style:family="table-row">
      <style:table-row-properties style:use-optimal-row-height="false"/>
    </style:style>
    <style:style style:name="TableCell91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913" style:parent-style-name="Normal" style:family="paragraph">
      <style:paragraph-properties fo:text-align="end" fo:margin-bottom="0.1965in"/>
    </style:style>
    <style:style style:name="T91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91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916" style:parent-style-name="Normal" style:family="paragraph">
      <style:paragraph-properties fo:margin-bottom="0.1965in"/>
    </style:style>
    <style:style style:name="T917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920" style:parent-style-name="Normal" style:family="paragraph">
      <style:paragraph-properties fo:text-align="end" fo:margin-bottom="0.1965in"/>
    </style:style>
    <style:style style:name="T92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92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923" style:parent-style-name="Normal" style:family="paragraph">
      <style:paragraph-properties fo:margin-bottom="0.1965in"/>
    </style:style>
    <style:style style:name="T92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925" style:family="table-row">
      <style:table-row-properties style:use-optimal-row-height="false"/>
    </style:style>
    <style:style style:name="TableCell92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927" style:parent-style-name="Normal" style:family="paragraph">
      <style:paragraph-properties fo:text-align="end" fo:margin-bottom="0.1965in"/>
    </style:style>
    <style:style style:name="T92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92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930" style:parent-style-name="Normal" style:family="paragraph">
      <style:paragraph-properties fo:margin-bottom="0.1965in"/>
    </style:style>
    <style:style style:name="T93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932" style:family="table-row">
      <style:table-row-properties style:use-optimal-row-height="false"/>
    </style:style>
    <style:style style:name="TableCell93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934" style:parent-style-name="Normal" style:family="paragraph">
      <style:paragraph-properties fo:text-align="end" fo:margin-bottom="0.1965in"/>
    </style:style>
    <style:style style:name="T93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93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937" style:parent-style-name="Normal" style:family="paragraph">
      <style:paragraph-properties fo:margin-bottom="0.1965in"/>
    </style:style>
    <style:style style:name="T93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941" style:parent-style-name="Normal" style:family="paragraph">
      <style:paragraph-properties fo:text-align="end" fo:margin-bottom="0.1965in"/>
    </style:style>
    <style:style style:name="T94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94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944" style:parent-style-name="Normal" style:family="paragraph">
      <style:paragraph-properties fo:margin-bottom="0.1965in" fo:margin-left="0.4875in" fo:text-indent="-0.4875in">
        <style:tab-stops/>
      </style:paragraph-properties>
    </style:style>
    <style:style style:name="T94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946" style:family="table-row">
      <style:table-row-properties style:use-optimal-row-height="false"/>
    </style:style>
    <style:style style:name="TableCell94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948" style:parent-style-name="Normal" style:family="paragraph">
      <style:paragraph-properties fo:text-align="end" fo:margin-bottom="0.1965in"/>
    </style:style>
    <style:style style:name="T94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95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95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95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953" style:family="table-row">
      <style:table-row-properties style:use-optimal-row-height="false"/>
    </style:style>
    <style:style style:name="TableCell95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955" style:parent-style-name="Normal" style:family="paragraph">
      <style:paragraph-properties fo:text-align="end" fo:margin-bottom="0.1965in"/>
    </style:style>
    <style:style style:name="T95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95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95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95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96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96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962" style:family="table-row">
      <style:table-row-properties style:use-optimal-row-height="false"/>
    </style:style>
    <style:style style:name="TableCell963" style:family="table-cell">
      <style:table-cell-properties fo:border-top="0.0034in solid #000000" fo:border-left="0.0208in solid #000000" fo:border-bottom="0.0208in solid #000000" fo:border-right="0.0138in solid #000000" fo:background-color="#FFFFFF" style:writing-mode="lr-tb" fo:padding-top="0in" fo:padding-left="0.0097in" fo:padding-bottom="0in" fo:padding-right="0.0097in"/>
    </style:style>
    <style:style style:name="P964" style:parent-style-name="Normal" style:family="paragraph">
      <style:paragraph-properties fo:text-align="end" fo:margin-bottom="0.1965in"/>
    </style:style>
    <style:style style:name="T96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966" style:family="table-cell">
      <style:table-cell-properties fo:border-top="0.0034in solid #000000" fo:border-left="0.0034in solid #000000" fo:border-bottom="0.0208in solid #000000" fo:border-right="0.0208in solid #000000" fo:background-color="#FFFFFF" style:writing-mode="lr-tb" fo:padding-top="0in" fo:padding-left="0.0097in" fo:padding-bottom="0in" fo:padding-right="0.0097in"/>
    </style:style>
    <style:style style:name="P96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96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96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97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97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97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974" style:family="table-column">
      <style:table-column-properties style:column-width="1.5395in" style:use-optimal-column-width="false"/>
    </style:style>
    <style:style style:name="TableColumn975" style:family="table-column">
      <style:table-column-properties style:column-width="0.0437in" style:use-optimal-column-width="false"/>
    </style:style>
    <style:style style:name="TableColumn976" style:family="table-column">
      <style:table-column-properties style:column-width="1.5236in" style:use-optimal-column-width="false"/>
    </style:style>
    <style:style style:name="TableColumn977" style:family="table-column">
      <style:table-column-properties style:column-width="1.4993in" style:use-optimal-column-width="false"/>
    </style:style>
    <style:style style:name="TableColumn978" style:family="table-column">
      <style:table-column-properties style:column-width="2.0027in" style:use-optimal-column-width="false"/>
    </style:style>
    <style:style style:name="TableColumn979" style:family="table-column">
      <style:table-column-properties style:column-width="0.0458in" style:use-optimal-column-width="false"/>
    </style:style>
    <style:style style:name="Table973" style:family="table">
      <style:table-properties style:width="6.6548in" fo:margin-left="0in" table:align="left"/>
    </style:style>
    <style:style style:name="TableRow980" style:family="table-row">
      <style:table-row-properties style:use-optimal-row-height="false"/>
    </style:style>
    <style:style style:name="TableCell981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982" style:parent-style-name="Normal" style:family="paragraph">
      <style:paragraph-properties fo:text-align="end" fo:margin-bottom="0.1965in"/>
    </style:style>
    <style:style style:name="T98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984" style:family="table-cell">
      <style:table-cell-properties fo:border-top="0.0208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985" style:parent-style-name="Normal" style:family="paragraph">
      <style:paragraph-properties fo:margin-bottom="0.1965in"/>
    </style:style>
    <style:style style:name="T98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987" style:family="table-row">
      <style:table-row-properties style:use-optimal-row-height="false"/>
    </style:style>
    <style:style style:name="TableCell98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989" style:parent-style-name="Normal" style:family="paragraph">
      <style:paragraph-properties fo:text-align="end" fo:margin-bottom="0.1965in"/>
    </style:style>
    <style:style style:name="T99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99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992" style:parent-style-name="Normal" style:family="paragraph">
      <style:paragraph-properties fo:text-align="center" fo:margin-bottom="0.1965in"/>
    </style:style>
    <style:style style:name="T99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994" style:family="table-row">
      <style:table-row-properties style:use-optimal-row-height="false"/>
    </style:style>
    <style:style style:name="TableCell99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996" style:parent-style-name="Normal" style:family="paragraph">
      <style:paragraph-properties fo:text-align="end" fo:margin-bottom="0.1965in"/>
    </style:style>
    <style:style style:name="T99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998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999" style:parent-style-name="Normal" style:family="paragraph">
      <style:paragraph-properties fo:margin-bottom="0.1965in"/>
    </style:style>
    <style:style style:name="T100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001" style:parent-style-name="Normal" style:family="paragraph">
      <style:paragraph-properties fo:margin-bottom="0.1965in"/>
    </style:style>
    <style:style style:name="T100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003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004" style:parent-style-name="Normal" style:family="paragraph">
      <style:paragraph-properties fo:text-align="end" fo:margin-bottom="0.1965in"/>
    </style:style>
    <style:style style:name="T100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00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007" style:parent-style-name="Normal" style:family="paragraph">
      <style:paragraph-properties fo:margin-bottom="0.1965in"/>
    </style:style>
    <style:style style:name="T100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009" style:family="table-row">
      <style:table-row-properties style:use-optimal-row-height="false"/>
    </style:style>
    <style:style style:name="TableCell101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011" style:parent-style-name="Normal" style:family="paragraph">
      <style:paragraph-properties fo:text-align="end" fo:margin-bottom="0.1965in"/>
    </style:style>
    <style:style style:name="T101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013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014" style:parent-style-name="Normal" style:family="paragraph">
      <style:paragraph-properties fo:margin-bottom="0.1965in"/>
    </style:style>
    <style:style style:name="T101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016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017" style:parent-style-name="Normal" style:family="paragraph">
      <style:paragraph-properties fo:text-align="end" fo:margin-bottom="0.1965in"/>
    </style:style>
    <style:style style:name="T101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01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020" style:parent-style-name="Normal" style:family="paragraph">
      <style:paragraph-properties fo:margin-bottom="0.1965in"/>
    </style:style>
    <style:style style:name="T102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022" style:family="table-row">
      <style:table-row-properties style:use-optimal-row-height="false"/>
    </style:style>
    <style:style style:name="TableCell102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024" style:parent-style-name="Normal" style:family="paragraph">
      <style:paragraph-properties fo:text-align="end" fo:margin-bottom="0.1965in"/>
    </style:style>
    <style:style style:name="T102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02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027" style:parent-style-name="Normal" style:family="paragraph">
      <style:paragraph-properties fo:margin-bottom="0.1965in"/>
    </style:style>
    <style:style style:name="T102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029" style:family="table-row">
      <style:table-row-properties style:use-optimal-row-height="false"/>
    </style:style>
    <style:style style:name="TableCell103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031" style:parent-style-name="Normal" style:family="paragraph">
      <style:paragraph-properties fo:text-align="end" fo:margin-bottom="0.1965in"/>
    </style:style>
    <style:style style:name="T103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03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034" style:parent-style-name="Normal" style:family="paragraph">
      <style:paragraph-properties fo:margin-bottom="0.1965in"/>
    </style:style>
    <style:style style:name="T103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036" style:family="table-row">
      <style:table-row-properties style:use-optimal-row-height="false"/>
    </style:style>
    <style:style style:name="TableCell103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038" style:parent-style-name="Normal" style:family="paragraph">
      <style:paragraph-properties fo:text-align="end" fo:margin-bottom="0.1965in"/>
    </style:style>
    <style:style style:name="T103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04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04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04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043" style:family="table-row">
      <style:table-row-properties style:use-optimal-row-height="false"/>
    </style:style>
    <style:style style:name="TableCell104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045" style:parent-style-name="Normal" style:family="paragraph">
      <style:paragraph-properties fo:text-align="end" fo:margin-bottom="0.1965in"/>
    </style:style>
    <style:style style:name="T104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04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04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04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052" style:parent-style-name="Normal" style:family="paragraph">
      <style:paragraph-properties fo:text-align="end" fo:margin-bottom="0.1965in"/>
    </style:style>
    <style:style style:name="T105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05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055" style:parent-style-name="Normal" style:family="paragraph">
      <style:paragraph-properties fo:margin-bottom="0.1965in"/>
    </style:style>
    <style:style style:name="T1056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105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05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05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06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06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06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063" style:family="table-row">
      <style:table-row-properties style:use-optimal-row-height="false"/>
    </style:style>
    <style:style style:name="TableCell106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065" style:parent-style-name="Normal" style:family="paragraph">
      <style:paragraph-properties fo:text-align="end" fo:margin-bottom="0.1965in"/>
    </style:style>
    <style:style style:name="T106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06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068" style:parent-style-name="Normal" style:family="paragraph">
      <style:paragraph-properties fo:margin-bottom="0.1965in"/>
    </style:style>
    <style:style style:name="T1069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1070" style:parent-style-name="Normal" style:family="paragraph">
      <style:paragraph-properties fo:margin-bottom="0.1965in"/>
    </style:style>
    <style:style style:name="T107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072" style:parent-style-name="Normal" style:family="paragraph">
      <style:paragraph-properties fo:margin-bottom="0.1965in"/>
    </style:style>
    <style:style style:name="T107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074" style:family="table-row">
      <style:table-row-properties style:use-optimal-row-height="false"/>
    </style:style>
    <style:style style:name="TableCell107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076" style:parent-style-name="Normal" style:family="paragraph">
      <style:paragraph-properties fo:text-align="end" fo:margin-bottom="0.1965in"/>
    </style:style>
    <style:style style:name="T107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07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079" style:parent-style-name="Normal" style:family="paragraph">
      <style:paragraph-properties fo:margin-bottom="0.1965in"/>
    </style:style>
    <style:style style:name="T1080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1081" style:family="table-row">
      <style:table-row-properties style:use-optimal-row-height="false"/>
    </style:style>
    <style:style style:name="TableCell108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083" style:parent-style-name="Normal" style:family="paragraph">
      <style:paragraph-properties fo:text-align="end" fo:margin-bottom="0.1965in"/>
    </style:style>
    <style:style style:name="T108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08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086" style:parent-style-name="Normal" style:family="paragraph">
      <style:paragraph-properties fo:margin-bottom="0.1965in"/>
    </style:style>
    <style:style style:name="T108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088" style:family="table-row">
      <style:table-row-properties style:use-optimal-row-height="false"/>
    </style:style>
    <style:style style:name="TableCell108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090" style:parent-style-name="Normal" style:family="paragraph">
      <style:paragraph-properties fo:text-align="end" fo:margin-bottom="0.1965in"/>
    </style:style>
    <style:style style:name="T109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09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093" style:parent-style-name="Normal" style:family="paragraph">
      <style:paragraph-properties fo:margin-bottom="0.1965in"/>
    </style:style>
    <style:style style:name="T109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095" style:family="table-row">
      <style:table-row-properties style:use-optimal-row-height="false"/>
    </style:style>
    <style:style style:name="TableCell109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097" style:parent-style-name="Normal" style:family="paragraph">
      <style:paragraph-properties fo:text-align="end" fo:margin-bottom="0.1965in"/>
    </style:style>
    <style:style style:name="T109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09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100" style:parent-style-name="Normal" style:family="paragraph">
      <style:paragraph-properties fo:margin-bottom="0.1965in"/>
    </style:style>
    <style:style style:name="T110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102" style:family="table-row">
      <style:table-row-properties style:use-optimal-row-height="false"/>
    </style:style>
    <style:style style:name="TableCell110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104" style:parent-style-name="Normal" style:family="paragraph">
      <style:paragraph-properties fo:text-align="end" fo:margin-bottom="0.1965in"/>
    </style:style>
    <style:style style:name="T110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10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107" style:parent-style-name="Normal" style:family="paragraph">
      <style:paragraph-properties fo:margin-bottom="0.1965in" fo:margin-left="0.4875in" fo:text-indent="-0.4875in">
        <style:tab-stops/>
      </style:paragraph-properties>
    </style:style>
    <style:style style:name="T110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109" style:family="table-row">
      <style:table-row-properties style:use-optimal-row-height="false"/>
    </style:style>
    <style:style style:name="TableCell111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111" style:parent-style-name="Normal" style:family="paragraph">
      <style:paragraph-properties fo:text-align="end" fo:margin-bottom="0.1965in"/>
    </style:style>
    <style:style style:name="T111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11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11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11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116" style:family="table-row">
      <style:table-row-properties style:use-optimal-row-height="false"/>
    </style:style>
    <style:style style:name="TableCell111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118" style:parent-style-name="Normal" style:family="paragraph">
      <style:paragraph-properties fo:text-align="end" fo:margin-bottom="0.1965in"/>
    </style:style>
    <style:style style:name="T111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12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12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12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12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12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125" style:family="table-row">
      <style:table-row-properties style:use-optimal-row-height="false"/>
    </style:style>
    <style:style style:name="TableCell1126" style:family="table-cell">
      <style:table-cell-properties fo:border-top="0.0034in solid #000000" fo:border-left="0.0208in solid #000000" fo:border-bottom="0.0208in solid #000000" fo:border-right="0.0138in solid #000000" fo:background-color="#FFFFFF" style:writing-mode="lr-tb" fo:padding-top="0in" fo:padding-left="0.0097in" fo:padding-bottom="0in" fo:padding-right="0.0097in"/>
    </style:style>
    <style:style style:name="P1127" style:parent-style-name="Normal" style:family="paragraph">
      <style:paragraph-properties fo:text-align="end" fo:margin-bottom="0.1965in"/>
    </style:style>
    <style:style style:name="T112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129" style:family="table-cell">
      <style:table-cell-properties fo:border-top="0.0034in solid #000000" fo:border-left="0.0034in solid #000000" fo:border-bottom="0.0208in solid #000000" fo:border-right="0.0208in solid #000000" fo:background-color="#FFFFFF" style:writing-mode="lr-tb" fo:padding-top="0in" fo:padding-left="0.0097in" fo:padding-bottom="0in" fo:padding-right="0.0097in"/>
    </style:style>
    <style:style style:name="P113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13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13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13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13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13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1137" style:family="table-column">
      <style:table-column-properties style:column-width="1.5395in" style:use-optimal-column-width="false"/>
    </style:style>
    <style:style style:name="TableColumn1138" style:family="table-column">
      <style:table-column-properties style:column-width="0.0437in" style:use-optimal-column-width="false"/>
    </style:style>
    <style:style style:name="TableColumn1139" style:family="table-column">
      <style:table-column-properties style:column-width="1.5236in" style:use-optimal-column-width="false"/>
    </style:style>
    <style:style style:name="TableColumn1140" style:family="table-column">
      <style:table-column-properties style:column-width="1.4993in" style:use-optimal-column-width="false"/>
    </style:style>
    <style:style style:name="TableColumn1141" style:family="table-column">
      <style:table-column-properties style:column-width="2.0027in" style:use-optimal-column-width="false"/>
    </style:style>
    <style:style style:name="TableColumn1142" style:family="table-column">
      <style:table-column-properties style:column-width="0.0458in" style:use-optimal-column-width="false"/>
    </style:style>
    <style:style style:name="Table1136" style:family="table">
      <style:table-properties style:width="6.6548in" fo:margin-left="0in" table:align="left"/>
    </style:style>
    <style:style style:name="TableRow1143" style:family="table-row">
      <style:table-row-properties style:use-optimal-row-height="false"/>
    </style:style>
    <style:style style:name="TableCell1144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145" style:parent-style-name="Normal" style:family="paragraph">
      <style:paragraph-properties fo:text-align="end" fo:margin-bottom="0.1965in"/>
    </style:style>
    <style:style style:name="T114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147" style:family="table-cell">
      <style:table-cell-properties fo:border-top="0.0208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148" style:parent-style-name="Normal" style:family="paragraph">
      <style:paragraph-properties fo:margin-bottom="0.1965in"/>
    </style:style>
    <style:style style:name="T114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150" style:family="table-row">
      <style:table-row-properties style:use-optimal-row-height="false"/>
    </style:style>
    <style:style style:name="TableCell115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152" style:parent-style-name="Normal" style:family="paragraph">
      <style:paragraph-properties fo:text-align="end" fo:margin-bottom="0.1965in"/>
    </style:style>
    <style:style style:name="T115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15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155" style:parent-style-name="Normal" style:family="paragraph">
      <style:paragraph-properties fo:text-align="center" fo:margin-bottom="0.1965in"/>
    </style:style>
    <style:style style:name="T115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157" style:family="table-row">
      <style:table-row-properties style:use-optimal-row-height="false"/>
    </style:style>
    <style:style style:name="TableCell115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159" style:parent-style-name="Normal" style:family="paragraph">
      <style:paragraph-properties fo:text-align="end" fo:margin-bottom="0.1965in"/>
    </style:style>
    <style:style style:name="T116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161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162" style:parent-style-name="Normal" style:family="paragraph">
      <style:paragraph-properties fo:margin-bottom="0.1965in"/>
    </style:style>
    <style:style style:name="T116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164" style:parent-style-name="Normal" style:family="paragraph">
      <style:paragraph-properties fo:margin-bottom="0.1965in"/>
    </style:style>
    <style:style style:name="T116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166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167" style:parent-style-name="Normal" style:family="paragraph">
      <style:paragraph-properties fo:text-align="end" fo:margin-bottom="0.1965in"/>
    </style:style>
    <style:style style:name="T116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16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170" style:parent-style-name="Normal" style:family="paragraph">
      <style:paragraph-properties fo:margin-bottom="0.1965in"/>
    </style:style>
    <style:style style:name="T117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172" style:family="table-row">
      <style:table-row-properties style:use-optimal-row-height="false"/>
    </style:style>
    <style:style style:name="TableCell117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174" style:parent-style-name="Normal" style:family="paragraph">
      <style:paragraph-properties fo:text-align="end" fo:margin-bottom="0.1965in"/>
    </style:style>
    <style:style style:name="T117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176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177" style:parent-style-name="Normal" style:family="paragraph">
      <style:paragraph-properties fo:margin-bottom="0.1965in"/>
    </style:style>
    <style:style style:name="T117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179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180" style:parent-style-name="Normal" style:family="paragraph">
      <style:paragraph-properties fo:text-align="end" fo:margin-bottom="0.1965in"/>
    </style:style>
    <style:style style:name="T118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18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183" style:parent-style-name="Normal" style:family="paragraph">
      <style:paragraph-properties fo:margin-bottom="0.1965in"/>
    </style:style>
    <style:style style:name="T118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185" style:family="table-row">
      <style:table-row-properties style:use-optimal-row-height="false"/>
    </style:style>
    <style:style style:name="TableCell118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187" style:parent-style-name="Normal" style:family="paragraph">
      <style:paragraph-properties fo:text-align="end" fo:margin-bottom="0.1965in"/>
    </style:style>
    <style:style style:name="T118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18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190" style:parent-style-name="Normal" style:family="paragraph">
      <style:paragraph-properties fo:margin-bottom="0.1965in"/>
    </style:style>
    <style:style style:name="T119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192" style:family="table-row">
      <style:table-row-properties style:use-optimal-row-height="false"/>
    </style:style>
    <style:style style:name="TableCell119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194" style:parent-style-name="Normal" style:family="paragraph">
      <style:paragraph-properties fo:text-align="end" fo:margin-bottom="0.1965in"/>
    </style:style>
    <style:style style:name="T119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19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197" style:parent-style-name="Normal" style:family="paragraph">
      <style:paragraph-properties fo:margin-bottom="0.1965in"/>
    </style:style>
    <style:style style:name="T119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199" style:family="table-row">
      <style:table-row-properties style:use-optimal-row-height="false"/>
    </style:style>
    <style:style style:name="TableCell120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201" style:parent-style-name="Normal" style:family="paragraph">
      <style:paragraph-properties fo:text-align="end" fo:margin-bottom="0.1965in"/>
    </style:style>
    <style:style style:name="T120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20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20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20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20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20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20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20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210" style:family="table-row">
      <style:table-row-properties style:use-optimal-row-height="false"/>
    </style:style>
    <style:style style:name="TableCell121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212" style:parent-style-name="Normal" style:family="paragraph">
      <style:paragraph-properties fo:text-align="end" fo:margin-bottom="0.1965in"/>
    </style:style>
    <style:style style:name="T121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21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21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21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21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21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219" style:family="table-row">
      <style:table-row-properties style:use-optimal-row-height="false"/>
    </style:style>
    <style:style style:name="TableCell122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221" style:parent-style-name="Normal" style:family="paragraph">
      <style:paragraph-properties fo:text-align="end" fo:margin-bottom="0.1965in"/>
    </style:style>
    <style:style style:name="T122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22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224" style:parent-style-name="Normal" style:family="paragraph">
      <style:paragraph-properties fo:margin-bottom="0.1965in"/>
    </style:style>
    <style:style style:name="T1225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122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22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22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22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23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23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23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23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234" style:family="table-row">
      <style:table-row-properties style:use-optimal-row-height="false"/>
    </style:style>
    <style:style style:name="TableCell123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236" style:parent-style-name="Normal" style:family="paragraph">
      <style:paragraph-properties fo:text-align="end" fo:margin-bottom="0.1965in"/>
    </style:style>
    <style:style style:name="T123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23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239" style:parent-style-name="Normal" style:family="paragraph">
      <style:paragraph-properties fo:margin-bottom="0.1965in"/>
    </style:style>
    <style:style style:name="T1240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1241" style:parent-style-name="Normal" style:family="paragraph">
      <style:paragraph-properties fo:margin-bottom="0.1965in"/>
    </style:style>
    <style:style style:name="T124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243" style:family="table-row">
      <style:table-row-properties style:use-optimal-row-height="false"/>
    </style:style>
    <style:style style:name="TableCell124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245" style:parent-style-name="Normal" style:family="paragraph">
      <style:paragraph-properties fo:text-align="end" fo:margin-bottom="0.1965in"/>
    </style:style>
    <style:style style:name="T124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24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248" style:parent-style-name="Normal" style:family="paragraph">
      <style:paragraph-properties fo:margin-bottom="0.1965in"/>
    </style:style>
    <style:style style:name="T1249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1250" style:parent-style-name="Normal" style:family="paragraph">
      <style:paragraph-properties fo:margin-bottom="0.1965in"/>
    </style:style>
    <style:style style:name="T1251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1252" style:family="table-row">
      <style:table-row-properties style:use-optimal-row-height="false"/>
    </style:style>
    <style:style style:name="TableCell125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254" style:parent-style-name="Normal" style:family="paragraph">
      <style:paragraph-properties fo:text-align="end" fo:margin-bottom="0.1965in"/>
    </style:style>
    <style:style style:name="T125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25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257" style:parent-style-name="Normal" style:family="paragraph">
      <style:paragraph-properties fo:margin-bottom="0.1965in"/>
    </style:style>
    <style:style style:name="T125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259" style:family="table-row">
      <style:table-row-properties style:use-optimal-row-height="false"/>
    </style:style>
    <style:style style:name="TableCell126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261" style:parent-style-name="Normal" style:family="paragraph">
      <style:paragraph-properties fo:text-align="end" fo:margin-bottom="0.1965in"/>
    </style:style>
    <style:style style:name="T126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26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264" style:parent-style-name="Normal" style:family="paragraph">
      <style:paragraph-properties fo:margin-bottom="0.1965in"/>
    </style:style>
    <style:style style:name="T126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266" style:family="table-row">
      <style:table-row-properties style:use-optimal-row-height="false"/>
    </style:style>
    <style:style style:name="TableCell126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268" style:parent-style-name="Normal" style:family="paragraph">
      <style:paragraph-properties fo:text-align="end" fo:margin-bottom="0.1965in"/>
    </style:style>
    <style:style style:name="T126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27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271" style:parent-style-name="Normal" style:family="paragraph">
      <style:paragraph-properties fo:margin-bottom="0.1965in"/>
    </style:style>
    <style:style style:name="T127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273" style:family="table-row">
      <style:table-row-properties style:use-optimal-row-height="false"/>
    </style:style>
    <style:style style:name="TableCell127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275" style:parent-style-name="Normal" style:family="paragraph">
      <style:paragraph-properties fo:text-align="end" fo:margin-bottom="0.1965in"/>
    </style:style>
    <style:style style:name="T127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27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278" style:parent-style-name="Normal" style:family="paragraph">
      <style:paragraph-properties fo:margin-bottom="0.1965in" fo:margin-left="0.4875in" fo:text-indent="-0.4875in">
        <style:tab-stops/>
      </style:paragraph-properties>
    </style:style>
    <style:style style:name="T127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280" style:family="table-row">
      <style:table-row-properties style:use-optimal-row-height="false"/>
    </style:style>
    <style:style style:name="TableCell128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282" style:parent-style-name="Normal" style:family="paragraph">
      <style:paragraph-properties fo:text-align="end" fo:margin-bottom="0.1965in"/>
    </style:style>
    <style:style style:name="T128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28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28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28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287" style:family="table-row">
      <style:table-row-properties style:use-optimal-row-height="false"/>
    </style:style>
    <style:style style:name="TableCell128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289" style:parent-style-name="Normal" style:family="paragraph">
      <style:paragraph-properties fo:text-align="end" fo:margin-bottom="0.1965in"/>
    </style:style>
    <style:style style:name="T129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29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29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29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29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29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296" style:family="table-row">
      <style:table-row-properties style:use-optimal-row-height="false"/>
    </style:style>
    <style:style style:name="TableCell1297" style:family="table-cell">
      <style:table-cell-properties fo:border-top="0.0034in solid #000000" fo:border-left="0.0208in solid #000000" fo:border-bottom="0.0208in solid #000000" fo:border-right="0.0138in solid #000000" fo:background-color="#FFFFFF" style:writing-mode="lr-tb" fo:padding-top="0in" fo:padding-left="0.0097in" fo:padding-bottom="0in" fo:padding-right="0.0097in"/>
    </style:style>
    <style:style style:name="P1298" style:parent-style-name="Normal" style:family="paragraph">
      <style:paragraph-properties fo:text-align="end" fo:margin-bottom="0.1965in"/>
    </style:style>
    <style:style style:name="T129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300" style:family="table-cell">
      <style:table-cell-properties fo:border-top="0.0034in solid #000000" fo:border-left="0.0034in solid #000000" fo:border-bottom="0.0208in solid #000000" fo:border-right="0.0208in solid #000000" fo:background-color="#FFFFFF" style:writing-mode="lr-tb" fo:padding-top="0in" fo:padding-left="0.0097in" fo:padding-bottom="0in" fo:padding-right="0.0097in"/>
    </style:style>
    <style:style style:name="P130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30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30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30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30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30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1308" style:family="table-column">
      <style:table-column-properties style:column-width="1.5395in" style:use-optimal-column-width="false"/>
    </style:style>
    <style:style style:name="TableColumn1309" style:family="table-column">
      <style:table-column-properties style:column-width="0.0437in" style:use-optimal-column-width="false"/>
    </style:style>
    <style:style style:name="TableColumn1310" style:family="table-column">
      <style:table-column-properties style:column-width="1.5236in" style:use-optimal-column-width="false"/>
    </style:style>
    <style:style style:name="TableColumn1311" style:family="table-column">
      <style:table-column-properties style:column-width="1.4993in" style:use-optimal-column-width="false"/>
    </style:style>
    <style:style style:name="TableColumn1312" style:family="table-column">
      <style:table-column-properties style:column-width="2.0027in" style:use-optimal-column-width="false"/>
    </style:style>
    <style:style style:name="TableColumn1313" style:family="table-column">
      <style:table-column-properties style:column-width="0.0458in" style:use-optimal-column-width="false"/>
    </style:style>
    <style:style style:name="Table1307" style:family="table">
      <style:table-properties style:width="6.6548in" fo:margin-left="0in" table:align="left"/>
    </style:style>
    <style:style style:name="TableRow1314" style:family="table-row">
      <style:table-row-properties style:use-optimal-row-height="false"/>
    </style:style>
    <style:style style:name="TableCell1315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316" style:parent-style-name="Normal" style:family="paragraph">
      <style:paragraph-properties fo:text-align="end" fo:margin-bottom="0.1965in"/>
    </style:style>
    <style:style style:name="T131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318" style:family="table-cell">
      <style:table-cell-properties fo:border-top="0.0208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319" style:parent-style-name="Normal" style:family="paragraph">
      <style:paragraph-properties fo:margin-bottom="0.1965in"/>
    </style:style>
    <style:style style:name="T132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321" style:family="table-row">
      <style:table-row-properties style:use-optimal-row-height="false"/>
    </style:style>
    <style:style style:name="TableCell132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323" style:parent-style-name="Normal" style:family="paragraph">
      <style:paragraph-properties fo:text-align="end" fo:margin-bottom="0.1965in"/>
    </style:style>
    <style:style style:name="T132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32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326" style:parent-style-name="Normal" style:family="paragraph">
      <style:paragraph-properties fo:text-align="center" fo:margin-bottom="0.1965in"/>
    </style:style>
    <style:style style:name="T132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328" style:family="table-row">
      <style:table-row-properties style:use-optimal-row-height="false"/>
    </style:style>
    <style:style style:name="TableCell132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330" style:parent-style-name="Normal" style:family="paragraph">
      <style:paragraph-properties fo:text-align="end" fo:margin-bottom="0.1965in"/>
    </style:style>
    <style:style style:name="T133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332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333" style:parent-style-name="Normal" style:family="paragraph">
      <style:paragraph-properties fo:margin-bottom="0.1965in"/>
    </style:style>
    <style:style style:name="T133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335" style:parent-style-name="Normal" style:family="paragraph">
      <style:paragraph-properties fo:margin-bottom="0.1965in"/>
    </style:style>
    <style:style style:name="T133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337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338" style:parent-style-name="Normal" style:family="paragraph">
      <style:paragraph-properties fo:text-align="end" fo:margin-bottom="0.1965in"/>
    </style:style>
    <style:style style:name="T133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34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341" style:parent-style-name="Normal" style:family="paragraph">
      <style:paragraph-properties fo:margin-bottom="0.1965in"/>
    </style:style>
    <style:style style:name="T134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343" style:family="table-row">
      <style:table-row-properties style:use-optimal-row-height="false"/>
    </style:style>
    <style:style style:name="TableCell134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345" style:parent-style-name="Normal" style:family="paragraph">
      <style:paragraph-properties fo:text-align="end" fo:margin-bottom="0.1965in"/>
    </style:style>
    <style:style style:name="T134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347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348" style:parent-style-name="Normal" style:family="paragraph">
      <style:paragraph-properties fo:margin-bottom="0.1965in"/>
    </style:style>
    <style:style style:name="T134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350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351" style:parent-style-name="Normal" style:family="paragraph">
      <style:paragraph-properties fo:text-align="end" fo:margin-bottom="0.1965in"/>
    </style:style>
    <style:style style:name="T135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35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354" style:parent-style-name="Normal" style:family="paragraph">
      <style:paragraph-properties fo:margin-bottom="0.1965in"/>
    </style:style>
    <style:style style:name="T135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356" style:family="table-row">
      <style:table-row-properties style:use-optimal-row-height="false"/>
    </style:style>
    <style:style style:name="TableCell135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358" style:parent-style-name="Normal" style:family="paragraph">
      <style:paragraph-properties fo:text-align="end" fo:margin-bottom="0.1965in"/>
    </style:style>
    <style:style style:name="T135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36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361" style:parent-style-name="Normal" style:family="paragraph">
      <style:paragraph-properties fo:margin-bottom="0.1965in"/>
    </style:style>
    <style:style style:name="T136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363" style:family="table-row">
      <style:table-row-properties style:use-optimal-row-height="false"/>
    </style:style>
    <style:style style:name="TableCell136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365" style:parent-style-name="Normal" style:family="paragraph">
      <style:paragraph-properties fo:text-align="end" fo:margin-bottom="0.1965in"/>
    </style:style>
    <style:style style:name="T136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36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368" style:parent-style-name="Normal" style:family="paragraph">
      <style:paragraph-properties fo:margin-bottom="0.1965in"/>
    </style:style>
    <style:style style:name="T136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370" style:family="table-row">
      <style:table-row-properties style:use-optimal-row-height="false"/>
    </style:style>
    <style:style style:name="TableCell137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372" style:parent-style-name="Normal" style:family="paragraph">
      <style:paragraph-properties fo:text-align="end" fo:margin-bottom="0.1965in"/>
    </style:style>
    <style:style style:name="T137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37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37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37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377" style:family="table-row">
      <style:table-row-properties style:use-optimal-row-height="false"/>
    </style:style>
    <style:style style:name="TableCell137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379" style:parent-style-name="Normal" style:family="paragraph">
      <style:paragraph-properties fo:text-align="end" fo:margin-bottom="0.1965in"/>
    </style:style>
    <style:style style:name="T138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38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38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38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38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38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386" style:family="table-row">
      <style:table-row-properties style:use-optimal-row-height="false"/>
    </style:style>
    <style:style style:name="TableCell138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388" style:parent-style-name="Normal" style:family="paragraph">
      <style:paragraph-properties fo:text-align="end" fo:margin-bottom="0.1965in"/>
    </style:style>
    <style:style style:name="T138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39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391" style:parent-style-name="Normal" style:family="paragraph">
      <style:paragraph-properties fo:margin-bottom="0.1965in"/>
    </style:style>
    <style:style style:name="T1392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139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39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39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39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39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39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39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40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401" style:family="table-row">
      <style:table-row-properties style:use-optimal-row-height="false"/>
    </style:style>
    <style:style style:name="TableCell140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403" style:parent-style-name="Normal" style:family="paragraph">
      <style:paragraph-properties fo:text-align="end" fo:margin-bottom="0.1965in"/>
    </style:style>
    <style:style style:name="T140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40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406" style:parent-style-name="Normal" style:family="paragraph">
      <style:paragraph-properties fo:margin-bottom="0.1965in"/>
    </style:style>
    <style:style style:name="T1407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1408" style:parent-style-name="Normal" style:family="paragraph">
      <style:paragraph-properties fo:margin-bottom="0.1965in"/>
    </style:style>
    <style:style style:name="T140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410" style:family="table-row">
      <style:table-row-properties style:use-optimal-row-height="false"/>
    </style:style>
    <style:style style:name="TableCell141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412" style:parent-style-name="Normal" style:family="paragraph">
      <style:paragraph-properties fo:text-align="end" fo:margin-bottom="0.1965in"/>
    </style:style>
    <style:style style:name="T141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41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415" style:parent-style-name="Normal" style:family="paragraph">
      <style:paragraph-properties fo:margin-bottom="0.1965in"/>
    </style:style>
    <style:style style:name="T1416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1417" style:family="table-row">
      <style:table-row-properties style:use-optimal-row-height="false"/>
    </style:style>
    <style:style style:name="TableCell141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419" style:parent-style-name="Normal" style:family="paragraph">
      <style:paragraph-properties fo:text-align="end" fo:margin-bottom="0.1965in"/>
    </style:style>
    <style:style style:name="T142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42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422" style:parent-style-name="Normal" style:family="paragraph">
      <style:paragraph-properties fo:margin-bottom="0.1965in"/>
    </style:style>
    <style:style style:name="T142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424" style:family="table-row">
      <style:table-row-properties style:use-optimal-row-height="false"/>
    </style:style>
    <style:style style:name="TableCell142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426" style:parent-style-name="Normal" style:family="paragraph">
      <style:paragraph-properties fo:text-align="end" fo:margin-bottom="0.1965in"/>
    </style:style>
    <style:style style:name="T142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42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429" style:parent-style-name="Normal" style:family="paragraph">
      <style:paragraph-properties fo:margin-bottom="0.1965in"/>
    </style:style>
    <style:style style:name="T143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431" style:family="table-row">
      <style:table-row-properties style:use-optimal-row-height="false"/>
    </style:style>
    <style:style style:name="TableCell143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433" style:parent-style-name="Normal" style:family="paragraph">
      <style:paragraph-properties fo:text-align="end" fo:margin-bottom="0.1965in"/>
    </style:style>
    <style:style style:name="T143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43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436" style:parent-style-name="Normal" style:family="paragraph">
      <style:paragraph-properties fo:margin-bottom="0.1965in"/>
    </style:style>
    <style:style style:name="T143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438" style:family="table-row">
      <style:table-row-properties style:use-optimal-row-height="false"/>
    </style:style>
    <style:style style:name="TableCell143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440" style:parent-style-name="Normal" style:family="paragraph">
      <style:paragraph-properties fo:text-align="end" fo:margin-bottom="0.1965in"/>
    </style:style>
    <style:style style:name="T144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44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443" style:parent-style-name="Normal" style:family="paragraph">
      <style:paragraph-properties fo:margin-bottom="0.1965in" fo:margin-left="0.4875in" fo:text-indent="-0.4875in">
        <style:tab-stops/>
      </style:paragraph-properties>
    </style:style>
    <style:style style:name="T144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445" style:family="table-row">
      <style:table-row-properties style:use-optimal-row-height="false"/>
    </style:style>
    <style:style style:name="TableCell144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447" style:parent-style-name="Normal" style:family="paragraph">
      <style:paragraph-properties fo:text-align="end" fo:margin-bottom="0.1965in"/>
    </style:style>
    <style:style style:name="T144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44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45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45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452" style:family="table-row">
      <style:table-row-properties style:use-optimal-row-height="false"/>
    </style:style>
    <style:style style:name="TableCell145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454" style:parent-style-name="Normal" style:family="paragraph">
      <style:paragraph-properties fo:text-align="end" fo:margin-bottom="0.1965in"/>
    </style:style>
    <style:style style:name="T145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45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45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45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45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46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461" style:family="table-row">
      <style:table-row-properties style:use-optimal-row-height="false"/>
    </style:style>
    <style:style style:name="TableCell1462" style:family="table-cell">
      <style:table-cell-properties fo:border-top="0.0034in solid #000000" fo:border-left="0.0208in solid #000000" fo:border-bottom="0.0208in solid #000000" fo:border-right="0.0138in solid #000000" fo:background-color="#FFFFFF" style:writing-mode="lr-tb" fo:padding-top="0in" fo:padding-left="0.0097in" fo:padding-bottom="0in" fo:padding-right="0.0097in"/>
    </style:style>
    <style:style style:name="P1463" style:parent-style-name="Normal" style:family="paragraph">
      <style:paragraph-properties fo:text-align="end" fo:margin-bottom="0.1965in"/>
    </style:style>
    <style:style style:name="T146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465" style:family="table-cell">
      <style:table-cell-properties fo:border-top="0.0034in solid #000000" fo:border-left="0.0034in solid #000000" fo:border-bottom="0.0208in solid #000000" fo:border-right="0.0208in solid #000000" fo:background-color="#FFFFFF" style:writing-mode="lr-tb" fo:padding-top="0in" fo:padding-left="0.0097in" fo:padding-bottom="0in" fo:padding-right="0.0097in"/>
    </style:style>
    <style:style style:name="P146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46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46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46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47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47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1473" style:family="table-column">
      <style:table-column-properties style:column-width="1.5395in" style:use-optimal-column-width="false"/>
    </style:style>
    <style:style style:name="TableColumn1474" style:family="table-column">
      <style:table-column-properties style:column-width="0.0437in" style:use-optimal-column-width="false"/>
    </style:style>
    <style:style style:name="TableColumn1475" style:family="table-column">
      <style:table-column-properties style:column-width="1.5236in" style:use-optimal-column-width="false"/>
    </style:style>
    <style:style style:name="TableColumn1476" style:family="table-column">
      <style:table-column-properties style:column-width="1.4993in" style:use-optimal-column-width="false"/>
    </style:style>
    <style:style style:name="TableColumn1477" style:family="table-column">
      <style:table-column-properties style:column-width="2.0027in" style:use-optimal-column-width="false"/>
    </style:style>
    <style:style style:name="TableColumn1478" style:family="table-column">
      <style:table-column-properties style:column-width="0.0458in" style:use-optimal-column-width="false"/>
    </style:style>
    <style:style style:name="Table1472" style:family="table">
      <style:table-properties style:width="6.6548in" fo:margin-left="0in" table:align="left"/>
    </style:style>
    <style:style style:name="TableRow1479" style:family="table-row">
      <style:table-row-properties style:use-optimal-row-height="false"/>
    </style:style>
    <style:style style:name="TableCell1480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481" style:parent-style-name="Normal" style:family="paragraph">
      <style:paragraph-properties fo:text-align="end" fo:margin-bottom="0.1965in"/>
    </style:style>
    <style:style style:name="T148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483" style:family="table-cell">
      <style:table-cell-properties fo:border-top="0.0208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484" style:parent-style-name="Normal" style:family="paragraph">
      <style:paragraph-properties fo:margin-bottom="0.1965in"/>
    </style:style>
    <style:style style:name="T148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486" style:family="table-row">
      <style:table-row-properties style:use-optimal-row-height="false"/>
    </style:style>
    <style:style style:name="TableCell148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488" style:parent-style-name="Normal" style:family="paragraph">
      <style:paragraph-properties fo:text-align="end" fo:margin-bottom="0.1965in"/>
    </style:style>
    <style:style style:name="T148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49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491" style:parent-style-name="Normal" style:family="paragraph">
      <style:paragraph-properties fo:text-align="center" fo:margin-bottom="0.1965in"/>
    </style:style>
    <style:style style:name="T149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493" style:family="table-row">
      <style:table-row-properties style:use-optimal-row-height="false"/>
    </style:style>
    <style:style style:name="TableCell149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495" style:parent-style-name="Normal" style:family="paragraph">
      <style:paragraph-properties fo:text-align="end" fo:margin-bottom="0.1965in"/>
    </style:style>
    <style:style style:name="T149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497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498" style:parent-style-name="Normal" style:family="paragraph">
      <style:paragraph-properties fo:margin-bottom="0.1965in"/>
    </style:style>
    <style:style style:name="T149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500" style:parent-style-name="Normal" style:family="paragraph">
      <style:paragraph-properties fo:margin-bottom="0.1965in"/>
    </style:style>
    <style:style style:name="T150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502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503" style:parent-style-name="Normal" style:family="paragraph">
      <style:paragraph-properties fo:text-align="end" fo:margin-bottom="0.1965in"/>
    </style:style>
    <style:style style:name="T150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50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506" style:parent-style-name="Normal" style:family="paragraph">
      <style:paragraph-properties fo:margin-bottom="0.1965in"/>
    </style:style>
    <style:style style:name="T150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508" style:family="table-row">
      <style:table-row-properties style:use-optimal-row-height="false"/>
    </style:style>
    <style:style style:name="TableCell150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510" style:parent-style-name="Normal" style:family="paragraph">
      <style:paragraph-properties fo:text-align="end" fo:margin-bottom="0.1965in"/>
    </style:style>
    <style:style style:name="T151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512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513" style:parent-style-name="Normal" style:family="paragraph">
      <style:paragraph-properties fo:margin-bottom="0.1965in"/>
    </style:style>
    <style:style style:name="T151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515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516" style:parent-style-name="Normal" style:family="paragraph">
      <style:paragraph-properties fo:text-align="end" fo:margin-bottom="0.1965in"/>
    </style:style>
    <style:style style:name="T151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51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519" style:parent-style-name="Normal" style:family="paragraph">
      <style:paragraph-properties fo:margin-bottom="0.1965in"/>
    </style:style>
    <style:style style:name="T152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521" style:family="table-row">
      <style:table-row-properties style:use-optimal-row-height="false"/>
    </style:style>
    <style:style style:name="TableCell152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523" style:parent-style-name="Normal" style:family="paragraph">
      <style:paragraph-properties fo:text-align="end" fo:margin-bottom="0.1965in"/>
    </style:style>
    <style:style style:name="T152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52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526" style:parent-style-name="Normal" style:family="paragraph">
      <style:paragraph-properties fo:margin-bottom="0.1965in"/>
    </style:style>
    <style:style style:name="T152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528" style:family="table-row">
      <style:table-row-properties style:use-optimal-row-height="false"/>
    </style:style>
    <style:style style:name="TableCell152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530" style:parent-style-name="Normal" style:family="paragraph">
      <style:paragraph-properties fo:text-align="end" fo:margin-bottom="0.1965in"/>
    </style:style>
    <style:style style:name="T153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53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533" style:parent-style-name="Normal" style:family="paragraph">
      <style:paragraph-properties fo:margin-bottom="0.1965in"/>
    </style:style>
    <style:style style:name="T153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535" style:family="table-row">
      <style:table-row-properties style:use-optimal-row-height="false"/>
    </style:style>
    <style:style style:name="TableCell153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537" style:parent-style-name="Normal" style:family="paragraph">
      <style:paragraph-properties fo:text-align="end" fo:margin-bottom="0.1965in"/>
    </style:style>
    <style:style style:name="T153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53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54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54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542" style:family="table-row">
      <style:table-row-properties style:use-optimal-row-height="false"/>
    </style:style>
    <style:style style:name="TableCell154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544" style:parent-style-name="Normal" style:family="paragraph">
      <style:paragraph-properties fo:text-align="end" fo:margin-bottom="0.1965in"/>
    </style:style>
    <style:style style:name="T154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54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54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54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549" style:family="table-row">
      <style:table-row-properties style:use-optimal-row-height="false"/>
    </style:style>
    <style:style style:name="TableCell155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551" style:parent-style-name="Normal" style:family="paragraph">
      <style:paragraph-properties fo:text-align="end" fo:margin-bottom="0.1965in"/>
    </style:style>
    <style:style style:name="T155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55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554" style:parent-style-name="Normal" style:family="paragraph">
      <style:paragraph-properties fo:margin-bottom="0.1965in"/>
    </style:style>
    <style:style style:name="T1555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155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55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55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55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56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56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56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56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56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56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566" style:family="table-row">
      <style:table-row-properties style:use-optimal-row-height="false"/>
    </style:style>
    <style:style style:name="TableCell156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568" style:parent-style-name="Normal" style:family="paragraph">
      <style:paragraph-properties fo:text-align="end" fo:margin-bottom="0.1965in"/>
    </style:style>
    <style:style style:name="T156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57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571" style:parent-style-name="Normal" style:family="paragraph">
      <style:paragraph-properties fo:margin-bottom="0.1965in"/>
    </style:style>
    <style:style style:name="T1572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1573" style:parent-style-name="Normal" style:family="paragraph">
      <style:paragraph-properties fo:margin-bottom="0.1965in"/>
    </style:style>
    <style:style style:name="T157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575" style:family="table-row">
      <style:table-row-properties style:use-optimal-row-height="false"/>
    </style:style>
    <style:style style:name="TableCell157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577" style:parent-style-name="Normal" style:family="paragraph">
      <style:paragraph-properties fo:text-align="end" fo:margin-bottom="0.1965in"/>
    </style:style>
    <style:style style:name="T157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57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580" style:parent-style-name="Normal" style:family="paragraph">
      <style:paragraph-properties fo:margin-bottom="0.1965in"/>
    </style:style>
    <style:style style:name="T1581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1582" style:family="table-row">
      <style:table-row-properties style:use-optimal-row-height="false"/>
    </style:style>
    <style:style style:name="TableCell158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584" style:parent-style-name="Normal" style:family="paragraph">
      <style:paragraph-properties fo:text-align="end" fo:margin-bottom="0.1965in"/>
    </style:style>
    <style:style style:name="T158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58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587" style:parent-style-name="Normal" style:family="paragraph">
      <style:paragraph-properties fo:margin-bottom="0.1965in"/>
    </style:style>
    <style:style style:name="T158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589" style:family="table-row">
      <style:table-row-properties style:use-optimal-row-height="false"/>
    </style:style>
    <style:style style:name="TableCell159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591" style:parent-style-name="Normal" style:family="paragraph">
      <style:paragraph-properties fo:text-align="end" fo:margin-bottom="0.1965in"/>
    </style:style>
    <style:style style:name="T159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59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594" style:parent-style-name="Normal" style:family="paragraph">
      <style:paragraph-properties fo:margin-bottom="0.1965in"/>
    </style:style>
    <style:style style:name="T159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596" style:family="table-row">
      <style:table-row-properties style:use-optimal-row-height="false"/>
    </style:style>
    <style:style style:name="TableCell159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598" style:parent-style-name="Normal" style:family="paragraph">
      <style:paragraph-properties fo:text-align="end" fo:margin-bottom="0.1965in"/>
    </style:style>
    <style:style style:name="T159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60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601" style:parent-style-name="Normal" style:family="paragraph">
      <style:paragraph-properties fo:margin-bottom="0.1965in"/>
    </style:style>
    <style:style style:name="T160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603" style:family="table-row">
      <style:table-row-properties style:use-optimal-row-height="false"/>
    </style:style>
    <style:style style:name="TableCell160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605" style:parent-style-name="Normal" style:family="paragraph">
      <style:paragraph-properties fo:text-align="end" fo:margin-bottom="0.1965in"/>
    </style:style>
    <style:style style:name="T160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60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608" style:parent-style-name="Normal" style:family="paragraph">
      <style:paragraph-properties fo:margin-bottom="0.1965in" fo:margin-left="0.4875in" fo:text-indent="-0.4875in">
        <style:tab-stops/>
      </style:paragraph-properties>
    </style:style>
    <style:style style:name="T160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610" style:family="table-row">
      <style:table-row-properties style:use-optimal-row-height="false"/>
    </style:style>
    <style:style style:name="TableCell161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612" style:parent-style-name="Normal" style:family="paragraph">
      <style:paragraph-properties fo:text-align="end" fo:margin-bottom="0.1965in"/>
    </style:style>
    <style:style style:name="T161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61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61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61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617" style:family="table-row">
      <style:table-row-properties style:use-optimal-row-height="false"/>
    </style:style>
    <style:style style:name="TableCell161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619" style:parent-style-name="Normal" style:family="paragraph">
      <style:paragraph-properties fo:text-align="end" fo:margin-bottom="0.1965in"/>
    </style:style>
    <style:style style:name="T162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62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62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62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62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62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626" style:family="table-row">
      <style:table-row-properties style:use-optimal-row-height="false"/>
    </style:style>
    <style:style style:name="TableCell1627" style:family="table-cell">
      <style:table-cell-properties fo:border-top="0.0034in solid #000000" fo:border-left="0.0208in solid #000000" fo:border-bottom="0.0208in solid #000000" fo:border-right="0.0138in solid #000000" fo:background-color="#FFFFFF" style:writing-mode="lr-tb" fo:padding-top="0in" fo:padding-left="0.0097in" fo:padding-bottom="0in" fo:padding-right="0.0097in"/>
    </style:style>
    <style:style style:name="P1628" style:parent-style-name="Normal" style:family="paragraph">
      <style:paragraph-properties fo:text-align="end" fo:margin-bottom="0.1965in"/>
    </style:style>
    <style:style style:name="T162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630" style:family="table-cell">
      <style:table-cell-properties fo:border-top="0.0034in solid #000000" fo:border-left="0.0034in solid #000000" fo:border-bottom="0.0208in solid #000000" fo:border-right="0.0208in solid #000000" fo:background-color="#FFFFFF" style:writing-mode="lr-tb" fo:padding-top="0in" fo:padding-left="0.0097in" fo:padding-bottom="0in" fo:padding-right="0.0097in"/>
    </style:style>
    <style:style style:name="P163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63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63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63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63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63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1638" style:family="table-column">
      <style:table-column-properties style:column-width="1.5395in" style:use-optimal-column-width="false"/>
    </style:style>
    <style:style style:name="TableColumn1639" style:family="table-column">
      <style:table-column-properties style:column-width="0.0437in" style:use-optimal-column-width="false"/>
    </style:style>
    <style:style style:name="TableColumn1640" style:family="table-column">
      <style:table-column-properties style:column-width="1.5236in" style:use-optimal-column-width="false"/>
    </style:style>
    <style:style style:name="TableColumn1641" style:family="table-column">
      <style:table-column-properties style:column-width="1.4993in" style:use-optimal-column-width="false"/>
    </style:style>
    <style:style style:name="TableColumn1642" style:family="table-column">
      <style:table-column-properties style:column-width="2.0027in" style:use-optimal-column-width="false"/>
    </style:style>
    <style:style style:name="TableColumn1643" style:family="table-column">
      <style:table-column-properties style:column-width="0.0458in" style:use-optimal-column-width="false"/>
    </style:style>
    <style:style style:name="Table1637" style:family="table">
      <style:table-properties style:width="6.6548in" fo:margin-left="0in" table:align="left"/>
    </style:style>
    <style:style style:name="TableRow1644" style:family="table-row">
      <style:table-row-properties style:use-optimal-row-height="false"/>
    </style:style>
    <style:style style:name="TableCell1645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646" style:parent-style-name="Normal" style:family="paragraph">
      <style:paragraph-properties fo:text-align="end" fo:margin-bottom="0.1965in"/>
    </style:style>
    <style:style style:name="T164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648" style:family="table-cell">
      <style:table-cell-properties fo:border-top="0.0208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649" style:parent-style-name="Normal" style:family="paragraph">
      <style:paragraph-properties fo:margin-bottom="0.1965in"/>
    </style:style>
    <style:style style:name="T165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651" style:family="table-row">
      <style:table-row-properties style:use-optimal-row-height="false"/>
    </style:style>
    <style:style style:name="TableCell165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653" style:parent-style-name="Normal" style:family="paragraph">
      <style:paragraph-properties fo:text-align="end" fo:margin-bottom="0.1965in"/>
    </style:style>
    <style:style style:name="T165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65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656" style:parent-style-name="Normal" style:family="paragraph">
      <style:paragraph-properties fo:text-align="center" fo:margin-bottom="0.1965in"/>
    </style:style>
    <style:style style:name="T165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658" style:family="table-row">
      <style:table-row-properties style:use-optimal-row-height="false"/>
    </style:style>
    <style:style style:name="TableCell165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660" style:parent-style-name="Normal" style:family="paragraph">
      <style:paragraph-properties fo:text-align="end" fo:margin-bottom="0.1965in"/>
    </style:style>
    <style:style style:name="T166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662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663" style:parent-style-name="Normal" style:family="paragraph">
      <style:paragraph-properties fo:margin-bottom="0.1965in"/>
    </style:style>
    <style:style style:name="T166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665" style:parent-style-name="Normal" style:family="paragraph">
      <style:paragraph-properties fo:margin-bottom="0.1965in"/>
    </style:style>
    <style:style style:name="T166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667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668" style:parent-style-name="Normal" style:family="paragraph">
      <style:paragraph-properties fo:text-align="end" fo:margin-bottom="0.1965in"/>
    </style:style>
    <style:style style:name="T166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67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671" style:parent-style-name="Normal" style:family="paragraph">
      <style:paragraph-properties fo:margin-bottom="0.1965in"/>
    </style:style>
    <style:style style:name="T167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673" style:family="table-row">
      <style:table-row-properties style:use-optimal-row-height="false"/>
    </style:style>
    <style:style style:name="TableCell167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675" style:parent-style-name="Normal" style:family="paragraph">
      <style:paragraph-properties fo:text-align="end" fo:margin-bottom="0.1965in"/>
    </style:style>
    <style:style style:name="T167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677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678" style:parent-style-name="Normal" style:family="paragraph">
      <style:paragraph-properties fo:margin-bottom="0.1965in"/>
    </style:style>
    <style:style style:name="T167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680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681" style:parent-style-name="Normal" style:family="paragraph">
      <style:paragraph-properties fo:text-align="end" fo:margin-bottom="0.1965in"/>
    </style:style>
    <style:style style:name="T168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68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684" style:parent-style-name="Normal" style:family="paragraph">
      <style:paragraph-properties fo:margin-bottom="0.1965in"/>
    </style:style>
    <style:style style:name="T168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686" style:family="table-row">
      <style:table-row-properties style:use-optimal-row-height="false"/>
    </style:style>
    <style:style style:name="TableCell168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688" style:parent-style-name="Normal" style:family="paragraph">
      <style:paragraph-properties fo:text-align="end" fo:margin-bottom="0.1965in"/>
    </style:style>
    <style:style style:name="T168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69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691" style:parent-style-name="Normal" style:family="paragraph">
      <style:paragraph-properties fo:margin-bottom="0.1965in"/>
    </style:style>
    <style:style style:name="T169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693" style:family="table-row">
      <style:table-row-properties style:use-optimal-row-height="false"/>
    </style:style>
    <style:style style:name="TableCell169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695" style:parent-style-name="Normal" style:family="paragraph">
      <style:paragraph-properties fo:text-align="end" fo:margin-bottom="0.1965in"/>
    </style:style>
    <style:style style:name="T169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69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698" style:parent-style-name="Normal" style:family="paragraph">
      <style:paragraph-properties fo:margin-bottom="0.1965in"/>
    </style:style>
    <style:style style:name="T169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700" style:family="table-row">
      <style:table-row-properties style:use-optimal-row-height="false"/>
    </style:style>
    <style:style style:name="TableCell170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702" style:parent-style-name="Normal" style:family="paragraph">
      <style:paragraph-properties fo:text-align="end" fo:margin-bottom="0.1965in"/>
    </style:style>
    <style:style style:name="T170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70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70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70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707" style:family="table-row">
      <style:table-row-properties style:use-optimal-row-height="false"/>
    </style:style>
    <style:style style:name="TableCell170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709" style:parent-style-name="Normal" style:family="paragraph">
      <style:paragraph-properties fo:text-align="end" fo:margin-bottom="0.1965in"/>
    </style:style>
    <style:style style:name="T171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71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71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71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714" style:family="table-row">
      <style:table-row-properties style:use-optimal-row-height="false"/>
    </style:style>
    <style:style style:name="TableCell171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716" style:parent-style-name="Normal" style:family="paragraph">
      <style:paragraph-properties fo:text-align="end" fo:margin-bottom="0.1965in"/>
    </style:style>
    <style:style style:name="T171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71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719" style:parent-style-name="Normal" style:family="paragraph">
      <style:paragraph-properties fo:margin-bottom="0.1965in"/>
    </style:style>
    <style:style style:name="T1720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172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72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72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72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72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72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72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72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729" style:family="table-row">
      <style:table-row-properties style:use-optimal-row-height="false"/>
    </style:style>
    <style:style style:name="TableCell173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731" style:parent-style-name="Normal" style:family="paragraph">
      <style:paragraph-properties fo:text-align="end" fo:margin-bottom="0.1965in"/>
    </style:style>
    <style:style style:name="T173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73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734" style:parent-style-name="Normal" style:family="paragraph">
      <style:paragraph-properties fo:margin-bottom="0.1965in"/>
    </style:style>
    <style:style style:name="T1735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1736" style:parent-style-name="Normal" style:family="paragraph">
      <style:paragraph-properties fo:margin-bottom="0.1965in"/>
    </style:style>
    <style:style style:name="T173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738" style:parent-style-name="Normal" style:family="paragraph">
      <style:paragraph-properties fo:margin-bottom="0.1965in"/>
    </style:style>
    <style:style style:name="T1739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1740" style:parent-style-name="Normal" style:family="paragraph">
      <style:paragraph-properties fo:margin-bottom="0.1965in"/>
    </style:style>
    <style:style style:name="T174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742" style:family="table-row">
      <style:table-row-properties style:use-optimal-row-height="false"/>
    </style:style>
    <style:style style:name="TableCell174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744" style:parent-style-name="Normal" style:family="paragraph">
      <style:paragraph-properties fo:text-align="end" fo:margin-bottom="0.1965in"/>
    </style:style>
    <style:style style:name="T174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74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747" style:parent-style-name="Normal" style:family="paragraph">
      <style:paragraph-properties fo:margin-bottom="0.1965in"/>
    </style:style>
    <style:style style:name="T1748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1749" style:family="table-row">
      <style:table-row-properties style:use-optimal-row-height="false"/>
    </style:style>
    <style:style style:name="TableCell175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751" style:parent-style-name="Normal" style:family="paragraph">
      <style:paragraph-properties fo:text-align="end" fo:margin-bottom="0.1965in"/>
    </style:style>
    <style:style style:name="T175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75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754" style:parent-style-name="Normal" style:family="paragraph">
      <style:paragraph-properties fo:margin-bottom="0.1965in"/>
    </style:style>
    <style:style style:name="T175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756" style:family="table-row">
      <style:table-row-properties style:use-optimal-row-height="false"/>
    </style:style>
    <style:style style:name="TableCell175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758" style:parent-style-name="Normal" style:family="paragraph">
      <style:paragraph-properties fo:text-align="end" fo:margin-bottom="0.1965in"/>
    </style:style>
    <style:style style:name="T175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76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761" style:parent-style-name="Normal" style:family="paragraph">
      <style:paragraph-properties fo:margin-bottom="0.1965in"/>
    </style:style>
    <style:style style:name="T176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763" style:family="table-row">
      <style:table-row-properties style:use-optimal-row-height="false"/>
    </style:style>
    <style:style style:name="TableCell176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765" style:parent-style-name="Normal" style:family="paragraph">
      <style:paragraph-properties fo:text-align="end" fo:margin-bottom="0.1965in"/>
    </style:style>
    <style:style style:name="T176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76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768" style:parent-style-name="Normal" style:family="paragraph">
      <style:paragraph-properties fo:margin-bottom="0.1965in"/>
    </style:style>
    <style:style style:name="T176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770" style:family="table-row">
      <style:table-row-properties style:use-optimal-row-height="false"/>
    </style:style>
    <style:style style:name="TableCell177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772" style:parent-style-name="Normal" style:family="paragraph">
      <style:paragraph-properties fo:text-align="end" fo:margin-bottom="0.1965in"/>
    </style:style>
    <style:style style:name="T177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77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775" style:parent-style-name="Normal" style:family="paragraph">
      <style:paragraph-properties fo:margin-bottom="0.1965in" fo:margin-left="0.4875in" fo:text-indent="-0.4875in">
        <style:tab-stops/>
      </style:paragraph-properties>
    </style:style>
    <style:style style:name="T177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777" style:family="table-row">
      <style:table-row-properties style:use-optimal-row-height="false"/>
    </style:style>
    <style:style style:name="TableCell177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779" style:parent-style-name="Normal" style:family="paragraph">
      <style:paragraph-properties fo:text-align="end" fo:margin-bottom="0.1965in"/>
    </style:style>
    <style:style style:name="T178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78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78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78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784" style:family="table-row">
      <style:table-row-properties style:use-optimal-row-height="false"/>
    </style:style>
    <style:style style:name="TableCell178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786" style:parent-style-name="Normal" style:family="paragraph">
      <style:paragraph-properties fo:text-align="end" fo:margin-bottom="0.1965in"/>
    </style:style>
    <style:style style:name="T178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78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78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79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79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79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793" style:family="table-row">
      <style:table-row-properties style:use-optimal-row-height="false"/>
    </style:style>
    <style:style style:name="TableCell1794" style:family="table-cell">
      <style:table-cell-properties fo:border-top="0.0034in solid #000000" fo:border-left="0.0208in solid #000000" fo:border-bottom="0.0208in solid #000000" fo:border-right="0.0138in solid #000000" fo:background-color="#FFFFFF" style:writing-mode="lr-tb" fo:padding-top="0in" fo:padding-left="0.0097in" fo:padding-bottom="0in" fo:padding-right="0.0097in"/>
    </style:style>
    <style:style style:name="P1795" style:parent-style-name="Normal" style:family="paragraph">
      <style:paragraph-properties fo:text-align="end" fo:margin-bottom="0.1965in"/>
    </style:style>
    <style:style style:name="T179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797" style:family="table-cell">
      <style:table-cell-properties fo:border-top="0.0034in solid #000000" fo:border-left="0.0034in solid #000000" fo:border-bottom="0.0208in solid #000000" fo:border-right="0.0208in solid #000000" fo:background-color="#FFFFFF" style:writing-mode="lr-tb" fo:padding-top="0in" fo:padding-left="0.0097in" fo:padding-bottom="0in" fo:padding-right="0.0097in"/>
    </style:style>
    <style:style style:name="P179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79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80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80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80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80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1805" style:family="table-column">
      <style:table-column-properties style:column-width="1.5395in" style:use-optimal-column-width="false"/>
    </style:style>
    <style:style style:name="TableColumn1806" style:family="table-column">
      <style:table-column-properties style:column-width="0.0437in" style:use-optimal-column-width="false"/>
    </style:style>
    <style:style style:name="TableColumn1807" style:family="table-column">
      <style:table-column-properties style:column-width="1.5236in" style:use-optimal-column-width="false"/>
    </style:style>
    <style:style style:name="TableColumn1808" style:family="table-column">
      <style:table-column-properties style:column-width="1.4993in" style:use-optimal-column-width="false"/>
    </style:style>
    <style:style style:name="TableColumn1809" style:family="table-column">
      <style:table-column-properties style:column-width="2.0027in" style:use-optimal-column-width="false"/>
    </style:style>
    <style:style style:name="TableColumn1810" style:family="table-column">
      <style:table-column-properties style:column-width="0.0458in" style:use-optimal-column-width="false"/>
    </style:style>
    <style:style style:name="Table1804" style:family="table">
      <style:table-properties style:width="6.6548in" fo:margin-left="0in" table:align="left"/>
    </style:style>
    <style:style style:name="TableRow1811" style:family="table-row">
      <style:table-row-properties style:use-optimal-row-height="false"/>
    </style:style>
    <style:style style:name="TableCell1812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813" style:parent-style-name="Normal" style:family="paragraph">
      <style:paragraph-properties fo:text-align="end" fo:margin-bottom="0.1965in"/>
    </style:style>
    <style:style style:name="T181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815" style:family="table-cell">
      <style:table-cell-properties fo:border-top="0.0208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816" style:parent-style-name="Normal" style:family="paragraph">
      <style:paragraph-properties fo:margin-bottom="0.1965in"/>
    </style:style>
    <style:style style:name="T181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818" style:family="table-row">
      <style:table-row-properties style:use-optimal-row-height="false"/>
    </style:style>
    <style:style style:name="TableCell181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820" style:parent-style-name="Normal" style:family="paragraph">
      <style:paragraph-properties fo:text-align="end" fo:margin-bottom="0.1965in"/>
    </style:style>
    <style:style style:name="T182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82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823" style:parent-style-name="Normal" style:family="paragraph">
      <style:paragraph-properties fo:text-align="center" fo:margin-bottom="0.1965in"/>
    </style:style>
    <style:style style:name="T182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825" style:family="table-row">
      <style:table-row-properties style:use-optimal-row-height="false"/>
    </style:style>
    <style:style style:name="TableCell182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827" style:parent-style-name="Normal" style:family="paragraph">
      <style:paragraph-properties fo:text-align="end" fo:margin-bottom="0.1965in"/>
    </style:style>
    <style:style style:name="T182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829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830" style:parent-style-name="Normal" style:family="paragraph">
      <style:paragraph-properties fo:margin-bottom="0.1965in"/>
    </style:style>
    <style:style style:name="T183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832" style:parent-style-name="Normal" style:family="paragraph">
      <style:paragraph-properties fo:margin-bottom="0.1965in"/>
    </style:style>
    <style:style style:name="T183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834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835" style:parent-style-name="Normal" style:family="paragraph">
      <style:paragraph-properties fo:text-align="end" fo:margin-bottom="0.1965in"/>
    </style:style>
    <style:style style:name="T183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83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838" style:parent-style-name="Normal" style:family="paragraph">
      <style:paragraph-properties fo:margin-bottom="0.1965in"/>
    </style:style>
    <style:style style:name="T183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840" style:family="table-row">
      <style:table-row-properties style:use-optimal-row-height="false"/>
    </style:style>
    <style:style style:name="TableCell184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842" style:parent-style-name="Normal" style:family="paragraph">
      <style:paragraph-properties fo:text-align="end" fo:margin-bottom="0.1965in"/>
    </style:style>
    <style:style style:name="T184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844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845" style:parent-style-name="Normal" style:family="paragraph">
      <style:paragraph-properties fo:margin-bottom="0.1965in"/>
    </style:style>
    <style:style style:name="T184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847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848" style:parent-style-name="Normal" style:family="paragraph">
      <style:paragraph-properties fo:text-align="end" fo:margin-bottom="0.1965in"/>
    </style:style>
    <style:style style:name="T184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85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851" style:parent-style-name="Normal" style:family="paragraph">
      <style:paragraph-properties fo:margin-bottom="0.1965in"/>
    </style:style>
    <style:style style:name="T185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853" style:family="table-row">
      <style:table-row-properties style:use-optimal-row-height="false"/>
    </style:style>
    <style:style style:name="TableCell185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855" style:parent-style-name="Normal" style:family="paragraph">
      <style:paragraph-properties fo:text-align="end" fo:margin-bottom="0.1965in"/>
    </style:style>
    <style:style style:name="T185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85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858" style:parent-style-name="Normal" style:family="paragraph">
      <style:paragraph-properties fo:margin-bottom="0.1965in"/>
    </style:style>
    <style:style style:name="T185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860" style:family="table-row">
      <style:table-row-properties style:use-optimal-row-height="false"/>
    </style:style>
    <style:style style:name="TableCell186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862" style:parent-style-name="Normal" style:family="paragraph">
      <style:paragraph-properties fo:text-align="end" fo:margin-bottom="0.1965in"/>
    </style:style>
    <style:style style:name="T186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86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865" style:parent-style-name="Normal" style:family="paragraph">
      <style:paragraph-properties fo:margin-bottom="0.1965in"/>
    </style:style>
    <style:style style:name="T186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867" style:family="table-row">
      <style:table-row-properties style:use-optimal-row-height="false"/>
    </style:style>
    <style:style style:name="TableCell186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869" style:parent-style-name="Normal" style:family="paragraph">
      <style:paragraph-properties fo:text-align="end" fo:margin-bottom="0.1965in"/>
    </style:style>
    <style:style style:name="T187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87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87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87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874" style:family="table-row">
      <style:table-row-properties style:use-optimal-row-height="false"/>
    </style:style>
    <style:style style:name="TableCell187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876" style:parent-style-name="Normal" style:family="paragraph">
      <style:paragraph-properties fo:text-align="end" fo:margin-bottom="0.1965in"/>
    </style:style>
    <style:style style:name="T187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87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87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88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881" style:family="table-row">
      <style:table-row-properties style:use-optimal-row-height="false"/>
    </style:style>
    <style:style style:name="TableCell188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883" style:parent-style-name="Normal" style:family="paragraph">
      <style:paragraph-properties fo:text-align="end" fo:margin-bottom="0.1965in"/>
    </style:style>
    <style:style style:name="T188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88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886" style:parent-style-name="Normal" style:family="paragraph">
      <style:paragraph-properties fo:margin-bottom="0.1965in"/>
    </style:style>
    <style:style style:name="T1887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188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88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89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89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89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89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89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89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89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89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898" style:family="table-row">
      <style:table-row-properties style:use-optimal-row-height="false"/>
    </style:style>
    <style:style style:name="TableCell189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900" style:parent-style-name="Normal" style:family="paragraph">
      <style:paragraph-properties fo:text-align="end" fo:margin-bottom="0.1965in"/>
    </style:style>
    <style:style style:name="T190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90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903" style:parent-style-name="Normal" style:family="paragraph">
      <style:paragraph-properties fo:margin-bottom="0.1965in"/>
    </style:style>
    <style:style style:name="T1904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1905" style:parent-style-name="Normal" style:family="paragraph">
      <style:paragraph-properties fo:margin-bottom="0.1965in"/>
    </style:style>
    <style:style style:name="T190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907" style:parent-style-name="Normal" style:family="paragraph">
      <style:paragraph-properties fo:margin-bottom="0.1965in"/>
    </style:style>
    <style:style style:name="T1908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1909" style:parent-style-name="Normal" style:family="paragraph">
      <style:paragraph-properties fo:margin-bottom="0.1965in"/>
    </style:style>
    <style:style style:name="T191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911" style:family="table-row">
      <style:table-row-properties style:use-optimal-row-height="false"/>
    </style:style>
    <style:style style:name="TableCell191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913" style:parent-style-name="Normal" style:family="paragraph">
      <style:paragraph-properties fo:text-align="end" fo:margin-bottom="0.1965in"/>
    </style:style>
    <style:style style:name="T191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91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916" style:parent-style-name="Normal" style:family="paragraph">
      <style:paragraph-properties fo:margin-bottom="0.1965in"/>
    </style:style>
    <style:style style:name="T1917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1918" style:family="table-row">
      <style:table-row-properties style:use-optimal-row-height="false"/>
    </style:style>
    <style:style style:name="TableCell191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920" style:parent-style-name="Normal" style:family="paragraph">
      <style:paragraph-properties fo:text-align="end" fo:margin-bottom="0.1965in"/>
    </style:style>
    <style:style style:name="T192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92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923" style:parent-style-name="Normal" style:family="paragraph">
      <style:paragraph-properties fo:margin-bottom="0.1965in"/>
    </style:style>
    <style:style style:name="T192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925" style:family="table-row">
      <style:table-row-properties style:use-optimal-row-height="false"/>
    </style:style>
    <style:style style:name="TableCell192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927" style:parent-style-name="Normal" style:family="paragraph">
      <style:paragraph-properties fo:text-align="end" fo:margin-bottom="0.1965in"/>
    </style:style>
    <style:style style:name="T192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92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930" style:parent-style-name="Normal" style:family="paragraph">
      <style:paragraph-properties fo:margin-bottom="0.1965in"/>
    </style:style>
    <style:style style:name="T193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932" style:family="table-row">
      <style:table-row-properties style:use-optimal-row-height="false"/>
    </style:style>
    <style:style style:name="TableCell193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934" style:parent-style-name="Normal" style:family="paragraph">
      <style:paragraph-properties fo:text-align="end" fo:margin-bottom="0.1965in"/>
    </style:style>
    <style:style style:name="T193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93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937" style:parent-style-name="Normal" style:family="paragraph">
      <style:paragraph-properties fo:margin-bottom="0.1965in"/>
    </style:style>
    <style:style style:name="T193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939" style:family="table-row">
      <style:table-row-properties style:use-optimal-row-height="false"/>
    </style:style>
    <style:style style:name="TableCell194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941" style:parent-style-name="Normal" style:family="paragraph">
      <style:paragraph-properties fo:text-align="end" fo:margin-bottom="0.1965in"/>
    </style:style>
    <style:style style:name="T194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94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944" style:parent-style-name="Normal" style:family="paragraph">
      <style:paragraph-properties fo:margin-bottom="0.1965in" fo:margin-left="0.4875in" fo:text-indent="-0.4875in">
        <style:tab-stops/>
      </style:paragraph-properties>
    </style:style>
    <style:style style:name="T194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946" style:family="table-row">
      <style:table-row-properties style:use-optimal-row-height="false"/>
    </style:style>
    <style:style style:name="TableCell194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948" style:parent-style-name="Normal" style:family="paragraph">
      <style:paragraph-properties fo:text-align="end" fo:margin-bottom="0.1965in"/>
    </style:style>
    <style:style style:name="T194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95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95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95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953" style:family="table-row">
      <style:table-row-properties style:use-optimal-row-height="false"/>
    </style:style>
    <style:style style:name="TableCell195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955" style:parent-style-name="Normal" style:family="paragraph">
      <style:paragraph-properties fo:text-align="end" fo:margin-bottom="0.1965in"/>
    </style:style>
    <style:style style:name="T195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95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95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95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96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96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962" style:family="table-row">
      <style:table-row-properties style:use-optimal-row-height="false"/>
    </style:style>
    <style:style style:name="TableCell1963" style:family="table-cell">
      <style:table-cell-properties fo:border-top="0.0034in solid #000000" fo:border-left="0.0208in solid #000000" fo:border-bottom="0.0208in solid #000000" fo:border-right="0.0138in solid #000000" fo:background-color="#FFFFFF" style:writing-mode="lr-tb" fo:padding-top="0in" fo:padding-left="0.0097in" fo:padding-bottom="0in" fo:padding-right="0.0097in"/>
    </style:style>
    <style:style style:name="P1964" style:parent-style-name="Normal" style:family="paragraph">
      <style:paragraph-properties fo:text-align="end" fo:margin-bottom="0.1965in"/>
    </style:style>
    <style:style style:name="T196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966" style:family="table-cell">
      <style:table-cell-properties fo:border-top="0.0034in solid #000000" fo:border-left="0.0034in solid #000000" fo:border-bottom="0.0208in solid #000000" fo:border-right="0.0208in solid #000000" fo:background-color="#FFFFFF" style:writing-mode="lr-tb" fo:padding-top="0in" fo:padding-left="0.0097in" fo:padding-bottom="0in" fo:padding-right="0.0097in"/>
    </style:style>
    <style:style style:name="P196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96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96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97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97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197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1974" style:family="table-column">
      <style:table-column-properties style:column-width="1.5395in" style:use-optimal-column-width="false"/>
    </style:style>
    <style:style style:name="TableColumn1975" style:family="table-column">
      <style:table-column-properties style:column-width="0.0437in" style:use-optimal-column-width="false"/>
    </style:style>
    <style:style style:name="TableColumn1976" style:family="table-column">
      <style:table-column-properties style:column-width="1.5236in" style:use-optimal-column-width="false"/>
    </style:style>
    <style:style style:name="TableColumn1977" style:family="table-column">
      <style:table-column-properties style:column-width="1.4993in" style:use-optimal-column-width="false"/>
    </style:style>
    <style:style style:name="TableColumn1978" style:family="table-column">
      <style:table-column-properties style:column-width="2.0027in" style:use-optimal-column-width="false"/>
    </style:style>
    <style:style style:name="TableColumn1979" style:family="table-column">
      <style:table-column-properties style:column-width="0.0458in" style:use-optimal-column-width="false"/>
    </style:style>
    <style:style style:name="Table1973" style:family="table">
      <style:table-properties style:width="6.6548in" fo:margin-left="0in" table:align="left"/>
    </style:style>
    <style:style style:name="TableRow1980" style:family="table-row">
      <style:table-row-properties style:use-optimal-row-height="false"/>
    </style:style>
    <style:style style:name="TableCell1981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982" style:parent-style-name="Normal" style:family="paragraph">
      <style:paragraph-properties fo:text-align="end" fo:margin-bottom="0.1965in"/>
    </style:style>
    <style:style style:name="T198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984" style:family="table-cell">
      <style:table-cell-properties fo:border-top="0.0208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985" style:parent-style-name="Normal" style:family="paragraph">
      <style:paragraph-properties fo:margin-bottom="0.1965in"/>
    </style:style>
    <style:style style:name="T198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987" style:family="table-row">
      <style:table-row-properties style:use-optimal-row-height="false"/>
    </style:style>
    <style:style style:name="TableCell198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989" style:parent-style-name="Normal" style:family="paragraph">
      <style:paragraph-properties fo:text-align="end" fo:margin-bottom="0.1965in"/>
    </style:style>
    <style:style style:name="T199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99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1992" style:parent-style-name="Normal" style:family="paragraph">
      <style:paragraph-properties fo:text-align="center" fo:margin-bottom="0.1965in"/>
    </style:style>
    <style:style style:name="T199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1994" style:family="table-row">
      <style:table-row-properties style:use-optimal-row-height="false"/>
    </style:style>
    <style:style style:name="TableCell199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996" style:parent-style-name="Normal" style:family="paragraph">
      <style:paragraph-properties fo:text-align="end" fo:margin-bottom="0.1965in"/>
    </style:style>
    <style:style style:name="T199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998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1999" style:parent-style-name="Normal" style:family="paragraph">
      <style:paragraph-properties fo:margin-bottom="0.1965in"/>
    </style:style>
    <style:style style:name="T200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001" style:parent-style-name="Normal" style:family="paragraph">
      <style:paragraph-properties fo:margin-bottom="0.1965in"/>
    </style:style>
    <style:style style:name="T200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003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004" style:parent-style-name="Normal" style:family="paragraph">
      <style:paragraph-properties fo:text-align="end" fo:margin-bottom="0.1965in"/>
    </style:style>
    <style:style style:name="T200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00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007" style:parent-style-name="Normal" style:family="paragraph">
      <style:paragraph-properties fo:margin-bottom="0.1965in"/>
    </style:style>
    <style:style style:name="T200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009" style:family="table-row">
      <style:table-row-properties style:use-optimal-row-height="false"/>
    </style:style>
    <style:style style:name="TableCell201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011" style:parent-style-name="Normal" style:family="paragraph">
      <style:paragraph-properties fo:text-align="end" fo:margin-bottom="0.1965in"/>
    </style:style>
    <style:style style:name="T201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013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014" style:parent-style-name="Normal" style:family="paragraph">
      <style:paragraph-properties fo:margin-bottom="0.1965in"/>
    </style:style>
    <style:style style:name="T201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016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017" style:parent-style-name="Normal" style:family="paragraph">
      <style:paragraph-properties fo:text-align="end" fo:margin-bottom="0.1965in"/>
    </style:style>
    <style:style style:name="T201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01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020" style:parent-style-name="Normal" style:family="paragraph">
      <style:paragraph-properties fo:margin-bottom="0.1965in"/>
    </style:style>
    <style:style style:name="T202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022" style:family="table-row">
      <style:table-row-properties style:use-optimal-row-height="false"/>
    </style:style>
    <style:style style:name="TableCell202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024" style:parent-style-name="Normal" style:family="paragraph">
      <style:paragraph-properties fo:text-align="end" fo:margin-bottom="0.1965in"/>
    </style:style>
    <style:style style:name="T202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02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027" style:parent-style-name="Normal" style:family="paragraph">
      <style:paragraph-properties fo:margin-bottom="0.1965in"/>
    </style:style>
    <style:style style:name="T202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029" style:family="table-row">
      <style:table-row-properties style:use-optimal-row-height="false"/>
    </style:style>
    <style:style style:name="TableCell203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031" style:parent-style-name="Normal" style:family="paragraph">
      <style:paragraph-properties fo:text-align="end" fo:margin-bottom="0.1965in"/>
    </style:style>
    <style:style style:name="T203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03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034" style:parent-style-name="Normal" style:family="paragraph">
      <style:paragraph-properties fo:margin-bottom="0.1965in"/>
    </style:style>
    <style:style style:name="T203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036" style:family="table-row">
      <style:table-row-properties style:use-optimal-row-height="false"/>
    </style:style>
    <style:style style:name="TableCell203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038" style:parent-style-name="Normal" style:family="paragraph">
      <style:paragraph-properties fo:text-align="end" fo:margin-bottom="0.1965in"/>
    </style:style>
    <style:style style:name="T203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04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04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04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04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04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045" style:family="table-row">
      <style:table-row-properties style:use-optimal-row-height="false"/>
    </style:style>
    <style:style style:name="TableCell204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047" style:parent-style-name="Normal" style:family="paragraph">
      <style:paragraph-properties fo:text-align="end" fo:margin-bottom="0.1965in"/>
    </style:style>
    <style:style style:name="T204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04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05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05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052" style:family="table-row">
      <style:table-row-properties style:use-optimal-row-height="false"/>
    </style:style>
    <style:style style:name="TableCell205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054" style:parent-style-name="Normal" style:family="paragraph">
      <style:paragraph-properties fo:text-align="end" fo:margin-bottom="0.1965in"/>
    </style:style>
    <style:style style:name="T205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05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057" style:parent-style-name="Normal" style:family="paragraph">
      <style:paragraph-properties fo:margin-bottom="0.1965in"/>
    </style:style>
    <style:style style:name="T2058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205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06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06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06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06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06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06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06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06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06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06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07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07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07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207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074" style:family="table-row">
      <style:table-row-properties style:use-optimal-row-height="false"/>
    </style:style>
    <style:style style:name="TableCell207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076" style:parent-style-name="Normal" style:family="paragraph">
      <style:paragraph-properties fo:text-align="end" fo:margin-bottom="0.1965in"/>
    </style:style>
    <style:style style:name="T207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07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079" style:parent-style-name="Normal" style:family="paragraph">
      <style:paragraph-properties fo:margin-bottom="0.1965in"/>
    </style:style>
    <style:style style:name="T2080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2081" style:parent-style-name="Normal" style:family="paragraph">
      <style:paragraph-properties fo:margin-bottom="0.1965in"/>
    </style:style>
    <style:style style:name="T208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083" style:family="table-row">
      <style:table-row-properties style:use-optimal-row-height="false"/>
    </style:style>
    <style:style style:name="TableCell208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085" style:parent-style-name="Normal" style:family="paragraph">
      <style:paragraph-properties fo:text-align="end" fo:margin-bottom="0.1965in"/>
    </style:style>
    <style:style style:name="T208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08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088" style:parent-style-name="Normal" style:family="paragraph">
      <style:paragraph-properties fo:margin-bottom="0.1965in"/>
    </style:style>
    <style:style style:name="T2089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2090" style:family="table-row">
      <style:table-row-properties style:use-optimal-row-height="false"/>
    </style:style>
    <style:style style:name="TableCell209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092" style:parent-style-name="Normal" style:family="paragraph">
      <style:paragraph-properties fo:text-align="end" fo:margin-bottom="0.1965in"/>
    </style:style>
    <style:style style:name="T209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09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095" style:parent-style-name="Normal" style:family="paragraph">
      <style:paragraph-properties fo:margin-bottom="0.1965in"/>
    </style:style>
    <style:style style:name="T209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097" style:family="table-row">
      <style:table-row-properties style:use-optimal-row-height="false"/>
    </style:style>
    <style:style style:name="TableCell209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099" style:parent-style-name="Normal" style:family="paragraph">
      <style:paragraph-properties fo:text-align="end" fo:margin-bottom="0.1965in"/>
    </style:style>
    <style:style style:name="T210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10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102" style:parent-style-name="Normal" style:family="paragraph">
      <style:paragraph-properties fo:margin-bottom="0.1965in"/>
    </style:style>
    <style:style style:name="T210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104" style:family="table-row">
      <style:table-row-properties style:use-optimal-row-height="false"/>
    </style:style>
    <style:style style:name="TableCell210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106" style:parent-style-name="Normal" style:family="paragraph">
      <style:paragraph-properties fo:text-align="end" fo:margin-bottom="0.1965in"/>
    </style:style>
    <style:style style:name="T210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10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109" style:parent-style-name="Normal" style:family="paragraph">
      <style:paragraph-properties fo:margin-bottom="0.1965in"/>
    </style:style>
    <style:style style:name="T211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111" style:family="table-row">
      <style:table-row-properties style:use-optimal-row-height="false"/>
    </style:style>
    <style:style style:name="TableCell211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113" style:parent-style-name="Normal" style:family="paragraph">
      <style:paragraph-properties fo:text-align="end" fo:margin-bottom="0.1965in"/>
    </style:style>
    <style:style style:name="T211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11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116" style:parent-style-name="Normal" style:family="paragraph">
      <style:paragraph-properties fo:margin-bottom="0.1965in" fo:margin-left="0.4875in" fo:text-indent="-0.4875in">
        <style:tab-stops/>
      </style:paragraph-properties>
    </style:style>
    <style:style style:name="T211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118" style:family="table-row">
      <style:table-row-properties style:use-optimal-row-height="false"/>
    </style:style>
    <style:style style:name="TableCell211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120" style:parent-style-name="Normal" style:family="paragraph">
      <style:paragraph-properties fo:text-align="end" fo:margin-bottom="0.1965in"/>
    </style:style>
    <style:style style:name="T212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12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12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12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125" style:family="table-row">
      <style:table-row-properties style:use-optimal-row-height="false"/>
    </style:style>
    <style:style style:name="TableCell212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127" style:parent-style-name="Normal" style:family="paragraph">
      <style:paragraph-properties fo:text-align="end" fo:margin-bottom="0.1965in"/>
    </style:style>
    <style:style style:name="T212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12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13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13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13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13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134" style:family="table-row">
      <style:table-row-properties style:use-optimal-row-height="false"/>
    </style:style>
    <style:style style:name="TableCell2135" style:family="table-cell">
      <style:table-cell-properties fo:border-top="0.0034in solid #000000" fo:border-left="0.0208in solid #000000" fo:border-bottom="0.0208in solid #000000" fo:border-right="0.0138in solid #000000" fo:background-color="#FFFFFF" style:writing-mode="lr-tb" fo:padding-top="0in" fo:padding-left="0.0097in" fo:padding-bottom="0in" fo:padding-right="0.0097in"/>
    </style:style>
    <style:style style:name="P2136" style:parent-style-name="Normal" style:family="paragraph">
      <style:paragraph-properties fo:text-align="end" fo:margin-bottom="0.1965in"/>
    </style:style>
    <style:style style:name="T213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138" style:family="table-cell">
      <style:table-cell-properties fo:border-top="0.0034in solid #000000" fo:border-left="0.0034in solid #000000" fo:border-bottom="0.0208in solid #000000" fo:border-right="0.0208in solid #000000" fo:background-color="#FFFFFF" style:writing-mode="lr-tb" fo:padding-top="0in" fo:padding-left="0.0097in" fo:padding-bottom="0in" fo:padding-right="0.0097in"/>
    </style:style>
    <style:style style:name="P213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14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14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14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14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14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2146" style:family="table-column">
      <style:table-column-properties style:column-width="1.5395in" style:use-optimal-column-width="false"/>
    </style:style>
    <style:style style:name="TableColumn2147" style:family="table-column">
      <style:table-column-properties style:column-width="0.0437in" style:use-optimal-column-width="false"/>
    </style:style>
    <style:style style:name="TableColumn2148" style:family="table-column">
      <style:table-column-properties style:column-width="1.5236in" style:use-optimal-column-width="false"/>
    </style:style>
    <style:style style:name="TableColumn2149" style:family="table-column">
      <style:table-column-properties style:column-width="1.4993in" style:use-optimal-column-width="false"/>
    </style:style>
    <style:style style:name="TableColumn2150" style:family="table-column">
      <style:table-column-properties style:column-width="2.0027in" style:use-optimal-column-width="false"/>
    </style:style>
    <style:style style:name="TableColumn2151" style:family="table-column">
      <style:table-column-properties style:column-width="0.0458in" style:use-optimal-column-width="false"/>
    </style:style>
    <style:style style:name="Table2145" style:family="table">
      <style:table-properties style:width="6.6548in" fo:margin-left="0in" table:align="left"/>
    </style:style>
    <style:style style:name="TableRow2152" style:family="table-row">
      <style:table-row-properties style:use-optimal-row-height="false"/>
    </style:style>
    <style:style style:name="TableCell2153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154" style:parent-style-name="Normal" style:family="paragraph">
      <style:paragraph-properties fo:text-align="end" fo:margin-bottom="0.1965in"/>
    </style:style>
    <style:style style:name="T215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156" style:family="table-cell">
      <style:table-cell-properties fo:border-top="0.0208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157" style:parent-style-name="Normal" style:family="paragraph">
      <style:paragraph-properties fo:margin-bottom="0.1965in"/>
    </style:style>
    <style:style style:name="T215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159" style:family="table-row">
      <style:table-row-properties style:use-optimal-row-height="false"/>
    </style:style>
    <style:style style:name="TableCell216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161" style:parent-style-name="Normal" style:family="paragraph">
      <style:paragraph-properties fo:text-align="end" fo:margin-bottom="0.1965in"/>
    </style:style>
    <style:style style:name="T216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16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164" style:parent-style-name="Normal" style:family="paragraph">
      <style:paragraph-properties fo:text-align="center" fo:margin-bottom="0.1965in"/>
    </style:style>
    <style:style style:name="T216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166" style:family="table-row">
      <style:table-row-properties style:use-optimal-row-height="false"/>
    </style:style>
    <style:style style:name="TableCell216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168" style:parent-style-name="Normal" style:family="paragraph">
      <style:paragraph-properties fo:text-align="end" fo:margin-bottom="0.1965in"/>
    </style:style>
    <style:style style:name="T216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170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171" style:parent-style-name="Normal" style:family="paragraph">
      <style:paragraph-properties fo:margin-bottom="0.1965in"/>
    </style:style>
    <style:style style:name="T217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173" style:parent-style-name="Normal" style:family="paragraph">
      <style:paragraph-properties fo:margin-bottom="0.1965in"/>
    </style:style>
    <style:style style:name="T217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175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176" style:parent-style-name="Normal" style:family="paragraph">
      <style:paragraph-properties fo:text-align="end" fo:margin-bottom="0.1965in"/>
    </style:style>
    <style:style style:name="T217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17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179" style:parent-style-name="Normal" style:family="paragraph">
      <style:paragraph-properties fo:margin-bottom="0.1965in"/>
    </style:style>
    <style:style style:name="T218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181" style:family="table-row">
      <style:table-row-properties style:use-optimal-row-height="false"/>
    </style:style>
    <style:style style:name="TableCell218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183" style:parent-style-name="Normal" style:family="paragraph">
      <style:paragraph-properties fo:text-align="end" fo:margin-bottom="0.1965in"/>
    </style:style>
    <style:style style:name="T218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185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186" style:parent-style-name="Normal" style:family="paragraph">
      <style:paragraph-properties fo:margin-bottom="0.1965in"/>
    </style:style>
    <style:style style:name="T218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188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189" style:parent-style-name="Normal" style:family="paragraph">
      <style:paragraph-properties fo:text-align="end" fo:margin-bottom="0.1965in"/>
    </style:style>
    <style:style style:name="T219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19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192" style:parent-style-name="Normal" style:family="paragraph">
      <style:paragraph-properties fo:margin-bottom="0.1965in"/>
    </style:style>
    <style:style style:name="T219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194" style:family="table-row">
      <style:table-row-properties style:use-optimal-row-height="false"/>
    </style:style>
    <style:style style:name="TableCell219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196" style:parent-style-name="Normal" style:family="paragraph">
      <style:paragraph-properties fo:text-align="end" fo:margin-bottom="0.1965in"/>
    </style:style>
    <style:style style:name="T219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19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199" style:parent-style-name="Normal" style:family="paragraph">
      <style:paragraph-properties fo:margin-bottom="0.1965in"/>
    </style:style>
    <style:style style:name="T220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201" style:family="table-row">
      <style:table-row-properties style:use-optimal-row-height="false"/>
    </style:style>
    <style:style style:name="TableCell220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203" style:parent-style-name="Normal" style:family="paragraph">
      <style:paragraph-properties fo:text-align="end" fo:margin-bottom="0.1965in"/>
    </style:style>
    <style:style style:name="T220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20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206" style:parent-style-name="Normal" style:family="paragraph">
      <style:paragraph-properties fo:margin-bottom="0.1965in"/>
    </style:style>
    <style:style style:name="T220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208" style:family="table-row">
      <style:table-row-properties style:use-optimal-row-height="false"/>
    </style:style>
    <style:style style:name="TableCell220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210" style:parent-style-name="Normal" style:family="paragraph">
      <style:paragraph-properties fo:text-align="end" fo:margin-bottom="0.1965in"/>
    </style:style>
    <style:style style:name="T221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21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21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21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215" style:family="table-row">
      <style:table-row-properties style:use-optimal-row-height="false"/>
    </style:style>
    <style:style style:name="TableCell221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217" style:parent-style-name="Normal" style:family="paragraph">
      <style:paragraph-properties fo:text-align="end" fo:margin-bottom="0.1965in"/>
    </style:style>
    <style:style style:name="T221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21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22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22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222" style:family="table-row">
      <style:table-row-properties style:use-optimal-row-height="false"/>
    </style:style>
    <style:style style:name="TableCell222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224" style:parent-style-name="Normal" style:family="paragraph">
      <style:paragraph-properties fo:text-align="end" fo:margin-bottom="0.1965in"/>
    </style:style>
    <style:style style:name="T222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22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227" style:parent-style-name="Normal" style:family="paragraph">
      <style:paragraph-properties fo:margin-bottom="0.1965in"/>
    </style:style>
    <style:style style:name="T2228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222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23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23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23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23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23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23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23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23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23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239" style:family="table-row">
      <style:table-row-properties style:use-optimal-row-height="false"/>
    </style:style>
    <style:style style:name="TableCell224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241" style:parent-style-name="Normal" style:family="paragraph">
      <style:paragraph-properties fo:text-align="end" fo:margin-bottom="0.1965in"/>
    </style:style>
    <style:style style:name="T224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24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244" style:parent-style-name="Normal" style:family="paragraph">
      <style:paragraph-properties fo:margin-bottom="0.1965in"/>
    </style:style>
    <style:style style:name="T2245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2246" style:parent-style-name="Normal" style:family="paragraph">
      <style:paragraph-properties fo:margin-bottom="0.1965in"/>
    </style:style>
    <style:style style:name="T224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248" style:parent-style-name="Normal" style:family="paragraph">
      <style:paragraph-properties fo:margin-bottom="0.1965in"/>
    </style:style>
    <style:style style:name="T224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250" style:family="table-row">
      <style:table-row-properties style:use-optimal-row-height="false"/>
    </style:style>
    <style:style style:name="TableCell225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252" style:parent-style-name="Normal" style:family="paragraph">
      <style:paragraph-properties fo:text-align="end" fo:margin-bottom="0.1965in"/>
    </style:style>
    <style:style style:name="T225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25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255" style:parent-style-name="Normal" style:family="paragraph">
      <style:paragraph-properties fo:margin-bottom="0.1965in"/>
    </style:style>
    <style:style style:name="T2256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2257" style:family="table-row">
      <style:table-row-properties style:use-optimal-row-height="false"/>
    </style:style>
    <style:style style:name="TableCell225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259" style:parent-style-name="Normal" style:family="paragraph">
      <style:paragraph-properties fo:text-align="end" fo:margin-bottom="0.1965in"/>
    </style:style>
    <style:style style:name="T226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26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262" style:parent-style-name="Normal" style:family="paragraph">
      <style:paragraph-properties fo:margin-bottom="0.1965in"/>
    </style:style>
    <style:style style:name="T226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264" style:family="table-row">
      <style:table-row-properties style:use-optimal-row-height="false"/>
    </style:style>
    <style:style style:name="TableCell226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266" style:parent-style-name="Normal" style:family="paragraph">
      <style:paragraph-properties fo:text-align="end" fo:margin-bottom="0.1965in"/>
    </style:style>
    <style:style style:name="T226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26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269" style:parent-style-name="Normal" style:family="paragraph">
      <style:paragraph-properties fo:margin-bottom="0.1965in"/>
    </style:style>
    <style:style style:name="T227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271" style:family="table-row">
      <style:table-row-properties style:use-optimal-row-height="false"/>
    </style:style>
    <style:style style:name="TableCell227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273" style:parent-style-name="Normal" style:family="paragraph">
      <style:paragraph-properties fo:text-align="end" fo:margin-bottom="0.1965in"/>
    </style:style>
    <style:style style:name="T227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27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276" style:parent-style-name="Normal" style:family="paragraph">
      <style:paragraph-properties fo:margin-bottom="0.1965in"/>
    </style:style>
    <style:style style:name="T227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278" style:family="table-row">
      <style:table-row-properties style:use-optimal-row-height="false"/>
    </style:style>
    <style:style style:name="TableCell227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280" style:parent-style-name="Normal" style:family="paragraph">
      <style:paragraph-properties fo:text-align="end" fo:margin-bottom="0.1965in"/>
    </style:style>
    <style:style style:name="T228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28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283" style:parent-style-name="Normal" style:family="paragraph">
      <style:paragraph-properties fo:margin-bottom="0.1965in" fo:margin-left="0.4875in" fo:text-indent="-0.4875in">
        <style:tab-stops/>
      </style:paragraph-properties>
    </style:style>
    <style:style style:name="T228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285" style:family="table-row">
      <style:table-row-properties style:use-optimal-row-height="false"/>
    </style:style>
    <style:style style:name="TableCell228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287" style:parent-style-name="Normal" style:family="paragraph">
      <style:paragraph-properties fo:text-align="end" fo:margin-bottom="0.1965in"/>
    </style:style>
    <style:style style:name="T228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28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29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29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292" style:family="table-row">
      <style:table-row-properties style:use-optimal-row-height="false"/>
    </style:style>
    <style:style style:name="TableCell229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294" style:parent-style-name="Normal" style:family="paragraph">
      <style:paragraph-properties fo:text-align="end" fo:margin-bottom="0.1965in"/>
    </style:style>
    <style:style style:name="T229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29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29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29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29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30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301" style:family="table-row">
      <style:table-row-properties style:use-optimal-row-height="false"/>
    </style:style>
    <style:style style:name="TableCell2302" style:family="table-cell">
      <style:table-cell-properties fo:border-top="0.0034in solid #000000" fo:border-left="0.0208in solid #000000" fo:border-bottom="0.0208in solid #000000" fo:border-right="0.0138in solid #000000" fo:background-color="#FFFFFF" style:writing-mode="lr-tb" fo:padding-top="0in" fo:padding-left="0.0097in" fo:padding-bottom="0in" fo:padding-right="0.0097in"/>
    </style:style>
    <style:style style:name="P2303" style:parent-style-name="Normal" style:family="paragraph">
      <style:paragraph-properties fo:text-align="end" fo:margin-bottom="0.1965in"/>
    </style:style>
    <style:style style:name="T230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305" style:family="table-cell">
      <style:table-cell-properties fo:border-top="0.0034in solid #000000" fo:border-left="0.0034in solid #000000" fo:border-bottom="0.0208in solid #000000" fo:border-right="0.0208in solid #000000" fo:background-color="#FFFFFF" style:writing-mode="lr-tb" fo:padding-top="0in" fo:padding-left="0.0097in" fo:padding-bottom="0in" fo:padding-right="0.0097in"/>
    </style:style>
    <style:style style:name="P230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30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30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30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31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31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2313" style:family="table-column">
      <style:table-column-properties style:column-width="1.5833in" style:use-optimal-column-width="false"/>
    </style:style>
    <style:style style:name="TableColumn2314" style:family="table-column">
      <style:table-column-properties style:column-width="1.5236in" style:use-optimal-column-width="false"/>
    </style:style>
    <style:style style:name="TableColumn2315" style:family="table-column">
      <style:table-column-properties style:column-width="1.4993in" style:use-optimal-column-width="false"/>
    </style:style>
    <style:style style:name="TableColumn2316" style:family="table-column">
      <style:table-column-properties style:column-width="2.0486in" style:use-optimal-column-width="false"/>
    </style:style>
    <style:style style:name="Table2312" style:family="table">
      <style:table-properties style:width="6.6548in" fo:margin-left="0in" table:align="left"/>
    </style:style>
    <style:style style:name="TableRow2317" style:family="table-row">
      <style:table-row-properties style:use-optimal-row-height="false"/>
    </style:style>
    <style:style style:name="TableCell2318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319" style:parent-style-name="Normal" style:family="paragraph">
      <style:paragraph-properties fo:text-align="end" fo:margin-bottom="0.1965in"/>
    </style:style>
    <style:style style:name="T232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321" style:family="table-cell">
      <style:table-cell-properties fo:border-top="0.0208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322" style:parent-style-name="Normal" style:family="paragraph">
      <style:paragraph-properties fo:margin-bottom="0.1965in"/>
    </style:style>
    <style:style style:name="T232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324" style:family="table-row">
      <style:table-row-properties style:use-optimal-row-height="false"/>
    </style:style>
    <style:style style:name="TableCell232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326" style:parent-style-name="Normal" style:family="paragraph">
      <style:paragraph-properties fo:text-align="end" fo:margin-bottom="0.1965in"/>
    </style:style>
    <style:style style:name="T232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32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329" style:parent-style-name="Normal" style:family="paragraph">
      <style:paragraph-properties fo:text-align="center" fo:margin-bottom="0.1965in"/>
    </style:style>
    <style:style style:name="T233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331" style:family="table-row">
      <style:table-row-properties style:use-optimal-row-height="false"/>
    </style:style>
    <style:style style:name="TableCell233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333" style:parent-style-name="Normal" style:family="paragraph">
      <style:paragraph-properties fo:text-align="end" fo:margin-bottom="0.1965in"/>
    </style:style>
    <style:style style:name="T233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335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336" style:parent-style-name="Normal" style:family="paragraph">
      <style:paragraph-properties fo:margin-bottom="0.1965in"/>
    </style:style>
    <style:style style:name="T233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338" style:parent-style-name="Normal" style:family="paragraph">
      <style:paragraph-properties fo:margin-bottom="0.1965in"/>
    </style:style>
    <style:style style:name="T233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340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341" style:parent-style-name="Normal" style:family="paragraph">
      <style:paragraph-properties fo:text-align="end" fo:margin-bottom="0.1965in"/>
    </style:style>
    <style:style style:name="T234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34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344" style:parent-style-name="Normal" style:family="paragraph">
      <style:paragraph-properties fo:margin-bottom="0.1965in"/>
    </style:style>
    <style:style style:name="T234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346" style:family="table-row">
      <style:table-row-properties style:use-optimal-row-height="false"/>
    </style:style>
    <style:style style:name="TableCell234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348" style:parent-style-name="Normal" style:family="paragraph">
      <style:paragraph-properties fo:text-align="end" fo:margin-bottom="0.1965in"/>
    </style:style>
    <style:style style:name="T234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350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351" style:parent-style-name="Normal" style:family="paragraph">
      <style:paragraph-properties fo:margin-bottom="0.1965in"/>
    </style:style>
    <style:style style:name="T235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353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354" style:parent-style-name="Normal" style:family="paragraph">
      <style:paragraph-properties fo:text-align="end" fo:margin-bottom="0.1965in"/>
    </style:style>
    <style:style style:name="T235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35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357" style:parent-style-name="Normal" style:family="paragraph">
      <style:paragraph-properties fo:margin-bottom="0.1965in"/>
    </style:style>
    <style:style style:name="T235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359" style:family="table-row">
      <style:table-row-properties style:use-optimal-row-height="false"/>
    </style:style>
    <style:style style:name="TableCell236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361" style:parent-style-name="Normal" style:family="paragraph">
      <style:paragraph-properties fo:text-align="end" fo:margin-bottom="0.1965in"/>
    </style:style>
    <style:style style:name="T236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36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364" style:parent-style-name="Normal" style:family="paragraph">
      <style:paragraph-properties fo:margin-bottom="0.1965in"/>
    </style:style>
    <style:style style:name="T236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366" style:family="table-row">
      <style:table-row-properties style:use-optimal-row-height="false"/>
    </style:style>
    <style:style style:name="TableCell236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368" style:parent-style-name="Normal" style:family="paragraph">
      <style:paragraph-properties fo:text-align="end" fo:margin-bottom="0.1965in"/>
    </style:style>
    <style:style style:name="T236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37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371" style:parent-style-name="Normal" style:family="paragraph">
      <style:paragraph-properties fo:margin-bottom="0.1965in"/>
    </style:style>
    <style:style style:name="T237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373" style:family="table-row">
      <style:table-row-properties style:use-optimal-row-height="false"/>
    </style:style>
    <style:style style:name="TableCell237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375" style:parent-style-name="Normal" style:family="paragraph">
      <style:paragraph-properties fo:text-align="end" fo:margin-bottom="0.1965in"/>
    </style:style>
    <style:style style:name="T237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37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37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37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38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38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382" style:family="table-row">
      <style:table-row-properties style:use-optimal-row-height="false"/>
    </style:style>
    <style:style style:name="TableCell238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384" style:parent-style-name="Normal" style:family="paragraph">
      <style:paragraph-properties fo:text-align="end" fo:margin-bottom="0.1965in"/>
    </style:style>
    <style:style style:name="T238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38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38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38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38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39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391" style:family="table-row">
      <style:table-row-properties style:use-optimal-row-height="false"/>
    </style:style>
    <style:style style:name="TableCell239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393" style:parent-style-name="Normal" style:family="paragraph">
      <style:paragraph-properties fo:text-align="end" fo:margin-bottom="0.1965in"/>
    </style:style>
    <style:style style:name="T239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39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396" style:parent-style-name="Normal" style:family="paragraph">
      <style:paragraph-properties fo:margin-bottom="0.1965in"/>
    </style:style>
    <style:style style:name="T2397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239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39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40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40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40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40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240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405" style:family="table-row">
      <style:table-row-properties style:use-optimal-row-height="false"/>
    </style:style>
    <style:style style:name="TableCell240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407" style:parent-style-name="Normal" style:family="paragraph">
      <style:paragraph-properties fo:text-align="end" fo:margin-bottom="0.1965in"/>
    </style:style>
    <style:style style:name="T240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40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410" style:parent-style-name="Normal" style:family="paragraph">
      <style:paragraph-properties fo:margin-bottom="0.1965in"/>
    </style:style>
    <style:style style:name="T2411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2412" style:parent-style-name="Normal" style:family="paragraph">
      <style:paragraph-properties fo:margin-bottom="0.1965in"/>
    </style:style>
    <style:style style:name="T241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414" style:family="table-row">
      <style:table-row-properties style:use-optimal-row-height="false"/>
    </style:style>
    <style:style style:name="TableCell241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416" style:parent-style-name="Normal" style:family="paragraph">
      <style:paragraph-properties fo:text-align="end" fo:margin-bottom="0.1965in"/>
    </style:style>
    <style:style style:name="T241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41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419" style:parent-style-name="Normal" style:family="paragraph">
      <style:paragraph-properties fo:margin-bottom="0.1965in"/>
    </style:style>
    <style:style style:name="T2420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2421" style:parent-style-name="Normal" style:family="paragraph">
      <style:paragraph-properties fo:margin-bottom="0.1965in"/>
    </style:style>
    <style:style style:name="T2422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2423" style:family="table-row">
      <style:table-row-properties style:use-optimal-row-height="false"/>
    </style:style>
    <style:style style:name="TableCell242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425" style:parent-style-name="Normal" style:family="paragraph">
      <style:paragraph-properties fo:text-align="end" fo:margin-bottom="0.1965in"/>
    </style:style>
    <style:style style:name="T242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42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428" style:parent-style-name="Normal" style:family="paragraph">
      <style:paragraph-properties fo:margin-bottom="0.1965in"/>
    </style:style>
    <style:style style:name="T242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430" style:family="table-row">
      <style:table-row-properties style:use-optimal-row-height="false"/>
    </style:style>
    <style:style style:name="TableCell243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432" style:parent-style-name="Normal" style:family="paragraph">
      <style:paragraph-properties fo:text-align="end" fo:margin-bottom="0.1965in"/>
    </style:style>
    <style:style style:name="T243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43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435" style:parent-style-name="Normal" style:family="paragraph">
      <style:paragraph-properties fo:margin-bottom="0.1965in"/>
    </style:style>
    <style:style style:name="T243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437" style:family="table-row">
      <style:table-row-properties style:use-optimal-row-height="false"/>
    </style:style>
    <style:style style:name="TableCell243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439" style:parent-style-name="Normal" style:family="paragraph">
      <style:paragraph-properties fo:text-align="end" fo:margin-bottom="0.1965in"/>
    </style:style>
    <style:style style:name="T244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44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442" style:parent-style-name="Normal" style:family="paragraph">
      <style:paragraph-properties fo:margin-bottom="0.1965in"/>
    </style:style>
    <style:style style:name="T244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444" style:family="table-row">
      <style:table-row-properties style:use-optimal-row-height="false"/>
    </style:style>
    <style:style style:name="TableCell244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446" style:parent-style-name="Normal" style:family="paragraph">
      <style:paragraph-properties fo:text-align="end" fo:margin-bottom="0.1965in"/>
    </style:style>
    <style:style style:name="T244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44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449" style:parent-style-name="Normal" style:family="paragraph">
      <style:paragraph-properties fo:margin-bottom="0.1965in" fo:margin-left="0.4875in" fo:text-indent="-0.4875in">
        <style:tab-stops/>
      </style:paragraph-properties>
    </style:style>
    <style:style style:name="T245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451" style:family="table-row">
      <style:table-row-properties style:use-optimal-row-height="false"/>
    </style:style>
    <style:style style:name="TableCell245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453" style:parent-style-name="Normal" style:family="paragraph">
      <style:paragraph-properties fo:text-align="end" fo:margin-bottom="0.1965in"/>
    </style:style>
    <style:style style:name="T245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45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45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45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458" style:family="table-row">
      <style:table-row-properties style:use-optimal-row-height="false"/>
    </style:style>
    <style:style style:name="TableCell245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460" style:parent-style-name="Normal" style:family="paragraph">
      <style:paragraph-properties fo:text-align="end" fo:margin-bottom="0.1965in"/>
    </style:style>
    <style:style style:name="T246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46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46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46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46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46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467" style:family="table-row">
      <style:table-row-properties style:use-optimal-row-height="false"/>
    </style:style>
    <style:style style:name="TableCell2468" style:family="table-cell">
      <style:table-cell-properties fo:border-top="0.0034in solid #000000" fo:border-left="0.0208in solid #000000" fo:border-bottom="0.0208in solid #000000" fo:border-right="0.0138in solid #000000" fo:background-color="#FFFFFF" style:writing-mode="lr-tb" fo:padding-top="0in" fo:padding-left="0.0097in" fo:padding-bottom="0in" fo:padding-right="0.0097in"/>
    </style:style>
    <style:style style:name="P2469" style:parent-style-name="Normal" style:family="paragraph">
      <style:paragraph-properties fo:text-align="end" fo:margin-bottom="0.1965in"/>
    </style:style>
    <style:style style:name="T247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471" style:family="table-cell">
      <style:table-cell-properties fo:border-top="0.0034in solid #000000" fo:border-left="0.0034in solid #000000" fo:border-bottom="0.0208in solid #000000" fo:border-right="0.0208in solid #000000" fo:background-color="#FFFFFF" style:writing-mode="lr-tb" fo:padding-top="0in" fo:padding-left="0.0097in" fo:padding-bottom="0in" fo:padding-right="0.0097in"/>
    </style:style>
    <style:style style:name="P247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47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47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47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47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47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2479" style:family="table-column">
      <style:table-column-properties style:column-width="1.5833in" style:use-optimal-column-width="false"/>
    </style:style>
    <style:style style:name="TableColumn2480" style:family="table-column">
      <style:table-column-properties style:column-width="1.5236in" style:use-optimal-column-width="false"/>
    </style:style>
    <style:style style:name="TableColumn2481" style:family="table-column">
      <style:table-column-properties style:column-width="1.4993in" style:use-optimal-column-width="false"/>
    </style:style>
    <style:style style:name="TableColumn2482" style:family="table-column">
      <style:table-column-properties style:column-width="2.0486in" style:use-optimal-column-width="false"/>
    </style:style>
    <style:style style:name="Table2478" style:family="table">
      <style:table-properties style:width="6.6548in" fo:margin-left="0in" table:align="left"/>
    </style:style>
    <style:style style:name="TableRow2483" style:family="table-row">
      <style:table-row-properties style:use-optimal-row-height="false"/>
    </style:style>
    <style:style style:name="TableCell2484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485" style:parent-style-name="Normal" style:family="paragraph">
      <style:paragraph-properties fo:text-align="end" fo:margin-bottom="0.1965in"/>
    </style:style>
    <style:style style:name="T248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487" style:family="table-cell">
      <style:table-cell-properties fo:border-top="0.0208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488" style:parent-style-name="Normal" style:family="paragraph">
      <style:paragraph-properties fo:margin-bottom="0.1965in"/>
    </style:style>
    <style:style style:name="T248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490" style:family="table-row">
      <style:table-row-properties style:use-optimal-row-height="false"/>
    </style:style>
    <style:style style:name="TableCell249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492" style:parent-style-name="Normal" style:family="paragraph">
      <style:paragraph-properties fo:text-align="end" fo:margin-bottom="0.1965in"/>
    </style:style>
    <style:style style:name="T249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49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495" style:parent-style-name="Normal" style:family="paragraph">
      <style:paragraph-properties fo:text-align="center" fo:margin-bottom="0.1965in"/>
    </style:style>
    <style:style style:name="T249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497" style:family="table-row">
      <style:table-row-properties style:use-optimal-row-height="false"/>
    </style:style>
    <style:style style:name="TableCell249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499" style:parent-style-name="Normal" style:family="paragraph">
      <style:paragraph-properties fo:text-align="end" fo:margin-bottom="0.1965in"/>
    </style:style>
    <style:style style:name="T250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501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502" style:parent-style-name="Normal" style:family="paragraph">
      <style:paragraph-properties fo:margin-bottom="0.1965in"/>
    </style:style>
    <style:style style:name="T250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504" style:parent-style-name="Normal" style:family="paragraph">
      <style:paragraph-properties fo:margin-bottom="0.1965in"/>
    </style:style>
    <style:style style:name="T250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506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507" style:parent-style-name="Normal" style:family="paragraph">
      <style:paragraph-properties fo:text-align="end" fo:margin-bottom="0.1965in"/>
    </style:style>
    <style:style style:name="T250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50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510" style:parent-style-name="Normal" style:family="paragraph">
      <style:paragraph-properties fo:margin-bottom="0.1965in"/>
    </style:style>
    <style:style style:name="T251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512" style:family="table-row">
      <style:table-row-properties style:use-optimal-row-height="false"/>
    </style:style>
    <style:style style:name="TableCell251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514" style:parent-style-name="Normal" style:family="paragraph">
      <style:paragraph-properties fo:text-align="end" fo:margin-bottom="0.1965in"/>
    </style:style>
    <style:style style:name="T251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516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517" style:parent-style-name="Normal" style:family="paragraph">
      <style:paragraph-properties fo:margin-bottom="0.1965in"/>
    </style:style>
    <style:style style:name="T251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519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520" style:parent-style-name="Normal" style:family="paragraph">
      <style:paragraph-properties fo:text-align="end" fo:margin-bottom="0.1965in"/>
    </style:style>
    <style:style style:name="T252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52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523" style:parent-style-name="Normal" style:family="paragraph">
      <style:paragraph-properties fo:margin-bottom="0.1965in"/>
    </style:style>
    <style:style style:name="T252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525" style:family="table-row">
      <style:table-row-properties style:use-optimal-row-height="false"/>
    </style:style>
    <style:style style:name="TableCell252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527" style:parent-style-name="Normal" style:family="paragraph">
      <style:paragraph-properties fo:text-align="end" fo:margin-bottom="0.1965in"/>
    </style:style>
    <style:style style:name="T252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52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530" style:parent-style-name="Normal" style:family="paragraph">
      <style:paragraph-properties fo:margin-bottom="0.1965in"/>
    </style:style>
    <style:style style:name="T253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532" style:family="table-row">
      <style:table-row-properties style:use-optimal-row-height="false"/>
    </style:style>
    <style:style style:name="TableCell253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534" style:parent-style-name="Normal" style:family="paragraph">
      <style:paragraph-properties fo:text-align="end" fo:margin-bottom="0.1965in"/>
    </style:style>
    <style:style style:name="T253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53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537" style:parent-style-name="Normal" style:family="paragraph">
      <style:paragraph-properties fo:margin-bottom="0.1965in"/>
    </style:style>
    <style:style style:name="T253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539" style:family="table-row">
      <style:table-row-properties style:use-optimal-row-height="false"/>
    </style:style>
    <style:style style:name="TableCell254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541" style:parent-style-name="Normal" style:family="paragraph">
      <style:paragraph-properties fo:text-align="end" fo:margin-bottom="0.1965in"/>
    </style:style>
    <style:style style:name="T254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54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54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54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546" style:family="table-row">
      <style:table-row-properties style:use-optimal-row-height="false"/>
    </style:style>
    <style:style style:name="TableCell254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548" style:parent-style-name="Normal" style:family="paragraph">
      <style:paragraph-properties fo:text-align="end" fo:margin-bottom="0.1965in"/>
    </style:style>
    <style:style style:name="T254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55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55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55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553" style:family="table-row">
      <style:table-row-properties style:use-optimal-row-height="false"/>
    </style:style>
    <style:style style:name="TableCell255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555" style:parent-style-name="Normal" style:family="paragraph">
      <style:paragraph-properties fo:text-align="end" fo:margin-bottom="0.1965in"/>
    </style:style>
    <style:style style:name="T255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55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558" style:parent-style-name="Normal" style:family="paragraph">
      <style:paragraph-properties fo:margin-bottom="0.1965in"/>
    </style:style>
    <style:style style:name="T2559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256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56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56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56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56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56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566" style:family="table-row">
      <style:table-row-properties style:use-optimal-row-height="false"/>
    </style:style>
    <style:style style:name="TableCell256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568" style:parent-style-name="Normal" style:family="paragraph">
      <style:paragraph-properties fo:text-align="end" fo:margin-bottom="0.1965in"/>
    </style:style>
    <style:style style:name="T256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57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571" style:parent-style-name="Normal" style:family="paragraph">
      <style:paragraph-properties fo:margin-bottom="0.1965in"/>
    </style:style>
    <style:style style:name="T2572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2573" style:parent-style-name="Normal" style:family="paragraph">
      <style:paragraph-properties fo:margin-bottom="0.1965in"/>
    </style:style>
    <style:style style:name="T257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575" style:family="table-row">
      <style:table-row-properties style:use-optimal-row-height="false"/>
    </style:style>
    <style:style style:name="TableCell257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577" style:parent-style-name="Normal" style:family="paragraph">
      <style:paragraph-properties fo:text-align="end" fo:margin-bottom="0.1965in"/>
    </style:style>
    <style:style style:name="T257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57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580" style:parent-style-name="Normal" style:family="paragraph">
      <style:paragraph-properties fo:margin-bottom="0.1965in"/>
    </style:style>
    <style:style style:name="T2581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2582" style:parent-style-name="Normal" style:family="paragraph">
      <style:paragraph-properties fo:margin-bottom="0.1965in"/>
    </style:style>
    <style:style style:name="T2583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2584" style:family="table-row">
      <style:table-row-properties style:use-optimal-row-height="false"/>
    </style:style>
    <style:style style:name="TableCell258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586" style:parent-style-name="Normal" style:family="paragraph">
      <style:paragraph-properties fo:text-align="end" fo:margin-bottom="0.1965in"/>
    </style:style>
    <style:style style:name="T258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58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589" style:parent-style-name="Normal" style:family="paragraph">
      <style:paragraph-properties fo:margin-bottom="0.1965in"/>
    </style:style>
    <style:style style:name="T259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591" style:family="table-row">
      <style:table-row-properties style:use-optimal-row-height="false"/>
    </style:style>
    <style:style style:name="TableCell259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593" style:parent-style-name="Normal" style:family="paragraph">
      <style:paragraph-properties fo:text-align="end" fo:margin-bottom="0.1965in"/>
    </style:style>
    <style:style style:name="T259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59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596" style:parent-style-name="Normal" style:family="paragraph">
      <style:paragraph-properties fo:margin-bottom="0.1965in"/>
    </style:style>
    <style:style style:name="T259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598" style:family="table-row">
      <style:table-row-properties style:use-optimal-row-height="false"/>
    </style:style>
    <style:style style:name="TableCell259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600" style:parent-style-name="Normal" style:family="paragraph">
      <style:paragraph-properties fo:text-align="end" fo:margin-bottom="0.1965in"/>
    </style:style>
    <style:style style:name="T260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60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603" style:parent-style-name="Normal" style:family="paragraph">
      <style:paragraph-properties fo:margin-bottom="0.1965in"/>
    </style:style>
    <style:style style:name="T260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605" style:family="table-row">
      <style:table-row-properties style:use-optimal-row-height="false"/>
    </style:style>
    <style:style style:name="TableCell260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607" style:parent-style-name="Normal" style:family="paragraph">
      <style:paragraph-properties fo:text-align="end" fo:margin-bottom="0.1965in"/>
    </style:style>
    <style:style style:name="T260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60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610" style:parent-style-name="Normal" style:family="paragraph">
      <style:paragraph-properties fo:margin-bottom="0.1965in" fo:margin-left="0.4875in" fo:text-indent="-0.4875in">
        <style:tab-stops/>
      </style:paragraph-properties>
    </style:style>
    <style:style style:name="T261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612" style:family="table-row">
      <style:table-row-properties style:use-optimal-row-height="false"/>
    </style:style>
    <style:style style:name="TableCell261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614" style:parent-style-name="Normal" style:family="paragraph">
      <style:paragraph-properties fo:text-align="end" fo:margin-bottom="0.1965in"/>
    </style:style>
    <style:style style:name="T261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61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61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61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619" style:family="table-row">
      <style:table-row-properties style:use-optimal-row-height="false"/>
    </style:style>
    <style:style style:name="TableCell262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621" style:parent-style-name="Normal" style:family="paragraph">
      <style:paragraph-properties fo:text-align="end" fo:margin-bottom="0.1965in"/>
    </style:style>
    <style:style style:name="T262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62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62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62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62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62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628" style:family="table-row">
      <style:table-row-properties style:use-optimal-row-height="false"/>
    </style:style>
    <style:style style:name="TableCell2629" style:family="table-cell">
      <style:table-cell-properties fo:border-top="0.0034in solid #000000" fo:border-left="0.0208in solid #000000" fo:border-bottom="0.0208in solid #000000" fo:border-right="0.0138in solid #000000" fo:background-color="#FFFFFF" style:writing-mode="lr-tb" fo:padding-top="0in" fo:padding-left="0.0097in" fo:padding-bottom="0in" fo:padding-right="0.0097in"/>
    </style:style>
    <style:style style:name="P2630" style:parent-style-name="Normal" style:family="paragraph">
      <style:paragraph-properties fo:text-align="end" fo:margin-bottom="0.1965in"/>
    </style:style>
    <style:style style:name="T263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632" style:family="table-cell">
      <style:table-cell-properties fo:border-top="0.0034in solid #000000" fo:border-left="0.0034in solid #000000" fo:border-bottom="0.0208in solid #000000" fo:border-right="0.0208in solid #000000" fo:background-color="#FFFFFF" style:writing-mode="lr-tb" fo:padding-top="0in" fo:padding-left="0.0097in" fo:padding-bottom="0in" fo:padding-right="0.0097in"/>
    </style:style>
    <style:style style:name="P263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63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63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63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63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63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2640" style:family="table-column">
      <style:table-column-properties style:column-width="1.5833in" style:use-optimal-column-width="false"/>
    </style:style>
    <style:style style:name="TableColumn2641" style:family="table-column">
      <style:table-column-properties style:column-width="1.5236in" style:use-optimal-column-width="false"/>
    </style:style>
    <style:style style:name="TableColumn2642" style:family="table-column">
      <style:table-column-properties style:column-width="1.4993in" style:use-optimal-column-width="false"/>
    </style:style>
    <style:style style:name="TableColumn2643" style:family="table-column">
      <style:table-column-properties style:column-width="2.0486in" style:use-optimal-column-width="false"/>
    </style:style>
    <style:style style:name="Table2639" style:family="table">
      <style:table-properties style:width="6.6548in" fo:margin-left="0in" table:align="left"/>
    </style:style>
    <style:style style:name="TableRow2644" style:family="table-row">
      <style:table-row-properties style:use-optimal-row-height="false"/>
    </style:style>
    <style:style style:name="TableCell2645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646" style:parent-style-name="Normal" style:family="paragraph">
      <style:paragraph-properties fo:text-align="end" fo:margin-bottom="0.1965in"/>
    </style:style>
    <style:style style:name="T264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648" style:family="table-cell">
      <style:table-cell-properties fo:border-top="0.0208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649" style:parent-style-name="Normal" style:family="paragraph">
      <style:paragraph-properties fo:margin-bottom="0.1965in"/>
    </style:style>
    <style:style style:name="T265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651" style:family="table-row">
      <style:table-row-properties style:use-optimal-row-height="false"/>
    </style:style>
    <style:style style:name="TableCell265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653" style:parent-style-name="Normal" style:family="paragraph">
      <style:paragraph-properties fo:text-align="end" fo:margin-bottom="0.1965in"/>
    </style:style>
    <style:style style:name="T265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65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656" style:parent-style-name="Normal" style:family="paragraph">
      <style:paragraph-properties fo:text-align="center" fo:margin-bottom="0.1965in"/>
    </style:style>
    <style:style style:name="T265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658" style:family="table-row">
      <style:table-row-properties style:use-optimal-row-height="false"/>
    </style:style>
    <style:style style:name="TableCell265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660" style:parent-style-name="Normal" style:family="paragraph">
      <style:paragraph-properties fo:text-align="end" fo:margin-bottom="0.1965in"/>
    </style:style>
    <style:style style:name="T266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662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663" style:parent-style-name="Normal" style:family="paragraph">
      <style:paragraph-properties fo:margin-bottom="0.1965in"/>
    </style:style>
    <style:style style:name="T266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665" style:parent-style-name="Normal" style:family="paragraph">
      <style:paragraph-properties fo:margin-bottom="0.1965in"/>
    </style:style>
    <style:style style:name="T266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667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668" style:parent-style-name="Normal" style:family="paragraph">
      <style:paragraph-properties fo:text-align="end" fo:margin-bottom="0.1965in"/>
    </style:style>
    <style:style style:name="T266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67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671" style:parent-style-name="Normal" style:family="paragraph">
      <style:paragraph-properties fo:margin-bottom="0.1965in"/>
    </style:style>
    <style:style style:name="T267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673" style:family="table-row">
      <style:table-row-properties style:use-optimal-row-height="false"/>
    </style:style>
    <style:style style:name="TableCell267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675" style:parent-style-name="Normal" style:family="paragraph">
      <style:paragraph-properties fo:text-align="end" fo:margin-bottom="0.1965in"/>
    </style:style>
    <style:style style:name="T267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677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678" style:parent-style-name="Normal" style:family="paragraph">
      <style:paragraph-properties fo:margin-bottom="0.1965in"/>
    </style:style>
    <style:style style:name="T267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680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681" style:parent-style-name="Normal" style:family="paragraph">
      <style:paragraph-properties fo:text-align="end" fo:margin-bottom="0.1965in"/>
    </style:style>
    <style:style style:name="T268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68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684" style:parent-style-name="Normal" style:family="paragraph">
      <style:paragraph-properties fo:margin-bottom="0.1965in"/>
    </style:style>
    <style:style style:name="T268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686" style:family="table-row">
      <style:table-row-properties style:use-optimal-row-height="false"/>
    </style:style>
    <style:style style:name="TableCell268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688" style:parent-style-name="Normal" style:family="paragraph">
      <style:paragraph-properties fo:text-align="end" fo:margin-bottom="0.1965in"/>
    </style:style>
    <style:style style:name="T268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69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691" style:parent-style-name="Normal" style:family="paragraph">
      <style:paragraph-properties fo:margin-bottom="0.1965in"/>
    </style:style>
    <style:style style:name="T269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693" style:family="table-row">
      <style:table-row-properties style:use-optimal-row-height="false"/>
    </style:style>
    <style:style style:name="TableCell269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695" style:parent-style-name="Normal" style:family="paragraph">
      <style:paragraph-properties fo:text-align="end" fo:margin-bottom="0.1965in"/>
    </style:style>
    <style:style style:name="T269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69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698" style:parent-style-name="Normal" style:family="paragraph">
      <style:paragraph-properties fo:margin-bottom="0.1965in"/>
    </style:style>
    <style:style style:name="T269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700" style:family="table-row">
      <style:table-row-properties style:use-optimal-row-height="false"/>
    </style:style>
    <style:style style:name="TableCell270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702" style:parent-style-name="Normal" style:family="paragraph">
      <style:paragraph-properties fo:text-align="end" fo:margin-bottom="0.1965in"/>
    </style:style>
    <style:style style:name="T270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70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70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70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707" style:family="table-row">
      <style:table-row-properties style:use-optimal-row-height="false"/>
    </style:style>
    <style:style style:name="TableCell270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709" style:parent-style-name="Normal" style:family="paragraph">
      <style:paragraph-properties fo:text-align="end" fo:margin-bottom="0.1965in"/>
    </style:style>
    <style:style style:name="T271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71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71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71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714" style:family="table-row">
      <style:table-row-properties style:use-optimal-row-height="false"/>
    </style:style>
    <style:style style:name="TableCell271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716" style:parent-style-name="Normal" style:family="paragraph">
      <style:paragraph-properties fo:text-align="end" fo:margin-bottom="0.1965in"/>
    </style:style>
    <style:style style:name="T271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71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719" style:parent-style-name="Normal" style:family="paragraph">
      <style:paragraph-properties fo:margin-bottom="0.1965in"/>
    </style:style>
    <style:style style:name="T2720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272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72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72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72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72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72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727" style:family="table-row">
      <style:table-row-properties style:use-optimal-row-height="false"/>
    </style:style>
    <style:style style:name="TableCell272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729" style:parent-style-name="Normal" style:family="paragraph">
      <style:paragraph-properties fo:text-align="end" fo:margin-bottom="0.1965in"/>
    </style:style>
    <style:style style:name="T273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73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732" style:parent-style-name="Normal" style:family="paragraph">
      <style:paragraph-properties fo:margin-bottom="0.1965in"/>
    </style:style>
    <style:style style:name="T2733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2734" style:family="table-row">
      <style:table-row-properties style:use-optimal-row-height="false"/>
    </style:style>
    <style:style style:name="TableCell273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736" style:parent-style-name="Normal" style:family="paragraph">
      <style:paragraph-properties fo:text-align="end" fo:margin-bottom="0.1965in"/>
    </style:style>
    <style:style style:name="T273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73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739" style:parent-style-name="Normal" style:family="paragraph">
      <style:paragraph-properties fo:margin-bottom="0.1965in"/>
    </style:style>
    <style:style style:name="T2740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2741" style:family="table-row">
      <style:table-row-properties style:use-optimal-row-height="false"/>
    </style:style>
    <style:style style:name="TableCell274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743" style:parent-style-name="Normal" style:family="paragraph">
      <style:paragraph-properties fo:text-align="end" fo:margin-bottom="0.1965in"/>
    </style:style>
    <style:style style:name="T274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74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746" style:parent-style-name="Normal" style:family="paragraph">
      <style:paragraph-properties fo:margin-bottom="0.1965in"/>
    </style:style>
    <style:style style:name="T274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748" style:family="table-row">
      <style:table-row-properties style:use-optimal-row-height="false"/>
    </style:style>
    <style:style style:name="TableCell274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750" style:parent-style-name="Normal" style:family="paragraph">
      <style:paragraph-properties fo:text-align="end" fo:margin-bottom="0.1965in"/>
    </style:style>
    <style:style style:name="T275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75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753" style:parent-style-name="Normal" style:family="paragraph">
      <style:paragraph-properties fo:margin-bottom="0.1965in"/>
    </style:style>
    <style:style style:name="T275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755" style:family="table-row">
      <style:table-row-properties style:use-optimal-row-height="false"/>
    </style:style>
    <style:style style:name="TableCell275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757" style:parent-style-name="Normal" style:family="paragraph">
      <style:paragraph-properties fo:text-align="end" fo:margin-bottom="0.1965in"/>
    </style:style>
    <style:style style:name="T275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75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760" style:parent-style-name="Normal" style:family="paragraph">
      <style:paragraph-properties fo:margin-bottom="0.1965in"/>
    </style:style>
    <style:style style:name="T276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762" style:family="table-row">
      <style:table-row-properties style:use-optimal-row-height="false"/>
    </style:style>
    <style:style style:name="TableCell276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764" style:parent-style-name="Normal" style:family="paragraph">
      <style:paragraph-properties fo:text-align="end" fo:margin-bottom="0.1965in"/>
    </style:style>
    <style:style style:name="T276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76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767" style:parent-style-name="Normal" style:family="paragraph">
      <style:paragraph-properties fo:margin-bottom="0.1965in" fo:margin-left="0.4875in" fo:text-indent="-0.4875in">
        <style:tab-stops/>
      </style:paragraph-properties>
    </style:style>
    <style:style style:name="TableRow2768" style:family="table-row">
      <style:table-row-properties style:use-optimal-row-height="false"/>
    </style:style>
    <style:style style:name="TableCell276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770" style:parent-style-name="Normal" style:family="paragraph">
      <style:paragraph-properties fo:text-align="end" fo:margin-bottom="0.1965in"/>
    </style:style>
    <style:style style:name="T277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77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77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77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775" style:family="table-row">
      <style:table-row-properties style:use-optimal-row-height="false"/>
    </style:style>
    <style:style style:name="TableCell277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777" style:parent-style-name="Normal" style:family="paragraph">
      <style:paragraph-properties fo:text-align="end" fo:margin-bottom="0.1965in"/>
    </style:style>
    <style:style style:name="T277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77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78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78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78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78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784" style:family="table-row">
      <style:table-row-properties style:use-optimal-row-height="false"/>
    </style:style>
    <style:style style:name="TableCell2785" style:family="table-cell">
      <style:table-cell-properties fo:border-top="0.0034in solid #000000" fo:border-left="0.0208in solid #000000" fo:border-bottom="0.0208in solid #000000" fo:border-right="0.0138in solid #000000" fo:background-color="#FFFFFF" style:writing-mode="lr-tb" fo:padding-top="0in" fo:padding-left="0.0097in" fo:padding-bottom="0in" fo:padding-right="0.0097in"/>
    </style:style>
    <style:style style:name="P2786" style:parent-style-name="Normal" style:family="paragraph">
      <style:paragraph-properties fo:text-align="end" fo:margin-bottom="0.1965in"/>
    </style:style>
    <style:style style:name="T278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788" style:family="table-cell">
      <style:table-cell-properties fo:border-top="0.0034in solid #000000" fo:border-left="0.0034in solid #000000" fo:border-bottom="0.0208in solid #000000" fo:border-right="0.0208in solid #000000" fo:background-color="#FFFFFF" style:writing-mode="lr-tb" fo:padding-top="0in" fo:padding-left="0.0097in" fo:padding-bottom="0in" fo:padding-right="0.0097in"/>
    </style:style>
    <style:style style:name="P278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79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79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79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79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79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2796" style:family="table-column">
      <style:table-column-properties style:column-width="1.5833in" style:use-optimal-column-width="false"/>
    </style:style>
    <style:style style:name="TableColumn2797" style:family="table-column">
      <style:table-column-properties style:column-width="1.5236in" style:use-optimal-column-width="false"/>
    </style:style>
    <style:style style:name="TableColumn2798" style:family="table-column">
      <style:table-column-properties style:column-width="1.4993in" style:use-optimal-column-width="false"/>
    </style:style>
    <style:style style:name="TableColumn2799" style:family="table-column">
      <style:table-column-properties style:column-width="2.0486in" style:use-optimal-column-width="false"/>
    </style:style>
    <style:style style:name="Table2795" style:family="table">
      <style:table-properties style:width="6.6548in" fo:margin-left="0in" table:align="left"/>
    </style:style>
    <style:style style:name="TableRow2800" style:family="table-row">
      <style:table-row-properties style:use-optimal-row-height="false"/>
    </style:style>
    <style:style style:name="TableCell2801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802" style:parent-style-name="Normal" style:family="paragraph">
      <style:paragraph-properties fo:text-align="end" fo:margin-bottom="0.1965in"/>
    </style:style>
    <style:style style:name="T280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804" style:family="table-cell">
      <style:table-cell-properties fo:border-top="0.0208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805" style:parent-style-name="Normal" style:family="paragraph">
      <style:paragraph-properties fo:margin-bottom="0.1965in"/>
    </style:style>
    <style:style style:name="T280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807" style:family="table-row">
      <style:table-row-properties style:use-optimal-row-height="false"/>
    </style:style>
    <style:style style:name="TableCell280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809" style:parent-style-name="Normal" style:family="paragraph">
      <style:paragraph-properties fo:text-align="end" fo:margin-bottom="0.1965in"/>
    </style:style>
    <style:style style:name="T281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81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812" style:parent-style-name="Normal" style:family="paragraph">
      <style:paragraph-properties fo:text-align="center" fo:margin-bottom="0.1965in"/>
    </style:style>
    <style:style style:name="T281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814" style:family="table-row">
      <style:table-row-properties style:use-optimal-row-height="false"/>
    </style:style>
    <style:style style:name="TableCell281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816" style:parent-style-name="Normal" style:family="paragraph">
      <style:paragraph-properties fo:text-align="end" fo:margin-bottom="0.1965in"/>
    </style:style>
    <style:style style:name="T281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818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819" style:parent-style-name="Normal" style:family="paragraph">
      <style:paragraph-properties fo:margin-bottom="0.1965in"/>
    </style:style>
    <style:style style:name="T282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821" style:parent-style-name="Normal" style:family="paragraph">
      <style:paragraph-properties fo:margin-bottom="0.1965in"/>
    </style:style>
    <style:style style:name="T282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823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824" style:parent-style-name="Normal" style:family="paragraph">
      <style:paragraph-properties fo:text-align="end" fo:margin-bottom="0.1965in"/>
    </style:style>
    <style:style style:name="T282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82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827" style:parent-style-name="Normal" style:family="paragraph">
      <style:paragraph-properties fo:margin-bottom="0.1965in"/>
    </style:style>
    <style:style style:name="T282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829" style:family="table-row">
      <style:table-row-properties style:use-optimal-row-height="false"/>
    </style:style>
    <style:style style:name="TableCell283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831" style:parent-style-name="Normal" style:family="paragraph">
      <style:paragraph-properties fo:text-align="end" fo:margin-bottom="0.1965in"/>
    </style:style>
    <style:style style:name="T283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833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834" style:parent-style-name="Normal" style:family="paragraph">
      <style:paragraph-properties fo:margin-bottom="0.1965in"/>
    </style:style>
    <style:style style:name="T283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836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837" style:parent-style-name="Normal" style:family="paragraph">
      <style:paragraph-properties fo:text-align="end" fo:margin-bottom="0.1965in"/>
    </style:style>
    <style:style style:name="T283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83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840" style:parent-style-name="Normal" style:family="paragraph">
      <style:paragraph-properties fo:margin-bottom="0.1965in"/>
    </style:style>
    <style:style style:name="T284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842" style:family="table-row">
      <style:table-row-properties style:use-optimal-row-height="false"/>
    </style:style>
    <style:style style:name="TableCell284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844" style:parent-style-name="Normal" style:family="paragraph">
      <style:paragraph-properties fo:text-align="end" fo:margin-bottom="0.1965in"/>
    </style:style>
    <style:style style:name="T284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84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847" style:parent-style-name="Normal" style:family="paragraph">
      <style:paragraph-properties fo:margin-bottom="0.1965in"/>
    </style:style>
    <style:style style:name="T284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849" style:family="table-row">
      <style:table-row-properties style:use-optimal-row-height="false"/>
    </style:style>
    <style:style style:name="TableCell285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851" style:parent-style-name="Normal" style:family="paragraph">
      <style:paragraph-properties fo:text-align="end" fo:margin-bottom="0.1965in"/>
    </style:style>
    <style:style style:name="T285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85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854" style:parent-style-name="Normal" style:family="paragraph">
      <style:paragraph-properties fo:margin-bottom="0.1965in"/>
    </style:style>
    <style:style style:name="T285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856" style:family="table-row">
      <style:table-row-properties style:use-optimal-row-height="false"/>
    </style:style>
    <style:style style:name="TableCell285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858" style:parent-style-name="Normal" style:family="paragraph">
      <style:paragraph-properties fo:text-align="end" fo:margin-bottom="0.1965in"/>
    </style:style>
    <style:style style:name="T285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86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86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86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863" style:family="table-row">
      <style:table-row-properties style:use-optimal-row-height="false"/>
    </style:style>
    <style:style style:name="TableCell286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865" style:parent-style-name="Normal" style:family="paragraph">
      <style:paragraph-properties fo:text-align="end" fo:margin-bottom="0.1965in"/>
    </style:style>
    <style:style style:name="T286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86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86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86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870" style:family="table-row">
      <style:table-row-properties style:use-optimal-row-height="false"/>
    </style:style>
    <style:style style:name="TableCell287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872" style:parent-style-name="Normal" style:family="paragraph">
      <style:paragraph-properties fo:text-align="end" fo:margin-bottom="0.1965in"/>
    </style:style>
    <style:style style:name="T287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87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875" style:parent-style-name="Normal" style:family="paragraph">
      <style:paragraph-properties fo:margin-bottom="0.1965in"/>
    </style:style>
    <style:style style:name="T2876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287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87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87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88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88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88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88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88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885" style:family="table-row">
      <style:table-row-properties style:use-optimal-row-height="false"/>
    </style:style>
    <style:style style:name="TableCell288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887" style:parent-style-name="Normal" style:family="paragraph">
      <style:paragraph-properties fo:text-align="end" fo:margin-bottom="0.1965in"/>
    </style:style>
    <style:style style:name="T288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88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890" style:parent-style-name="Normal" style:family="paragraph">
      <style:paragraph-properties fo:margin-bottom="0.1965in"/>
    </style:style>
    <style:style style:name="T2891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2892" style:parent-style-name="Normal" style:family="paragraph">
      <style:paragraph-properties fo:margin-bottom="0.1965in"/>
    </style:style>
    <style:style style:name="T2893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2894" style:family="table-row">
      <style:table-row-properties style:use-optimal-row-height="false"/>
    </style:style>
    <style:style style:name="TableCell289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896" style:parent-style-name="Normal" style:family="paragraph">
      <style:paragraph-properties fo:text-align="end" fo:margin-bottom="0.1965in"/>
    </style:style>
    <style:style style:name="T289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89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899" style:parent-style-name="Normal" style:family="paragraph">
      <style:paragraph-properties fo:margin-bottom="0.1965in"/>
    </style:style>
    <style:style style:name="T2900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2901" style:family="table-row">
      <style:table-row-properties style:use-optimal-row-height="false"/>
    </style:style>
    <style:style style:name="TableCell290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903" style:parent-style-name="Normal" style:family="paragraph">
      <style:paragraph-properties fo:text-align="end" fo:margin-bottom="0.1965in"/>
    </style:style>
    <style:style style:name="T290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90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906" style:parent-style-name="Normal" style:family="paragraph">
      <style:paragraph-properties fo:margin-bottom="0.1965in"/>
    </style:style>
    <style:style style:name="T290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908" style:family="table-row">
      <style:table-row-properties style:use-optimal-row-height="false"/>
    </style:style>
    <style:style style:name="TableCell290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910" style:parent-style-name="Normal" style:family="paragraph">
      <style:paragraph-properties fo:text-align="end" fo:margin-bottom="0.1965in"/>
    </style:style>
    <style:style style:name="T291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91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913" style:parent-style-name="Normal" style:family="paragraph">
      <style:paragraph-properties fo:margin-bottom="0.1965in"/>
    </style:style>
    <style:style style:name="T291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915" style:family="table-row">
      <style:table-row-properties style:use-optimal-row-height="false"/>
    </style:style>
    <style:style style:name="TableCell291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917" style:parent-style-name="Normal" style:family="paragraph">
      <style:paragraph-properties fo:text-align="end" fo:margin-bottom="0.1965in"/>
    </style:style>
    <style:style style:name="T291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91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920" style:parent-style-name="Normal" style:family="paragraph">
      <style:paragraph-properties fo:margin-bottom="0.1965in"/>
    </style:style>
    <style:style style:name="T292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922" style:family="table-row">
      <style:table-row-properties style:use-optimal-row-height="false"/>
    </style:style>
    <style:style style:name="TableCell292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924" style:parent-style-name="Normal" style:family="paragraph">
      <style:paragraph-properties fo:text-align="end" fo:margin-bottom="0.1965in"/>
    </style:style>
    <style:style style:name="T292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92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927" style:parent-style-name="Normal" style:family="paragraph">
      <style:paragraph-properties fo:margin-bottom="0.1965in" fo:margin-left="0.4875in" fo:text-indent="-0.4875in">
        <style:tab-stops/>
      </style:paragraph-properties>
    </style:style>
    <style:style style:name="TableRow2928" style:family="table-row">
      <style:table-row-properties style:use-optimal-row-height="false"/>
    </style:style>
    <style:style style:name="TableCell292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930" style:parent-style-name="Normal" style:family="paragraph">
      <style:paragraph-properties fo:text-align="end" fo:margin-bottom="0.1965in"/>
    </style:style>
    <style:style style:name="T293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93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93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93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935" style:family="table-row">
      <style:table-row-properties style:use-optimal-row-height="false"/>
    </style:style>
    <style:style style:name="TableCell293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937" style:parent-style-name="Normal" style:family="paragraph">
      <style:paragraph-properties fo:text-align="end" fo:margin-bottom="0.1965in"/>
    </style:style>
    <style:style style:name="T293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93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94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94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94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94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944" style:family="table-row">
      <style:table-row-properties style:use-optimal-row-height="false"/>
    </style:style>
    <style:style style:name="TableCell2945" style:family="table-cell">
      <style:table-cell-properties fo:border-top="0.0034in solid #000000" fo:border-left="0.0208in solid #000000" fo:border-bottom="0.0208in solid #000000" fo:border-right="0.0138in solid #000000" fo:background-color="#FFFFFF" style:writing-mode="lr-tb" fo:padding-top="0in" fo:padding-left="0.0097in" fo:padding-bottom="0in" fo:padding-right="0.0097in"/>
    </style:style>
    <style:style style:name="P2946" style:parent-style-name="Normal" style:family="paragraph">
      <style:paragraph-properties fo:text-align="end" fo:margin-bottom="0.1965in"/>
    </style:style>
    <style:style style:name="T294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948" style:family="table-cell">
      <style:table-cell-properties fo:border-top="0.0034in solid #000000" fo:border-left="0.0034in solid #000000" fo:border-bottom="0.0208in solid #000000" fo:border-right="0.0208in solid #000000" fo:background-color="#FFFFFF" style:writing-mode="lr-tb" fo:padding-top="0in" fo:padding-left="0.0097in" fo:padding-bottom="0in" fo:padding-right="0.0097in"/>
    </style:style>
    <style:style style:name="P294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95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95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95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95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295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2956" style:family="table-column">
      <style:table-column-properties style:column-width="1.5833in" style:use-optimal-column-width="false"/>
    </style:style>
    <style:style style:name="TableColumn2957" style:family="table-column">
      <style:table-column-properties style:column-width="1.5236in" style:use-optimal-column-width="false"/>
    </style:style>
    <style:style style:name="TableColumn2958" style:family="table-column">
      <style:table-column-properties style:column-width="1.4993in" style:use-optimal-column-width="false"/>
    </style:style>
    <style:style style:name="TableColumn2959" style:family="table-column">
      <style:table-column-properties style:column-width="2.0486in" style:use-optimal-column-width="false"/>
    </style:style>
    <style:style style:name="Table2955" style:family="table">
      <style:table-properties style:width="6.6548in" fo:margin-left="0in" table:align="left"/>
    </style:style>
    <style:style style:name="TableRow2960" style:family="table-row">
      <style:table-row-properties style:use-optimal-row-height="false"/>
    </style:style>
    <style:style style:name="TableCell2961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962" style:parent-style-name="Normal" style:family="paragraph">
      <style:paragraph-properties fo:text-align="end" fo:margin-bottom="0.1965in"/>
    </style:style>
    <style:style style:name="T296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964" style:family="table-cell">
      <style:table-cell-properties fo:border-top="0.0208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965" style:parent-style-name="Normal" style:family="paragraph">
      <style:paragraph-properties fo:margin-bottom="0.1965in"/>
    </style:style>
    <style:style style:name="T296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967" style:family="table-row">
      <style:table-row-properties style:use-optimal-row-height="false"/>
    </style:style>
    <style:style style:name="TableCell296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969" style:parent-style-name="Normal" style:family="paragraph">
      <style:paragraph-properties fo:text-align="end" fo:margin-bottom="0.1965in"/>
    </style:style>
    <style:style style:name="T297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97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972" style:parent-style-name="Normal" style:family="paragraph">
      <style:paragraph-properties fo:text-align="center" fo:margin-bottom="0.1965in"/>
    </style:style>
    <style:style style:name="T297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974" style:family="table-row">
      <style:table-row-properties style:use-optimal-row-height="false"/>
    </style:style>
    <style:style style:name="TableCell297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976" style:parent-style-name="Normal" style:family="paragraph">
      <style:paragraph-properties fo:text-align="end" fo:margin-bottom="0.1965in"/>
    </style:style>
    <style:style style:name="T297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978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979" style:parent-style-name="Normal" style:family="paragraph">
      <style:paragraph-properties fo:margin-bottom="0.1965in"/>
    </style:style>
    <style:style style:name="T298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981" style:parent-style-name="Normal" style:family="paragraph">
      <style:paragraph-properties fo:margin-bottom="0.1965in"/>
    </style:style>
    <style:style style:name="T298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983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984" style:parent-style-name="Normal" style:family="paragraph">
      <style:paragraph-properties fo:text-align="end" fo:margin-bottom="0.1965in"/>
    </style:style>
    <style:style style:name="T298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98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2987" style:parent-style-name="Normal" style:family="paragraph">
      <style:paragraph-properties fo:margin-bottom="0.1965in"/>
    </style:style>
    <style:style style:name="T298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2989" style:family="table-row">
      <style:table-row-properties style:use-optimal-row-height="false"/>
    </style:style>
    <style:style style:name="TableCell299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991" style:parent-style-name="Normal" style:family="paragraph">
      <style:paragraph-properties fo:text-align="end" fo:margin-bottom="0.1965in"/>
    </style:style>
    <style:style style:name="T299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993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994" style:parent-style-name="Normal" style:family="paragraph">
      <style:paragraph-properties fo:margin-bottom="0.1965in"/>
    </style:style>
    <style:style style:name="T299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996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2997" style:parent-style-name="Normal" style:family="paragraph">
      <style:paragraph-properties fo:text-align="end" fo:margin-bottom="0.1965in"/>
    </style:style>
    <style:style style:name="T299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99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000" style:parent-style-name="Normal" style:family="paragraph">
      <style:paragraph-properties fo:margin-bottom="0.1965in"/>
    </style:style>
    <style:style style:name="T300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002" style:family="table-row">
      <style:table-row-properties style:use-optimal-row-height="false"/>
    </style:style>
    <style:style style:name="TableCell300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004" style:parent-style-name="Normal" style:family="paragraph">
      <style:paragraph-properties fo:text-align="end" fo:margin-bottom="0.1965in"/>
    </style:style>
    <style:style style:name="T300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00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007" style:parent-style-name="Normal" style:family="paragraph">
      <style:paragraph-properties fo:margin-bottom="0.1965in"/>
    </style:style>
    <style:style style:name="T300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009" style:family="table-row">
      <style:table-row-properties style:use-optimal-row-height="false"/>
    </style:style>
    <style:style style:name="TableCell301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011" style:parent-style-name="Normal" style:family="paragraph">
      <style:paragraph-properties fo:text-align="end" fo:margin-bottom="0.1965in"/>
    </style:style>
    <style:style style:name="T301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01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014" style:parent-style-name="Normal" style:family="paragraph">
      <style:paragraph-properties fo:margin-bottom="0.1965in"/>
    </style:style>
    <style:style style:name="T301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016" style:family="table-row">
      <style:table-row-properties style:use-optimal-row-height="false"/>
    </style:style>
    <style:style style:name="TableCell301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018" style:parent-style-name="Normal" style:family="paragraph">
      <style:paragraph-properties fo:text-align="end" fo:margin-bottom="0.1965in"/>
    </style:style>
    <style:style style:name="T301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02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02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02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023" style:family="table-row">
      <style:table-row-properties style:use-optimal-row-height="false"/>
    </style:style>
    <style:style style:name="TableCell302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025" style:parent-style-name="Normal" style:family="paragraph">
      <style:paragraph-properties fo:text-align="end" fo:margin-bottom="0.1965in"/>
    </style:style>
    <style:style style:name="T302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02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02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02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030" style:family="table-row">
      <style:table-row-properties style:use-optimal-row-height="false"/>
    </style:style>
    <style:style style:name="TableCell303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032" style:parent-style-name="Normal" style:family="paragraph">
      <style:paragraph-properties fo:text-align="end" fo:margin-bottom="0.1965in"/>
    </style:style>
    <style:style style:name="T303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03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035" style:parent-style-name="Normal" style:family="paragraph">
      <style:paragraph-properties fo:margin-bottom="0.1965in"/>
    </style:style>
    <style:style style:name="T3036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303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03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03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04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04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04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04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04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045" style:family="table-row">
      <style:table-row-properties style:use-optimal-row-height="false"/>
    </style:style>
    <style:style style:name="TableCell304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047" style:parent-style-name="Normal" style:family="paragraph">
      <style:paragraph-properties fo:text-align="end" fo:margin-bottom="0.1965in"/>
    </style:style>
    <style:style style:name="T304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04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050" style:parent-style-name="Normal" style:family="paragraph">
      <style:paragraph-properties fo:margin-bottom="0.1965in"/>
    </style:style>
    <style:style style:name="T3051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3052" style:family="table-row">
      <style:table-row-properties style:use-optimal-row-height="false"/>
    </style:style>
    <style:style style:name="TableCell305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054" style:parent-style-name="Normal" style:family="paragraph">
      <style:paragraph-properties fo:text-align="end" fo:margin-bottom="0.1965in"/>
    </style:style>
    <style:style style:name="T305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05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057" style:parent-style-name="Normal" style:family="paragraph">
      <style:paragraph-properties fo:margin-bottom="0.1965in"/>
    </style:style>
    <style:style style:name="T3058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3059" style:family="table-row">
      <style:table-row-properties style:use-optimal-row-height="false"/>
    </style:style>
    <style:style style:name="TableCell306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061" style:parent-style-name="Normal" style:family="paragraph">
      <style:paragraph-properties fo:text-align="end" fo:margin-bottom="0.1965in"/>
    </style:style>
    <style:style style:name="T306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06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064" style:parent-style-name="Normal" style:family="paragraph">
      <style:paragraph-properties fo:margin-bottom="0.1965in"/>
    </style:style>
    <style:style style:name="T306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066" style:family="table-row">
      <style:table-row-properties style:use-optimal-row-height="false"/>
    </style:style>
    <style:style style:name="TableCell306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068" style:parent-style-name="Normal" style:family="paragraph">
      <style:paragraph-properties fo:text-align="end" fo:margin-bottom="0.1965in"/>
    </style:style>
    <style:style style:name="T306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07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071" style:parent-style-name="Normal" style:family="paragraph">
      <style:paragraph-properties fo:margin-bottom="0.1965in"/>
    </style:style>
    <style:style style:name="T307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073" style:family="table-row">
      <style:table-row-properties style:use-optimal-row-height="false"/>
    </style:style>
    <style:style style:name="TableCell307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075" style:parent-style-name="Normal" style:family="paragraph">
      <style:paragraph-properties fo:text-align="end" fo:margin-bottom="0.1965in"/>
    </style:style>
    <style:style style:name="T307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07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078" style:parent-style-name="Normal" style:family="paragraph">
      <style:paragraph-properties fo:margin-bottom="0.1965in"/>
    </style:style>
    <style:style style:name="T307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080" style:family="table-row">
      <style:table-row-properties style:use-optimal-row-height="false"/>
    </style:style>
    <style:style style:name="TableCell308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082" style:parent-style-name="Normal" style:family="paragraph">
      <style:paragraph-properties fo:text-align="end" fo:margin-bottom="0.1965in"/>
    </style:style>
    <style:style style:name="T308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08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085" style:parent-style-name="Normal" style:family="paragraph">
      <style:paragraph-properties fo:margin-bottom="0.1965in" fo:margin-left="0.4875in" fo:text-indent="-0.4875in">
        <style:tab-stops/>
      </style:paragraph-properties>
    </style:style>
    <style:style style:name="TableRow3086" style:family="table-row">
      <style:table-row-properties style:use-optimal-row-height="false"/>
    </style:style>
    <style:style style:name="TableCell308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088" style:parent-style-name="Normal" style:family="paragraph">
      <style:paragraph-properties fo:text-align="end" fo:margin-bottom="0.1965in"/>
    </style:style>
    <style:style style:name="T308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09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09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09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093" style:family="table-row">
      <style:table-row-properties style:use-optimal-row-height="false"/>
    </style:style>
    <style:style style:name="TableCell309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095" style:parent-style-name="Normal" style:family="paragraph">
      <style:paragraph-properties fo:text-align="end" fo:margin-bottom="0.1965in"/>
    </style:style>
    <style:style style:name="T309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09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09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09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10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10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102" style:family="table-row">
      <style:table-row-properties style:use-optimal-row-height="false"/>
    </style:style>
    <style:style style:name="TableCell3103" style:family="table-cell">
      <style:table-cell-properties fo:border-top="0.0034in solid #000000" fo:border-left="0.0208in solid #000000" fo:border-bottom="0.0208in solid #000000" fo:border-right="0.0138in solid #000000" fo:background-color="#FFFFFF" style:writing-mode="lr-tb" fo:padding-top="0in" fo:padding-left="0.0097in" fo:padding-bottom="0in" fo:padding-right="0.0097in"/>
    </style:style>
    <style:style style:name="P3104" style:parent-style-name="Normal" style:family="paragraph">
      <style:paragraph-properties fo:text-align="end" fo:margin-bottom="0.1965in"/>
    </style:style>
    <style:style style:name="T310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106" style:family="table-cell">
      <style:table-cell-properties fo:border-top="0.0034in solid #000000" fo:border-left="0.0034in solid #000000" fo:border-bottom="0.0208in solid #000000" fo:border-right="0.0208in solid #000000" fo:background-color="#FFFFFF" style:writing-mode="lr-tb" fo:padding-top="0in" fo:padding-left="0.0097in" fo:padding-bottom="0in" fo:padding-right="0.0097in"/>
    </style:style>
    <style:style style:name="P310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10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10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11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11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11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3114" style:family="table-column">
      <style:table-column-properties style:column-width="1.5833in" style:use-optimal-column-width="false"/>
    </style:style>
    <style:style style:name="TableColumn3115" style:family="table-column">
      <style:table-column-properties style:column-width="1.5236in" style:use-optimal-column-width="false"/>
    </style:style>
    <style:style style:name="TableColumn3116" style:family="table-column">
      <style:table-column-properties style:column-width="1.4993in" style:use-optimal-column-width="false"/>
    </style:style>
    <style:style style:name="TableColumn3117" style:family="table-column">
      <style:table-column-properties style:column-width="2.0486in" style:use-optimal-column-width="false"/>
    </style:style>
    <style:style style:name="Table3113" style:family="table">
      <style:table-properties style:width="6.6548in" fo:margin-left="0in" table:align="left"/>
    </style:style>
    <style:style style:name="TableRow3118" style:family="table-row">
      <style:table-row-properties style:use-optimal-row-height="false"/>
    </style:style>
    <style:style style:name="TableCell3119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120" style:parent-style-name="Normal" style:family="paragraph">
      <style:paragraph-properties fo:text-align="end" fo:margin-bottom="0.1965in"/>
    </style:style>
    <style:style style:name="T312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122" style:family="table-cell">
      <style:table-cell-properties fo:border-top="0.0208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123" style:parent-style-name="Normal" style:family="paragraph">
      <style:paragraph-properties fo:margin-bottom="0.1965in"/>
    </style:style>
    <style:style style:name="T312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125" style:family="table-row">
      <style:table-row-properties style:use-optimal-row-height="false"/>
    </style:style>
    <style:style style:name="TableCell312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127" style:parent-style-name="Normal" style:family="paragraph">
      <style:paragraph-properties fo:text-align="end" fo:margin-bottom="0.1965in"/>
    </style:style>
    <style:style style:name="T312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12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130" style:parent-style-name="Normal" style:family="paragraph">
      <style:paragraph-properties fo:text-align="center" fo:margin-bottom="0.1965in"/>
    </style:style>
    <style:style style:name="T313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132" style:family="table-row">
      <style:table-row-properties style:use-optimal-row-height="false"/>
    </style:style>
    <style:style style:name="TableCell313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134" style:parent-style-name="Normal" style:family="paragraph">
      <style:paragraph-properties fo:text-align="end" fo:margin-bottom="0.1965in"/>
    </style:style>
    <style:style style:name="T313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136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137" style:parent-style-name="Normal" style:family="paragraph">
      <style:paragraph-properties fo:margin-bottom="0.1965in"/>
    </style:style>
    <style:style style:name="T313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139" style:parent-style-name="Normal" style:family="paragraph">
      <style:paragraph-properties fo:margin-bottom="0.1965in"/>
    </style:style>
    <style:style style:name="T314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141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142" style:parent-style-name="Normal" style:family="paragraph">
      <style:paragraph-properties fo:text-align="end" fo:margin-bottom="0.1965in"/>
    </style:style>
    <style:style style:name="T314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14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145" style:parent-style-name="Normal" style:family="paragraph">
      <style:paragraph-properties fo:margin-bottom="0.1965in"/>
    </style:style>
    <style:style style:name="T314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147" style:family="table-row">
      <style:table-row-properties style:use-optimal-row-height="false"/>
    </style:style>
    <style:style style:name="TableCell314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149" style:parent-style-name="Normal" style:family="paragraph">
      <style:paragraph-properties fo:text-align="end" fo:margin-bottom="0.1965in"/>
    </style:style>
    <style:style style:name="T315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151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152" style:parent-style-name="Normal" style:family="paragraph">
      <style:paragraph-properties fo:margin-bottom="0.1965in"/>
    </style:style>
    <style:style style:name="T315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154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155" style:parent-style-name="Normal" style:family="paragraph">
      <style:paragraph-properties fo:text-align="end" fo:margin-bottom="0.1965in"/>
    </style:style>
    <style:style style:name="T315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15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158" style:parent-style-name="Normal" style:family="paragraph">
      <style:paragraph-properties fo:margin-bottom="0.1965in"/>
    </style:style>
    <style:style style:name="T315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160" style:family="table-row">
      <style:table-row-properties style:use-optimal-row-height="false"/>
    </style:style>
    <style:style style:name="TableCell316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162" style:parent-style-name="Normal" style:family="paragraph">
      <style:paragraph-properties fo:text-align="end" fo:margin-bottom="0.1965in"/>
    </style:style>
    <style:style style:name="T316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16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165" style:parent-style-name="Normal" style:family="paragraph">
      <style:paragraph-properties fo:margin-bottom="0.1965in"/>
    </style:style>
    <style:style style:name="T316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167" style:family="table-row">
      <style:table-row-properties style:use-optimal-row-height="false"/>
    </style:style>
    <style:style style:name="TableCell316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169" style:parent-style-name="Normal" style:family="paragraph">
      <style:paragraph-properties fo:text-align="end" fo:margin-bottom="0.1965in"/>
    </style:style>
    <style:style style:name="T317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17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172" style:parent-style-name="Normal" style:family="paragraph">
      <style:paragraph-properties fo:margin-bottom="0.1965in"/>
    </style:style>
    <style:style style:name="T317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174" style:family="table-row">
      <style:table-row-properties style:use-optimal-row-height="false"/>
    </style:style>
    <style:style style:name="TableCell317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176" style:parent-style-name="Normal" style:family="paragraph">
      <style:paragraph-properties fo:text-align="end" fo:margin-bottom="0.1965in"/>
    </style:style>
    <style:style style:name="T317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17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17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18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181" style:family="table-row">
      <style:table-row-properties style:use-optimal-row-height="false"/>
    </style:style>
    <style:style style:name="TableCell318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183" style:parent-style-name="Normal" style:family="paragraph">
      <style:paragraph-properties fo:text-align="end" fo:margin-bottom="0.1965in"/>
    </style:style>
    <style:style style:name="T318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18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18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18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188" style:family="table-row">
      <style:table-row-properties style:use-optimal-row-height="false"/>
    </style:style>
    <style:style style:name="TableCell318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190" style:parent-style-name="Normal" style:family="paragraph">
      <style:paragraph-properties fo:text-align="end" fo:margin-bottom="0.1965in"/>
    </style:style>
    <style:style style:name="T319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19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193" style:parent-style-name="Normal" style:family="paragraph">
      <style:paragraph-properties fo:margin-bottom="0.1965in"/>
    </style:style>
    <style:style style:name="T3194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319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19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19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19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19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20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20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20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203" style:family="table-row">
      <style:table-row-properties style:use-optimal-row-height="false"/>
    </style:style>
    <style:style style:name="TableCell320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205" style:parent-style-name="Normal" style:family="paragraph">
      <style:paragraph-properties fo:text-align="end" fo:margin-bottom="0.1965in"/>
    </style:style>
    <style:style style:name="T320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20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208" style:parent-style-name="Normal" style:family="paragraph">
      <style:paragraph-properties fo:margin-bottom="0.1965in"/>
    </style:style>
    <style:style style:name="T3209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3210" style:family="table-row">
      <style:table-row-properties style:use-optimal-row-height="false"/>
    </style:style>
    <style:style style:name="TableCell321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212" style:parent-style-name="Normal" style:family="paragraph">
      <style:paragraph-properties fo:text-align="end" fo:margin-bottom="0.1965in"/>
    </style:style>
    <style:style style:name="T321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21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215" style:parent-style-name="Normal" style:family="paragraph">
      <style:paragraph-properties fo:margin-bottom="0.1965in"/>
    </style:style>
    <style:style style:name="T3216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3217" style:family="table-row">
      <style:table-row-properties style:use-optimal-row-height="false"/>
    </style:style>
    <style:style style:name="TableCell321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219" style:parent-style-name="Normal" style:family="paragraph">
      <style:paragraph-properties fo:text-align="end" fo:margin-bottom="0.1965in"/>
    </style:style>
    <style:style style:name="T322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22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222" style:parent-style-name="Normal" style:family="paragraph">
      <style:paragraph-properties fo:margin-bottom="0.1965in"/>
    </style:style>
    <style:style style:name="T322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224" style:family="table-row">
      <style:table-row-properties style:use-optimal-row-height="false"/>
    </style:style>
    <style:style style:name="TableCell322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226" style:parent-style-name="Normal" style:family="paragraph">
      <style:paragraph-properties fo:text-align="end" fo:margin-bottom="0.1965in"/>
    </style:style>
    <style:style style:name="T322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22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229" style:parent-style-name="Normal" style:family="paragraph">
      <style:paragraph-properties fo:margin-bottom="0.1965in"/>
    </style:style>
    <style:style style:name="T323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231" style:family="table-row">
      <style:table-row-properties style:use-optimal-row-height="false"/>
    </style:style>
    <style:style style:name="TableCell323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233" style:parent-style-name="Normal" style:family="paragraph">
      <style:paragraph-properties fo:text-align="end" fo:margin-bottom="0.1965in"/>
    </style:style>
    <style:style style:name="T323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23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236" style:parent-style-name="Normal" style:family="paragraph">
      <style:paragraph-properties fo:margin-bottom="0.1965in"/>
    </style:style>
    <style:style style:name="T323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238" style:family="table-row">
      <style:table-row-properties style:use-optimal-row-height="false"/>
    </style:style>
    <style:style style:name="TableCell323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240" style:parent-style-name="Normal" style:family="paragraph">
      <style:paragraph-properties fo:text-align="end" fo:margin-bottom="0.1965in"/>
    </style:style>
    <style:style style:name="T324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24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243" style:parent-style-name="Normal" style:family="paragraph">
      <style:paragraph-properties fo:margin-bottom="0.1965in" fo:margin-left="0.4875in" fo:text-indent="-0.4875in">
        <style:tab-stops/>
      </style:paragraph-properties>
    </style:style>
    <style:style style:name="TableRow3244" style:family="table-row">
      <style:table-row-properties style:use-optimal-row-height="false"/>
    </style:style>
    <style:style style:name="TableCell324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246" style:parent-style-name="Normal" style:family="paragraph">
      <style:paragraph-properties fo:text-align="end" fo:margin-bottom="0.1965in"/>
    </style:style>
    <style:style style:name="T324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24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24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25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251" style:family="table-row">
      <style:table-row-properties style:use-optimal-row-height="false"/>
    </style:style>
    <style:style style:name="TableCell325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253" style:parent-style-name="Normal" style:family="paragraph">
      <style:paragraph-properties fo:text-align="end" fo:margin-bottom="0.1965in"/>
    </style:style>
    <style:style style:name="T325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25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25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25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25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25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260" style:family="table-row">
      <style:table-row-properties style:use-optimal-row-height="false"/>
    </style:style>
    <style:style style:name="TableCell3261" style:family="table-cell">
      <style:table-cell-properties fo:border-top="0.0034in solid #000000" fo:border-left="0.0208in solid #000000" fo:border-bottom="0.0208in solid #000000" fo:border-right="0.0138in solid #000000" fo:background-color="#FFFFFF" style:writing-mode="lr-tb" fo:padding-top="0in" fo:padding-left="0.0097in" fo:padding-bottom="0in" fo:padding-right="0.0097in"/>
    </style:style>
    <style:style style:name="P3262" style:parent-style-name="Normal" style:family="paragraph">
      <style:paragraph-properties fo:text-align="end" fo:margin-bottom="0.1965in"/>
    </style:style>
    <style:style style:name="T326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264" style:family="table-cell">
      <style:table-cell-properties fo:border-top="0.0034in solid #000000" fo:border-left="0.0034in solid #000000" fo:border-bottom="0.0208in solid #000000" fo:border-right="0.0208in solid #000000" fo:background-color="#FFFFFF" style:writing-mode="lr-tb" fo:padding-top="0in" fo:padding-left="0.0097in" fo:padding-bottom="0in" fo:padding-right="0.0097in"/>
    </style:style>
    <style:style style:name="P326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26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26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26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26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27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3272" style:family="table-column">
      <style:table-column-properties style:column-width="1.5833in" style:use-optimal-column-width="false"/>
    </style:style>
    <style:style style:name="TableColumn3273" style:family="table-column">
      <style:table-column-properties style:column-width="1.5236in" style:use-optimal-column-width="false"/>
    </style:style>
    <style:style style:name="TableColumn3274" style:family="table-column">
      <style:table-column-properties style:column-width="1.4993in" style:use-optimal-column-width="false"/>
    </style:style>
    <style:style style:name="TableColumn3275" style:family="table-column">
      <style:table-column-properties style:column-width="2.0486in" style:use-optimal-column-width="false"/>
    </style:style>
    <style:style style:name="Table3271" style:family="table">
      <style:table-properties style:width="6.6548in" fo:margin-left="0in" table:align="left"/>
    </style:style>
    <style:style style:name="TableRow3276" style:family="table-row">
      <style:table-row-properties style:use-optimal-row-height="false"/>
    </style:style>
    <style:style style:name="TableCell3277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278" style:parent-style-name="Normal" style:family="paragraph">
      <style:paragraph-properties fo:text-align="end" fo:margin-bottom="0.1965in"/>
    </style:style>
    <style:style style:name="T327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280" style:family="table-cell">
      <style:table-cell-properties fo:border-top="0.0208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281" style:parent-style-name="Normal" style:family="paragraph">
      <style:paragraph-properties fo:margin-bottom="0.1965in"/>
    </style:style>
    <style:style style:name="T328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283" style:family="table-row">
      <style:table-row-properties style:use-optimal-row-height="false"/>
    </style:style>
    <style:style style:name="TableCell328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285" style:parent-style-name="Normal" style:family="paragraph">
      <style:paragraph-properties fo:text-align="end" fo:margin-bottom="0.1965in"/>
    </style:style>
    <style:style style:name="T328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28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288" style:parent-style-name="Normal" style:family="paragraph">
      <style:paragraph-properties fo:text-align="center" fo:margin-bottom="0.1965in"/>
    </style:style>
    <style:style style:name="T328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290" style:family="table-row">
      <style:table-row-properties style:use-optimal-row-height="false"/>
    </style:style>
    <style:style style:name="TableCell329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292" style:parent-style-name="Normal" style:family="paragraph">
      <style:paragraph-properties fo:text-align="end" fo:margin-bottom="0.1965in"/>
    </style:style>
    <style:style style:name="T329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294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295" style:parent-style-name="Normal" style:family="paragraph">
      <style:paragraph-properties fo:margin-bottom="0.1965in"/>
    </style:style>
    <style:style style:name="T329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297" style:parent-style-name="Normal" style:family="paragraph">
      <style:paragraph-properties fo:margin-bottom="0.1965in"/>
    </style:style>
    <style:style style:name="T329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299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300" style:parent-style-name="Normal" style:family="paragraph">
      <style:paragraph-properties fo:text-align="end" fo:margin-bottom="0.1965in"/>
    </style:style>
    <style:style style:name="T330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30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303" style:parent-style-name="Normal" style:family="paragraph">
      <style:paragraph-properties fo:margin-bottom="0.1965in"/>
    </style:style>
    <style:style style:name="T330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305" style:family="table-row">
      <style:table-row-properties style:use-optimal-row-height="false"/>
    </style:style>
    <style:style style:name="TableCell330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307" style:parent-style-name="Normal" style:family="paragraph">
      <style:paragraph-properties fo:text-align="end" fo:margin-bottom="0.1965in"/>
    </style:style>
    <style:style style:name="T330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309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310" style:parent-style-name="Normal" style:family="paragraph">
      <style:paragraph-properties fo:margin-bottom="0.1965in"/>
    </style:style>
    <style:style style:name="T331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312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313" style:parent-style-name="Normal" style:family="paragraph">
      <style:paragraph-properties fo:text-align="end" fo:margin-bottom="0.1965in"/>
    </style:style>
    <style:style style:name="T331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31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316" style:parent-style-name="Normal" style:family="paragraph">
      <style:paragraph-properties fo:margin-bottom="0.1965in"/>
    </style:style>
    <style:style style:name="T331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318" style:family="table-row">
      <style:table-row-properties style:use-optimal-row-height="false"/>
    </style:style>
    <style:style style:name="TableCell331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320" style:parent-style-name="Normal" style:family="paragraph">
      <style:paragraph-properties fo:text-align="end" fo:margin-bottom="0.1965in"/>
    </style:style>
    <style:style style:name="T332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32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323" style:parent-style-name="Normal" style:family="paragraph">
      <style:paragraph-properties fo:margin-bottom="0.1965in"/>
    </style:style>
    <style:style style:name="T332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325" style:family="table-row">
      <style:table-row-properties style:use-optimal-row-height="false"/>
    </style:style>
    <style:style style:name="TableCell332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327" style:parent-style-name="Normal" style:family="paragraph">
      <style:paragraph-properties fo:text-align="end" fo:margin-bottom="0.1965in"/>
    </style:style>
    <style:style style:name="T332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32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330" style:parent-style-name="Normal" style:family="paragraph">
      <style:paragraph-properties fo:margin-bottom="0.1965in"/>
    </style:style>
    <style:style style:name="T333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333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333" style:family="table-row">
      <style:table-row-properties style:use-optimal-row-height="false"/>
    </style:style>
    <style:style style:name="TableCell333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335" style:parent-style-name="Normal" style:family="paragraph">
      <style:paragraph-properties fo:text-align="end" fo:margin-bottom="0.1965in"/>
    </style:style>
    <style:style style:name="T333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33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33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33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340" style:family="table-row">
      <style:table-row-properties style:use-optimal-row-height="false"/>
    </style:style>
    <style:style style:name="TableCell334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342" style:parent-style-name="Normal" style:family="paragraph">
      <style:paragraph-properties fo:text-align="end" fo:margin-bottom="0.1965in"/>
    </style:style>
    <style:style style:name="T334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34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34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34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347" style:family="table-row">
      <style:table-row-properties style:use-optimal-row-height="false"/>
    </style:style>
    <style:style style:name="TableCell334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349" style:parent-style-name="Normal" style:family="paragraph">
      <style:paragraph-properties fo:text-align="end" fo:margin-bottom="0.1965in"/>
    </style:style>
    <style:style style:name="T335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35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352" style:parent-style-name="Normal" style:family="paragraph">
      <style:paragraph-properties fo:margin-bottom="0.1965in"/>
    </style:style>
    <style:style style:name="T3353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335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35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35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35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35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35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36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36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362" style:family="table-row">
      <style:table-row-properties style:use-optimal-row-height="false"/>
    </style:style>
    <style:style style:name="TableCell336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364" style:parent-style-name="Normal" style:family="paragraph">
      <style:paragraph-properties fo:text-align="end" fo:margin-bottom="0.1965in"/>
    </style:style>
    <style:style style:name="T336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36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367" style:parent-style-name="Normal" style:family="paragraph">
      <style:paragraph-properties fo:margin-bottom="0.1965in"/>
    </style:style>
    <style:style style:name="T3368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3369" style:family="table-row">
      <style:table-row-properties style:use-optimal-row-height="false"/>
    </style:style>
    <style:style style:name="TableCell337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371" style:parent-style-name="Normal" style:family="paragraph">
      <style:paragraph-properties fo:text-align="end" fo:margin-bottom="0.1965in"/>
    </style:style>
    <style:style style:name="T337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37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374" style:parent-style-name="Normal" style:family="paragraph">
      <style:paragraph-properties fo:margin-bottom="0.1965in"/>
    </style:style>
    <style:style style:name="T3375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3376" style:family="table-row">
      <style:table-row-properties style:use-optimal-row-height="false"/>
    </style:style>
    <style:style style:name="TableCell337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378" style:parent-style-name="Normal" style:family="paragraph">
      <style:paragraph-properties fo:text-align="end" fo:margin-bottom="0.1965in"/>
    </style:style>
    <style:style style:name="T337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38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381" style:parent-style-name="Normal" style:family="paragraph">
      <style:paragraph-properties fo:margin-bottom="0.1965in"/>
    </style:style>
    <style:style style:name="T338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383" style:family="table-row">
      <style:table-row-properties style:use-optimal-row-height="false"/>
    </style:style>
    <style:style style:name="TableCell338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385" style:parent-style-name="Normal" style:family="paragraph">
      <style:paragraph-properties fo:text-align="end" fo:margin-bottom="0.1965in"/>
    </style:style>
    <style:style style:name="T338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38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388" style:parent-style-name="Normal" style:family="paragraph">
      <style:paragraph-properties fo:margin-bottom="0.1965in"/>
    </style:style>
    <style:style style:name="T338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390" style:family="table-row">
      <style:table-row-properties style:use-optimal-row-height="false"/>
    </style:style>
    <style:style style:name="TableCell339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392" style:parent-style-name="Normal" style:family="paragraph">
      <style:paragraph-properties fo:text-align="end" fo:margin-bottom="0.1965in"/>
    </style:style>
    <style:style style:name="T339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39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395" style:parent-style-name="Normal" style:family="paragraph">
      <style:paragraph-properties fo:margin-bottom="0.1965in"/>
    </style:style>
    <style:style style:name="T339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397" style:family="table-row">
      <style:table-row-properties style:use-optimal-row-height="false"/>
    </style:style>
    <style:style style:name="TableCell339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399" style:parent-style-name="Normal" style:family="paragraph">
      <style:paragraph-properties fo:text-align="end" fo:margin-bottom="0.1965in"/>
    </style:style>
    <style:style style:name="T340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40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402" style:parent-style-name="Normal" style:family="paragraph">
      <style:paragraph-properties fo:margin-bottom="0.1965in" fo:margin-left="0.4875in" fo:text-indent="-0.4875in">
        <style:tab-stops/>
      </style:paragraph-properties>
    </style:style>
    <style:style style:name="TableRow3403" style:family="table-row">
      <style:table-row-properties style:use-optimal-row-height="false"/>
    </style:style>
    <style:style style:name="TableCell340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405" style:parent-style-name="Normal" style:family="paragraph">
      <style:paragraph-properties fo:text-align="end" fo:margin-bottom="0.1965in"/>
    </style:style>
    <style:style style:name="T340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40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40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40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410" style:family="table-row">
      <style:table-row-properties style:use-optimal-row-height="false"/>
    </style:style>
    <style:style style:name="TableCell341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412" style:parent-style-name="Normal" style:family="paragraph">
      <style:paragraph-properties fo:text-align="end" fo:margin-bottom="0.1965in"/>
    </style:style>
    <style:style style:name="T341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41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41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41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41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41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419" style:family="table-row">
      <style:table-row-properties style:use-optimal-row-height="false"/>
    </style:style>
    <style:style style:name="TableCell3420" style:family="table-cell">
      <style:table-cell-properties fo:border-top="0.0034in solid #000000" fo:border-left="0.0208in solid #000000" fo:border-bottom="0.0208in solid #000000" fo:border-right="0.0138in solid #000000" fo:background-color="#FFFFFF" style:writing-mode="lr-tb" fo:padding-top="0in" fo:padding-left="0.0097in" fo:padding-bottom="0in" fo:padding-right="0.0097in"/>
    </style:style>
    <style:style style:name="P3421" style:parent-style-name="Normal" style:family="paragraph">
      <style:paragraph-properties fo:text-align="end" fo:margin-bottom="0.1965in"/>
    </style:style>
    <style:style style:name="T342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423" style:family="table-cell">
      <style:table-cell-properties fo:border-top="0.0034in solid #000000" fo:border-left="0.0034in solid #000000" fo:border-bottom="0.0208in solid #000000" fo:border-right="0.0208in solid #000000" fo:background-color="#FFFFFF" style:writing-mode="lr-tb" fo:padding-top="0in" fo:padding-left="0.0097in" fo:padding-bottom="0in" fo:padding-right="0.0097in"/>
    </style:style>
    <style:style style:name="P342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42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42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42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42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42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3431" style:family="table-column">
      <style:table-column-properties style:column-width="1.5833in" style:use-optimal-column-width="false"/>
    </style:style>
    <style:style style:name="TableColumn3432" style:family="table-column">
      <style:table-column-properties style:column-width="1.5236in" style:use-optimal-column-width="false"/>
    </style:style>
    <style:style style:name="TableColumn3433" style:family="table-column">
      <style:table-column-properties style:column-width="1.4993in" style:use-optimal-column-width="false"/>
    </style:style>
    <style:style style:name="TableColumn3434" style:family="table-column">
      <style:table-column-properties style:column-width="2.0486in" style:use-optimal-column-width="false"/>
    </style:style>
    <style:style style:name="Table3430" style:family="table">
      <style:table-properties style:width="6.6548in" fo:margin-left="0in" table:align="left"/>
    </style:style>
    <style:style style:name="TableRow3435" style:family="table-row">
      <style:table-row-properties style:use-optimal-row-height="false"/>
    </style:style>
    <style:style style:name="TableCell3436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437" style:parent-style-name="Normal" style:family="paragraph">
      <style:paragraph-properties fo:text-align="end" fo:margin-bottom="0.1965in"/>
    </style:style>
    <style:style style:name="T343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439" style:family="table-cell">
      <style:table-cell-properties fo:border-top="0.0208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440" style:parent-style-name="Normal" style:family="paragraph">
      <style:paragraph-properties fo:margin-bottom="0.1965in"/>
    </style:style>
    <style:style style:name="T344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442" style:family="table-row">
      <style:table-row-properties style:use-optimal-row-height="false"/>
    </style:style>
    <style:style style:name="TableCell344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444" style:parent-style-name="Normal" style:family="paragraph">
      <style:paragraph-properties fo:text-align="end" fo:margin-bottom="0.1965in"/>
    </style:style>
    <style:style style:name="T344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44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447" style:parent-style-name="Normal" style:family="paragraph">
      <style:paragraph-properties fo:text-align="center" fo:margin-bottom="0.1965in"/>
    </style:style>
    <style:style style:name="T344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449" style:family="table-row">
      <style:table-row-properties style:use-optimal-row-height="false"/>
    </style:style>
    <style:style style:name="TableCell345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451" style:parent-style-name="Normal" style:family="paragraph">
      <style:paragraph-properties fo:text-align="end" fo:margin-bottom="0.1965in"/>
    </style:style>
    <style:style style:name="T345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453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454" style:parent-style-name="Normal" style:family="paragraph">
      <style:paragraph-properties fo:margin-bottom="0.1965in"/>
    </style:style>
    <style:style style:name="T345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456" style:parent-style-name="Normal" style:family="paragraph">
      <style:paragraph-properties fo:margin-bottom="0.1965in"/>
    </style:style>
    <style:style style:name="T345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458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459" style:parent-style-name="Normal" style:family="paragraph">
      <style:paragraph-properties fo:text-align="end" fo:margin-bottom="0.1965in"/>
    </style:style>
    <style:style style:name="T346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46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462" style:parent-style-name="Normal" style:family="paragraph">
      <style:paragraph-properties fo:margin-bottom="0.1965in"/>
    </style:style>
    <style:style style:name="T346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464" style:family="table-row">
      <style:table-row-properties style:use-optimal-row-height="false"/>
    </style:style>
    <style:style style:name="TableCell346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466" style:parent-style-name="Normal" style:family="paragraph">
      <style:paragraph-properties fo:text-align="end" fo:margin-bottom="0.1965in"/>
    </style:style>
    <style:style style:name="T346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468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469" style:parent-style-name="Normal" style:family="paragraph">
      <style:paragraph-properties fo:margin-bottom="0.1965in"/>
    </style:style>
    <style:style style:name="T347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471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472" style:parent-style-name="Normal" style:family="paragraph">
      <style:paragraph-properties fo:text-align="end" fo:margin-bottom="0.1965in"/>
    </style:style>
    <style:style style:name="T347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47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475" style:parent-style-name="Normal" style:family="paragraph">
      <style:paragraph-properties fo:margin-bottom="0.1965in"/>
    </style:style>
    <style:style style:name="T347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477" style:family="table-row">
      <style:table-row-properties style:use-optimal-row-height="false"/>
    </style:style>
    <style:style style:name="TableCell347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479" style:parent-style-name="Normal" style:family="paragraph">
      <style:paragraph-properties fo:text-align="end" fo:margin-bottom="0.1965in"/>
    </style:style>
    <style:style style:name="T348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48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482" style:parent-style-name="Normal" style:family="paragraph">
      <style:paragraph-properties fo:margin-bottom="0.1965in"/>
    </style:style>
    <style:style style:name="T348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484" style:family="table-row">
      <style:table-row-properties style:use-optimal-row-height="false"/>
    </style:style>
    <style:style style:name="TableCell348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486" style:parent-style-name="Normal" style:family="paragraph">
      <style:paragraph-properties fo:text-align="end" fo:margin-bottom="0.1965in"/>
    </style:style>
    <style:style style:name="T348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48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489" style:parent-style-name="Normal" style:family="paragraph">
      <style:paragraph-properties fo:margin-bottom="0.1965in"/>
    </style:style>
    <style:style style:name="T349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491" style:family="table-row">
      <style:table-row-properties style:use-optimal-row-height="false"/>
    </style:style>
    <style:style style:name="TableCell349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493" style:parent-style-name="Normal" style:family="paragraph">
      <style:paragraph-properties fo:text-align="end" fo:margin-bottom="0.1965in"/>
    </style:style>
    <style:style style:name="T349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49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49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49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498" style:family="table-row">
      <style:table-row-properties style:use-optimal-row-height="false"/>
    </style:style>
    <style:style style:name="TableCell349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500" style:parent-style-name="Normal" style:family="paragraph">
      <style:paragraph-properties fo:text-align="end" fo:margin-bottom="0.1965in"/>
    </style:style>
    <style:style style:name="T350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50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50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50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505" style:family="table-row">
      <style:table-row-properties style:use-optimal-row-height="false"/>
    </style:style>
    <style:style style:name="TableCell350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507" style:parent-style-name="Normal" style:family="paragraph">
      <style:paragraph-properties fo:text-align="end" fo:margin-bottom="0.1965in"/>
    </style:style>
    <style:style style:name="T350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50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510" style:parent-style-name="Normal" style:family="paragraph">
      <style:paragraph-properties fo:margin-bottom="0.1965in"/>
    </style:style>
    <style:style style:name="T3511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351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51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51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51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51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51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51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51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52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52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522" style:family="table-row">
      <style:table-row-properties style:use-optimal-row-height="false"/>
    </style:style>
    <style:style style:name="TableCell352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524" style:parent-style-name="Normal" style:family="paragraph">
      <style:paragraph-properties fo:text-align="end" fo:margin-bottom="0.1965in"/>
    </style:style>
    <style:style style:name="T352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52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527" style:parent-style-name="Normal" style:family="paragraph">
      <style:paragraph-properties fo:margin-bottom="0.1965in"/>
    </style:style>
    <style:style style:name="T3528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3529" style:family="table-row">
      <style:table-row-properties style:use-optimal-row-height="false"/>
    </style:style>
    <style:style style:name="TableCell353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531" style:parent-style-name="Normal" style:family="paragraph">
      <style:paragraph-properties fo:text-align="end" fo:margin-bottom="0.1965in"/>
    </style:style>
    <style:style style:name="T353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53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534" style:parent-style-name="Normal" style:family="paragraph">
      <style:paragraph-properties fo:margin-bottom="0.1965in"/>
    </style:style>
    <style:style style:name="T3535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3536" style:family="table-row">
      <style:table-row-properties style:use-optimal-row-height="false"/>
    </style:style>
    <style:style style:name="TableCell353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538" style:parent-style-name="Normal" style:family="paragraph">
      <style:paragraph-properties fo:text-align="end" fo:margin-bottom="0.1965in"/>
    </style:style>
    <style:style style:name="T353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54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541" style:parent-style-name="Normal" style:family="paragraph">
      <style:paragraph-properties fo:margin-bottom="0.1965in"/>
    </style:style>
    <style:style style:name="T354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543" style:family="table-row">
      <style:table-row-properties style:use-optimal-row-height="false"/>
    </style:style>
    <style:style style:name="TableCell354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545" style:parent-style-name="Normal" style:family="paragraph">
      <style:paragraph-properties fo:text-align="end" fo:margin-bottom="0.1965in"/>
    </style:style>
    <style:style style:name="T354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54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548" style:parent-style-name="Normal" style:family="paragraph">
      <style:paragraph-properties fo:margin-bottom="0.1965in"/>
    </style:style>
    <style:style style:name="T354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550" style:family="table-row">
      <style:table-row-properties style:use-optimal-row-height="false"/>
    </style:style>
    <style:style style:name="TableCell355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552" style:parent-style-name="Normal" style:family="paragraph">
      <style:paragraph-properties fo:text-align="end" fo:margin-bottom="0.1965in"/>
    </style:style>
    <style:style style:name="T355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55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555" style:parent-style-name="Normal" style:family="paragraph">
      <style:paragraph-properties fo:margin-bottom="0.1965in"/>
    </style:style>
    <style:style style:name="T355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557" style:family="table-row">
      <style:table-row-properties style:use-optimal-row-height="false"/>
    </style:style>
    <style:style style:name="TableCell355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559" style:parent-style-name="Normal" style:family="paragraph">
      <style:paragraph-properties fo:text-align="end" fo:margin-bottom="0.1965in"/>
    </style:style>
    <style:style style:name="T356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56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562" style:parent-style-name="Normal" style:family="paragraph">
      <style:paragraph-properties fo:margin-bottom="0.1965in" fo:margin-left="0.4875in" fo:text-indent="-0.4875in">
        <style:tab-stops/>
      </style:paragraph-properties>
    </style:style>
    <style:style style:name="TableRow3563" style:family="table-row">
      <style:table-row-properties style:use-optimal-row-height="false"/>
    </style:style>
    <style:style style:name="TableCell356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565" style:parent-style-name="Normal" style:family="paragraph">
      <style:paragraph-properties fo:text-align="end" fo:margin-bottom="0.1965in"/>
    </style:style>
    <style:style style:name="T356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56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56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56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570" style:family="table-row">
      <style:table-row-properties style:use-optimal-row-height="false"/>
    </style:style>
    <style:style style:name="TableCell357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572" style:parent-style-name="Normal" style:family="paragraph">
      <style:paragraph-properties fo:text-align="end" fo:margin-bottom="0.1965in"/>
    </style:style>
    <style:style style:name="T357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57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57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57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57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57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579" style:family="table-row">
      <style:table-row-properties style:use-optimal-row-height="false"/>
    </style:style>
    <style:style style:name="TableCell3580" style:family="table-cell">
      <style:table-cell-properties fo:border-top="0.0034in solid #000000" fo:border-left="0.0208in solid #000000" fo:border-bottom="0.0208in solid #000000" fo:border-right="0.0138in solid #000000" fo:background-color="#FFFFFF" style:writing-mode="lr-tb" fo:padding-top="0in" fo:padding-left="0.0097in" fo:padding-bottom="0in" fo:padding-right="0.0097in"/>
    </style:style>
    <style:style style:name="P3581" style:parent-style-name="Normal" style:family="paragraph">
      <style:paragraph-properties fo:text-align="end" fo:margin-bottom="0.1965in"/>
    </style:style>
    <style:style style:name="T358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583" style:family="table-cell">
      <style:table-cell-properties fo:border-top="0.0034in solid #000000" fo:border-left="0.0034in solid #000000" fo:border-bottom="0.0208in solid #000000" fo:border-right="0.0208in solid #000000" fo:background-color="#FFFFFF" style:writing-mode="lr-tb" fo:padding-top="0in" fo:padding-left="0.0097in" fo:padding-bottom="0in" fo:padding-right="0.0097in"/>
    </style:style>
    <style:style style:name="P358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58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58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58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58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58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3591" style:family="table-column">
      <style:table-column-properties style:column-width="1.5833in" style:use-optimal-column-width="false"/>
    </style:style>
    <style:style style:name="TableColumn3592" style:family="table-column">
      <style:table-column-properties style:column-width="1.5236in" style:use-optimal-column-width="false"/>
    </style:style>
    <style:style style:name="TableColumn3593" style:family="table-column">
      <style:table-column-properties style:column-width="1.4993in" style:use-optimal-column-width="false"/>
    </style:style>
    <style:style style:name="TableColumn3594" style:family="table-column">
      <style:table-column-properties style:column-width="2.0486in" style:use-optimal-column-width="false"/>
    </style:style>
    <style:style style:name="Table3590" style:family="table">
      <style:table-properties style:width="6.6548in" fo:margin-left="0in" table:align="left"/>
    </style:style>
    <style:style style:name="TableRow3595" style:family="table-row">
      <style:table-row-properties style:use-optimal-row-height="false"/>
    </style:style>
    <style:style style:name="TableCell3596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597" style:parent-style-name="Normal" style:family="paragraph">
      <style:paragraph-properties fo:text-align="end" fo:margin-bottom="0.1965in"/>
    </style:style>
    <style:style style:name="T359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599" style:family="table-cell">
      <style:table-cell-properties fo:border-top="0.0208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600" style:parent-style-name="Normal" style:family="paragraph">
      <style:paragraph-properties fo:margin-bottom="0.1965in"/>
    </style:style>
    <style:style style:name="T360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602" style:family="table-row">
      <style:table-row-properties style:use-optimal-row-height="false"/>
    </style:style>
    <style:style style:name="TableCell360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604" style:parent-style-name="Normal" style:family="paragraph">
      <style:paragraph-properties fo:text-align="end" fo:margin-bottom="0.1965in"/>
    </style:style>
    <style:style style:name="T360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60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607" style:parent-style-name="Normal" style:family="paragraph">
      <style:paragraph-properties fo:text-align="center" fo:margin-bottom="0.1965in"/>
    </style:style>
    <style:style style:name="T360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609" style:family="table-row">
      <style:table-row-properties style:use-optimal-row-height="false"/>
    </style:style>
    <style:style style:name="TableCell361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611" style:parent-style-name="Normal" style:family="paragraph">
      <style:paragraph-properties fo:text-align="end" fo:margin-bottom="0.1965in"/>
    </style:style>
    <style:style style:name="T361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613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614" style:parent-style-name="Normal" style:family="paragraph">
      <style:paragraph-properties fo:margin-bottom="0.1965in"/>
    </style:style>
    <style:style style:name="T361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616" style:parent-style-name="Normal" style:family="paragraph">
      <style:paragraph-properties fo:margin-bottom="0.1965in"/>
    </style:style>
    <style:style style:name="T361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618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619" style:parent-style-name="Normal" style:family="paragraph">
      <style:paragraph-properties fo:text-align="end" fo:margin-bottom="0.1965in"/>
    </style:style>
    <style:style style:name="T362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62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622" style:parent-style-name="Normal" style:family="paragraph">
      <style:paragraph-properties fo:margin-bottom="0.1965in"/>
    </style:style>
    <style:style style:name="T362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624" style:family="table-row">
      <style:table-row-properties style:use-optimal-row-height="false"/>
    </style:style>
    <style:style style:name="TableCell362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626" style:parent-style-name="Normal" style:family="paragraph">
      <style:paragraph-properties fo:text-align="end" fo:margin-bottom="0.1965in"/>
    </style:style>
    <style:style style:name="T362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628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629" style:parent-style-name="Normal" style:family="paragraph">
      <style:paragraph-properties fo:margin-bottom="0.1965in"/>
    </style:style>
    <style:style style:name="T363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631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632" style:parent-style-name="Normal" style:family="paragraph">
      <style:paragraph-properties fo:text-align="end" fo:margin-bottom="0.1965in"/>
    </style:style>
    <style:style style:name="T363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63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635" style:parent-style-name="Normal" style:family="paragraph">
      <style:paragraph-properties fo:margin-bottom="0.1965in"/>
    </style:style>
    <style:style style:name="T363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637" style:family="table-row">
      <style:table-row-properties style:use-optimal-row-height="false"/>
    </style:style>
    <style:style style:name="TableCell363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639" style:parent-style-name="Normal" style:family="paragraph">
      <style:paragraph-properties fo:text-align="end" fo:margin-bottom="0.1965in"/>
    </style:style>
    <style:style style:name="T364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64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642" style:parent-style-name="Normal" style:family="paragraph">
      <style:paragraph-properties fo:margin-bottom="0.1965in"/>
    </style:style>
    <style:style style:name="T364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644" style:family="table-row">
      <style:table-row-properties style:use-optimal-row-height="false"/>
    </style:style>
    <style:style style:name="TableCell364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646" style:parent-style-name="Normal" style:family="paragraph">
      <style:paragraph-properties fo:text-align="end" fo:margin-bottom="0.1965in"/>
    </style:style>
    <style:style style:name="T364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64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649" style:parent-style-name="Normal" style:family="paragraph">
      <style:paragraph-properties fo:margin-bottom="0.1965in"/>
    </style:style>
    <style:style style:name="T365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651" style:family="table-row">
      <style:table-row-properties style:use-optimal-row-height="false"/>
    </style:style>
    <style:style style:name="TableCell365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653" style:parent-style-name="Normal" style:family="paragraph">
      <style:paragraph-properties fo:text-align="end" fo:margin-bottom="0.1965in"/>
    </style:style>
    <style:style style:name="T365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65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65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65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658" style:family="table-row">
      <style:table-row-properties style:use-optimal-row-height="false"/>
    </style:style>
    <style:style style:name="TableCell365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660" style:parent-style-name="Normal" style:family="paragraph">
      <style:paragraph-properties fo:text-align="end" fo:margin-bottom="0.1965in"/>
    </style:style>
    <style:style style:name="T366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66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66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66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665" style:family="table-row">
      <style:table-row-properties style:use-optimal-row-height="false"/>
    </style:style>
    <style:style style:name="TableCell366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667" style:parent-style-name="Normal" style:family="paragraph">
      <style:paragraph-properties fo:text-align="end" fo:margin-bottom="0.1965in"/>
    </style:style>
    <style:style style:name="T366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66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670" style:parent-style-name="Normal" style:family="paragraph">
      <style:paragraph-properties fo:margin-bottom="0.1965in"/>
    </style:style>
    <style:style style:name="T3671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367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67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67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67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67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67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67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67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680" style:family="table-row">
      <style:table-row-properties style:use-optimal-row-height="false"/>
    </style:style>
    <style:style style:name="TableCell368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682" style:parent-style-name="Normal" style:family="paragraph">
      <style:paragraph-properties fo:text-align="end" fo:margin-bottom="0.1965in"/>
    </style:style>
    <style:style style:name="T368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68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685" style:parent-style-name="Normal" style:family="paragraph">
      <style:paragraph-properties fo:margin-bottom="0.1965in"/>
    </style:style>
    <style:style style:name="T3686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3687" style:family="table-row">
      <style:table-row-properties style:use-optimal-row-height="false"/>
    </style:style>
    <style:style style:name="TableCell368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689" style:parent-style-name="Normal" style:family="paragraph">
      <style:paragraph-properties fo:text-align="end" fo:margin-bottom="0.1965in"/>
    </style:style>
    <style:style style:name="T369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69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692" style:parent-style-name="Normal" style:family="paragraph">
      <style:paragraph-properties fo:margin-bottom="0.1965in"/>
    </style:style>
    <style:style style:name="T3693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3694" style:family="table-row">
      <style:table-row-properties style:use-optimal-row-height="false"/>
    </style:style>
    <style:style style:name="TableCell369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696" style:parent-style-name="Normal" style:family="paragraph">
      <style:paragraph-properties fo:text-align="end" fo:margin-bottom="0.1965in"/>
    </style:style>
    <style:style style:name="T369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69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699" style:parent-style-name="Normal" style:family="paragraph">
      <style:paragraph-properties fo:margin-bottom="0.1965in"/>
    </style:style>
    <style:style style:name="T370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701" style:family="table-row">
      <style:table-row-properties style:use-optimal-row-height="false"/>
    </style:style>
    <style:style style:name="TableCell370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703" style:parent-style-name="Normal" style:family="paragraph">
      <style:paragraph-properties fo:text-align="end" fo:margin-bottom="0.1965in"/>
    </style:style>
    <style:style style:name="T370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70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706" style:parent-style-name="Normal" style:family="paragraph">
      <style:paragraph-properties fo:margin-bottom="0.1965in"/>
    </style:style>
    <style:style style:name="T370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708" style:family="table-row">
      <style:table-row-properties style:use-optimal-row-height="false"/>
    </style:style>
    <style:style style:name="TableCell370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710" style:parent-style-name="Normal" style:family="paragraph">
      <style:paragraph-properties fo:text-align="end" fo:margin-bottom="0.1965in"/>
    </style:style>
    <style:style style:name="T371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71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713" style:parent-style-name="Normal" style:family="paragraph">
      <style:paragraph-properties fo:margin-bottom="0.1965in"/>
    </style:style>
    <style:style style:name="T371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715" style:family="table-row">
      <style:table-row-properties style:use-optimal-row-height="false"/>
    </style:style>
    <style:style style:name="TableCell371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717" style:parent-style-name="Normal" style:family="paragraph">
      <style:paragraph-properties fo:text-align="end" fo:margin-bottom="0.1965in"/>
    </style:style>
    <style:style style:name="T371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71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720" style:parent-style-name="Normal" style:family="paragraph">
      <style:paragraph-properties fo:margin-bottom="0.1965in" fo:margin-left="0.4875in" fo:text-indent="-0.4875in">
        <style:tab-stops/>
      </style:paragraph-properties>
    </style:style>
    <style:style style:name="TableRow3721" style:family="table-row">
      <style:table-row-properties style:use-optimal-row-height="false"/>
    </style:style>
    <style:style style:name="TableCell372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723" style:parent-style-name="Normal" style:family="paragraph">
      <style:paragraph-properties fo:text-align="end" fo:margin-bottom="0.1965in"/>
    </style:style>
    <style:style style:name="T372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72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72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72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728" style:family="table-row">
      <style:table-row-properties style:use-optimal-row-height="false"/>
    </style:style>
    <style:style style:name="TableCell372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730" style:parent-style-name="Normal" style:family="paragraph">
      <style:paragraph-properties fo:text-align="end" fo:margin-bottom="0.1965in"/>
    </style:style>
    <style:style style:name="T373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73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73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73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73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73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737" style:family="table-row">
      <style:table-row-properties style:use-optimal-row-height="false"/>
    </style:style>
    <style:style style:name="TableCell3738" style:family="table-cell">
      <style:table-cell-properties fo:border-top="0.0034in solid #000000" fo:border-left="0.0208in solid #000000" fo:border-bottom="0.0208in solid #000000" fo:border-right="0.0138in solid #000000" fo:background-color="#FFFFFF" style:writing-mode="lr-tb" fo:padding-top="0in" fo:padding-left="0.0097in" fo:padding-bottom="0in" fo:padding-right="0.0097in"/>
    </style:style>
    <style:style style:name="P3739" style:parent-style-name="Normal" style:family="paragraph">
      <style:paragraph-properties fo:text-align="end" fo:margin-bottom="0.1965in"/>
    </style:style>
    <style:style style:name="T374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741" style:family="table-cell">
      <style:table-cell-properties fo:border-top="0.0034in solid #000000" fo:border-left="0.0034in solid #000000" fo:border-bottom="0.0208in solid #000000" fo:border-right="0.0208in solid #000000" fo:background-color="#FFFFFF" style:writing-mode="lr-tb" fo:padding-top="0in" fo:padding-left="0.0097in" fo:padding-bottom="0in" fo:padding-right="0.0097in"/>
    </style:style>
    <style:style style:name="P374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74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74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74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74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74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3749" style:family="table-column">
      <style:table-column-properties style:column-width="1.5833in" style:use-optimal-column-width="false"/>
    </style:style>
    <style:style style:name="TableColumn3750" style:family="table-column">
      <style:table-column-properties style:column-width="1.5236in" style:use-optimal-column-width="false"/>
    </style:style>
    <style:style style:name="TableColumn3751" style:family="table-column">
      <style:table-column-properties style:column-width="1.4993in" style:use-optimal-column-width="false"/>
    </style:style>
    <style:style style:name="TableColumn3752" style:family="table-column">
      <style:table-column-properties style:column-width="2.0486in" style:use-optimal-column-width="false"/>
    </style:style>
    <style:style style:name="Table3748" style:family="table">
      <style:table-properties style:width="6.6548in" fo:margin-left="0in" table:align="left"/>
    </style:style>
    <style:style style:name="TableRow3753" style:family="table-row">
      <style:table-row-properties style:use-optimal-row-height="false"/>
    </style:style>
    <style:style style:name="TableCell3754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755" style:parent-style-name="Normal" style:family="paragraph">
      <style:paragraph-properties fo:text-align="end" fo:margin-bottom="0.1965in"/>
    </style:style>
    <style:style style:name="T375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757" style:family="table-cell">
      <style:table-cell-properties fo:border-top="0.0208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758" style:parent-style-name="Normal" style:family="paragraph">
      <style:paragraph-properties fo:margin-bottom="0.1965in"/>
    </style:style>
    <style:style style:name="T375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760" style:family="table-row">
      <style:table-row-properties style:use-optimal-row-height="false"/>
    </style:style>
    <style:style style:name="TableCell376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762" style:parent-style-name="Normal" style:family="paragraph">
      <style:paragraph-properties fo:text-align="end" fo:margin-bottom="0.1965in"/>
    </style:style>
    <style:style style:name="T376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76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765" style:parent-style-name="Normal" style:family="paragraph">
      <style:paragraph-properties fo:text-align="center" fo:margin-bottom="0.1965in"/>
    </style:style>
    <style:style style:name="T376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767" style:family="table-row">
      <style:table-row-properties style:use-optimal-row-height="false"/>
    </style:style>
    <style:style style:name="TableCell376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769" style:parent-style-name="Normal" style:family="paragraph">
      <style:paragraph-properties fo:text-align="end" fo:margin-bottom="0.1965in"/>
    </style:style>
    <style:style style:name="T377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771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772" style:parent-style-name="Normal" style:family="paragraph">
      <style:paragraph-properties fo:margin-bottom="0.1965in"/>
    </style:style>
    <style:style style:name="T377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774" style:parent-style-name="Normal" style:family="paragraph">
      <style:paragraph-properties fo:margin-bottom="0.1965in"/>
    </style:style>
    <style:style style:name="T377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776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777" style:parent-style-name="Normal" style:family="paragraph">
      <style:paragraph-properties fo:text-align="end" fo:margin-bottom="0.1965in"/>
    </style:style>
    <style:style style:name="T377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377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78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781" style:parent-style-name="Normal" style:family="paragraph">
      <style:paragraph-properties fo:margin-bottom="0.1965in"/>
    </style:style>
    <style:style style:name="T378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783" style:family="table-row">
      <style:table-row-properties style:use-optimal-row-height="false"/>
    </style:style>
    <style:style style:name="TableCell378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785" style:parent-style-name="Normal" style:family="paragraph">
      <style:paragraph-properties fo:text-align="end" fo:margin-bottom="0.1965in"/>
    </style:style>
    <style:style style:name="T378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787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788" style:parent-style-name="Normal" style:family="paragraph">
      <style:paragraph-properties fo:margin-bottom="0.1965in"/>
    </style:style>
    <style:style style:name="T378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790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791" style:parent-style-name="Normal" style:family="paragraph">
      <style:paragraph-properties fo:text-align="end" fo:margin-bottom="0.1965in"/>
    </style:style>
    <style:style style:name="T379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79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794" style:parent-style-name="Normal" style:family="paragraph">
      <style:paragraph-properties fo:margin-bottom="0.1965in"/>
    </style:style>
    <style:style style:name="T379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796" style:family="table-row">
      <style:table-row-properties style:use-optimal-row-height="false"/>
    </style:style>
    <style:style style:name="TableCell379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798" style:parent-style-name="Normal" style:family="paragraph">
      <style:paragraph-properties fo:text-align="end" fo:margin-bottom="0.1965in"/>
    </style:style>
    <style:style style:name="T379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80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801" style:parent-style-name="Normal" style:family="paragraph">
      <style:paragraph-properties fo:margin-bottom="0.1965in"/>
    </style:style>
    <style:style style:name="T380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803" style:family="table-row">
      <style:table-row-properties style:use-optimal-row-height="false"/>
    </style:style>
    <style:style style:name="TableCell380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805" style:parent-style-name="Normal" style:family="paragraph">
      <style:paragraph-properties fo:text-align="end" fo:margin-bottom="0.1965in"/>
    </style:style>
    <style:style style:name="T380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80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808" style:parent-style-name="Normal" style:family="paragraph">
      <style:paragraph-properties fo:margin-bottom="0.1965in"/>
    </style:style>
    <style:style style:name="T380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810" style:family="table-row">
      <style:table-row-properties style:use-optimal-row-height="false"/>
    </style:style>
    <style:style style:name="TableCell381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812" style:parent-style-name="Normal" style:family="paragraph">
      <style:paragraph-properties fo:text-align="end" fo:margin-bottom="0.1965in"/>
    </style:style>
    <style:style style:name="T381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81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81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81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817" style:family="table-row">
      <style:table-row-properties style:use-optimal-row-height="false"/>
    </style:style>
    <style:style style:name="TableCell381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819" style:parent-style-name="Normal" style:family="paragraph">
      <style:paragraph-properties fo:text-align="end" fo:margin-bottom="0.1965in"/>
    </style:style>
    <style:style style:name="T382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82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82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82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824" style:family="table-row">
      <style:table-row-properties style:use-optimal-row-height="false"/>
    </style:style>
    <style:style style:name="TableCell382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826" style:parent-style-name="Normal" style:family="paragraph">
      <style:paragraph-properties fo:text-align="end" fo:margin-bottom="0.1965in"/>
    </style:style>
    <style:style style:name="T382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82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829" style:parent-style-name="Normal" style:family="paragraph">
      <style:paragraph-properties fo:margin-bottom="0.1965in"/>
    </style:style>
    <style:style style:name="T3830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383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83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83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83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83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83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83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83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83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84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84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84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843" style:family="table-row">
      <style:table-row-properties style:use-optimal-row-height="false"/>
    </style:style>
    <style:style style:name="TableCell384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845" style:parent-style-name="Normal" style:family="paragraph">
      <style:paragraph-properties fo:text-align="end" fo:margin-bottom="0.1965in"/>
    </style:style>
    <style:style style:name="T384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84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848" style:parent-style-name="Normal" style:family="paragraph">
      <style:paragraph-properties fo:margin-bottom="0.1965in"/>
    </style:style>
    <style:style style:name="T3849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3850" style:family="table-row">
      <style:table-row-properties style:use-optimal-row-height="false"/>
    </style:style>
    <style:style style:name="TableCell385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852" style:parent-style-name="Normal" style:family="paragraph">
      <style:paragraph-properties fo:text-align="end" fo:margin-bottom="0.1965in"/>
    </style:style>
    <style:style style:name="T385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85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855" style:parent-style-name="Normal" style:family="paragraph">
      <style:paragraph-properties fo:margin-bottom="0.1965in"/>
    </style:style>
    <style:style style:name="T3856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3857" style:family="table-row">
      <style:table-row-properties style:use-optimal-row-height="false"/>
    </style:style>
    <style:style style:name="TableCell385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859" style:parent-style-name="Normal" style:family="paragraph">
      <style:paragraph-properties fo:text-align="end" fo:margin-bottom="0.1965in"/>
    </style:style>
    <style:style style:name="T386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86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862" style:parent-style-name="Normal" style:family="paragraph">
      <style:paragraph-properties fo:margin-bottom="0.1965in"/>
    </style:style>
    <style:style style:name="T386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864" style:family="table-row">
      <style:table-row-properties style:use-optimal-row-height="false"/>
    </style:style>
    <style:style style:name="TableCell386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866" style:parent-style-name="Normal" style:family="paragraph">
      <style:paragraph-properties fo:text-align="end" fo:margin-bottom="0.1965in"/>
    </style:style>
    <style:style style:name="T386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86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869" style:parent-style-name="Normal" style:family="paragraph">
      <style:paragraph-properties fo:margin-bottom="0.1965in"/>
    </style:style>
    <style:style style:name="T387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871" style:family="table-row">
      <style:table-row-properties style:use-optimal-row-height="false"/>
    </style:style>
    <style:style style:name="TableCell387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873" style:parent-style-name="Normal" style:family="paragraph">
      <style:paragraph-properties fo:text-align="end" fo:margin-bottom="0.1965in"/>
    </style:style>
    <style:style style:name="T387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87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876" style:parent-style-name="Normal" style:family="paragraph">
      <style:paragraph-properties fo:margin-bottom="0.1965in"/>
    </style:style>
    <style:style style:name="T387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878" style:family="table-row">
      <style:table-row-properties style:use-optimal-row-height="false"/>
    </style:style>
    <style:style style:name="TableCell387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880" style:parent-style-name="Normal" style:family="paragraph">
      <style:paragraph-properties fo:text-align="end" fo:margin-bottom="0.1965in"/>
    </style:style>
    <style:style style:name="T388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88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883" style:parent-style-name="Normal" style:family="paragraph">
      <style:paragraph-properties fo:margin-bottom="0.1965in" fo:margin-left="0.4875in" fo:text-indent="-0.4875in">
        <style:tab-stops/>
      </style:paragraph-properties>
    </style:style>
    <style:style style:name="T388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885" style:family="table-row">
      <style:table-row-properties style:use-optimal-row-height="false"/>
    </style:style>
    <style:style style:name="TableCell388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887" style:parent-style-name="Normal" style:family="paragraph">
      <style:paragraph-properties fo:text-align="end" fo:margin-bottom="0.1965in"/>
    </style:style>
    <style:style style:name="T388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388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89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89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89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893" style:family="table-row">
      <style:table-row-properties style:use-optimal-row-height="false"/>
    </style:style>
    <style:style style:name="TableCell389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895" style:parent-style-name="Normal" style:family="paragraph">
      <style:paragraph-properties fo:text-align="end" fo:margin-bottom="0.1965in"/>
    </style:style>
    <style:style style:name="T389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89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89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89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90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90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902" style:family="table-row">
      <style:table-row-properties style:use-optimal-row-height="false"/>
    </style:style>
    <style:style style:name="TableCell3903" style:family="table-cell">
      <style:table-cell-properties fo:border-top="0.0034in solid #000000" fo:border-left="0.0208in solid #000000" fo:border-bottom="0.0208in solid #000000" fo:border-right="0.0138in solid #000000" fo:background-color="#FFFFFF" style:writing-mode="lr-tb" fo:padding-top="0in" fo:padding-left="0.0097in" fo:padding-bottom="0in" fo:padding-right="0.0097in"/>
    </style:style>
    <style:style style:name="P3904" style:parent-style-name="Normal" style:family="paragraph">
      <style:paragraph-properties fo:text-align="end" fo:margin-bottom="0.1965in"/>
    </style:style>
    <style:style style:name="T390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906" style:family="table-cell">
      <style:table-cell-properties fo:border-top="0.0034in solid #000000" fo:border-left="0.0034in solid #000000" fo:border-bottom="0.0208in solid #000000" fo:border-right="0.0208in solid #000000" fo:background-color="#FFFFFF" style:writing-mode="lr-tb" fo:padding-top="0in" fo:padding-left="0.0097in" fo:padding-bottom="0in" fo:padding-right="0.0097in"/>
    </style:style>
    <style:style style:name="P390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90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90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91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91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91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913" style:parent-style-name="Normal" style:family="paragraph">
      <style:paragraph-properties fo:break-before="page"/>
    </style:style>
    <style:style style:name="TableColumn3915" style:family="table-column">
      <style:table-column-properties style:column-width="1.5833in" style:use-optimal-column-width="false"/>
    </style:style>
    <style:style style:name="TableColumn3916" style:family="table-column">
      <style:table-column-properties style:column-width="1.5236in" style:use-optimal-column-width="false"/>
    </style:style>
    <style:style style:name="TableColumn3917" style:family="table-column">
      <style:table-column-properties style:column-width="1.4993in" style:use-optimal-column-width="false"/>
    </style:style>
    <style:style style:name="TableColumn3918" style:family="table-column">
      <style:table-column-properties style:column-width="2.0486in" style:use-optimal-column-width="false"/>
    </style:style>
    <style:style style:name="Table3914" style:family="table">
      <style:table-properties style:width="6.6548in" fo:margin-left="0in" table:align="left"/>
    </style:style>
    <style:style style:name="TableRow3919" style:family="table-row">
      <style:table-row-properties style:use-optimal-row-height="false"/>
    </style:style>
    <style:style style:name="TableCell3920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921" style:parent-style-name="Normal" style:family="paragraph">
      <style:paragraph-properties fo:text-align="end" fo:margin-bottom="0.1965in"/>
    </style:style>
    <style:style style:name="T392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923" style:family="table-cell">
      <style:table-cell-properties fo:border-top="0.0208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924" style:parent-style-name="Normal" style:family="paragraph">
      <style:paragraph-properties fo:margin-bottom="0.1965in"/>
    </style:style>
    <style:style style:name="T392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926" style:family="table-row">
      <style:table-row-properties style:use-optimal-row-height="false"/>
    </style:style>
    <style:style style:name="TableCell392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928" style:parent-style-name="Normal" style:family="paragraph">
      <style:paragraph-properties fo:text-align="end" fo:margin-bottom="0.1965in"/>
    </style:style>
    <style:style style:name="T392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93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931" style:parent-style-name="Normal" style:family="paragraph">
      <style:paragraph-properties fo:text-align="center" fo:margin-bottom="0.1965in"/>
    </style:style>
    <style:style style:name="T393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933" style:family="table-row">
      <style:table-row-properties style:use-optimal-row-height="false"/>
    </style:style>
    <style:style style:name="TableCell393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935" style:parent-style-name="Normal" style:family="paragraph">
      <style:paragraph-properties fo:text-align="end" fo:margin-bottom="0.1965in"/>
    </style:style>
    <style:style style:name="T393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937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938" style:parent-style-name="Normal" style:family="paragraph">
      <style:paragraph-properties fo:margin-bottom="0.1965in"/>
    </style:style>
    <style:style style:name="T393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940" style:parent-style-name="Normal" style:family="paragraph">
      <style:paragraph-properties fo:margin-bottom="0.1965in"/>
    </style:style>
    <style:style style:name="T394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942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943" style:parent-style-name="Normal" style:family="paragraph">
      <style:paragraph-properties fo:text-align="end" fo:margin-bottom="0.1965in"/>
    </style:style>
    <style:style style:name="T394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394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94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947" style:parent-style-name="Normal" style:family="paragraph">
      <style:paragraph-properties fo:margin-bottom="0.1965in"/>
    </style:style>
    <style:style style:name="T394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949" style:family="table-row">
      <style:table-row-properties style:use-optimal-row-height="false"/>
    </style:style>
    <style:style style:name="TableCell395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951" style:parent-style-name="Normal" style:family="paragraph">
      <style:paragraph-properties fo:text-align="end" fo:margin-bottom="0.1965in"/>
    </style:style>
    <style:style style:name="T395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953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954" style:parent-style-name="Normal" style:family="paragraph">
      <style:paragraph-properties fo:margin-bottom="0.1965in"/>
    </style:style>
    <style:style style:name="T395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956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957" style:parent-style-name="Normal" style:family="paragraph">
      <style:paragraph-properties fo:text-align="end" fo:margin-bottom="0.1965in"/>
    </style:style>
    <style:style style:name="T395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95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960" style:parent-style-name="Normal" style:family="paragraph">
      <style:paragraph-properties fo:margin-bottom="0.1965in"/>
    </style:style>
    <style:style style:name="T396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962" style:family="table-row">
      <style:table-row-properties style:use-optimal-row-height="false"/>
    </style:style>
    <style:style style:name="TableCell396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964" style:parent-style-name="Normal" style:family="paragraph">
      <style:paragraph-properties fo:text-align="end" fo:margin-bottom="0.1965in"/>
    </style:style>
    <style:style style:name="T396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96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967" style:parent-style-name="Normal" style:family="paragraph">
      <style:paragraph-properties fo:margin-bottom="0.1965in"/>
    </style:style>
    <style:style style:name="T396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969" style:family="table-row">
      <style:table-row-properties style:use-optimal-row-height="false"/>
    </style:style>
    <style:style style:name="TableCell397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971" style:parent-style-name="Normal" style:family="paragraph">
      <style:paragraph-properties fo:text-align="end" fo:margin-bottom="0.1965in"/>
    </style:style>
    <style:style style:name="T397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97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974" style:parent-style-name="Normal" style:family="paragraph">
      <style:paragraph-properties fo:margin-bottom="0.1965in"/>
    </style:style>
    <style:style style:name="T397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976" style:family="table-row">
      <style:table-row-properties style:use-optimal-row-height="false"/>
    </style:style>
    <style:style style:name="TableCell397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978" style:parent-style-name="Normal" style:family="paragraph">
      <style:paragraph-properties fo:text-align="end" fo:margin-bottom="0.1965in"/>
    </style:style>
    <style:style style:name="T397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98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98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98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398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398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398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398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98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98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98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99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3991" style:family="table-row">
      <style:table-row-properties style:use-optimal-row-height="false"/>
    </style:style>
    <style:style style:name="TableCell399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3993" style:parent-style-name="Normal" style:family="paragraph">
      <style:paragraph-properties fo:text-align="end" fo:margin-bottom="0.1965in"/>
    </style:style>
    <style:style style:name="T399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99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399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399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399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399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00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00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002" style:family="table-row">
      <style:table-row-properties style:use-optimal-row-height="false"/>
    </style:style>
    <style:style style:name="TableCell400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004" style:parent-style-name="Normal" style:family="paragraph">
      <style:paragraph-properties fo:text-align="end" fo:margin-bottom="0.1965in"/>
    </style:style>
    <style:style style:name="T400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00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007" style:parent-style-name="Normal" style:family="paragraph">
      <style:paragraph-properties fo:margin-bottom="0.1965in"/>
    </style:style>
    <style:style style:name="T4008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400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01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01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01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401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401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401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401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401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018" style:family="table-row">
      <style:table-row-properties style:use-optimal-row-height="false"/>
    </style:style>
    <style:style style:name="TableCell401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020" style:parent-style-name="Normal" style:family="paragraph">
      <style:paragraph-properties fo:text-align="end" fo:margin-bottom="0.1965in"/>
    </style:style>
    <style:style style:name="T402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02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023" style:parent-style-name="Normal" style:family="paragraph">
      <style:paragraph-properties fo:margin-bottom="0.1965in"/>
    </style:style>
    <style:style style:name="T4024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4025" style:parent-style-name="Normal" style:family="paragraph">
      <style:paragraph-properties fo:margin-bottom="0.1965in"/>
    </style:style>
    <style:style style:name="T402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027" style:family="table-row">
      <style:table-row-properties style:use-optimal-row-height="false"/>
    </style:style>
    <style:style style:name="TableCell402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029" style:parent-style-name="Normal" style:family="paragraph">
      <style:paragraph-properties fo:text-align="end" fo:margin-bottom="0.1965in"/>
    </style:style>
    <style:style style:name="T403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03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032" style:parent-style-name="Normal" style:family="paragraph">
      <style:paragraph-properties fo:margin-bottom="0.1965in"/>
    </style:style>
    <style:style style:name="T4033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4034" style:family="table-row">
      <style:table-row-properties style:use-optimal-row-height="false"/>
    </style:style>
    <style:style style:name="TableCell403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036" style:parent-style-name="Normal" style:family="paragraph">
      <style:paragraph-properties fo:text-align="end" fo:margin-bottom="0.1965in"/>
    </style:style>
    <style:style style:name="T403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03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039" style:parent-style-name="Normal" style:family="paragraph">
      <style:paragraph-properties fo:margin-bottom="0.1965in"/>
    </style:style>
    <style:style style:name="T404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404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042" style:family="table-row">
      <style:table-row-properties style:use-optimal-row-height="false"/>
    </style:style>
    <style:style style:name="TableCell404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044" style:parent-style-name="Normal" style:family="paragraph">
      <style:paragraph-properties fo:text-align="end" fo:margin-bottom="0.1965in"/>
    </style:style>
    <style:style style:name="T404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04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047" style:parent-style-name="Normal" style:family="paragraph">
      <style:paragraph-properties fo:margin-bottom="0.1965in"/>
    </style:style>
    <style:style style:name="T404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049" style:family="table-row">
      <style:table-row-properties style:use-optimal-row-height="false"/>
    </style:style>
    <style:style style:name="TableCell405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051" style:parent-style-name="Normal" style:family="paragraph">
      <style:paragraph-properties fo:text-align="end" fo:margin-bottom="0.1965in"/>
    </style:style>
    <style:style style:name="T405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05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054" style:parent-style-name="Normal" style:family="paragraph">
      <style:paragraph-properties fo:margin-bottom="0.1965in"/>
    </style:style>
    <style:style style:name="T405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056" style:family="table-row">
      <style:table-row-properties style:use-optimal-row-height="false"/>
    </style:style>
    <style:style style:name="TableCell405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058" style:parent-style-name="Normal" style:family="paragraph">
      <style:paragraph-properties fo:text-align="end" fo:margin-bottom="0.1965in"/>
    </style:style>
    <style:style style:name="T405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06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061" style:parent-style-name="Normal" style:family="paragraph">
      <style:paragraph-properties fo:margin-bottom="0.1965in" fo:margin-left="0.4875in" fo:text-indent="-0.4875in">
        <style:tab-stops/>
      </style:paragraph-properties>
    </style:style>
    <style:style style:name="T406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063" style:family="table-row">
      <style:table-row-properties style:use-optimal-row-height="false"/>
    </style:style>
    <style:style style:name="TableCell406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065" style:parent-style-name="Normal" style:family="paragraph">
      <style:paragraph-properties fo:text-align="end" fo:margin-bottom="0.1965in"/>
    </style:style>
    <style:style style:name="T406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06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06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ableRow4069" style:family="table-row">
      <style:table-row-properties style:use-optimal-row-height="false"/>
    </style:style>
    <style:style style:name="TableCell407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071" style:parent-style-name="Normal" style:family="paragraph">
      <style:paragraph-properties fo:text-align="end" fo:margin-bottom="0.1965in"/>
    </style:style>
    <style:style style:name="T407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07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07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07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07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07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078" style:family="table-row">
      <style:table-row-properties style:use-optimal-row-height="false"/>
    </style:style>
    <style:style style:name="TableCell4079" style:family="table-cell">
      <style:table-cell-properties fo:border-top="0.0034in solid #000000" fo:border-left="0.0208in solid #000000" fo:border-bottom="0.0208in solid #000000" fo:border-right="0.0138in solid #000000" fo:background-color="#FFFFFF" style:writing-mode="lr-tb" fo:padding-top="0in" fo:padding-left="0.0097in" fo:padding-bottom="0in" fo:padding-right="0.0097in"/>
    </style:style>
    <style:style style:name="P4080" style:parent-style-name="Normal" style:family="paragraph">
      <style:paragraph-properties fo:text-align="end" fo:margin-bottom="0.1965in"/>
    </style:style>
    <style:style style:name="T408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082" style:family="table-cell">
      <style:table-cell-properties fo:border-top="0.0034in solid #000000" fo:border-left="0.0034in solid #000000" fo:border-bottom="0.0208in solid #000000" fo:border-right="0.0208in solid #000000" fo:background-color="#FFFFFF" style:writing-mode="lr-tb" fo:padding-top="0in" fo:padding-left="0.0097in" fo:padding-bottom="0in" fo:padding-right="0.0097in"/>
    </style:style>
    <style:style style:name="P408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08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08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08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08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08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4090" style:family="table-column">
      <style:table-column-properties style:column-width="1.5395in" style:use-optimal-column-width="false"/>
    </style:style>
    <style:style style:name="TableColumn4091" style:family="table-column">
      <style:table-column-properties style:column-width="1.5159in" style:use-optimal-column-width="false"/>
    </style:style>
    <style:style style:name="TableColumn4092" style:family="table-column">
      <style:table-column-properties style:column-width="1.5048in" style:use-optimal-column-width="false"/>
    </style:style>
    <style:style style:name="TableColumn4093" style:family="table-column">
      <style:table-column-properties style:column-width="2.0486in" style:use-optimal-column-width="false"/>
    </style:style>
    <style:style style:name="Table4089" style:family="table">
      <style:table-properties style:width="6.609in" fo:margin-left="0in" table:align="left"/>
    </style:style>
    <style:style style:name="TableRow4094" style:family="table-row">
      <style:table-row-properties style:use-optimal-row-height="false"/>
    </style:style>
    <style:style style:name="TableCell4095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096" style:parent-style-name="Normal" style:family="paragraph">
      <style:paragraph-properties fo:text-align="end" fo:margin-bottom="0.1965in"/>
    </style:style>
    <style:style style:name="T409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098" style:family="table-cell">
      <style:table-cell-properties fo:border-top="0.0208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099" style:parent-style-name="Normal" style:family="paragraph">
      <style:paragraph-properties fo:margin-bottom="0.1965in"/>
    </style:style>
    <style:style style:name="T410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101" style:family="table-row">
      <style:table-row-properties style:use-optimal-row-height="false"/>
    </style:style>
    <style:style style:name="TableCell410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103" style:parent-style-name="Normal" style:family="paragraph">
      <style:paragraph-properties fo:text-align="end" fo:margin-bottom="0.1965in"/>
    </style:style>
    <style:style style:name="T410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10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106" style:parent-style-name="Normal" style:family="paragraph">
      <style:paragraph-properties fo:text-align="center" fo:margin-bottom="0.1965in"/>
    </style:style>
    <style:style style:name="T410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108" style:family="table-row">
      <style:table-row-properties style:use-optimal-row-height="false"/>
    </style:style>
    <style:style style:name="TableCell410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110" style:parent-style-name="Normal" style:family="paragraph">
      <style:paragraph-properties fo:text-align="end" fo:margin-bottom="0.1965in"/>
    </style:style>
    <style:style style:name="T411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112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113" style:parent-style-name="Normal" style:family="paragraph">
      <style:paragraph-properties fo:margin-bottom="0.1965in"/>
    </style:style>
    <style:style style:name="T411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115" style:parent-style-name="Normal" style:family="paragraph">
      <style:paragraph-properties fo:margin-bottom="0.1965in"/>
    </style:style>
    <style:style style:name="T411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117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118" style:parent-style-name="Normal" style:family="paragraph">
      <style:paragraph-properties fo:text-align="end" fo:margin-bottom="0.1965in"/>
    </style:style>
    <style:style style:name="T411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12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121" style:parent-style-name="Normal" style:family="paragraph">
      <style:paragraph-properties fo:margin-bottom="0.1965in"/>
    </style:style>
    <style:style style:name="T412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123" style:family="table-row">
      <style:table-row-properties style:use-optimal-row-height="false"/>
    </style:style>
    <style:style style:name="TableCell412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125" style:parent-style-name="Normal" style:family="paragraph">
      <style:paragraph-properties fo:text-align="end" fo:margin-bottom="0.1965in"/>
    </style:style>
    <style:style style:name="T412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127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128" style:parent-style-name="Normal" style:family="paragraph">
      <style:paragraph-properties fo:margin-bottom="0.1965in"/>
    </style:style>
    <style:style style:name="T412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130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131" style:parent-style-name="Normal" style:family="paragraph">
      <style:paragraph-properties fo:text-align="end" fo:margin-bottom="0.1965in"/>
    </style:style>
    <style:style style:name="T413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13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134" style:parent-style-name="Normal" style:family="paragraph">
      <style:paragraph-properties fo:margin-bottom="0.1965in"/>
    </style:style>
    <style:style style:name="T413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136" style:family="table-row">
      <style:table-row-properties style:use-optimal-row-height="false"/>
    </style:style>
    <style:style style:name="TableCell413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138" style:parent-style-name="Normal" style:family="paragraph">
      <style:paragraph-properties fo:text-align="end" fo:margin-bottom="0.1965in"/>
    </style:style>
    <style:style style:name="T413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14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141" style:parent-style-name="Normal" style:family="paragraph">
      <style:paragraph-properties fo:margin-bottom="0.1965in"/>
    </style:style>
    <style:style style:name="T414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143" style:family="table-row">
      <style:table-row-properties style:use-optimal-row-height="false"/>
    </style:style>
    <style:style style:name="TableCell414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145" style:parent-style-name="Normal" style:family="paragraph">
      <style:paragraph-properties fo:text-align="end" fo:margin-bottom="0.1965in"/>
    </style:style>
    <style:style style:name="T414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14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148" style:parent-style-name="Normal" style:family="paragraph">
      <style:paragraph-properties fo:margin-bottom="0.1965in"/>
    </style:style>
    <style:style style:name="T414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150" style:family="table-row">
      <style:table-row-properties style:use-optimal-row-height="false"/>
    </style:style>
    <style:style style:name="TableCell415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152" style:parent-style-name="Normal" style:family="paragraph">
      <style:paragraph-properties fo:text-align="end" fo:margin-bottom="0.1965in"/>
    </style:style>
    <style:style style:name="T415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15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15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15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15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15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15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16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161" style:family="table-row">
      <style:table-row-properties style:use-optimal-row-height="false"/>
    </style:style>
    <style:style style:name="TableCell416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163" style:parent-style-name="Normal" style:family="paragraph">
      <style:paragraph-properties fo:text-align="end" fo:margin-bottom="0.1965in"/>
    </style:style>
    <style:style style:name="T416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16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16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16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168" style:family="table-row">
      <style:table-row-properties style:use-optimal-row-height="false"/>
    </style:style>
    <style:style style:name="TableCell416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170" style:parent-style-name="Normal" style:family="paragraph">
      <style:paragraph-properties fo:text-align="end" fo:margin-bottom="0.1965in"/>
    </style:style>
    <style:style style:name="T417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17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173" style:parent-style-name="Normal" style:family="paragraph">
      <style:paragraph-properties fo:margin-bottom="0.1965in"/>
    </style:style>
    <style:style style:name="T4174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417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17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17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17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17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18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18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18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18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18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18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18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187" style:family="table-row">
      <style:table-row-properties style:use-optimal-row-height="false"/>
    </style:style>
    <style:style style:name="TableCell418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189" style:parent-style-name="Normal" style:family="paragraph">
      <style:paragraph-properties fo:text-align="end" fo:margin-bottom="0.1965in"/>
    </style:style>
    <style:style style:name="T419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19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192" style:parent-style-name="Normal" style:family="paragraph">
      <style:paragraph-properties fo:margin-bottom="0.1965in"/>
    </style:style>
    <style:style style:name="T4193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4194" style:parent-style-name="Normal" style:family="paragraph">
      <style:paragraph-properties fo:margin-bottom="0.1965in"/>
    </style:style>
    <style:style style:name="T419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196" style:family="table-row">
      <style:table-row-properties style:use-optimal-row-height="false"/>
    </style:style>
    <style:style style:name="TableCell419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198" style:parent-style-name="Normal" style:family="paragraph">
      <style:paragraph-properties fo:text-align="end" fo:margin-bottom="0.1965in"/>
    </style:style>
    <style:style style:name="T419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20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201" style:parent-style-name="Normal" style:family="paragraph">
      <style:paragraph-properties fo:margin-bottom="0.1965in"/>
    </style:style>
    <style:style style:name="T4202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420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4204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4205" style:family="table-row">
      <style:table-row-properties style:use-optimal-row-height="false"/>
    </style:style>
    <style:style style:name="TableCell420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207" style:parent-style-name="Normal" style:family="paragraph">
      <style:paragraph-properties fo:text-align="end" fo:margin-bottom="0.1965in"/>
    </style:style>
    <style:style style:name="T420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20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210" style:parent-style-name="Normal" style:family="paragraph">
      <style:paragraph-properties fo:margin-bottom="0.1965in"/>
    </style:style>
    <style:style style:name="T421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212" style:family="table-row">
      <style:table-row-properties style:use-optimal-row-height="false"/>
    </style:style>
    <style:style style:name="TableCell421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214" style:parent-style-name="Normal" style:family="paragraph">
      <style:paragraph-properties fo:text-align="end" fo:margin-bottom="0.1965in"/>
    </style:style>
    <style:style style:name="T421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21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217" style:parent-style-name="Normal" style:family="paragraph">
      <style:paragraph-properties fo:margin-bottom="0.1965in"/>
    </style:style>
    <style:style style:name="T421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219" style:family="table-row">
      <style:table-row-properties style:use-optimal-row-height="false"/>
    </style:style>
    <style:style style:name="TableCell422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221" style:parent-style-name="Normal" style:family="paragraph">
      <style:paragraph-properties fo:text-align="end" fo:margin-bottom="0.1965in"/>
    </style:style>
    <style:style style:name="T422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22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224" style:parent-style-name="Normal" style:family="paragraph">
      <style:paragraph-properties fo:margin-bottom="0.1965in"/>
    </style:style>
    <style:style style:name="T422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226" style:family="table-row">
      <style:table-row-properties style:use-optimal-row-height="false"/>
    </style:style>
    <style:style style:name="TableCell422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228" style:parent-style-name="Normal" style:family="paragraph">
      <style:paragraph-properties fo:text-align="end" fo:margin-bottom="0.1965in"/>
    </style:style>
    <style:style style:name="T422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23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231" style:parent-style-name="Normal" style:family="paragraph">
      <style:paragraph-properties fo:margin-bottom="0.1965in" fo:margin-left="0.4875in" fo:text-indent="-0.4875in">
        <style:tab-stops/>
      </style:paragraph-properties>
    </style:style>
    <style:style style:name="T423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233" style:family="table-row">
      <style:table-row-properties style:use-optimal-row-height="false"/>
    </style:style>
    <style:style style:name="TableCell423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235" style:parent-style-name="Normal" style:family="paragraph">
      <style:paragraph-properties fo:text-align="end" fo:margin-bottom="0.1965in"/>
    </style:style>
    <style:style style:name="T423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23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23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ableRow4239" style:family="table-row">
      <style:table-row-properties style:use-optimal-row-height="false"/>
    </style:style>
    <style:style style:name="TableCell424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241" style:parent-style-name="Normal" style:family="paragraph">
      <style:paragraph-properties fo:text-align="end" fo:margin-bottom="0.1965in"/>
    </style:style>
    <style:style style:name="T424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24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24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24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24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24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248" style:family="table-row">
      <style:table-row-properties style:use-optimal-row-height="false"/>
    </style:style>
    <style:style style:name="TableCell4249" style:family="table-cell">
      <style:table-cell-properties fo:border-top="0.0034in solid #000000" fo:border-left="0.0208in solid #000000" fo:border-bottom="0.0208in solid #000000" fo:border-right="0.0138in solid #000000" fo:background-color="#FFFFFF" style:writing-mode="lr-tb" fo:padding-top="0in" fo:padding-left="0.0097in" fo:padding-bottom="0in" fo:padding-right="0.0097in"/>
    </style:style>
    <style:style style:name="P4250" style:parent-style-name="Normal" style:family="paragraph">
      <style:paragraph-properties fo:text-align="end" fo:margin-bottom="0.1965in"/>
    </style:style>
    <style:style style:name="T425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252" style:family="table-cell">
      <style:table-cell-properties fo:border-top="0.0034in solid #000000" fo:border-left="0.0034in solid #000000" fo:border-bottom="0.0208in solid #000000" fo:border-right="0.0208in solid #000000" fo:background-color="#FFFFFF" style:writing-mode="lr-tb" fo:padding-top="0in" fo:padding-left="0.0097in" fo:padding-bottom="0in" fo:padding-right="0.0097in"/>
    </style:style>
    <style:style style:name="P425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25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25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25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25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25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4260" style:family="table-column">
      <style:table-column-properties style:column-width="1.5395in" style:use-optimal-column-width="false"/>
    </style:style>
    <style:style style:name="TableColumn4261" style:family="table-column">
      <style:table-column-properties style:column-width="1.5159in" style:use-optimal-column-width="false"/>
    </style:style>
    <style:style style:name="TableColumn4262" style:family="table-column">
      <style:table-column-properties style:column-width="1.5048in" style:use-optimal-column-width="false"/>
    </style:style>
    <style:style style:name="TableColumn4263" style:family="table-column">
      <style:table-column-properties style:column-width="2.0486in" style:use-optimal-column-width="false"/>
    </style:style>
    <style:style style:name="Table4259" style:family="table">
      <style:table-properties style:width="6.609in" fo:margin-left="0in" table:align="left"/>
    </style:style>
    <style:style style:name="TableRow4264" style:family="table-row">
      <style:table-row-properties style:use-optimal-row-height="false"/>
    </style:style>
    <style:style style:name="TableCell4265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266" style:parent-style-name="Normal" style:family="paragraph">
      <style:paragraph-properties fo:text-align="end" fo:margin-bottom="0.1965in"/>
    </style:style>
    <style:style style:name="T426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268" style:family="table-cell">
      <style:table-cell-properties fo:border-top="0.0208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269" style:parent-style-name="Normal" style:family="paragraph">
      <style:paragraph-properties fo:margin-bottom="0.1965in"/>
    </style:style>
    <style:style style:name="T427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271" style:family="table-row">
      <style:table-row-properties style:use-optimal-row-height="false"/>
    </style:style>
    <style:style style:name="TableCell427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273" style:parent-style-name="Normal" style:family="paragraph">
      <style:paragraph-properties fo:text-align="end" fo:margin-bottom="0.1965in"/>
    </style:style>
    <style:style style:name="T427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27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276" style:parent-style-name="Normal" style:family="paragraph">
      <style:paragraph-properties fo:text-align="center" fo:margin-bottom="0.1965in"/>
    </style:style>
    <style:style style:name="T427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278" style:family="table-row">
      <style:table-row-properties style:use-optimal-row-height="false"/>
    </style:style>
    <style:style style:name="TableCell427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280" style:parent-style-name="Normal" style:family="paragraph">
      <style:paragraph-properties fo:text-align="end" fo:margin-bottom="0.1965in"/>
    </style:style>
    <style:style style:name="T428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282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283" style:parent-style-name="Normal" style:family="paragraph">
      <style:paragraph-properties fo:margin-bottom="0.1965in"/>
    </style:style>
    <style:style style:name="T428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285" style:parent-style-name="Normal" style:family="paragraph">
      <style:paragraph-properties fo:margin-bottom="0.1965in"/>
    </style:style>
    <style:style style:name="T428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287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288" style:parent-style-name="Normal" style:family="paragraph">
      <style:paragraph-properties fo:text-align="end" fo:margin-bottom="0.1965in"/>
    </style:style>
    <style:style style:name="T428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29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291" style:parent-style-name="Normal" style:family="paragraph">
      <style:paragraph-properties fo:margin-bottom="0.1965in"/>
    </style:style>
    <style:style style:name="T429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293" style:family="table-row">
      <style:table-row-properties style:use-optimal-row-height="false"/>
    </style:style>
    <style:style style:name="TableCell429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295" style:parent-style-name="Normal" style:family="paragraph">
      <style:paragraph-properties fo:text-align="end" fo:margin-bottom="0.1965in"/>
    </style:style>
    <style:style style:name="T429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297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298" style:parent-style-name="Normal" style:family="paragraph">
      <style:paragraph-properties fo:margin-bottom="0.1965in"/>
    </style:style>
    <style:style style:name="T429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300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301" style:parent-style-name="Normal" style:family="paragraph">
      <style:paragraph-properties fo:text-align="end" fo:margin-bottom="0.1965in"/>
    </style:style>
    <style:style style:name="T430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30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304" style:parent-style-name="Normal" style:family="paragraph">
      <style:paragraph-properties fo:margin-bottom="0.1965in"/>
    </style:style>
    <style:style style:name="T430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306" style:family="table-row">
      <style:table-row-properties style:use-optimal-row-height="false"/>
    </style:style>
    <style:style style:name="TableCell430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308" style:parent-style-name="Normal" style:family="paragraph">
      <style:paragraph-properties fo:text-align="end" fo:margin-bottom="0.1965in"/>
    </style:style>
    <style:style style:name="T430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31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311" style:parent-style-name="Normal" style:family="paragraph">
      <style:paragraph-properties fo:margin-bottom="0.1965in"/>
    </style:style>
    <style:style style:name="T431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313" style:family="table-row">
      <style:table-row-properties style:use-optimal-row-height="false"/>
    </style:style>
    <style:style style:name="TableCell431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315" style:parent-style-name="Normal" style:family="paragraph">
      <style:paragraph-properties fo:text-align="end" fo:margin-bottom="0.1965in"/>
    </style:style>
    <style:style style:name="T431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31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318" style:parent-style-name="Normal" style:family="paragraph">
      <style:paragraph-properties fo:margin-bottom="0.1965in"/>
    </style:style>
    <style:style style:name="T431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320" style:family="table-row">
      <style:table-row-properties style:use-optimal-row-height="false"/>
    </style:style>
    <style:style style:name="TableCell432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322" style:parent-style-name="Normal" style:family="paragraph">
      <style:paragraph-properties fo:text-align="end" fo:margin-bottom="0.1965in"/>
    </style:style>
    <style:style style:name="T432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32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32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32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32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32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32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33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331" style:family="table-row">
      <style:table-row-properties style:use-optimal-row-height="false"/>
    </style:style>
    <style:style style:name="TableCell433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333" style:parent-style-name="Normal" style:family="paragraph">
      <style:paragraph-properties fo:text-align="end" fo:margin-bottom="0.1965in"/>
    </style:style>
    <style:style style:name="T433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33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33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33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338" style:family="table-row">
      <style:table-row-properties style:use-optimal-row-height="false"/>
    </style:style>
    <style:style style:name="TableCell433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340" style:parent-style-name="Normal" style:family="paragraph">
      <style:paragraph-properties fo:text-align="end" fo:margin-bottom="0.1965in"/>
    </style:style>
    <style:style style:name="T434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34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343" style:parent-style-name="Normal" style:family="paragraph">
      <style:paragraph-properties fo:margin-bottom="0.1965in"/>
    </style:style>
    <style:style style:name="T4344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434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34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34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34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34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35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351" style:family="table-row">
      <style:table-row-properties style:use-optimal-row-height="false"/>
    </style:style>
    <style:style style:name="TableCell435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353" style:parent-style-name="Normal" style:family="paragraph">
      <style:paragraph-properties fo:text-align="end" fo:margin-bottom="0.1965in"/>
    </style:style>
    <style:style style:name="T435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35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356" style:parent-style-name="Normal" style:family="paragraph">
      <style:paragraph-properties fo:margin-bottom="0.1965in"/>
    </style:style>
    <style:style style:name="TableRow4357" style:family="table-row">
      <style:table-row-properties style:use-optimal-row-height="false"/>
    </style:style>
    <style:style style:name="TableCell435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359" style:parent-style-name="Normal" style:family="paragraph">
      <style:paragraph-properties fo:text-align="end" fo:margin-bottom="0.1965in"/>
    </style:style>
    <style:style style:name="T436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36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362" style:parent-style-name="Normal" style:family="paragraph">
      <style:paragraph-properties fo:margin-bottom="0.1965in"/>
    </style:style>
    <style:style style:name="T4363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4364" style:family="table-row">
      <style:table-row-properties style:use-optimal-row-height="false"/>
    </style:style>
    <style:style style:name="TableCell436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366" style:parent-style-name="Normal" style:family="paragraph">
      <style:paragraph-properties fo:text-align="end" fo:margin-bottom="0.1965in"/>
    </style:style>
    <style:style style:name="T436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36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369" style:parent-style-name="Normal" style:family="paragraph">
      <style:paragraph-properties fo:margin-bottom="0.1965in"/>
    </style:style>
    <style:style style:name="T437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371" style:family="table-row">
      <style:table-row-properties style:use-optimal-row-height="false"/>
    </style:style>
    <style:style style:name="TableCell437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373" style:parent-style-name="Normal" style:family="paragraph">
      <style:paragraph-properties fo:text-align="end" fo:margin-bottom="0.1965in"/>
    </style:style>
    <style:style style:name="T437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37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376" style:parent-style-name="Normal" style:family="paragraph">
      <style:paragraph-properties fo:margin-bottom="0.1965in"/>
    </style:style>
    <style:style style:name="T437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378" style:family="table-row">
      <style:table-row-properties style:use-optimal-row-height="false"/>
    </style:style>
    <style:style style:name="TableCell437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380" style:parent-style-name="Normal" style:family="paragraph">
      <style:paragraph-properties fo:text-align="end" fo:margin-bottom="0.1965in"/>
    </style:style>
    <style:style style:name="T438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38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383" style:parent-style-name="Normal" style:family="paragraph">
      <style:paragraph-properties fo:margin-bottom="0.1965in"/>
    </style:style>
    <style:style style:name="T438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385" style:family="table-row">
      <style:table-row-properties style:use-optimal-row-height="false"/>
    </style:style>
    <style:style style:name="TableCell438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387" style:parent-style-name="Normal" style:family="paragraph">
      <style:paragraph-properties fo:text-align="end" fo:margin-bottom="0.1965in"/>
    </style:style>
    <style:style style:name="T438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38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390" style:parent-style-name="Normal" style:family="paragraph">
      <style:paragraph-properties fo:margin-bottom="0.1965in" fo:margin-left="0.4875in" fo:text-indent="-0.4875in">
        <style:tab-stops/>
      </style:paragraph-properties>
    </style:style>
    <style:style style:name="T439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392" style:family="table-row">
      <style:table-row-properties style:use-optimal-row-height="false"/>
    </style:style>
    <style:style style:name="TableCell439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394" style:parent-style-name="Normal" style:family="paragraph">
      <style:paragraph-properties fo:text-align="end" fo:margin-bottom="0.1965in"/>
    </style:style>
    <style:style style:name="T439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39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39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ableRow4398" style:family="table-row">
      <style:table-row-properties style:use-optimal-row-height="false"/>
    </style:style>
    <style:style style:name="TableCell439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400" style:parent-style-name="Normal" style:family="paragraph">
      <style:paragraph-properties fo:text-align="end" fo:margin-bottom="0.1965in"/>
    </style:style>
    <style:style style:name="T440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40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40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40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40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40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407" style:family="table-row">
      <style:table-row-properties style:use-optimal-row-height="false"/>
    </style:style>
    <style:style style:name="TableCell4408" style:family="table-cell">
      <style:table-cell-properties fo:border-top="0.0034in solid #000000" fo:border-left="0.0208in solid #000000" fo:border-bottom="0.0208in solid #000000" fo:border-right="0.0138in solid #000000" fo:background-color="#FFFFFF" style:writing-mode="lr-tb" fo:padding-top="0in" fo:padding-left="0.0097in" fo:padding-bottom="0in" fo:padding-right="0.0097in"/>
    </style:style>
    <style:style style:name="P4409" style:parent-style-name="Normal" style:family="paragraph">
      <style:paragraph-properties fo:text-align="end" fo:margin-bottom="0.1965in"/>
    </style:style>
    <style:style style:name="T441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411" style:family="table-cell">
      <style:table-cell-properties fo:border-top="0.0034in solid #000000" fo:border-left="0.0034in solid #000000" fo:border-bottom="0.0208in solid #000000" fo:border-right="0.0208in solid #000000" fo:background-color="#FFFFFF" style:writing-mode="lr-tb" fo:padding-top="0in" fo:padding-left="0.0097in" fo:padding-bottom="0in" fo:padding-right="0.0097in"/>
    </style:style>
    <style:style style:name="P441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41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41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41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41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41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4419" style:family="table-column">
      <style:table-column-properties style:column-width="1.5395in" style:use-optimal-column-width="false"/>
    </style:style>
    <style:style style:name="TableColumn4420" style:family="table-column">
      <style:table-column-properties style:column-width="1.5159in" style:use-optimal-column-width="false"/>
    </style:style>
    <style:style style:name="TableColumn4421" style:family="table-column">
      <style:table-column-properties style:column-width="1.5048in" style:use-optimal-column-width="false"/>
    </style:style>
    <style:style style:name="TableColumn4422" style:family="table-column">
      <style:table-column-properties style:column-width="2.0486in" style:use-optimal-column-width="false"/>
    </style:style>
    <style:style style:name="Table4418" style:family="table">
      <style:table-properties style:width="6.609in" fo:margin-left="0in" table:align="left"/>
    </style:style>
    <style:style style:name="TableRow4423" style:family="table-row">
      <style:table-row-properties style:use-optimal-row-height="false"/>
    </style:style>
    <style:style style:name="TableCell4424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425" style:parent-style-name="Normal" style:family="paragraph">
      <style:paragraph-properties fo:text-align="end" fo:margin-bottom="0.1965in"/>
    </style:style>
    <style:style style:name="T442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427" style:family="table-cell">
      <style:table-cell-properties fo:border-top="0.0208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428" style:parent-style-name="Normal" style:family="paragraph">
      <style:paragraph-properties fo:margin-bottom="0.1965in"/>
    </style:style>
    <style:style style:name="T442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430" style:family="table-row">
      <style:table-row-properties style:use-optimal-row-height="false"/>
    </style:style>
    <style:style style:name="TableCell443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432" style:parent-style-name="Normal" style:family="paragraph">
      <style:paragraph-properties fo:text-align="end" fo:margin-bottom="0.1965in"/>
    </style:style>
    <style:style style:name="T443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43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435" style:parent-style-name="Normal" style:family="paragraph">
      <style:paragraph-properties fo:text-align="center" fo:margin-bottom="0.1965in"/>
    </style:style>
    <style:style style:name="T443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437" style:family="table-row">
      <style:table-row-properties style:use-optimal-row-height="false"/>
    </style:style>
    <style:style style:name="TableCell443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439" style:parent-style-name="Normal" style:family="paragraph">
      <style:paragraph-properties fo:text-align="end" fo:margin-bottom="0.1965in"/>
    </style:style>
    <style:style style:name="T444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441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442" style:parent-style-name="Normal" style:family="paragraph">
      <style:paragraph-properties fo:margin-bottom="0.1965in"/>
    </style:style>
    <style:style style:name="T444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444" style:parent-style-name="Normal" style:family="paragraph">
      <style:paragraph-properties fo:margin-bottom="0.1965in"/>
    </style:style>
    <style:style style:name="T444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446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447" style:parent-style-name="Normal" style:family="paragraph">
      <style:paragraph-properties fo:text-align="end" fo:margin-bottom="0.1965in"/>
    </style:style>
    <style:style style:name="T444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44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450" style:parent-style-name="Normal" style:family="paragraph">
      <style:paragraph-properties fo:margin-bottom="0.1965in"/>
    </style:style>
    <style:style style:name="T445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452" style:family="table-row">
      <style:table-row-properties style:use-optimal-row-height="false"/>
    </style:style>
    <style:style style:name="TableCell445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454" style:parent-style-name="Normal" style:family="paragraph">
      <style:paragraph-properties fo:text-align="end" fo:margin-bottom="0.1965in"/>
    </style:style>
    <style:style style:name="T445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456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457" style:parent-style-name="Normal" style:family="paragraph">
      <style:paragraph-properties fo:margin-bottom="0.1965in"/>
    </style:style>
    <style:style style:name="T445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459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460" style:parent-style-name="Normal" style:family="paragraph">
      <style:paragraph-properties fo:text-align="end" fo:margin-bottom="0.1965in"/>
    </style:style>
    <style:style style:name="T446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46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463" style:parent-style-name="Normal" style:family="paragraph">
      <style:paragraph-properties fo:margin-bottom="0.1965in"/>
    </style:style>
    <style:style style:name="T446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465" style:family="table-row">
      <style:table-row-properties style:use-optimal-row-height="false"/>
    </style:style>
    <style:style style:name="TableCell446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467" style:parent-style-name="Normal" style:family="paragraph">
      <style:paragraph-properties fo:text-align="end" fo:margin-bottom="0.1965in"/>
    </style:style>
    <style:style style:name="T446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46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470" style:parent-style-name="Normal" style:family="paragraph">
      <style:paragraph-properties fo:margin-bottom="0.1965in"/>
    </style:style>
    <style:style style:name="T447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472" style:family="table-row">
      <style:table-row-properties style:use-optimal-row-height="false"/>
    </style:style>
    <style:style style:name="TableCell447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474" style:parent-style-name="Normal" style:family="paragraph">
      <style:paragraph-properties fo:text-align="end" fo:margin-bottom="0.1965in"/>
    </style:style>
    <style:style style:name="T447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47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477" style:parent-style-name="Normal" style:family="paragraph">
      <style:paragraph-properties fo:margin-bottom="0.1965in"/>
    </style:style>
    <style:style style:name="T447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479" style:family="table-row">
      <style:table-row-properties style:use-optimal-row-height="false"/>
    </style:style>
    <style:style style:name="TableCell448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481" style:parent-style-name="Normal" style:family="paragraph">
      <style:paragraph-properties fo:text-align="end" fo:margin-bottom="0.1965in"/>
    </style:style>
    <style:style style:name="T448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48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48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48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48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48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48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48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490" style:family="table-row">
      <style:table-row-properties style:use-optimal-row-height="false"/>
    </style:style>
    <style:style style:name="TableCell449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492" style:parent-style-name="Normal" style:family="paragraph">
      <style:paragraph-properties fo:text-align="end" fo:margin-bottom="0.1965in"/>
    </style:style>
    <style:style style:name="T449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49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49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49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497" style:family="table-row">
      <style:table-row-properties style:use-optimal-row-height="false"/>
    </style:style>
    <style:style style:name="TableCell449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499" style:parent-style-name="Normal" style:family="paragraph">
      <style:paragraph-properties fo:text-align="end" fo:margin-bottom="0.1965in"/>
    </style:style>
    <style:style style:name="T450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50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502" style:parent-style-name="Normal" style:family="paragraph">
      <style:paragraph-properties fo:margin-bottom="0.1965in"/>
    </style:style>
    <style:style style:name="T4503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450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50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50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50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50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50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510" style:family="table-row">
      <style:table-row-properties style:use-optimal-row-height="false"/>
    </style:style>
    <style:style style:name="TableCell451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512" style:parent-style-name="Normal" style:family="paragraph">
      <style:paragraph-properties fo:text-align="end" fo:margin-bottom="0.1965in"/>
    </style:style>
    <style:style style:name="T451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51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515" style:parent-style-name="Normal" style:family="paragraph">
      <style:paragraph-properties fo:margin-bottom="0.1965in"/>
    </style:style>
    <style:style style:name="TableRow4516" style:family="table-row">
      <style:table-row-properties style:use-optimal-row-height="false"/>
    </style:style>
    <style:style style:name="TableCell451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518" style:parent-style-name="Normal" style:family="paragraph">
      <style:paragraph-properties fo:text-align="end" fo:margin-bottom="0.1965in"/>
    </style:style>
    <style:style style:name="T451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52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521" style:parent-style-name="Normal" style:family="paragraph">
      <style:paragraph-properties fo:margin-bottom="0.1965in"/>
    </style:style>
    <style:style style:name="T4522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4523" style:family="table-row">
      <style:table-row-properties style:use-optimal-row-height="false"/>
    </style:style>
    <style:style style:name="TableCell452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525" style:parent-style-name="Normal" style:family="paragraph">
      <style:paragraph-properties fo:text-align="end" fo:margin-bottom="0.1965in"/>
    </style:style>
    <style:style style:name="T452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52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528" style:parent-style-name="Normal" style:family="paragraph">
      <style:paragraph-properties fo:margin-bottom="0.1965in"/>
    </style:style>
    <style:style style:name="T452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530" style:family="table-row">
      <style:table-row-properties style:use-optimal-row-height="false"/>
    </style:style>
    <style:style style:name="TableCell453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532" style:parent-style-name="Normal" style:family="paragraph">
      <style:paragraph-properties fo:text-align="end" fo:margin-bottom="0.1965in"/>
    </style:style>
    <style:style style:name="T453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53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535" style:parent-style-name="Normal" style:family="paragraph">
      <style:paragraph-properties fo:margin-bottom="0.1965in"/>
    </style:style>
    <style:style style:name="T453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537" style:family="table-row">
      <style:table-row-properties style:use-optimal-row-height="false"/>
    </style:style>
    <style:style style:name="TableCell453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539" style:parent-style-name="Normal" style:family="paragraph">
      <style:paragraph-properties fo:text-align="end" fo:margin-bottom="0.1965in"/>
    </style:style>
    <style:style style:name="T454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54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542" style:parent-style-name="Normal" style:family="paragraph">
      <style:paragraph-properties fo:margin-bottom="0.1965in"/>
    </style:style>
    <style:style style:name="T454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544" style:family="table-row">
      <style:table-row-properties style:use-optimal-row-height="false"/>
    </style:style>
    <style:style style:name="TableCell454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546" style:parent-style-name="Normal" style:family="paragraph">
      <style:paragraph-properties fo:text-align="end" fo:margin-bottom="0.1965in"/>
    </style:style>
    <style:style style:name="T454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54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549" style:parent-style-name="Normal" style:family="paragraph">
      <style:paragraph-properties fo:margin-bottom="0.1965in" fo:margin-left="0.4875in" fo:text-indent="-0.4875in">
        <style:tab-stops/>
      </style:paragraph-properties>
    </style:style>
    <style:style style:name="T455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551" style:family="table-row">
      <style:table-row-properties style:use-optimal-row-height="false"/>
    </style:style>
    <style:style style:name="TableCell455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553" style:parent-style-name="Normal" style:family="paragraph">
      <style:paragraph-properties fo:text-align="end" fo:margin-bottom="0.1965in"/>
    </style:style>
    <style:style style:name="T455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55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55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ableRow4557" style:family="table-row">
      <style:table-row-properties style:use-optimal-row-height="false"/>
    </style:style>
    <style:style style:name="TableCell455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559" style:parent-style-name="Normal" style:family="paragraph">
      <style:paragraph-properties fo:text-align="end" fo:margin-bottom="0.1965in"/>
    </style:style>
    <style:style style:name="T456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56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56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56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56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56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566" style:family="table-row">
      <style:table-row-properties style:use-optimal-row-height="false"/>
    </style:style>
    <style:style style:name="TableCell4567" style:family="table-cell">
      <style:table-cell-properties fo:border-top="0.0034in solid #000000" fo:border-left="0.0208in solid #000000" fo:border-bottom="0.0208in solid #000000" fo:border-right="0.0138in solid #000000" fo:background-color="#FFFFFF" style:writing-mode="lr-tb" fo:padding-top="0in" fo:padding-left="0.0097in" fo:padding-bottom="0in" fo:padding-right="0.0097in"/>
    </style:style>
    <style:style style:name="P4568" style:parent-style-name="Normal" style:family="paragraph">
      <style:paragraph-properties fo:text-align="end" fo:margin-bottom="0.1965in"/>
    </style:style>
    <style:style style:name="T456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570" style:family="table-cell">
      <style:table-cell-properties fo:border-top="0.0034in solid #000000" fo:border-left="0.0034in solid #000000" fo:border-bottom="0.0208in solid #000000" fo:border-right="0.0208in solid #000000" fo:background-color="#FFFFFF" style:writing-mode="lr-tb" fo:padding-top="0in" fo:padding-left="0.0097in" fo:padding-bottom="0in" fo:padding-right="0.0097in"/>
    </style:style>
    <style:style style:name="P457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57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57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57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57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57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4578" style:family="table-column">
      <style:table-column-properties style:column-width="1.5395in" style:use-optimal-column-width="false"/>
    </style:style>
    <style:style style:name="TableColumn4579" style:family="table-column">
      <style:table-column-properties style:column-width="1.5159in" style:use-optimal-column-width="false"/>
    </style:style>
    <style:style style:name="TableColumn4580" style:family="table-column">
      <style:table-column-properties style:column-width="1.5048in" style:use-optimal-column-width="false"/>
    </style:style>
    <style:style style:name="TableColumn4581" style:family="table-column">
      <style:table-column-properties style:column-width="2.0486in" style:use-optimal-column-width="false"/>
    </style:style>
    <style:style style:name="Table4577" style:family="table">
      <style:table-properties style:width="6.609in" fo:margin-left="0in" table:align="left"/>
    </style:style>
    <style:style style:name="TableRow4582" style:family="table-row">
      <style:table-row-properties style:use-optimal-row-height="false"/>
    </style:style>
    <style:style style:name="TableCell4583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584" style:parent-style-name="Normal" style:family="paragraph">
      <style:paragraph-properties fo:text-align="end" fo:margin-bottom="0.1965in"/>
    </style:style>
    <style:style style:name="T458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586" style:family="table-cell">
      <style:table-cell-properties fo:border-top="0.0208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587" style:parent-style-name="Normal" style:family="paragraph">
      <style:paragraph-properties fo:margin-bottom="0.1965in"/>
    </style:style>
    <style:style style:name="T458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589" style:family="table-row">
      <style:table-row-properties style:use-optimal-row-height="false"/>
    </style:style>
    <style:style style:name="TableCell459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591" style:parent-style-name="Normal" style:family="paragraph">
      <style:paragraph-properties fo:text-align="end" fo:margin-bottom="0.1965in"/>
    </style:style>
    <style:style style:name="T459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59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594" style:parent-style-name="Normal" style:family="paragraph">
      <style:paragraph-properties fo:text-align="center" fo:margin-bottom="0.1965in"/>
    </style:style>
    <style:style style:name="T459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596" style:family="table-row">
      <style:table-row-properties style:use-optimal-row-height="false"/>
    </style:style>
    <style:style style:name="TableCell459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598" style:parent-style-name="Normal" style:family="paragraph">
      <style:paragraph-properties fo:text-align="end" fo:margin-bottom="0.1965in"/>
    </style:style>
    <style:style style:name="T459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600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601" style:parent-style-name="Normal" style:family="paragraph">
      <style:paragraph-properties fo:margin-bottom="0.1965in"/>
    </style:style>
    <style:style style:name="T460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603" style:parent-style-name="Normal" style:family="paragraph">
      <style:paragraph-properties fo:margin-bottom="0.1965in"/>
    </style:style>
    <style:style style:name="T460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605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606" style:parent-style-name="Normal" style:family="paragraph">
      <style:paragraph-properties fo:text-align="end" fo:margin-bottom="0.1965in"/>
    </style:style>
    <style:style style:name="T460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60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609" style:parent-style-name="Normal" style:family="paragraph">
      <style:paragraph-properties fo:margin-bottom="0.1965in"/>
    </style:style>
    <style:style style:name="T461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611" style:family="table-row">
      <style:table-row-properties style:use-optimal-row-height="false"/>
    </style:style>
    <style:style style:name="TableCell461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613" style:parent-style-name="Normal" style:family="paragraph">
      <style:paragraph-properties fo:text-align="end" fo:margin-bottom="0.1965in"/>
    </style:style>
    <style:style style:name="T461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615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616" style:parent-style-name="Normal" style:family="paragraph">
      <style:paragraph-properties fo:margin-bottom="0.1965in"/>
    </style:style>
    <style:style style:name="T461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618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619" style:parent-style-name="Normal" style:family="paragraph">
      <style:paragraph-properties fo:text-align="end" fo:margin-bottom="0.1965in"/>
    </style:style>
    <style:style style:name="T462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62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622" style:parent-style-name="Normal" style:family="paragraph">
      <style:paragraph-properties fo:margin-bottom="0.1965in"/>
    </style:style>
    <style:style style:name="T462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624" style:family="table-row">
      <style:table-row-properties style:use-optimal-row-height="false"/>
    </style:style>
    <style:style style:name="TableCell462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626" style:parent-style-name="Normal" style:family="paragraph">
      <style:paragraph-properties fo:text-align="end" fo:margin-bottom="0.1965in"/>
    </style:style>
    <style:style style:name="T462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62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629" style:parent-style-name="Normal" style:family="paragraph">
      <style:paragraph-properties fo:margin-bottom="0.1965in"/>
    </style:style>
    <style:style style:name="T463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631" style:family="table-row">
      <style:table-row-properties style:use-optimal-row-height="false"/>
    </style:style>
    <style:style style:name="TableCell463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633" style:parent-style-name="Normal" style:family="paragraph">
      <style:paragraph-properties fo:text-align="end" fo:margin-bottom="0.1965in"/>
    </style:style>
    <style:style style:name="T463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63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636" style:parent-style-name="Normal" style:family="paragraph">
      <style:paragraph-properties fo:margin-bottom="0.1965in"/>
    </style:style>
    <style:style style:name="T463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638" style:family="table-row">
      <style:table-row-properties style:use-optimal-row-height="false"/>
    </style:style>
    <style:style style:name="TableCell463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640" style:parent-style-name="Normal" style:family="paragraph">
      <style:paragraph-properties fo:text-align="end" fo:margin-bottom="0.1965in"/>
    </style:style>
    <style:style style:name="T464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64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64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64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64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64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64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64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649" style:family="table-row">
      <style:table-row-properties style:use-optimal-row-height="false"/>
    </style:style>
    <style:style style:name="TableCell465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651" style:parent-style-name="Normal" style:family="paragraph">
      <style:paragraph-properties fo:text-align="end" fo:margin-bottom="0.1965in"/>
    </style:style>
    <style:style style:name="T465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65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65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65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656" style:family="table-row">
      <style:table-row-properties style:use-optimal-row-height="false"/>
    </style:style>
    <style:style style:name="TableCell465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658" style:parent-style-name="Normal" style:family="paragraph">
      <style:paragraph-properties fo:text-align="end" fo:margin-bottom="0.1965in"/>
    </style:style>
    <style:style style:name="T465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66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661" style:parent-style-name="Normal" style:family="paragraph">
      <style:paragraph-properties fo:margin-bottom="0.1965in"/>
    </style:style>
    <style:style style:name="T4662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466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66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66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66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66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66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669" style:family="table-row">
      <style:table-row-properties style:use-optimal-row-height="false"/>
    </style:style>
    <style:style style:name="TableCell467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671" style:parent-style-name="Normal" style:family="paragraph">
      <style:paragraph-properties fo:text-align="end" fo:margin-bottom="0.1965in"/>
    </style:style>
    <style:style style:name="T467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67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674" style:parent-style-name="Normal" style:family="paragraph">
      <style:paragraph-properties fo:margin-bottom="0.1965in"/>
    </style:style>
    <style:style style:name="TableRow4675" style:family="table-row">
      <style:table-row-properties style:use-optimal-row-height="false"/>
    </style:style>
    <style:style style:name="TableCell467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677" style:parent-style-name="Normal" style:family="paragraph">
      <style:paragraph-properties fo:text-align="end" fo:margin-bottom="0.1965in"/>
    </style:style>
    <style:style style:name="T467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67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680" style:parent-style-name="Normal" style:family="paragraph">
      <style:paragraph-properties fo:margin-bottom="0.1965in"/>
    </style:style>
    <style:style style:name="T4681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4682" style:family="table-row">
      <style:table-row-properties style:use-optimal-row-height="false"/>
    </style:style>
    <style:style style:name="TableCell468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684" style:parent-style-name="Normal" style:family="paragraph">
      <style:paragraph-properties fo:text-align="end" fo:margin-bottom="0.1965in"/>
    </style:style>
    <style:style style:name="T468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68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687" style:parent-style-name="Normal" style:family="paragraph">
      <style:paragraph-properties fo:margin-bottom="0.1965in"/>
    </style:style>
    <style:style style:name="T468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689" style:family="table-row">
      <style:table-row-properties style:use-optimal-row-height="false"/>
    </style:style>
    <style:style style:name="TableCell469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691" style:parent-style-name="Normal" style:family="paragraph">
      <style:paragraph-properties fo:text-align="end" fo:margin-bottom="0.1965in"/>
    </style:style>
    <style:style style:name="T469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69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694" style:parent-style-name="Normal" style:family="paragraph">
      <style:paragraph-properties fo:margin-bottom="0.1965in"/>
    </style:style>
    <style:style style:name="T469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696" style:family="table-row">
      <style:table-row-properties style:use-optimal-row-height="false"/>
    </style:style>
    <style:style style:name="TableCell469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698" style:parent-style-name="Normal" style:family="paragraph">
      <style:paragraph-properties fo:text-align="end" fo:margin-bottom="0.1965in"/>
    </style:style>
    <style:style style:name="T469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70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701" style:parent-style-name="Normal" style:family="paragraph">
      <style:paragraph-properties fo:margin-bottom="0.1965in"/>
    </style:style>
    <style:style style:name="T470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703" style:family="table-row">
      <style:table-row-properties style:use-optimal-row-height="false"/>
    </style:style>
    <style:style style:name="TableCell470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705" style:parent-style-name="Normal" style:family="paragraph">
      <style:paragraph-properties fo:text-align="end" fo:margin-bottom="0.1965in"/>
    </style:style>
    <style:style style:name="T470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70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708" style:parent-style-name="Normal" style:family="paragraph">
      <style:paragraph-properties fo:margin-bottom="0.1965in" fo:margin-left="0.4875in" fo:text-indent="-0.4875in">
        <style:tab-stops/>
      </style:paragraph-properties>
    </style:style>
    <style:style style:name="T470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710" style:family="table-row">
      <style:table-row-properties style:use-optimal-row-height="false"/>
    </style:style>
    <style:style style:name="TableCell471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712" style:parent-style-name="Normal" style:family="paragraph">
      <style:paragraph-properties fo:text-align="end" fo:margin-bottom="0.1965in"/>
    </style:style>
    <style:style style:name="T471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71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71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ableRow4716" style:family="table-row">
      <style:table-row-properties style:use-optimal-row-height="false"/>
    </style:style>
    <style:style style:name="TableCell471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718" style:parent-style-name="Normal" style:family="paragraph">
      <style:paragraph-properties fo:text-align="end" fo:margin-bottom="0.1965in"/>
    </style:style>
    <style:style style:name="T471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72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72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72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72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72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725" style:family="table-row">
      <style:table-row-properties style:use-optimal-row-height="false"/>
    </style:style>
    <style:style style:name="TableCell4726" style:family="table-cell">
      <style:table-cell-properties fo:border-top="0.0034in solid #000000" fo:border-left="0.0208in solid #000000" fo:border-bottom="0.0208in solid #000000" fo:border-right="0.0138in solid #000000" fo:background-color="#FFFFFF" style:writing-mode="lr-tb" fo:padding-top="0in" fo:padding-left="0.0097in" fo:padding-bottom="0in" fo:padding-right="0.0097in"/>
    </style:style>
    <style:style style:name="P4727" style:parent-style-name="Normal" style:family="paragraph">
      <style:paragraph-properties fo:text-align="end" fo:margin-bottom="0.1965in"/>
    </style:style>
    <style:style style:name="T472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729" style:family="table-cell">
      <style:table-cell-properties fo:border-top="0.0034in solid #000000" fo:border-left="0.0034in solid #000000" fo:border-bottom="0.0208in solid #000000" fo:border-right="0.0208in solid #000000" fo:background-color="#FFFFFF" style:writing-mode="lr-tb" fo:padding-top="0in" fo:padding-left="0.0097in" fo:padding-bottom="0in" fo:padding-right="0.0097in"/>
    </style:style>
    <style:style style:name="P473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73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73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73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73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73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4737" style:family="table-column">
      <style:table-column-properties style:column-width="1.5395in" style:use-optimal-column-width="false"/>
    </style:style>
    <style:style style:name="TableColumn4738" style:family="table-column">
      <style:table-column-properties style:column-width="1.5159in" style:use-optimal-column-width="false"/>
    </style:style>
    <style:style style:name="TableColumn4739" style:family="table-column">
      <style:table-column-properties style:column-width="1.5048in" style:use-optimal-column-width="false"/>
    </style:style>
    <style:style style:name="TableColumn4740" style:family="table-column">
      <style:table-column-properties style:column-width="2.0486in" style:use-optimal-column-width="false"/>
    </style:style>
    <style:style style:name="Table4736" style:family="table">
      <style:table-properties style:width="6.609in" fo:margin-left="0in" table:align="left"/>
    </style:style>
    <style:style style:name="TableRow4741" style:family="table-row">
      <style:table-row-properties style:use-optimal-row-height="false"/>
    </style:style>
    <style:style style:name="TableCell4742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743" style:parent-style-name="Normal" style:family="paragraph">
      <style:paragraph-properties fo:text-align="end" fo:margin-bottom="0.1965in"/>
    </style:style>
    <style:style style:name="T474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745" style:family="table-cell">
      <style:table-cell-properties fo:border-top="0.0208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746" style:parent-style-name="Normal" style:family="paragraph">
      <style:paragraph-properties fo:margin-bottom="0.1965in"/>
    </style:style>
    <style:style style:name="T474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748" style:family="table-row">
      <style:table-row-properties style:use-optimal-row-height="false"/>
    </style:style>
    <style:style style:name="TableCell474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750" style:parent-style-name="Normal" style:family="paragraph">
      <style:paragraph-properties fo:text-align="end" fo:margin-bottom="0.1965in"/>
    </style:style>
    <style:style style:name="T475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75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753" style:parent-style-name="Normal" style:family="paragraph">
      <style:paragraph-properties fo:text-align="center" fo:margin-bottom="0.1965in"/>
    </style:style>
    <style:style style:name="T475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755" style:family="table-row">
      <style:table-row-properties style:use-optimal-row-height="false"/>
    </style:style>
    <style:style style:name="TableCell475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757" style:parent-style-name="Normal" style:family="paragraph">
      <style:paragraph-properties fo:text-align="end" fo:margin-bottom="0.1965in"/>
    </style:style>
    <style:style style:name="T475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759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760" style:parent-style-name="Normal" style:family="paragraph">
      <style:paragraph-properties fo:margin-bottom="0.1965in"/>
    </style:style>
    <style:style style:name="T476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762" style:parent-style-name="Normal" style:family="paragraph">
      <style:paragraph-properties fo:margin-bottom="0.1965in"/>
    </style:style>
    <style:style style:name="T476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764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765" style:parent-style-name="Normal" style:family="paragraph">
      <style:paragraph-properties fo:text-align="end" fo:margin-bottom="0.1965in"/>
    </style:style>
    <style:style style:name="T476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76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768" style:parent-style-name="Normal" style:family="paragraph">
      <style:paragraph-properties fo:margin-bottom="0.1965in"/>
    </style:style>
    <style:style style:name="T476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770" style:family="table-row">
      <style:table-row-properties style:use-optimal-row-height="false"/>
    </style:style>
    <style:style style:name="TableCell477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772" style:parent-style-name="Normal" style:family="paragraph">
      <style:paragraph-properties fo:text-align="end" fo:margin-bottom="0.1965in"/>
    </style:style>
    <style:style style:name="T477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774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775" style:parent-style-name="Normal" style:family="paragraph">
      <style:paragraph-properties fo:margin-bottom="0.1965in"/>
    </style:style>
    <style:style style:name="T477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777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778" style:parent-style-name="Normal" style:family="paragraph">
      <style:paragraph-properties fo:text-align="end" fo:margin-bottom="0.1965in"/>
    </style:style>
    <style:style style:name="T477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78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781" style:parent-style-name="Normal" style:family="paragraph">
      <style:paragraph-properties fo:margin-bottom="0.1965in"/>
    </style:style>
    <style:style style:name="T478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783" style:family="table-row">
      <style:table-row-properties style:use-optimal-row-height="false"/>
    </style:style>
    <style:style style:name="TableCell478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785" style:parent-style-name="Normal" style:family="paragraph">
      <style:paragraph-properties fo:text-align="end" fo:margin-bottom="0.1965in"/>
    </style:style>
    <style:style style:name="T478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78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788" style:parent-style-name="Normal" style:family="paragraph">
      <style:paragraph-properties fo:margin-bottom="0.1965in"/>
    </style:style>
    <style:style style:name="T478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790" style:family="table-row">
      <style:table-row-properties style:use-optimal-row-height="false"/>
    </style:style>
    <style:style style:name="TableCell479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792" style:parent-style-name="Normal" style:family="paragraph">
      <style:paragraph-properties fo:text-align="end" fo:margin-bottom="0.1965in"/>
    </style:style>
    <style:style style:name="T479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79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795" style:parent-style-name="Normal" style:family="paragraph">
      <style:paragraph-properties fo:margin-bottom="0.1965in"/>
    </style:style>
    <style:style style:name="T479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797" style:family="table-row">
      <style:table-row-properties style:use-optimal-row-height="false"/>
    </style:style>
    <style:style style:name="TableCell479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799" style:parent-style-name="Normal" style:family="paragraph">
      <style:paragraph-properties fo:text-align="end" fo:margin-bottom="0.1965in"/>
    </style:style>
    <style:style style:name="T480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80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80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80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80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80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80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80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80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80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810" style:family="table-row">
      <style:table-row-properties style:use-optimal-row-height="false"/>
    </style:style>
    <style:style style:name="TableCell481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812" style:parent-style-name="Normal" style:family="paragraph">
      <style:paragraph-properties fo:text-align="end" fo:margin-bottom="0.1965in"/>
    </style:style>
    <style:style style:name="T481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81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81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81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81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81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819" style:family="table-row">
      <style:table-row-properties style:use-optimal-row-height="false"/>
    </style:style>
    <style:style style:name="TableCell482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821" style:parent-style-name="Normal" style:family="paragraph">
      <style:paragraph-properties fo:text-align="end" fo:margin-bottom="0.1965in"/>
    </style:style>
    <style:style style:name="T482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82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824" style:parent-style-name="Normal" style:family="paragraph">
      <style:paragraph-properties fo:margin-bottom="0.1965in"/>
    </style:style>
    <style:style style:name="T4825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482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82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82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82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830" style:family="table-row">
      <style:table-row-properties style:use-optimal-row-height="false"/>
    </style:style>
    <style:style style:name="TableCell483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832" style:parent-style-name="Normal" style:family="paragraph">
      <style:paragraph-properties fo:text-align="end" fo:margin-bottom="0.1965in"/>
    </style:style>
    <style:style style:name="T483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83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835" style:parent-style-name="Normal" style:family="paragraph">
      <style:paragraph-properties fo:margin-bottom="0.1965in"/>
    </style:style>
    <style:style style:name="T4836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4837" style:family="table-row">
      <style:table-row-properties style:use-optimal-row-height="false"/>
    </style:style>
    <style:style style:name="TableCell483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839" style:parent-style-name="Normal" style:family="paragraph">
      <style:paragraph-properties fo:text-align="end" fo:margin-bottom="0.1965in"/>
    </style:style>
    <style:style style:name="T484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84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842" style:parent-style-name="Normal" style:family="paragraph">
      <style:paragraph-properties fo:margin-bottom="0.1965in"/>
    </style:style>
    <style:style style:name="T4843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484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4845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4846" style:family="table-row">
      <style:table-row-properties style:use-optimal-row-height="false"/>
    </style:style>
    <style:style style:name="TableCell484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848" style:parent-style-name="Normal" style:family="paragraph">
      <style:paragraph-properties fo:text-align="end" fo:margin-bottom="0.1965in"/>
    </style:style>
    <style:style style:name="T484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85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851" style:parent-style-name="Normal" style:family="paragraph">
      <style:paragraph-properties fo:margin-bottom="0.1965in"/>
    </style:style>
    <style:style style:name="T485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853" style:family="table-row">
      <style:table-row-properties style:use-optimal-row-height="false"/>
    </style:style>
    <style:style style:name="TableCell485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855" style:parent-style-name="Normal" style:family="paragraph">
      <style:paragraph-properties fo:text-align="end" fo:margin-bottom="0.1965in"/>
    </style:style>
    <style:style style:name="T485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85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858" style:parent-style-name="Normal" style:family="paragraph">
      <style:paragraph-properties fo:margin-bottom="0.1965in"/>
    </style:style>
    <style:style style:name="T485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860" style:family="table-row">
      <style:table-row-properties style:use-optimal-row-height="false"/>
    </style:style>
    <style:style style:name="TableCell486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862" style:parent-style-name="Normal" style:family="paragraph">
      <style:paragraph-properties fo:text-align="end" fo:margin-bottom="0.1965in"/>
    </style:style>
    <style:style style:name="T486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86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865" style:parent-style-name="Normal" style:family="paragraph">
      <style:paragraph-properties fo:margin-bottom="0.1965in"/>
    </style:style>
    <style:style style:name="T486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867" style:family="table-row">
      <style:table-row-properties style:use-optimal-row-height="false"/>
    </style:style>
    <style:style style:name="TableCell486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869" style:parent-style-name="Normal" style:family="paragraph">
      <style:paragraph-properties fo:text-align="end" fo:margin-bottom="0.1965in"/>
    </style:style>
    <style:style style:name="T487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87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872" style:parent-style-name="Normal" style:family="paragraph">
      <style:paragraph-properties fo:margin-bottom="0.1965in" fo:margin-left="0.4875in" fo:text-indent="-0.4875in">
        <style:tab-stops/>
      </style:paragraph-properties>
    </style:style>
    <style:style style:name="T487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874" style:family="table-row">
      <style:table-row-properties style:use-optimal-row-height="false"/>
    </style:style>
    <style:style style:name="TableCell487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876" style:parent-style-name="Normal" style:family="paragraph">
      <style:paragraph-properties fo:text-align="end" fo:margin-bottom="0.1965in"/>
    </style:style>
    <style:style style:name="T487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87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87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ableRow4880" style:family="table-row">
      <style:table-row-properties style:use-optimal-row-height="false"/>
    </style:style>
    <style:style style:name="TableCell488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882" style:parent-style-name="Normal" style:family="paragraph">
      <style:paragraph-properties fo:text-align="end" fo:margin-bottom="0.1965in"/>
    </style:style>
    <style:style style:name="T488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88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88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88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88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88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88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89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891" style:family="table-row">
      <style:table-row-properties style:use-optimal-row-height="false"/>
    </style:style>
    <style:style style:name="TableCell4892" style:family="table-cell">
      <style:table-cell-properties fo:border-top="0.0034in solid #000000" fo:border-left="0.0208in solid #000000" fo:border-bottom="0.0208in solid #000000" fo:border-right="0.0138in solid #000000" fo:background-color="#FFFFFF" style:writing-mode="lr-tb" fo:padding-top="0in" fo:padding-left="0.0097in" fo:padding-bottom="0in" fo:padding-right="0.0097in"/>
    </style:style>
    <style:style style:name="P4893" style:parent-style-name="Normal" style:family="paragraph">
      <style:paragraph-properties fo:text-align="end" fo:margin-bottom="0.1965in"/>
    </style:style>
    <style:style style:name="T489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895" style:family="table-cell">
      <style:table-cell-properties fo:border-top="0.0034in solid #000000" fo:border-left="0.0034in solid #000000" fo:border-bottom="0.0208in solid #000000" fo:border-right="0.0208in solid #000000" fo:background-color="#FFFFFF" style:writing-mode="lr-tb" fo:padding-top="0in" fo:padding-left="0.0097in" fo:padding-bottom="0in" fo:padding-right="0.0097in"/>
    </style:style>
    <style:style style:name="P489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89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89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89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90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90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4903" style:family="table-column">
      <style:table-column-properties style:column-width="1.5395in" style:use-optimal-column-width="false"/>
    </style:style>
    <style:style style:name="TableColumn4904" style:family="table-column">
      <style:table-column-properties style:column-width="1.5159in" style:use-optimal-column-width="false"/>
    </style:style>
    <style:style style:name="TableColumn4905" style:family="table-column">
      <style:table-column-properties style:column-width="1.5048in" style:use-optimal-column-width="false"/>
    </style:style>
    <style:style style:name="TableColumn4906" style:family="table-column">
      <style:table-column-properties style:column-width="2.0486in" style:use-optimal-column-width="false"/>
    </style:style>
    <style:style style:name="Table4902" style:family="table">
      <style:table-properties style:width="6.609in" fo:margin-left="0in" table:align="left"/>
    </style:style>
    <style:style style:name="TableRow4907" style:family="table-row">
      <style:table-row-properties style:use-optimal-row-height="false"/>
    </style:style>
    <style:style style:name="TableCell4908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909" style:parent-style-name="Normal" style:family="paragraph">
      <style:paragraph-properties fo:text-align="end" fo:margin-bottom="0.1965in"/>
    </style:style>
    <style:style style:name="T491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911" style:family="table-cell">
      <style:table-cell-properties fo:border-top="0.0208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912" style:parent-style-name="Normal" style:family="paragraph">
      <style:paragraph-properties fo:margin-bottom="0.1965in"/>
    </style:style>
    <style:style style:name="T491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914" style:family="table-row">
      <style:table-row-properties style:use-optimal-row-height="false"/>
    </style:style>
    <style:style style:name="TableCell491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916" style:parent-style-name="Normal" style:family="paragraph">
      <style:paragraph-properties fo:text-align="end" fo:margin-bottom="0.1965in"/>
    </style:style>
    <style:style style:name="T491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91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919" style:parent-style-name="Normal" style:family="paragraph">
      <style:paragraph-properties fo:text-align="center" fo:margin-bottom="0.1965in"/>
    </style:style>
    <style:style style:name="T492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921" style:family="table-row">
      <style:table-row-properties style:use-optimal-row-height="false"/>
    </style:style>
    <style:style style:name="TableCell492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923" style:parent-style-name="Normal" style:family="paragraph">
      <style:paragraph-properties fo:text-align="end" fo:margin-bottom="0.1965in"/>
    </style:style>
    <style:style style:name="T492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925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926" style:parent-style-name="Normal" style:family="paragraph">
      <style:paragraph-properties fo:margin-bottom="0.1965in"/>
    </style:style>
    <style:style style:name="T492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928" style:parent-style-name="Normal" style:family="paragraph">
      <style:paragraph-properties fo:margin-bottom="0.1965in"/>
    </style:style>
    <style:style style:name="T492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930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931" style:parent-style-name="Normal" style:family="paragraph">
      <style:paragraph-properties fo:text-align="end" fo:margin-bottom="0.1965in"/>
    </style:style>
    <style:style style:name="T493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93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934" style:parent-style-name="Normal" style:family="paragraph">
      <style:paragraph-properties fo:margin-bottom="0.1965in"/>
    </style:style>
    <style:style style:name="T493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936" style:family="table-row">
      <style:table-row-properties style:use-optimal-row-height="false"/>
    </style:style>
    <style:style style:name="TableCell493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938" style:parent-style-name="Normal" style:family="paragraph">
      <style:paragraph-properties fo:text-align="end" fo:margin-bottom="0.1965in"/>
    </style:style>
    <style:style style:name="T493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940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941" style:parent-style-name="Normal" style:family="paragraph">
      <style:paragraph-properties fo:margin-bottom="0.1965in"/>
    </style:style>
    <style:style style:name="T494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943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944" style:parent-style-name="Normal" style:family="paragraph">
      <style:paragraph-properties fo:text-align="end" fo:margin-bottom="0.1965in"/>
    </style:style>
    <style:style style:name="T494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94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947" style:parent-style-name="Normal" style:family="paragraph">
      <style:paragraph-properties fo:margin-bottom="0.1965in"/>
    </style:style>
    <style:style style:name="T494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949" style:family="table-row">
      <style:table-row-properties style:use-optimal-row-height="false"/>
    </style:style>
    <style:style style:name="TableCell495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951" style:parent-style-name="Normal" style:family="paragraph">
      <style:paragraph-properties fo:text-align="end" fo:margin-bottom="0.1965in"/>
    </style:style>
    <style:style style:name="T495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95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954" style:parent-style-name="Normal" style:family="paragraph">
      <style:paragraph-properties fo:margin-bottom="0.1965in"/>
    </style:style>
    <style:style style:name="T495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956" style:family="table-row">
      <style:table-row-properties style:use-optimal-row-height="false"/>
    </style:style>
    <style:style style:name="TableCell495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958" style:parent-style-name="Normal" style:family="paragraph">
      <style:paragraph-properties fo:text-align="end" fo:margin-bottom="0.1965in"/>
    </style:style>
    <style:style style:name="T495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96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961" style:parent-style-name="Normal" style:family="paragraph">
      <style:paragraph-properties fo:margin-bottom="0.1965in"/>
    </style:style>
    <style:style style:name="T496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963" style:family="table-row">
      <style:table-row-properties style:use-optimal-row-height="false"/>
    </style:style>
    <style:style style:name="TableCell496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965" style:parent-style-name="Normal" style:family="paragraph">
      <style:paragraph-properties fo:text-align="end" fo:margin-bottom="0.1965in"/>
    </style:style>
    <style:style style:name="T496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96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96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96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97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97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97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97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97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97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976" style:family="table-row">
      <style:table-row-properties style:use-optimal-row-height="false"/>
    </style:style>
    <style:style style:name="TableCell497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978" style:parent-style-name="Normal" style:family="paragraph">
      <style:paragraph-properties fo:text-align="end" fo:margin-bottom="0.1965in"/>
    </style:style>
    <style:style style:name="T497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98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98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98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98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98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985" style:family="table-row">
      <style:table-row-properties style:use-optimal-row-height="false"/>
    </style:style>
    <style:style style:name="TableCell498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987" style:parent-style-name="Normal" style:family="paragraph">
      <style:paragraph-properties fo:text-align="end" fo:margin-bottom="0.1965in"/>
    </style:style>
    <style:style style:name="T498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98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4990" style:parent-style-name="Normal" style:family="paragraph">
      <style:paragraph-properties fo:margin-bottom="0.1965in"/>
    </style:style>
    <style:style style:name="T4991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499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99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99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499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4996" style:family="table-row">
      <style:table-row-properties style:use-optimal-row-height="false"/>
    </style:style>
    <style:style style:name="TableCell499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4998" style:parent-style-name="Normal" style:family="paragraph">
      <style:paragraph-properties fo:text-align="end" fo:margin-bottom="0.1965in"/>
    </style:style>
    <style:style style:name="T499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00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001" style:parent-style-name="Normal" style:family="paragraph">
      <style:paragraph-properties fo:margin-bottom="0.1965in"/>
    </style:style>
    <style:style style:name="TableRow5002" style:family="table-row">
      <style:table-row-properties style:use-optimal-row-height="false"/>
    </style:style>
    <style:style style:name="TableCell500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004" style:parent-style-name="Normal" style:family="paragraph">
      <style:paragraph-properties fo:text-align="end" fo:margin-bottom="0.1965in"/>
    </style:style>
    <style:style style:name="T500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00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007" style:parent-style-name="Normal" style:family="paragraph">
      <style:paragraph-properties fo:margin-bottom="0.1965in"/>
    </style:style>
    <style:style style:name="T5008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500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5010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5011" style:family="table-row">
      <style:table-row-properties style:use-optimal-row-height="false"/>
    </style:style>
    <style:style style:name="TableCell501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013" style:parent-style-name="Normal" style:family="paragraph">
      <style:paragraph-properties fo:text-align="end" fo:margin-bottom="0.1965in"/>
    </style:style>
    <style:style style:name="T501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01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016" style:parent-style-name="Normal" style:family="paragraph">
      <style:paragraph-properties fo:margin-bottom="0.1965in"/>
    </style:style>
    <style:style style:name="T501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018" style:family="table-row">
      <style:table-row-properties style:use-optimal-row-height="false"/>
    </style:style>
    <style:style style:name="TableCell501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020" style:parent-style-name="Normal" style:family="paragraph">
      <style:paragraph-properties fo:text-align="end" fo:margin-bottom="0.1965in"/>
    </style:style>
    <style:style style:name="T502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02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023" style:parent-style-name="Normal" style:family="paragraph">
      <style:paragraph-properties fo:margin-bottom="0.1965in"/>
    </style:style>
    <style:style style:name="T502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025" style:family="table-row">
      <style:table-row-properties style:use-optimal-row-height="false"/>
    </style:style>
    <style:style style:name="TableCell502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027" style:parent-style-name="Normal" style:family="paragraph">
      <style:paragraph-properties fo:text-align="end" fo:margin-bottom="0.1965in"/>
    </style:style>
    <style:style style:name="T502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02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030" style:parent-style-name="Normal" style:family="paragraph">
      <style:paragraph-properties fo:margin-bottom="0.1965in"/>
    </style:style>
    <style:style style:name="T503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032" style:family="table-row">
      <style:table-row-properties style:use-optimal-row-height="false"/>
    </style:style>
    <style:style style:name="TableCell503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034" style:parent-style-name="Normal" style:family="paragraph">
      <style:paragraph-properties fo:text-align="end" fo:margin-bottom="0.1965in"/>
    </style:style>
    <style:style style:name="T503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03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037" style:parent-style-name="Normal" style:family="paragraph">
      <style:paragraph-properties fo:margin-bottom="0.1965in" fo:margin-left="0.4875in" fo:text-indent="-0.4875in">
        <style:tab-stops/>
      </style:paragraph-properties>
    </style:style>
    <style:style style:name="T503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039" style:family="table-row">
      <style:table-row-properties style:use-optimal-row-height="false"/>
    </style:style>
    <style:style style:name="TableCell504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041" style:parent-style-name="Normal" style:family="paragraph">
      <style:paragraph-properties fo:text-align="end" fo:margin-bottom="0.1965in"/>
    </style:style>
    <style:style style:name="T504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04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04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ableRow5045" style:family="table-row">
      <style:table-row-properties style:use-optimal-row-height="false"/>
    </style:style>
    <style:style style:name="TableCell504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047" style:parent-style-name="Normal" style:family="paragraph">
      <style:paragraph-properties fo:text-align="end" fo:margin-bottom="0.1965in"/>
    </style:style>
    <style:style style:name="T504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04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05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05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05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05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05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05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056" style:family="table-row">
      <style:table-row-properties style:use-optimal-row-height="false"/>
    </style:style>
    <style:style style:name="TableCell5057" style:family="table-cell">
      <style:table-cell-properties fo:border-top="0.0034in solid #000000" fo:border-left="0.0208in solid #000000" fo:border-bottom="0.0208in solid #000000" fo:border-right="0.0138in solid #000000" fo:background-color="#FFFFFF" style:writing-mode="lr-tb" fo:padding-top="0in" fo:padding-left="0.0097in" fo:padding-bottom="0in" fo:padding-right="0.0097in"/>
    </style:style>
    <style:style style:name="P5058" style:parent-style-name="Normal" style:family="paragraph">
      <style:paragraph-properties fo:text-align="end" fo:margin-bottom="0.1965in"/>
    </style:style>
    <style:style style:name="T505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060" style:family="table-cell">
      <style:table-cell-properties fo:border-top="0.0034in solid #000000" fo:border-left="0.0034in solid #000000" fo:border-bottom="0.0208in solid #000000" fo:border-right="0.0208in solid #000000" fo:background-color="#FFFFFF" style:writing-mode="lr-tb" fo:padding-top="0in" fo:padding-left="0.0097in" fo:padding-bottom="0in" fo:padding-right="0.0097in"/>
    </style:style>
    <style:style style:name="P506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06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06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06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06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06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5068" style:family="table-column">
      <style:table-column-properties style:column-width="1.5395in" style:use-optimal-column-width="false"/>
    </style:style>
    <style:style style:name="TableColumn5069" style:family="table-column">
      <style:table-column-properties style:column-width="1.5159in" style:use-optimal-column-width="false"/>
    </style:style>
    <style:style style:name="TableColumn5070" style:family="table-column">
      <style:table-column-properties style:column-width="1.5048in" style:use-optimal-column-width="false"/>
    </style:style>
    <style:style style:name="TableColumn5071" style:family="table-column">
      <style:table-column-properties style:column-width="2.0486in" style:use-optimal-column-width="false"/>
    </style:style>
    <style:style style:name="Table5067" style:family="table">
      <style:table-properties style:width="6.609in" fo:margin-left="0in" table:align="left"/>
    </style:style>
    <style:style style:name="TableRow5072" style:family="table-row">
      <style:table-row-properties style:use-optimal-row-height="false"/>
    </style:style>
    <style:style style:name="TableCell5073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074" style:parent-style-name="Normal" style:family="paragraph">
      <style:paragraph-properties fo:text-align="end" fo:margin-bottom="0.1965in"/>
    </style:style>
    <style:style style:name="T507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076" style:family="table-cell">
      <style:table-cell-properties fo:border-top="0.0208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077" style:parent-style-name="Normal" style:family="paragraph">
      <style:paragraph-properties fo:margin-bottom="0.1965in"/>
    </style:style>
    <style:style style:name="T507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079" style:family="table-row">
      <style:table-row-properties style:use-optimal-row-height="false"/>
    </style:style>
    <style:style style:name="TableCell508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081" style:parent-style-name="Normal" style:family="paragraph">
      <style:paragraph-properties fo:text-align="end" fo:margin-bottom="0.1965in"/>
    </style:style>
    <style:style style:name="T508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08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084" style:parent-style-name="Normal" style:family="paragraph">
      <style:paragraph-properties fo:text-align="center" fo:margin-bottom="0.1965in"/>
    </style:style>
    <style:style style:name="T508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086" style:family="table-row">
      <style:table-row-properties style:use-optimal-row-height="false"/>
    </style:style>
    <style:style style:name="TableCell508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088" style:parent-style-name="Normal" style:family="paragraph">
      <style:paragraph-properties fo:text-align="end" fo:margin-bottom="0.1965in"/>
    </style:style>
    <style:style style:name="T508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090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091" style:parent-style-name="Normal" style:family="paragraph">
      <style:paragraph-properties fo:margin-bottom="0.1965in"/>
    </style:style>
    <style:style style:name="T509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093" style:parent-style-name="Normal" style:family="paragraph">
      <style:paragraph-properties fo:margin-bottom="0.1965in"/>
    </style:style>
    <style:style style:name="T509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095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096" style:parent-style-name="Normal" style:family="paragraph">
      <style:paragraph-properties fo:text-align="end" fo:margin-bottom="0.1965in"/>
    </style:style>
    <style:style style:name="T509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09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099" style:parent-style-name="Normal" style:family="paragraph">
      <style:paragraph-properties fo:margin-bottom="0.1965in"/>
    </style:style>
    <style:style style:name="T510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101" style:family="table-row">
      <style:table-row-properties style:use-optimal-row-height="false"/>
    </style:style>
    <style:style style:name="TableCell510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103" style:parent-style-name="Normal" style:family="paragraph">
      <style:paragraph-properties fo:text-align="end" fo:margin-bottom="0.1965in"/>
    </style:style>
    <style:style style:name="T510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105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106" style:parent-style-name="Normal" style:family="paragraph">
      <style:paragraph-properties fo:margin-bottom="0.1965in"/>
    </style:style>
    <style:style style:name="T510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108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109" style:parent-style-name="Normal" style:family="paragraph">
      <style:paragraph-properties fo:text-align="end" fo:margin-bottom="0.1965in"/>
    </style:style>
    <style:style style:name="T511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11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112" style:parent-style-name="Normal" style:family="paragraph">
      <style:paragraph-properties fo:margin-bottom="0.1965in"/>
    </style:style>
    <style:style style:name="T511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114" style:family="table-row">
      <style:table-row-properties style:use-optimal-row-height="false"/>
    </style:style>
    <style:style style:name="TableCell511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116" style:parent-style-name="Normal" style:family="paragraph">
      <style:paragraph-properties fo:text-align="end" fo:margin-bottom="0.1965in"/>
    </style:style>
    <style:style style:name="T511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11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119" style:parent-style-name="Normal" style:family="paragraph">
      <style:paragraph-properties fo:margin-bottom="0.1965in"/>
    </style:style>
    <style:style style:name="T512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121" style:family="table-row">
      <style:table-row-properties style:use-optimal-row-height="false"/>
    </style:style>
    <style:style style:name="TableCell512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123" style:parent-style-name="Normal" style:family="paragraph">
      <style:paragraph-properties fo:text-align="end" fo:margin-bottom="0.1965in"/>
    </style:style>
    <style:style style:name="T512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12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126" style:parent-style-name="Normal" style:family="paragraph">
      <style:paragraph-properties fo:margin-bottom="0.1965in"/>
    </style:style>
    <style:style style:name="T512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128" style:family="table-row">
      <style:table-row-properties style:use-optimal-row-height="false"/>
    </style:style>
    <style:style style:name="TableCell512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130" style:parent-style-name="Normal" style:family="paragraph">
      <style:paragraph-properties fo:text-align="end" fo:margin-bottom="0.1965in"/>
    </style:style>
    <style:style style:name="T513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13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13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13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13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13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513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13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13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140" style:family="table-row">
      <style:table-row-properties style:use-optimal-row-height="false"/>
    </style:style>
    <style:style style:name="TableCell514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142" style:parent-style-name="Normal" style:family="paragraph">
      <style:paragraph-properties fo:text-align="end" fo:margin-bottom="0.1965in"/>
    </style:style>
    <style:style style:name="T514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14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14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14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147" style:family="table-row">
      <style:table-row-properties style:use-optimal-row-height="false"/>
    </style:style>
    <style:style style:name="TableCell514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149" style:parent-style-name="Normal" style:family="paragraph">
      <style:paragraph-properties fo:text-align="end" fo:margin-bottom="0.1965in"/>
    </style:style>
    <style:style style:name="T515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15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152" style:parent-style-name="Normal" style:family="paragraph">
      <style:paragraph-properties fo:margin-bottom="0.1965in"/>
    </style:style>
    <style:style style:name="T5153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515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15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15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15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158" style:family="table-row">
      <style:table-row-properties style:use-optimal-row-height="false"/>
    </style:style>
    <style:style style:name="TableCell515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160" style:parent-style-name="Normal" style:family="paragraph">
      <style:paragraph-properties fo:text-align="end" fo:margin-bottom="0.1965in"/>
    </style:style>
    <style:style style:name="T516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16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163" style:parent-style-name="Normal" style:family="paragraph">
      <style:paragraph-properties fo:margin-bottom="0.1965in"/>
    </style:style>
    <style:style style:name="T5164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516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16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16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16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169" style:family="table-row">
      <style:table-row-properties style:use-optimal-row-height="false"/>
    </style:style>
    <style:style style:name="TableCell517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171" style:parent-style-name="Normal" style:family="paragraph">
      <style:paragraph-properties fo:text-align="end" fo:margin-bottom="0.1965in"/>
    </style:style>
    <style:style style:name="T517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17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174" style:parent-style-name="Normal" style:family="paragraph">
      <style:paragraph-properties fo:margin-bottom="0.1965in"/>
    </style:style>
    <style:style style:name="T5175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517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5177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5178" style:parent-style-name="Normal" style:family="paragraph">
      <style:paragraph-properties fo:margin-bottom="0.1965in"/>
    </style:style>
    <style:style style:name="T5179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5180" style:family="table-row">
      <style:table-row-properties style:use-optimal-row-height="false"/>
    </style:style>
    <style:style style:name="TableCell518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182" style:parent-style-name="Normal" style:family="paragraph">
      <style:paragraph-properties fo:text-align="end" fo:margin-bottom="0.1965in"/>
    </style:style>
    <style:style style:name="T518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18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185" style:parent-style-name="Normal" style:family="paragraph">
      <style:paragraph-properties fo:margin-bottom="0.1965in"/>
    </style:style>
    <style:style style:name="T518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187" style:family="table-row">
      <style:table-row-properties style:use-optimal-row-height="false"/>
    </style:style>
    <style:style style:name="TableCell518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189" style:parent-style-name="Normal" style:family="paragraph">
      <style:paragraph-properties fo:text-align="end" fo:margin-bottom="0.1965in"/>
    </style:style>
    <style:style style:name="T519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19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192" style:parent-style-name="Normal" style:family="paragraph">
      <style:paragraph-properties fo:margin-bottom="0.1965in"/>
    </style:style>
    <style:style style:name="T519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194" style:family="table-row">
      <style:table-row-properties style:use-optimal-row-height="false"/>
    </style:style>
    <style:style style:name="TableCell519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196" style:parent-style-name="Normal" style:family="paragraph">
      <style:paragraph-properties fo:text-align="end" fo:margin-bottom="0.1965in"/>
    </style:style>
    <style:style style:name="T519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19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199" style:parent-style-name="Normal" style:family="paragraph">
      <style:paragraph-properties fo:margin-bottom="0.1965in"/>
    </style:style>
    <style:style style:name="T520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201" style:family="table-row">
      <style:table-row-properties style:use-optimal-row-height="false"/>
    </style:style>
    <style:style style:name="TableCell520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203" style:parent-style-name="Normal" style:family="paragraph">
      <style:paragraph-properties fo:text-align="end" fo:margin-bottom="0.1965in"/>
    </style:style>
    <style:style style:name="T520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20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206" style:parent-style-name="Normal" style:family="paragraph">
      <style:paragraph-properties fo:margin-bottom="0.1965in" fo:margin-left="0.4875in" fo:text-indent="-0.4875in">
        <style:tab-stops/>
      </style:paragraph-properties>
    </style:style>
    <style:style style:name="T520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208" style:family="table-row">
      <style:table-row-properties style:use-optimal-row-height="false"/>
    </style:style>
    <style:style style:name="TableCell520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210" style:parent-style-name="Normal" style:family="paragraph">
      <style:paragraph-properties fo:text-align="end" fo:margin-bottom="0.1965in"/>
    </style:style>
    <style:style style:name="T521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21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21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ableRow5214" style:family="table-row">
      <style:table-row-properties style:use-optimal-row-height="false"/>
    </style:style>
    <style:style style:name="TableCell521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216" style:parent-style-name="Normal" style:family="paragraph">
      <style:paragraph-properties fo:text-align="end" fo:margin-bottom="0.1965in"/>
    </style:style>
    <style:style style:name="T521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21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21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22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22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22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22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22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225" style:family="table-row">
      <style:table-row-properties style:use-optimal-row-height="false"/>
    </style:style>
    <style:style style:name="TableCell5226" style:family="table-cell">
      <style:table-cell-properties fo:border-top="0.0034in solid #000000" fo:border-left="0.0208in solid #000000" fo:border-bottom="0.0208in solid #000000" fo:border-right="0.0138in solid #000000" fo:background-color="#FFFFFF" style:writing-mode="lr-tb" fo:padding-top="0in" fo:padding-left="0.0097in" fo:padding-bottom="0in" fo:padding-right="0.0097in"/>
    </style:style>
    <style:style style:name="P5227" style:parent-style-name="Normal" style:family="paragraph">
      <style:paragraph-properties fo:text-align="end" fo:margin-bottom="0.1965in"/>
    </style:style>
    <style:style style:name="T522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229" style:family="table-cell">
      <style:table-cell-properties fo:border-top="0.0034in solid #000000" fo:border-left="0.0034in solid #000000" fo:border-bottom="0.0208in solid #000000" fo:border-right="0.0208in solid #000000" fo:background-color="#FFFFFF" style:writing-mode="lr-tb" fo:padding-top="0in" fo:padding-left="0.0097in" fo:padding-bottom="0in" fo:padding-right="0.0097in"/>
    </style:style>
    <style:style style:name="P523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23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23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23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23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23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5237" style:family="table-column">
      <style:table-column-properties style:column-width="1.5395in" style:use-optimal-column-width="false"/>
    </style:style>
    <style:style style:name="TableColumn5238" style:family="table-column">
      <style:table-column-properties style:column-width="0.0437in" style:use-optimal-column-width="false"/>
    </style:style>
    <style:style style:name="TableColumn5239" style:family="table-column">
      <style:table-column-properties style:column-width="1.5236in" style:use-optimal-column-width="false"/>
    </style:style>
    <style:style style:name="TableColumn5240" style:family="table-column">
      <style:table-column-properties style:column-width="1.4993in" style:use-optimal-column-width="false"/>
    </style:style>
    <style:style style:name="TableColumn5241" style:family="table-column">
      <style:table-column-properties style:column-width="2.0027in" style:use-optimal-column-width="false"/>
    </style:style>
    <style:style style:name="TableColumn5242" style:family="table-column">
      <style:table-column-properties style:column-width="0.0458in" style:use-optimal-column-width="false"/>
    </style:style>
    <style:style style:name="Table5236" style:family="table">
      <style:table-properties style:width="6.6548in" fo:margin-left="0in" table:align="left"/>
    </style:style>
    <style:style style:name="TableRow5243" style:family="table-row">
      <style:table-row-properties style:use-optimal-row-height="false"/>
    </style:style>
    <style:style style:name="TableCell5244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245" style:parent-style-name="Normal" style:family="paragraph">
      <style:paragraph-properties fo:text-align="end" fo:margin-bottom="0.1965in"/>
    </style:style>
    <style:style style:name="T524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247" style:family="table-cell">
      <style:table-cell-properties fo:border-top="0.0208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248" style:parent-style-name="Normal" style:family="paragraph">
      <style:paragraph-properties fo:margin-bottom="0.1965in"/>
    </style:style>
    <style:style style:name="T524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250" style:family="table-row">
      <style:table-row-properties style:use-optimal-row-height="false"/>
    </style:style>
    <style:style style:name="TableCell525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252" style:parent-style-name="Normal" style:family="paragraph">
      <style:paragraph-properties fo:text-align="end" fo:margin-bottom="0.1965in"/>
    </style:style>
    <style:style style:name="T525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25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255" style:parent-style-name="Normal" style:family="paragraph">
      <style:paragraph-properties fo:text-align="center" fo:margin-bottom="0.1965in"/>
    </style:style>
    <style:style style:name="T525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257" style:family="table-row">
      <style:table-row-properties style:use-optimal-row-height="false"/>
    </style:style>
    <style:style style:name="TableCell525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259" style:parent-style-name="Normal" style:family="paragraph">
      <style:paragraph-properties fo:text-align="end" fo:margin-bottom="0.1965in"/>
    </style:style>
    <style:style style:name="T526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261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262" style:parent-style-name="Normal" style:family="paragraph">
      <style:paragraph-properties fo:margin-bottom="0.1965in"/>
    </style:style>
    <style:style style:name="T526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264" style:parent-style-name="Normal" style:family="paragraph">
      <style:paragraph-properties fo:margin-bottom="0.1965in"/>
    </style:style>
    <style:style style:name="T526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266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267" style:parent-style-name="Normal" style:family="paragraph">
      <style:paragraph-properties fo:text-align="end" fo:margin-bottom="0.1965in"/>
    </style:style>
    <style:style style:name="T526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26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270" style:parent-style-name="Normal" style:family="paragraph">
      <style:paragraph-properties fo:margin-bottom="0.1965in"/>
    </style:style>
    <style:style style:name="T527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272" style:family="table-row">
      <style:table-row-properties style:use-optimal-row-height="false"/>
    </style:style>
    <style:style style:name="TableCell527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274" style:parent-style-name="Normal" style:family="paragraph">
      <style:paragraph-properties fo:text-align="end" fo:margin-bottom="0.1965in"/>
    </style:style>
    <style:style style:name="T527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276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277" style:parent-style-name="Normal" style:family="paragraph">
      <style:paragraph-properties fo:margin-bottom="0.1965in"/>
    </style:style>
    <style:style style:name="T527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279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280" style:parent-style-name="Normal" style:family="paragraph">
      <style:paragraph-properties fo:text-align="end" fo:margin-bottom="0.1965in"/>
    </style:style>
    <style:style style:name="T528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28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283" style:parent-style-name="Normal" style:family="paragraph">
      <style:paragraph-properties fo:margin-bottom="0.1965in"/>
    </style:style>
    <style:style style:name="T528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285" style:family="table-row">
      <style:table-row-properties style:use-optimal-row-height="false"/>
    </style:style>
    <style:style style:name="TableCell528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287" style:parent-style-name="Normal" style:family="paragraph">
      <style:paragraph-properties fo:text-align="end" fo:margin-bottom="0.1965in"/>
    </style:style>
    <style:style style:name="T528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28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290" style:parent-style-name="Normal" style:family="paragraph">
      <style:paragraph-properties fo:margin-bottom="0.1965in"/>
    </style:style>
    <style:style style:name="T529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292" style:family="table-row">
      <style:table-row-properties style:use-optimal-row-height="false"/>
    </style:style>
    <style:style style:name="TableCell529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294" style:parent-style-name="Normal" style:family="paragraph">
      <style:paragraph-properties fo:text-align="end" fo:margin-bottom="0.1965in"/>
    </style:style>
    <style:style style:name="T529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29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297" style:parent-style-name="Normal" style:family="paragraph">
      <style:paragraph-properties fo:margin-bottom="0.1965in"/>
    </style:style>
    <style:style style:name="T529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299" style:family="table-row">
      <style:table-row-properties style:use-optimal-row-height="false"/>
    </style:style>
    <style:style style:name="TableCell530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301" style:parent-style-name="Normal" style:family="paragraph">
      <style:paragraph-properties fo:text-align="end" fo:margin-bottom="0.1965in"/>
    </style:style>
    <style:style style:name="T530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30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30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30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306" style:family="table-row">
      <style:table-row-properties style:use-optimal-row-height="false"/>
    </style:style>
    <style:style style:name="TableCell530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308" style:parent-style-name="Normal" style:family="paragraph">
      <style:paragraph-properties fo:text-align="end" fo:margin-bottom="0.1965in"/>
    </style:style>
    <style:style style:name="T530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31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31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31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313" style:family="table-row">
      <style:table-row-properties style:use-optimal-row-height="false"/>
    </style:style>
    <style:style style:name="TableCell531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315" style:parent-style-name="Normal" style:family="paragraph">
      <style:paragraph-properties fo:text-align="end" fo:margin-bottom="0.1965in"/>
    </style:style>
    <style:style style:name="T531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31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318" style:parent-style-name="Normal" style:family="paragraph">
      <style:paragraph-properties fo:margin-bottom="0.1965in"/>
    </style:style>
    <style:style style:name="T5319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532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32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32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32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32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32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326" style:family="table-row">
      <style:table-row-properties style:use-optimal-row-height="false"/>
    </style:style>
    <style:style style:name="TableCell532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328" style:parent-style-name="Normal" style:family="paragraph">
      <style:paragraph-properties fo:text-align="end" fo:margin-bottom="0.1965in"/>
    </style:style>
    <style:style style:name="T532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33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331" style:parent-style-name="Normal" style:family="paragraph">
      <style:paragraph-properties fo:margin-bottom="0.1965in"/>
    </style:style>
    <style:style style:name="T5332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5333" style:family="table-row">
      <style:table-row-properties style:use-optimal-row-height="false"/>
    </style:style>
    <style:style style:name="TableCell533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335" style:parent-style-name="Normal" style:family="paragraph">
      <style:paragraph-properties fo:text-align="end" fo:margin-bottom="0.1965in"/>
    </style:style>
    <style:style style:name="T533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33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338" style:parent-style-name="Normal" style:family="paragraph">
      <style:paragraph-properties fo:margin-bottom="0.1965in"/>
    </style:style>
    <style:style style:name="T5339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5340" style:family="table-row">
      <style:table-row-properties style:use-optimal-row-height="false"/>
    </style:style>
    <style:style style:name="TableCell534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342" style:parent-style-name="Normal" style:family="paragraph">
      <style:paragraph-properties fo:text-align="end" fo:margin-bottom="0.1965in"/>
    </style:style>
    <style:style style:name="T534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34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345" style:parent-style-name="Normal" style:family="paragraph">
      <style:paragraph-properties fo:margin-bottom="0.1965in"/>
    </style:style>
    <style:style style:name="T534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347" style:family="table-row">
      <style:table-row-properties style:use-optimal-row-height="false"/>
    </style:style>
    <style:style style:name="TableCell534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349" style:parent-style-name="Normal" style:family="paragraph">
      <style:paragraph-properties fo:text-align="end" fo:margin-bottom="0.1965in"/>
    </style:style>
    <style:style style:name="T535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35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352" style:parent-style-name="Normal" style:family="paragraph">
      <style:paragraph-properties fo:margin-bottom="0.1965in"/>
    </style:style>
    <style:style style:name="T535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354" style:family="table-row">
      <style:table-row-properties style:use-optimal-row-height="false"/>
    </style:style>
    <style:style style:name="TableCell535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356" style:parent-style-name="Normal" style:family="paragraph">
      <style:paragraph-properties fo:text-align="end" fo:margin-bottom="0.1965in"/>
    </style:style>
    <style:style style:name="T535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35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359" style:parent-style-name="Normal" style:family="paragraph">
      <style:paragraph-properties fo:margin-bottom="0.1965in"/>
    </style:style>
    <style:style style:name="T536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361" style:family="table-row">
      <style:table-row-properties style:use-optimal-row-height="false"/>
    </style:style>
    <style:style style:name="TableCell5362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363" style:parent-style-name="Normal" style:family="paragraph">
      <style:paragraph-properties fo:text-align="end" fo:margin-bottom="0.1965in"/>
    </style:style>
    <style:style style:name="T536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365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366" style:parent-style-name="Normal" style:family="paragraph">
      <style:paragraph-properties fo:margin-bottom="0.1965in" fo:margin-left="0.4875in" fo:text-indent="-0.4875in">
        <style:tab-stops/>
      </style:paragraph-properties>
    </style:style>
    <style:style style:name="T536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368" style:family="table-row">
      <style:table-row-properties style:use-optimal-row-height="false"/>
    </style:style>
    <style:style style:name="TableCell5369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370" style:parent-style-name="Normal" style:family="paragraph">
      <style:paragraph-properties fo:text-align="end" fo:margin-bottom="0.1965in"/>
    </style:style>
    <style:style style:name="T537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372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37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37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375" style:family="table-row">
      <style:table-row-properties style:use-optimal-row-height="false"/>
    </style:style>
    <style:style style:name="TableCell537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377" style:parent-style-name="Normal" style:family="paragraph">
      <style:paragraph-properties fo:text-align="end" fo:margin-bottom="0.1965in"/>
    </style:style>
    <style:style style:name="T537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37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38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38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382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38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384" style:family="table-row">
      <style:table-row-properties style:use-optimal-row-height="false"/>
    </style:style>
    <style:style style:name="TableCell5385" style:family="table-cell">
      <style:table-cell-properties fo:border-top="0.0034in solid #000000" fo:border-left="0.0208in solid #000000" fo:border-bottom="0.0208in solid #000000" fo:border-right="0.0138in solid #000000" fo:background-color="#FFFFFF" style:writing-mode="lr-tb" fo:padding-top="0in" fo:padding-left="0.0097in" fo:padding-bottom="0in" fo:padding-right="0.0097in"/>
    </style:style>
    <style:style style:name="P5386" style:parent-style-name="Normal" style:family="paragraph">
      <style:paragraph-properties fo:text-align="end" fo:margin-bottom="0.1965in"/>
    </style:style>
    <style:style style:name="T538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388" style:family="table-cell">
      <style:table-cell-properties fo:border-top="0.0034in solid #000000" fo:border-left="0.0034in solid #000000" fo:border-bottom="0.0208in solid #000000" fo:border-right="0.0208in solid #000000" fo:background-color="#FFFFFF" style:writing-mode="lr-tb" fo:padding-top="0in" fo:padding-left="0.0097in" fo:padding-bottom="0in" fo:padding-right="0.0097in"/>
    </style:style>
    <style:style style:name="P538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39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39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39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39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39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5396" style:family="table-column">
      <style:table-column-properties style:column-width="1.5395in" style:use-optimal-column-width="false"/>
    </style:style>
    <style:style style:name="TableColumn5397" style:family="table-column">
      <style:table-column-properties style:column-width="1.5159in" style:use-optimal-column-width="false"/>
    </style:style>
    <style:style style:name="TableColumn5398" style:family="table-column">
      <style:table-column-properties style:column-width="1.5048in" style:use-optimal-column-width="false"/>
    </style:style>
    <style:style style:name="TableColumn5399" style:family="table-column">
      <style:table-column-properties style:column-width="2.0486in" style:use-optimal-column-width="false"/>
    </style:style>
    <style:style style:name="Table5395" style:family="table">
      <style:table-properties style:width="6.609in" fo:margin-left="0in" table:align="left"/>
    </style:style>
    <style:style style:name="TableRow5400" style:family="table-row">
      <style:table-row-properties style:use-optimal-row-height="false"/>
    </style:style>
    <style:style style:name="TableCell5401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402" style:parent-style-name="Normal" style:family="paragraph">
      <style:paragraph-properties fo:text-align="end" fo:margin-bottom="0.1965in"/>
    </style:style>
    <style:style style:name="T540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404" style:family="table-cell">
      <style:table-cell-properties fo:border-top="0.0208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405" style:parent-style-name="Normal" style:family="paragraph">
      <style:paragraph-properties fo:margin-bottom="0.1965in"/>
    </style:style>
    <style:style style:name="T540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407" style:family="table-row">
      <style:table-row-properties style:use-optimal-row-height="false"/>
    </style:style>
    <style:style style:name="TableCell540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409" style:parent-style-name="Normal" style:family="paragraph">
      <style:paragraph-properties fo:text-align="end" fo:margin-bottom="0.1965in"/>
    </style:style>
    <style:style style:name="T541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41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412" style:parent-style-name="Normal" style:family="paragraph">
      <style:paragraph-properties fo:text-align="center" fo:margin-bottom="0.1965in"/>
    </style:style>
    <style:style style:name="T541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414" style:family="table-row">
      <style:table-row-properties style:use-optimal-row-height="false"/>
    </style:style>
    <style:style style:name="TableCell541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416" style:parent-style-name="Normal" style:family="paragraph">
      <style:paragraph-properties fo:text-align="end" fo:margin-bottom="0.1965in"/>
    </style:style>
    <style:style style:name="T541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418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419" style:parent-style-name="Normal" style:family="paragraph">
      <style:paragraph-properties fo:margin-bottom="0.1965in"/>
    </style:style>
    <style:style style:name="T542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421" style:parent-style-name="Normal" style:family="paragraph">
      <style:paragraph-properties fo:margin-bottom="0.1965in"/>
    </style:style>
    <style:style style:name="T542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423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424" style:parent-style-name="Normal" style:family="paragraph">
      <style:paragraph-properties fo:text-align="end" fo:margin-bottom="0.1965in"/>
    </style:style>
    <style:style style:name="T542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42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427" style:parent-style-name="Normal" style:family="paragraph">
      <style:paragraph-properties fo:margin-bottom="0.1965in"/>
    </style:style>
    <style:style style:name="T542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429" style:family="table-row">
      <style:table-row-properties style:use-optimal-row-height="false"/>
    </style:style>
    <style:style style:name="TableCell543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431" style:parent-style-name="Normal" style:family="paragraph">
      <style:paragraph-properties fo:text-align="end" fo:margin-bottom="0.1965in"/>
    </style:style>
    <style:style style:name="T543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433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434" style:parent-style-name="Normal" style:family="paragraph">
      <style:paragraph-properties fo:margin-bottom="0.1965in"/>
    </style:style>
    <style:style style:name="T543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436" style:family="table-cell">
      <style:table-cell-properties fo:border-top="0.0034in solid #000000" fo:border-left="0.0034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437" style:parent-style-name="Normal" style:family="paragraph">
      <style:paragraph-properties fo:text-align="end" fo:margin-bottom="0.1965in"/>
    </style:style>
    <style:style style:name="T543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43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440" style:parent-style-name="Normal" style:family="paragraph">
      <style:paragraph-properties fo:margin-bottom="0.1965in"/>
    </style:style>
    <style:style style:name="T544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442" style:family="table-row">
      <style:table-row-properties style:use-optimal-row-height="false"/>
    </style:style>
    <style:style style:name="TableCell544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444" style:parent-style-name="Normal" style:family="paragraph">
      <style:paragraph-properties fo:text-align="end" fo:margin-bottom="0.1965in"/>
    </style:style>
    <style:style style:name="T544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44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447" style:parent-style-name="Normal" style:family="paragraph">
      <style:paragraph-properties fo:margin-bottom="0.1965in"/>
    </style:style>
    <style:style style:name="T544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449" style:family="table-row">
      <style:table-row-properties style:use-optimal-row-height="false"/>
    </style:style>
    <style:style style:name="TableCell545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451" style:parent-style-name="Normal" style:family="paragraph">
      <style:paragraph-properties fo:text-align="end" fo:margin-bottom="0.1965in"/>
    </style:style>
    <style:style style:name="T545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45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454" style:parent-style-name="Normal" style:family="paragraph">
      <style:paragraph-properties fo:margin-bottom="0.1965in"/>
    </style:style>
    <style:style style:name="T545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456" style:family="table-row">
      <style:table-row-properties style:use-optimal-row-height="false"/>
    </style:style>
    <style:style style:name="TableCell5457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458" style:parent-style-name="Normal" style:family="paragraph">
      <style:paragraph-properties fo:text-align="end" fo:margin-bottom="0.1965in"/>
    </style:style>
    <style:style style:name="T545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460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46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46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463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46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465" style:family="table-row">
      <style:table-row-properties style:use-optimal-row-height="false"/>
    </style:style>
    <style:style style:name="TableCell5466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467" style:parent-style-name="Normal" style:family="paragraph">
      <style:paragraph-properties fo:text-align="end" fo:margin-bottom="0.1965in"/>
    </style:style>
    <style:style style:name="T546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469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470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47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472" style:family="table-row">
      <style:table-row-properties style:use-optimal-row-height="false"/>
    </style:style>
    <style:style style:name="TableCell5473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474" style:parent-style-name="Normal" style:family="paragraph">
      <style:paragraph-properties fo:text-align="end" fo:margin-bottom="0.1965in"/>
    </style:style>
    <style:style style:name="T547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476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477" style:parent-style-name="Normal" style:family="paragraph">
      <style:paragraph-properties fo:margin-bottom="0.1965in"/>
    </style:style>
    <style:style style:name="T5478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547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48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481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48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483" style:family="table-row">
      <style:table-row-properties style:use-optimal-row-height="false"/>
    </style:style>
    <style:style style:name="TableCell548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485" style:parent-style-name="Normal" style:family="paragraph">
      <style:paragraph-properties fo:text-align="end" fo:margin-bottom="0.1965in"/>
    </style:style>
    <style:style style:name="T548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48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488" style:parent-style-name="Normal" style:family="paragraph">
      <style:paragraph-properties fo:margin-bottom="0.1965in"/>
    </style:style>
    <style:style style:name="TableRow5489" style:family="table-row">
      <style:table-row-properties style:use-optimal-row-height="false"/>
    </style:style>
    <style:style style:name="TableCell5490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491" style:parent-style-name="Normal" style:family="paragraph">
      <style:paragraph-properties fo:text-align="end" fo:margin-bottom="0.1965in"/>
    </style:style>
    <style:style style:name="T549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493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494" style:parent-style-name="Normal" style:family="paragraph">
      <style:paragraph-properties fo:margin-bottom="0.1965in"/>
    </style:style>
    <style:style style:name="T5495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549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497" style:family="table-row">
      <style:table-row-properties style:use-optimal-row-height="false"/>
    </style:style>
    <style:style style:name="TableCell549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499" style:parent-style-name="Normal" style:family="paragraph">
      <style:paragraph-properties fo:text-align="end" fo:margin-bottom="0.1965in"/>
    </style:style>
    <style:style style:name="T550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50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502" style:parent-style-name="Normal" style:family="paragraph">
      <style:paragraph-properties fo:margin-bottom="0.1965in"/>
    </style:style>
    <style:style style:name="TableRow5503" style:family="table-row">
      <style:table-row-properties style:use-optimal-row-height="false"/>
    </style:style>
    <style:style style:name="TableCell5504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505" style:parent-style-name="Normal" style:family="paragraph">
      <style:paragraph-properties fo:text-align="end" fo:margin-bottom="0.1965in"/>
    </style:style>
    <style:style style:name="T550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507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508" style:parent-style-name="Normal" style:family="paragraph">
      <style:paragraph-properties fo:margin-bottom="0.1965in"/>
    </style:style>
    <style:style style:name="T550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510" style:family="table-row">
      <style:table-row-properties style:use-optimal-row-height="false"/>
    </style:style>
    <style:style style:name="TableCell551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512" style:parent-style-name="Normal" style:family="paragraph">
      <style:paragraph-properties fo:text-align="end" fo:margin-bottom="0.1965in"/>
    </style:style>
    <style:style style:name="T551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51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515" style:parent-style-name="Normal" style:family="paragraph">
      <style:paragraph-properties fo:margin-bottom="0.1965in"/>
    </style:style>
    <style:style style:name="T551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517" style:family="table-row">
      <style:table-row-properties style:use-optimal-row-height="false"/>
    </style:style>
    <style:style style:name="TableCell5518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519" style:parent-style-name="Normal" style:family="paragraph">
      <style:paragraph-properties fo:text-align="end" fo:margin-bottom="0.1965in"/>
    </style:style>
    <style:style style:name="T552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521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522" style:parent-style-name="Normal" style:family="paragraph">
      <style:paragraph-properties fo:margin-bottom="0.1965in" fo:margin-left="0.4875in" fo:text-indent="-0.4875in">
        <style:tab-stops/>
      </style:paragraph-properties>
    </style:style>
    <style:style style:name="T552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524" style:family="table-row">
      <style:table-row-properties style:use-optimal-row-height="false"/>
    </style:style>
    <style:style style:name="TableCell5525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526" style:parent-style-name="Normal" style:family="paragraph">
      <style:paragraph-properties fo:text-align="end" fo:margin-bottom="0.1965in"/>
    </style:style>
    <style:style style:name="T552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528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529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ableRow5530" style:family="table-row">
      <style:table-row-properties style:use-optimal-row-height="false"/>
    </style:style>
    <style:style style:name="TableCell5531" style:family="table-cell">
      <style:table-cell-properties fo:border-top="0.0034in solid #000000" fo:border-left="0.0208in solid #000000" fo:border-bottom="0.0138in solid #000000" fo:border-right="0.0138in solid #000000" fo:background-color="#FFFFFF" style:writing-mode="lr-tb" fo:padding-top="0in" fo:padding-left="0.0097in" fo:padding-bottom="0in" fo:padding-right="0.0097in"/>
    </style:style>
    <style:style style:name="P5532" style:parent-style-name="Normal" style:family="paragraph">
      <style:paragraph-properties fo:text-align="end" fo:margin-bottom="0.1965in"/>
    </style:style>
    <style:style style:name="T553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534" style:family="table-cell">
      <style:table-cell-properties fo:border-top="0.0034in solid #000000" fo:border-left="0.0034in solid #000000" fo:border-bottom="0.0138in solid #000000" fo:border-right="0.0208in solid #000000" fo:background-color="#FFFFFF" style:writing-mode="lr-tb" fo:padding-top="0in" fo:padding-left="0.0097in" fo:padding-bottom="0in" fo:padding-right="0.0097in"/>
    </style:style>
    <style:style style:name="P5535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53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537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53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Row5539" style:family="table-row">
      <style:table-row-properties style:use-optimal-row-height="false"/>
    </style:style>
    <style:style style:name="TableCell5540" style:family="table-cell">
      <style:table-cell-properties fo:border-top="0.0034in solid #000000" fo:border-left="0.0208in solid #000000" fo:border-bottom="0.0208in solid #000000" fo:border-right="0.0138in solid #000000" fo:background-color="#FFFFFF" style:writing-mode="lr-tb" fo:padding-top="0in" fo:padding-left="0.0097in" fo:padding-bottom="0in" fo:padding-right="0.0097in"/>
    </style:style>
    <style:style style:name="P5541" style:parent-style-name="Normal" style:family="paragraph">
      <style:paragraph-properties fo:text-align="end" fo:margin-bottom="0.1965in"/>
    </style:style>
    <style:style style:name="T554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543" style:family="table-cell">
      <style:table-cell-properties fo:border-top="0.0034in solid #000000" fo:border-left="0.0034in solid #000000" fo:border-bottom="0.0208in solid #000000" fo:border-right="0.0208in solid #000000" fo:background-color="#FFFFFF" style:writing-mode="lr-tb" fo:padding-top="0in" fo:padding-left="0.0097in" fo:padding-bottom="0in" fo:padding-right="0.0097in"/>
    </style:style>
    <style:style style:name="P5544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54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546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54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548" style:parent-style-name="Normal" style:family="paragraph">
      <style:paragraph-properties fo:margin-bottom="0.1965in" fo:margin-left="0.25in" fo:text-indent="-0.25in">
        <style:tab-stops/>
      </style:paragraph-properties>
    </style:style>
    <style:style style:name="T554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</office:automatic-styles>
  <office:body>
    <office:text text:use-soft-page-breaks="true">
      <text:p text:style-name="P1"/>
      <text:p text:style-name="P2"/>
      <text:p text:style-name="P3"><text:span text:style-name="T4">Documento de Casos de Uso</text:span></text:p>
      <text:p text:style-name="P5"><text:span text:style-name="T6">Para</text:span></text:p>
      <text:p text:style-name="P7"><text:span text:style-name="T8">Sistema de Control y Facturación Nova Center</text:span></text:p>
      <text:p text:style-name="P9"><text:span text:style-name="T10">Versión 1.3 Aprobado</text:span></text:p>
      <text:p text:style-name="P11"><text:span text:style-name="T12">Realizado Por Luis Diego Carballo Valdivia</text:span></text:p>
      <text:p text:style-name="P13"><text:span text:style-name="T14">Esther Lopez</text:span></text:p>
      <text:p text:style-name="P15"><text:span text:style-name="T16">Lugo CO.</text:span></text:p>
      <text:p text:style-name="P17"><text:span text:style-name="T18">05 Mayo 2014</text:span></text:p>
      <text:p text:style-name="P19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20">Historial De Revisión</text:span></text:p>
      <text:p text:style-name="Normal"/>
      <text:p text:style-name="Normal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Normal"><text:span text:style-name="T28">Nombre</text:span></text:p>
          </table:table-cell>
          <table:table-cell table:style-name="TableCell29">
            <text:p text:style-name="Normal"><text:span text:style-name="T30">Fecha</text:span></text:p>
          </table:table-cell>
          <table:table-cell table:style-name="TableCell31">
            <text:p text:style-name="Normal"><text:span text:style-name="T32">Razón Del Cambio</text:span></text:p>
          </table:table-cell>
          <table:table-cell table:style-name="TableCell33">
            <text:p text:style-name="Normal"><text:span text:style-name="T34">Versión</text:span></text:p>
          </table:table-cell>
        </table:table-row>
        <table:table-row table:style-name="TableRow35">
          <table:table-cell table:style-name="TableCell36">
            <text:p text:style-name="Normal"><text:span text:style-name="T37">Lugo CO</text:span></text:p>
          </table:table-cell>
          <table:table-cell table:style-name="TableCell38">
            <text:p text:style-name="Normal"><text:span text:style-name="T39">09/06</text:span></text:p>
          </table:table-cell>
          <table:table-cell table:style-name="TableCell40">
            <text:p text:style-name="Normal"><text:span text:style-name="T41">Corrección de errores de redacción.</text:span></text:p>
          </table:table-cell>
          <table:table-cell table:style-name="TableCell42">
            <text:p text:style-name="P43"><text:span text:style-name="T44">1.2</text:span></text:p>
          </table:table-cell>
        </table:table-row>
        <table:table-row table:style-name="TableRow45">
          <table:table-cell table:style-name="TableCell46">
            <text:p text:style-name="Normal"><text:span text:style-name="T47">Lugo CO</text:span></text:p>
          </table:table-cell>
          <table:table-cell table:style-name="TableCell48">
            <text:p text:style-name="Normal"><text:span text:style-name="T49">16/08</text:span></text:p>
          </table:table-cell>
          <table:table-cell table:style-name="TableCell50">
            <text:p text:style-name="Normal"><text:span text:style-name="T51">Corrección de errores de redacción y reformulación de flujos.</text:span></text:p>
          </table:table-cell>
          <table:table-cell table:style-name="TableCell52">
            <text:p text:style-name="P53"><text:span text:style-name="T54">1.3</text:span></text:p>
          </table:table-cell>
        </table:table-row>
      </table:table>
      <text:p text:style-name="P55"/>
      <text:p text:style-name="P56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7"><text:span text:style-name="T58">Casos De Usos</text:span></text:p>
      <text:p text:style-name="Normal"><text:span text:style-name="T59"><text:tab/>A continuación los actores principales y sus casos de uso para el Sistema Nova Center:</text:span></text:p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<text:span text:style-name="T67">Actor Primario</text:span></text:p>
          </table:table-cell>
          <table:table-cell table:style-name="TableCell68">
            <text:p text:style-name="P69"><text:span text:style-name="T70">ID</text:span></text:p>
          </table:table-cell>
          <table:table-cell table:style-name="TableCell71">
            <text:p text:style-name="P72"><text:span text:style-name="T73">Casos De Uso</text:span></text:p>
          </table:table-cell>
        </table:table-row>
        <table:table-row table:style-name="TableRow74">
          <table:table-cell table:style-name="TableCell75">
            <text:p text:style-name="P76"><text:span text:style-name="T77">Administrador</text:span></text:p>
          </table:table-cell>
          <table:table-cell table:style-name="TableCell78">
            <text:p text:style-name="Normal"><text:span text:style-name="T79">CU-01</text:span></text:p>
          </table:table-cell>
          <table:table-cell table:style-name="TableCell80">
            <text:p text:style-name="Normal"><text:span text:style-name="T81">Ingresar como administrador</text:span></text:p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Normal"><text:span text:style-name="T86">CU-02</text:span></text:p>
          </table:table-cell>
          <table:table-cell table:style-name="TableCell87">
            <text:p text:style-name="Normal"><text:span text:style-name="T88">Registrar Producto</text:span></text:p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Normal"><text:span text:style-name="T93">CU-03</text:span></text:p>
          </table:table-cell>
          <table:table-cell table:style-name="TableCell94">
            <text:p text:style-name="Normal"><text:span text:style-name="T95">Modificar Producto</text:span></text:p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Normal"><text:span text:style-name="T100">CU-04</text:span></text:p>
          </table:table-cell>
          <table:table-cell table:style-name="TableCell101">
            <text:p text:style-name="Normal"><text:span text:style-name="T102">Eliminar Producto</text:span></text:p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Normal"><text:span text:style-name="T107">CU-05</text:span></text:p>
          </table:table-cell>
          <table:table-cell table:style-name="TableCell108">
            <text:p text:style-name="Normal"><text:span text:style-name="T109">Consultar Producto</text:span></text:p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Normal"><text:span text:style-name="T114">CU-06</text:span></text:p>
          </table:table-cell>
          <table:table-cell table:style-name="TableCell115">
            <text:p text:style-name="Normal"><text:span text:style-name="T116">Modificar Factura</text:span></text:p>
          </table:table-cell>
        </table:table-row>
        <table:table-row table:style-name="TableRow117">
          <table:table-cell table:style-name="TableCell118">
            <text:p text:style-name="P119"/>
          </table:table-cell>
          <table:table-cell table:style-name="TableCell120">
            <text:p text:style-name="Normal"><text:span text:style-name="T121">CU-07</text:span></text:p>
          </table:table-cell>
          <table:table-cell table:style-name="TableCell122">
            <text:p text:style-name="Normal"><text:span text:style-name="T123">Consultar Factura</text:span></text:p>
          </table:table-cell>
        </table:table-row>
        <table:table-row table:style-name="TableRow124">
          <table:table-cell table:style-name="TableCell125">
            <text:p text:style-name="P126"/>
          </table:table-cell>
          <table:table-cell table:style-name="TableCell127">
            <text:p text:style-name="Normal"><text:span text:style-name="T128">CU-08</text:span></text:p>
          </table:table-cell>
          <table:table-cell table:style-name="TableCell129">
            <text:p text:style-name="Normal"><text:span text:style-name="T130">Eliminar Factura</text:span></text:p>
          </table:table-cell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Normal"><text:span text:style-name="T135">CU-09</text:span></text:p>
          </table:table-cell>
          <table:table-cell table:style-name="TableCell136">
            <text:p text:style-name="Normal"><text:span text:style-name="T137">Consultar Cliente</text:span></text:p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Normal"><text:span text:style-name="T142">CU-10</text:span></text:p>
          </table:table-cell>
          <table:table-cell table:style-name="TableCell143">
            <text:p text:style-name="Normal"><text:span text:style-name="T144">Registrar Cliente</text:span></text:p>
          </table:table-cell>
        </table:table-row>
        <table:table-row table:style-name="TableRow145">
          <table:table-cell table:style-name="TableCell146">
            <text:p text:style-name="P147"/>
          </table:table-cell>
          <table:table-cell table:style-name="TableCell148">
            <text:p text:style-name="Normal"><text:span text:style-name="T149">CU-11</text:span></text:p>
          </table:table-cell>
          <table:table-cell table:style-name="TableCell150">
            <text:p text:style-name="Normal"><text:span text:style-name="T151">Modificar Cliente</text:span></text:p>
          </table:table-cell>
        </table:table-row>
        <table:table-row table:style-name="TableRow152">
          <table:table-cell table:style-name="TableCell153">
            <text:p text:style-name="P154"/>
          </table:table-cell>
          <table:table-cell table:style-name="TableCell155">
            <text:p text:style-name="Normal"><text:span text:style-name="T156">CU-12</text:span></text:p>
          </table:table-cell>
          <table:table-cell table:style-name="TableCell157">
            <text:p text:style-name="Normal"><text:span text:style-name="T158">Eliminar Cliente</text:span></text:p>
          </table:table-cell>
        </table:table-row>
        <table:table-row table:style-name="TableRow159">
          <table:table-cell table:style-name="TableCell160">
            <text:p text:style-name="P161"/>
          </table:table-cell>
          <table:table-cell table:style-name="TableCell162">
            <text:p text:style-name="Normal"><text:span text:style-name="T163">CU-13</text:span></text:p>
          </table:table-cell>
          <table:table-cell table:style-name="TableCell164">
            <text:p text:style-name="Normal"><text:span text:style-name="T165">Realizar Venta</text:span></text:p>
          </table:table-cell>
        </table:table-row>
        <table:table-row table:style-name="TableRow166">
          <table:table-cell table:style-name="TableCell167">
            <text:p text:style-name="P168"/>
          </table:table-cell>
          <table:table-cell table:style-name="TableCell169">
            <text:p text:style-name="Normal"><text:span text:style-name="T170">CU-14</text:span></text:p>
          </table:table-cell>
          <table:table-cell table:style-name="TableCell171">
            <text:p text:style-name="Normal"><text:span text:style-name="T172">Modificar Venta</text:span></text:p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Normal"><text:span text:style-name="T177">CU-15</text:span></text:p>
          </table:table-cell>
          <table:table-cell table:style-name="TableCell178">
            <text:p text:style-name="Normal"><text:span text:style-name="T179">Consultar Proveedor</text:span></text:p>
          </table:table-cell>
        </table:table-row>
        <table:table-row table:style-name="TableRow180">
          <table:table-cell table:style-name="TableCell181">
            <text:p text:style-name="P182"/>
          </table:table-cell>
          <table:table-cell table:style-name="TableCell183">
            <text:p text:style-name="Normal"><text:span text:style-name="T184">CU-16</text:span></text:p>
          </table:table-cell>
          <table:table-cell table:style-name="TableCell185">
            <text:p text:style-name="Normal"><text:span text:style-name="T186">Registrar Proveedor</text:span></text:p>
          </table:table-cell>
        </table:table-row>
        <table:table-row table:style-name="TableRow187">
          <table:table-cell table:style-name="TableCell188">
            <text:p text:style-name="P189"/>
          </table:table-cell>
          <table:table-cell table:style-name="TableCell190">
            <text:p text:style-name="Normal"><text:span text:style-name="T191">CU-17</text:span></text:p>
          </table:table-cell>
          <table:table-cell table:style-name="TableCell192">
            <text:p text:style-name="Normal"><text:span text:style-name="T193">Modificar Proveedor</text:span></text:p>
          </table:table-cell>
        </table:table-row>
        <table:table-row table:style-name="TableRow194">
          <table:table-cell table:style-name="TableCell195">
            <text:p text:style-name="P196"/>
          </table:table-cell>
          <table:table-cell table:style-name="TableCell197">
            <text:p text:style-name="Normal"><text:span text:style-name="T198">CU-18</text:span></text:p>
          </table:table-cell>
          <table:table-cell table:style-name="TableCell199">
            <text:p text:style-name="Normal"><text:span text:style-name="T200">Eliminar Proveedor</text:span></text:p>
          </table:table-cell>
        </table:table-row>
        <table:table-row table:style-name="TableRow201">
          <table:table-cell table:style-name="TableCell202">
            <text:p text:style-name="P203"/>
          </table:table-cell>
          <table:table-cell table:style-name="TableCell204">
            <text:p text:style-name="Normal"><text:span text:style-name="T205">CU-19</text:span></text:p>
          </table:table-cell>
          <table:table-cell table:style-name="TableCell206">
            <text:p text:style-name="Normal"><text:span text:style-name="T207">Crear Usuario</text:span></text:p>
          </table:table-cell>
        </table:table-row>
        <table:table-row table:style-name="TableRow208">
          <table:table-cell table:style-name="TableCell209">
            <text:p text:style-name="P210"/>
          </table:table-cell>
          <table:table-cell table:style-name="TableCell211">
            <text:p text:style-name="Normal"><text:span text:style-name="T212">CU-20</text:span></text:p>
          </table:table-cell>
          <table:table-cell table:style-name="TableCell213">
            <text:p text:style-name="Normal"><text:span text:style-name="T214">Modificar Usuario</text:span></text:p>
          </table:table-cell>
        </table:table-row>
        <table:table-row table:style-name="TableRow215">
          <table:table-cell table:style-name="TableCell216">
            <text:p text:style-name="P217"/>
          </table:table-cell>
          <table:table-cell table:style-name="TableCell218">
            <text:p text:style-name="Normal"><text:span text:style-name="T219">CU-21</text:span></text:p>
          </table:table-cell>
          <table:table-cell table:style-name="TableCell220">
            <text:p text:style-name="Normal"><text:span text:style-name="T221">Eliminar Usuario</text:span></text:p>
          </table:table-cell>
        </table:table-row>
        <table:table-row table:style-name="TableRow222">
          <table:table-cell table:style-name="TableCell223">
            <text:p text:style-name="P224"/>
          </table:table-cell>
          <table:table-cell table:style-name="TableCell225">
            <text:p text:style-name="Normal"><text:span text:style-name="T226">CU-22</text:span></text:p>
          </table:table-cell>
          <table:table-cell table:style-name="TableCell227">
            <text:p text:style-name="Normal"><text:span text:style-name="T228">Eliminar Sugerencias</text:span></text:p>
          </table:table-cell>
        </table:table-row>
        <table:table-row table:style-name="TableRow229">
          <table:table-cell table:style-name="TableCell230">
            <text:p text:style-name="P231"><text:span text:style-name="T232">Sistema</text:span></text:p>
          </table:table-cell>
          <table:table-cell table:style-name="TableCell233">
            <text:p text:style-name="Normal"><text:span text:style-name="T234">CU-23</text:span></text:p>
          </table:table-cell>
          <table:table-cell table:style-name="TableCell235">
            <text:p text:style-name="Normal"><text:span text:style-name="T236">Generar Factura</text:span></text:p>
          </table:table-cell>
        </table:table-row>
        <table:table-row table:style-name="TableRow237">
          <table:table-cell table:style-name="TableCell238">
            <text:p text:style-name="P239"/>
          </table:table-cell>
          <table:table-cell table:style-name="TableCell240">
            <text:p text:style-name="Normal"><text:span text:style-name="T241">CU-24</text:span></text:p>
          </table:table-cell>
          <table:table-cell table:style-name="TableCell242">
            <text:p text:style-name="Normal"><text:span text:style-name="T243">Controlar el tiempo de uso de las estaciones</text:span></text:p>
          </table:table-cell>
        </table:table-row>
        <table:table-row table:style-name="TableRow244">
          <table:table-cell table:style-name="TableCell245">
            <text:p text:style-name="P246"/>
          </table:table-cell>
          <table:table-cell table:style-name="TableCell247">
            <text:p text:style-name="Normal"><text:span text:style-name="T248">CU-25</text:span></text:p>
          </table:table-cell>
          <table:table-cell table:style-name="TableCell249">
            <text:p text:style-name="Normal"><text:span text:style-name="T250">Generar un listado de servicios</text:span></text:p>
          </table:table-cell>
        </table:table-row>
        <table:table-row table:style-name="TableRow251">
          <table:table-cell table:style-name="TableCell252">
            <text:p text:style-name="P253"/>
          </table:table-cell>
          <table:table-cell table:style-name="TableCell254">
            <text:p text:style-name="Normal"><text:span text:style-name="T255">CU-26</text:span></text:p>
          </table:table-cell>
          <table:table-cell table:style-name="TableCell256">
            <text:p text:style-name="Normal"><text:span text:style-name="T257">Generar un listado de clientes</text:span></text:p>
          </table:table-cell>
        </table:table-row>
        <table:table-row table:style-name="TableRow258">
          <table:table-cell table:style-name="TableCell259">
            <text:p text:style-name="P260"/>
          </table:table-cell>
          <table:table-cell table:style-name="TableCell261">
            <text:p text:style-name="Normal"><text:span text:style-name="T262">CU-27</text:span></text:p>
          </table:table-cell>
          <table:table-cell table:style-name="TableCell263">
            <text:p text:style-name="Normal"><text:span text:style-name="T264">Generar un inventario de existencias</text:span></text:p>
          </table:table-cell>
        </table:table-row>
        <table:table-row table:style-name="TableRow265">
          <table:table-cell table:style-name="TableCell266">
            <text:p text:style-name="P267"/>
          </table:table-cell>
          <table:table-cell table:style-name="TableCell268">
            <text:p text:style-name="Normal"><text:span text:style-name="T269">CU-28</text:span></text:p>
          </table:table-cell>
          <table:table-cell table:style-name="TableCell270">
            <text:p text:style-name="Normal"><text:span text:style-name="T271">Notificar al usuario de una estación que su tiempo de uso<text:s/></text:span><text:span text:style-name="T272">está</text:span><text:span text:style-name="T273"><text:s/>por acabarse</text:span></text:p>
          </table:table-cell>
        </table:table-row>
        <table:table-row table:style-name="TableRow274">
          <table:table-cell table:style-name="TableCell275">
            <text:p text:style-name="P276"/>
          </table:table-cell>
          <table:table-cell table:style-name="TableCell277">
            <text:p text:style-name="Normal"><text:span text:style-name="T278">CU-29</text:span></text:p>
          </table:table-cell>
          <table:table-cell table:style-name="TableCell279">
            <text:p text:style-name="Normal"><text:span text:style-name="T280">Notificar al usuario de una estación que su tiempo de uso se acabó</text:span></text:p>
          </table:table-cell>
        </table:table-row>
        <table:table-row table:style-name="TableRow281">
          <table:table-cell table:style-name="TableCell282">
            <text:p text:style-name="P283"/>
          </table:table-cell>
          <table:table-cell table:style-name="TableCell284">
            <text:p text:style-name="Normal"><text:span text:style-name="T285">CU-30</text:span></text:p>
          </table:table-cell>
          <table:table-cell table:style-name="TableCell286">
            <text:p text:style-name="Normal"><text:span text:style-name="T287">Notificar cuando halla bajas existencias</text:span></text:p>
          </table:table-cell>
        </table:table-row>
        <table:table-row table:style-name="TableRow288">
          <table:table-cell table:style-name="TableCell289">
            <text:p text:style-name="P290"><text:span text:style-name="T291">Usuario</text:span></text:p>
          </table:table-cell>
          <table:table-cell table:style-name="TableCell292">
            <text:p text:style-name="Normal"><text:span text:style-name="T293">CU-31</text:span></text:p>
          </table:table-cell>
          <table:table-cell table:style-name="TableCell294">
            <text:p text:style-name="Normal"><text:span text:style-name="T295">Eliminar Sugerencia</text:span></text:p>
          </table:table-cell>
        </table:table-row>
        <table:table-row table:style-name="TableRow296">
          <table:table-cell table:style-name="TableCell297">
            <text:p text:style-name="P298"/>
          </table:table-cell>
          <table:table-cell table:style-name="TableCell299">
            <text:p text:style-name="Normal"><text:span text:style-name="T300">CU-32</text:span></text:p>
          </table:table-cell>
          <table:table-cell table:style-name="TableCell301">
            <text:p text:style-name="Normal"><text:span text:style-name="T302">Crear Sugerencias</text:span></text:p>
          </table:table-cell>
        </table:table-row>
      </table:table>
      <text:p text:style-name="Normal"/>
      <text:p text:style-name="Normal"/>
      <text:p text:style-name="P303"><text:span text:style-name="T304">Diagrama de casos de uso</text:span></text:p>
      <text:p text:style-name="P305"/>
      <text:p text:style-name="P306"/>
      <text:p text:style-name="Normal"/>
      <text:p text:style-name="Normal"/>
      <table:table table:style-name="Table307">
        <table:table-columns>
          <table:table-column table:style-name="TableColumn308"/>
          <table:table-column table:style-name="TableColumn309"/>
          <table:table-column table:style-name="TableColumn310"/>
          <table:table-column table:style-name="TableColumn311"/>
          <table:table-column table:style-name="TableColumn312"/>
          <table:table-column table:style-name="TableColumn313"/>
        </table:table-columns>
        <table:table-row table:style-name="TableRow314">
          <table:table-cell table:style-name="TableCell315" table:number-columns-spanned="2">
            <text:p text:style-name="P316"><text:span text:style-name="T317">ID caso de uso:</text:span></text:p>
          </table:table-cell>
          <table:covered-table-cell/>
          <table:table-cell table:style-name="TableCell318" table:number-columns-spanned="4">
            <text:p text:style-name="P319"><text:span text:style-name="T320">CU-01</text:span></text:p>
          </table:table-cell>
          <table:covered-table-cell/>
          <table:covered-table-cell/>
          <table:covered-table-cell/>
        </table:table-row>
        <table:table-row table:style-name="TableRow321">
          <table:table-cell table:style-name="TableCell322" table:number-columns-spanned="2">
            <text:p text:style-name="P323"><text:span text:style-name="T324">Nombre del caso del uso:</text:span></text:p>
          </table:table-cell>
          <table:covered-table-cell/>
          <table:table-cell table:style-name="TableCell325" table:number-columns-spanned="4">
            <text:p text:style-name="P326"><text:span text:style-name="T327">Ingresar como administrador</text:span></text:p>
          </table:table-cell>
          <table:covered-table-cell/>
          <table:covered-table-cell/>
          <table:covered-table-cell/>
        </table:table-row>
        <table:table-row table:style-name="TableRow328">
          <table:table-cell table:style-name="TableCell329" table:number-columns-spanned="2">
            <text:p text:style-name="P330"><text:span text:style-name="T331">Creado por:</text:span></text:p>
          </table:table-cell>
          <table:covered-table-cell/>
          <table:table-cell table:style-name="TableCell332">
            <text:p text:style-name="P333"><text:span text:style-name="T334">Esther López.</text:span></text:p>
            <text:p text:style-name="P335"><text:span text:style-name="T336">Luis Diego Carballo<text:s/></text:span><text:soft-page-break/><text:span text:style-name="T337">Valdivia.</text:span></text:p>
          </table:table-cell>
          <table:table-cell table:style-name="TableCell338">
            <text:p text:style-name="P339"><text:span text:style-name="T340">Ultima actualización por:</text:span></text:p>
          </table:table-cell>
          <table:table-cell table:style-name="TableCell341" table:number-columns-spanned="2">
            <text:p text:style-name="P342"><text:span text:style-name="T343">Luis Diego Carballo Valdivia.</text:span></text:p>
          </table:table-cell>
          <table:covered-table-cell/>
        </table:table-row>
        <text:soft-page-break/>
        <table:table-row table:style-name="TableRow344">
          <table:table-cell table:style-name="TableCell345" table:number-columns-spanned="2">
            <text:p text:style-name="P346"><text:span text:style-name="T347">Fecha de creación:</text:span></text:p>
          </table:table-cell>
          <table:covered-table-cell/>
          <table:table-cell table:style-name="TableCell348">
            <text:p text:style-name="P349"><text:span text:style-name="T350">01 Mayo, 2014</text:span></text:p>
          </table:table-cell>
          <table:table-cell table:style-name="TableCell351">
            <text:p text:style-name="P352"><text:span text:style-name="T353">Fecha de <text:s/>actualización:</text:span></text:p>
          </table:table-cell>
          <table:table-cell table:style-name="TableCell354" table:number-columns-spanned="2">
            <text:p text:style-name="P355"><text:span text:style-name="T356">16 de Octubre, 2014</text:span></text:p>
          </table:table-cell>
          <table:covered-table-cell/>
        </table:table-row>
        <table:table-row table:style-name="TableRow357">
          <table:table-cell table:style-name="TableCell358" table:number-columns-spanned="2">
            <text:p text:style-name="P359"><text:span text:style-name="T360">Actor:</text:span></text:p>
          </table:table-cell>
          <table:covered-table-cell/>
          <table:table-cell table:style-name="TableCell361" table:number-columns-spanned="4">
            <text:p text:style-name="P362"><text:span text:style-name="T363">Administrador.</text:span></text:p>
          </table:table-cell>
          <table:covered-table-cell/>
          <table:covered-table-cell/>
          <table:covered-table-cell/>
        </table:table-row>
        <table:table-row table:style-name="TableRow364">
          <table:table-cell table:style-name="TableCell365" table:number-columns-spanned="2">
            <text:p text:style-name="P366"><text:span text:style-name="T367">Descripción:</text:span></text:p>
          </table:table-cell>
          <table:covered-table-cell/>
          <table:table-cell table:style-name="TableCell368" table:number-columns-spanned="4">
            <text:p text:style-name="P369"><text:span text:style-name="T370">Al iniciar el programa, el administrador verá la pantalla de login, donde podrá colocar su usuario y contraseña para acceder a las funciones del sistema.</text:span></text:p>
          </table:table-cell>
          <table:covered-table-cell/>
          <table:covered-table-cell/>
          <table:covered-table-cell/>
        </table:table-row>
        <table:table-row table:style-name="TableRow371">
          <table:table-cell table:style-name="TableCell372" table:number-columns-spanned="2">
            <text:p text:style-name="P373"><text:span text:style-name="T374">Pre condiciones:</text:span></text:p>
          </table:table-cell>
          <table:covered-table-cell/>
          <table:table-cell table:style-name="TableCell375" table:number-columns-spanned="4">
            <text:p text:style-name="P376"><text:span text:style-name="T377">1. Es necesario que el sistema esté iniciado.</text:span></text:p>
            <text:p text:style-name="P378"><text:span text:style-name="T379">2.Verificar el correcto funcionamiento del sistema.</text:span></text:p>
            <text:p text:style-name="P380"><text:span text:style-name="T381">3.Es necesario que el administrador ingrese su usuario y contraseña para acceder al sistema.</text:span></text:p>
          </table:table-cell>
          <table:covered-table-cell/>
          <table:covered-table-cell/>
          <table:covered-table-cell/>
        </table:table-row>
        <table:table-row table:style-name="TableRow382">
          <table:table-cell table:style-name="TableCell383" table:number-columns-spanned="2">
            <text:p text:style-name="P384"><text:span text:style-name="T385">Pos condiciones:</text:span></text:p>
          </table:table-cell>
          <table:covered-table-cell/>
          <table:table-cell table:style-name="TableCell386" table:number-columns-spanned="4">
            <text:p text:style-name="P387"><text:span text:style-name="T388">1.El administrador logueo correctamente con sus datos, ahora puede accesar a todas las funciones del programa.</text:span></text:p>
          </table:table-cell>
          <table:covered-table-cell/>
          <table:covered-table-cell/>
          <table:covered-table-cell/>
        </table:table-row>
        <table:table-row table:style-name="TableRow389">
          <table:table-cell table:style-name="TableCell390" table:number-columns-spanned="2">
            <text:p text:style-name="P391"><text:span text:style-name="T392">Flujo normal:</text:span></text:p>
          </table:table-cell>
          <table:covered-table-cell/>
          <table:table-cell table:style-name="TableCell393" table:number-columns-spanned="4">
            <text:p text:style-name="P394"><text:span text:style-name="T395">1. Logueo del administrador</text:span></text:p>
            <text:p text:style-name="P396"><text:span text:style-name="T397">1.1 El administrador inicia el programa.</text:span></text:p>
            <text:p text:style-name="P398"><text:span text:style-name="T399">1.2. El administrador ingresa el usuario.</text:span></text:p>
            <text:p text:style-name="P400"><text:span text:style-name="T401">1.3. El administrador ingresa la contraseña.</text:span></text:p>
            <text:p text:style-name="P402"><text:span text:style-name="T403">1.4. El administrador intenta acceder al sistema.</text:span></text:p>
          </table:table-cell>
          <table:covered-table-cell/>
          <table:covered-table-cell/>
          <table:covered-table-cell/>
        </table:table-row>
        <table:table-row table:style-name="TableRow404">
          <table:table-cell table:style-name="TableCell405" table:number-columns-spanned="2">
            <text:p text:style-name="P406"><text:span text:style-name="T407">Flujo alternativo:</text:span></text:p>
          </table:table-cell>
          <table:covered-table-cell/>
          <table:table-cell table:style-name="TableCell408" table:number-columns-spanned="4">
            <text:p text:style-name="P409"><text:span text:style-name="T410">1.4. Datos inválidos</text:span></text:p>
            <text:p text:style-name="P411"><text:span text:style-name="T412">1.4.1 Si los datos que el administrador ingresa son incorrectos no podrá acceder al sistema y verá a continuación un mensaje diciendo que su usuario o contraseña son incorrectos.</text:span></text:p>
          </table:table-cell>
          <table:covered-table-cell/>
          <table:covered-table-cell/>
          <table:covered-table-cell/>
        </table:table-row>
        <table:table-row table:style-name="TableRow413">
          <table:table-cell table:style-name="TableCell414" table:number-columns-spanned="2">
            <text:p text:style-name="P415"><text:span text:style-name="T416">Excepciones:</text:span></text:p>
          </table:table-cell>
          <table:covered-table-cell/>
          <table:table-cell table:style-name="TableCell417" table:number-columns-spanned="4">
            <text:p text:style-name="P418"><text:span text:style-name="T419">Ninguna.</text:span></text:p>
          </table:table-cell>
          <table:covered-table-cell/>
          <table:covered-table-cell/>
          <table:covered-table-cell/>
        </table:table-row>
        <table:table-row table:style-name="TableRow420">
          <table:table-cell table:style-name="TableCell421" table:number-columns-spanned="2">
            <text:p text:style-name="P422"><text:span text:style-name="T423">Inclusiones:</text:span></text:p>
          </table:table-cell>
          <table:covered-table-cell/>
          <table:table-cell table:style-name="TableCell424" table:number-columns-spanned="4">
            <text:p text:style-name="P425"><text:span text:style-name="T426">Ninguna.</text:span></text:p>
          </table:table-cell>
          <table:covered-table-cell/>
          <table:covered-table-cell/>
          <table:covered-table-cell/>
        </table:table-row>
        <table:table-row table:style-name="TableRow427">
          <table:table-cell table:style-name="TableCell428" table:number-columns-spanned="2">
            <text:p text:style-name="P429"><text:span text:style-name="T430">Prioridad:</text:span></text:p>
          </table:table-cell>
          <table:covered-table-cell/>
          <table:table-cell table:style-name="TableCell431" table:number-columns-spanned="4">
            <text:p text:style-name="P432"><text:span text:style-name="T433">Alta.</text:span></text:p>
          </table:table-cell>
          <table:covered-table-cell/>
          <table:covered-table-cell/>
          <table:covered-table-cell/>
        </table:table-row>
        <table:table-row table:style-name="TableRow434">
          <table:table-cell table:style-name="TableCell435" table:number-columns-spanned="2">
            <text:p text:style-name="P436"><text:span text:style-name="T437">Frecuencia de uso:</text:span></text:p>
          </table:table-cell>
          <table:covered-table-cell/>
          <table:table-cell table:style-name="TableCell438" table:number-columns-spanned="4">
            <text:p text:style-name="P439"><text:span text:style-name="T440">Cada vez que el administrador cierre el sistema.</text:span></text:p>
          </table:table-cell>
          <table:covered-table-cell/>
          <table:covered-table-cell/>
          <table:covered-table-cell/>
        </table:table-row>
        <text:soft-page-break/>
        <table:table-row table:style-name="TableRow441">
          <table:table-cell table:style-name="TableCell442" table:number-columns-spanned="2">
            <text:p text:style-name="P443"><text:span text:style-name="T444">Reglas de negocio:</text:span></text:p>
          </table:table-cell>
          <table:covered-table-cell/>
          <table:table-cell table:style-name="TableCell445" table:number-columns-spanned="4">
            <text:p text:style-name="P446"/>
          </table:table-cell>
          <table:covered-table-cell/>
          <table:covered-table-cell/>
          <table:covered-table-cell/>
        </table:table-row>
        <table:table-row table:style-name="TableRow447">
          <table:table-cell table:style-name="TableCell448" table:number-columns-spanned="2">
            <text:p text:style-name="P449"><text:span text:style-name="T450">Requerimientos especiales:</text:span></text:p>
          </table:table-cell>
          <table:covered-table-cell/>
          <table:table-cell table:style-name="TableCell451" table:number-columns-spanned="4">
            <text:p text:style-name="P452"/>
          </table:table-cell>
          <table:covered-table-cell/>
          <table:covered-table-cell/>
          <table:covered-table-cell/>
        </table:table-row>
        <table:table-row table:style-name="TableRow453">
          <table:table-cell table:style-name="TableCell454">
            <text:p text:style-name="P455"><text:span text:style-name="T456">Asunciones:</text:span></text:p>
          </table:table-cell>
          <table:table-cell table:style-name="TableCell457" table:number-columns-spanned="4">
            <text:p text:style-name="P458"><text:span text:style-name="T459">1.El administrador está capacitado para el manejo de la aplicación.</text:span></text:p>
            <text:p text:style-name="P460"><text:span text:style-name="T461">2. El sistema funciona normalmente.</text:span></text:p>
          </table:table-cell>
          <table:covered-table-cell/>
          <table:covered-table-cell/>
          <table:covered-table-cell/>
          <table:table-cell>
            <text:p text:style-name="P460"/>
          </table:table-cell>
        </table:table-row>
        <table:table-row table:style-name="TableRow462">
          <table:table-cell table:style-name="TableCell463">
            <text:p text:style-name="P464"><text:span text:style-name="T465">Tecnologías:</text:span></text:p>
          </table:table-cell>
          <table:table-cell table:style-name="TableCell466" table:number-columns-spanned="4">
            <text:p text:style-name="P467"><text:span text:style-name="T468">1. Mínimo 1 GB de RAM.</text:span></text:p>
            <text:p text:style-name="P469"><text:span text:style-name="T470">2. Mínimo 1.6 Ghz de procesador.</text:span></text:p>
            <text:p text:style-name="P471"><text:span text:style-name="T472">3. Windows XP o 7.</text:span></text:p>
          </table:table-cell>
          <table:covered-table-cell/>
          <table:covered-table-cell/>
          <table:covered-table-cell/>
          <table:table-cell>
            <text:p text:style-name="P471"/>
          </table:table-cell>
        </table:table-row>
      </table:table>
      <text:p text:style-name="Normal"/>
      <text:p text:style-name="Normal"/>
      <text:p text:style-name="Normal"/>
      <table:table table:style-name="Table473">
        <table:table-columns>
          <table:table-column table:style-name="TableColumn474"/>
          <table:table-column table:style-name="TableColumn475"/>
          <table:table-column table:style-name="TableColumn476"/>
          <table:table-column table:style-name="TableColumn477"/>
          <table:table-column table:style-name="TableColumn478"/>
          <table:table-column table:style-name="TableColumn479"/>
        </table:table-columns>
        <table:table-row table:style-name="TableRow480">
          <table:table-cell table:style-name="TableCell481" table:number-columns-spanned="2">
            <text:p text:style-name="P482"><text:span text:style-name="T483">ID caso de uso:</text:span></text:p>
          </table:table-cell>
          <table:covered-table-cell/>
          <table:table-cell table:style-name="TableCell484" table:number-columns-spanned="4">
            <text:p text:style-name="P485"><text:span text:style-name="T486">CU-02</text:span></text:p>
          </table:table-cell>
          <table:covered-table-cell/>
          <table:covered-table-cell/>
          <table:covered-table-cell/>
        </table:table-row>
        <table:table-row table:style-name="TableRow487">
          <table:table-cell table:style-name="TableCell488" table:number-columns-spanned="2">
            <text:p text:style-name="P489"><text:span text:style-name="T490">Nombre del caso del uso:</text:span></text:p>
          </table:table-cell>
          <table:covered-table-cell/>
          <table:table-cell table:style-name="TableCell491" table:number-columns-spanned="4">
            <text:p text:style-name="P492"><text:span text:style-name="T493">Registrar producto</text:span></text:p>
          </table:table-cell>
          <table:covered-table-cell/>
          <table:covered-table-cell/>
          <table:covered-table-cell/>
        </table:table-row>
        <table:table-row table:style-name="TableRow494">
          <table:table-cell table:style-name="TableCell495" table:number-columns-spanned="2">
            <text:p text:style-name="P496"><text:span text:style-name="T497">Creado por:</text:span></text:p>
          </table:table-cell>
          <table:covered-table-cell/>
          <table:table-cell table:style-name="TableCell498">
            <text:p text:style-name="P499"><text:span text:style-name="T500">Esther López.</text:span></text:p>
            <text:p text:style-name="P501"><text:span text:style-name="T502">Luis Diego Carballo Valdivia.</text:span></text:p>
          </table:table-cell>
          <table:table-cell table:style-name="TableCell503">
            <text:p text:style-name="P504"><text:span text:style-name="T505">Ultima actualización por:</text:span></text:p>
          </table:table-cell>
          <table:table-cell table:style-name="TableCell506" table:number-columns-spanned="2">
            <text:p text:style-name="P507"><text:span text:style-name="T508">Luis Diego Carballo Valdivia.</text:span></text:p>
          </table:table-cell>
          <table:covered-table-cell/>
        </table:table-row>
        <table:table-row table:style-name="TableRow509">
          <table:table-cell table:style-name="TableCell510" table:number-columns-spanned="2">
            <text:p text:style-name="P511"><text:span text:style-name="T512">Fecha de creación:</text:span></text:p>
          </table:table-cell>
          <table:covered-table-cell/>
          <table:table-cell table:style-name="TableCell513">
            <text:p text:style-name="P514"><text:span text:style-name="T515">01 Mayo, 2014</text:span></text:p>
          </table:table-cell>
          <table:table-cell table:style-name="TableCell516">
            <text:p text:style-name="P517"><text:span text:style-name="T518">Fecha de <text:s/>actualización:</text:span></text:p>
          </table:table-cell>
          <table:table-cell table:style-name="TableCell519" table:number-columns-spanned="2">
            <text:p text:style-name="P520"><text:span text:style-name="T521">16 de Octubre, 2014</text:span></text:p>
          </table:table-cell>
          <table:covered-table-cell/>
        </table:table-row>
        <table:table-row table:style-name="TableRow522">
          <table:table-cell table:style-name="TableCell523" table:number-columns-spanned="2">
            <text:p text:style-name="P524"><text:span text:style-name="T525">Actor</text:span></text:p>
          </table:table-cell>
          <table:covered-table-cell/>
          <table:table-cell table:style-name="TableCell526" table:number-columns-spanned="4">
            <text:p text:style-name="P527"><text:span text:style-name="T528">Administrador.</text:span></text:p>
          </table:table-cell>
          <table:covered-table-cell/>
          <table:covered-table-cell/>
          <table:covered-table-cell/>
        </table:table-row>
        <table:table-row table:style-name="TableRow529">
          <table:table-cell table:style-name="TableCell530" table:number-columns-spanned="2">
            <text:p text:style-name="P531"><text:span text:style-name="T532">Descripción:</text:span></text:p>
          </table:table-cell>
          <table:covered-table-cell/>
          <table:table-cell table:style-name="TableCell533" table:number-columns-spanned="4">
            <text:p text:style-name="P534"><text:span text:style-name="T535">El registro de productos es una opción que podrá realizar el administrador cuando introduce los datos que se necesitan correctamente.</text:span></text:p>
          </table:table-cell>
          <table:covered-table-cell/>
          <table:covered-table-cell/>
          <table:covered-table-cell/>
        </table:table-row>
        <table:table-row table:style-name="TableRow536">
          <table:table-cell table:style-name="TableCell537" table:number-columns-spanned="2">
            <text:p text:style-name="P538"><text:span text:style-name="T539">Pre condiciones:</text:span></text:p>
          </table:table-cell>
          <table:covered-table-cell/>
          <table:table-cell table:style-name="TableCell540" table:number-columns-spanned="4">
            <text:p text:style-name="P541"><text:span text:style-name="T542">1.Es necesario que el administrador ingrese su usuario y contraseña correctamente para acceder al sistema.</text:span></text:p>
          </table:table-cell>
          <table:covered-table-cell/>
          <table:covered-table-cell/>
          <table:covered-table-cell/>
        </table:table-row>
        <table:table-row table:style-name="TableRow543">
          <table:table-cell table:style-name="TableCell544" table:number-columns-spanned="2">
            <text:p text:style-name="P545"><text:span text:style-name="T546">Pos condiciones:</text:span></text:p>
          </table:table-cell>
          <table:covered-table-cell/>
          <table:table-cell table:style-name="TableCell547" table:number-columns-spanned="4">
            <text:p text:style-name="P548"><text:span text:style-name="T549">1.El administrador ingresó los datos correctamente.</text:span></text:p>
          </table:table-cell>
          <table:covered-table-cell/>
          <table:covered-table-cell/>
          <table:covered-table-cell/>
        </table:table-row>
        <table:table-row table:style-name="TableRow550">
          <table:table-cell table:style-name="TableCell551" table:number-columns-spanned="2">
            <text:p text:style-name="P552"><text:span text:style-name="T553">Flujo normal:</text:span></text:p>
          </table:table-cell>
          <table:covered-table-cell/>
          <table:table-cell table:style-name="TableCell554" table:number-columns-spanned="4">
            <text:p text:style-name="P555"><text:span text:style-name="T556">2. Registrar producto.</text:span></text:p>
            <text:p text:style-name="P557"><text:span text:style-name="T558">2.1. El administrador ingrese al apartado de productos.</text:span></text:p>
            <text:soft-page-break/>
            <text:p text:style-name="P559"><text:span text:style-name="T560">2.2. El administrador selecciona la opción registrar producto.</text:span></text:p>
            <text:p text:style-name="P561"><text:span text:style-name="T562">2.3. El administrador inserta los datos correctamente.</text:span></text:p>
            <text:p text:style-name="P563"><text:span text:style-name="T564">2.4. Se registra el producto con éxito.</text:span></text:p>
          </table:table-cell>
          <table:covered-table-cell/>
          <table:covered-table-cell/>
          <table:covered-table-cell/>
        </table:table-row>
        <text:soft-page-break/>
        <table:table-row table:style-name="TableRow565">
          <table:table-cell table:style-name="TableCell566" table:number-columns-spanned="2">
            <text:p text:style-name="P567"><text:span text:style-name="T568">Flujo alternativo:</text:span></text:p>
          </table:table-cell>
          <table:covered-table-cell/>
          <table:table-cell table:style-name="TableCell569" table:number-columns-spanned="4">
            <text:p text:style-name="P570"><text:span text:style-name="T571">2.2 Producto existente</text:span></text:p>
            <text:p text:style-name="P572"><text:span text:style-name="T573">2.2.1. El producto que desea ingresar ya existe.</text:span></text:p>
          </table:table-cell>
          <table:covered-table-cell/>
          <table:covered-table-cell/>
          <table:covered-table-cell/>
        </table:table-row>
        <table:table-row table:style-name="TableRow574">
          <table:table-cell table:style-name="TableCell575" table:number-columns-spanned="2">
            <text:p text:style-name="P576"><text:span text:style-name="T577">Excepciones:</text:span></text:p>
          </table:table-cell>
          <table:covered-table-cell/>
          <table:table-cell table:style-name="TableCell578" table:number-columns-spanned="4">
            <text:p text:style-name="P579"><text:span text:style-name="T580">2.0.E.1. Fallo en el computador de trabajo.</text:span></text:p>
          </table:table-cell>
          <table:covered-table-cell/>
          <table:covered-table-cell/>
          <table:covered-table-cell/>
        </table:table-row>
        <table:table-row table:style-name="TableRow581">
          <table:table-cell table:style-name="TableCell582" table:number-columns-spanned="2">
            <text:p text:style-name="P583"><text:span text:style-name="T584">Inclusiones:</text:span></text:p>
          </table:table-cell>
          <table:covered-table-cell/>
          <table:table-cell table:style-name="TableCell585" table:number-columns-spanned="4">
            <text:p text:style-name="P586"><text:span text:style-name="T587">1.</text:span></text:p>
          </table:table-cell>
          <table:covered-table-cell/>
          <table:covered-table-cell/>
          <table:covered-table-cell/>
        </table:table-row>
        <table:table-row table:style-name="TableRow588">
          <table:table-cell table:style-name="TableCell589" table:number-columns-spanned="2">
            <text:p text:style-name="P590"><text:span text:style-name="T591">Prioridad:</text:span></text:p>
          </table:table-cell>
          <table:covered-table-cell/>
          <table:table-cell table:style-name="TableCell592" table:number-columns-spanned="4">
            <text:p text:style-name="P593"><text:span text:style-name="T594">Alta.</text:span></text:p>
          </table:table-cell>
          <table:covered-table-cell/>
          <table:covered-table-cell/>
          <table:covered-table-cell/>
        </table:table-row>
        <table:table-row table:style-name="TableRow595">
          <table:table-cell table:style-name="TableCell596" table:number-columns-spanned="2">
            <text:p text:style-name="P597"><text:span text:style-name="T598">Frecuencia de uso:</text:span></text:p>
          </table:table-cell>
          <table:covered-table-cell/>
          <table:table-cell table:style-name="TableCell599" table:number-columns-spanned="4">
            <text:p text:style-name="P600"><text:span text:style-name="T601">Cada vez que el administrador desee registrar un producto.</text:span></text:p>
          </table:table-cell>
          <table:covered-table-cell/>
          <table:covered-table-cell/>
          <table:covered-table-cell/>
        </table:table-row>
        <table:table-row table:style-name="TableRow602">
          <table:table-cell table:style-name="TableCell603" table:number-columns-spanned="2">
            <text:p text:style-name="P604"><text:span text:style-name="T605">Reglas de negocio:</text:span></text:p>
          </table:table-cell>
          <table:covered-table-cell/>
          <table:table-cell table:style-name="TableCell606" table:number-columns-spanned="4">
            <text:p text:style-name="P607"><text:span text:style-name="T608">RN-10, RN-03.</text:span></text:p>
          </table:table-cell>
          <table:covered-table-cell/>
          <table:covered-table-cell/>
          <table:covered-table-cell/>
        </table:table-row>
        <table:table-row table:style-name="TableRow609">
          <table:table-cell table:style-name="TableCell610" table:number-columns-spanned="2">
            <text:p text:style-name="P611"><text:span text:style-name="T612">Requerimientos especiales:</text:span></text:p>
          </table:table-cell>
          <table:covered-table-cell/>
          <table:table-cell table:style-name="TableCell613" table:number-columns-spanned="4">
            <text:p text:style-name="P614"><text:span text:style-name="T615">1. El computador donde se labora funciona correctamente.</text:span></text:p>
          </table:table-cell>
          <table:covered-table-cell/>
          <table:covered-table-cell/>
          <table:covered-table-cell/>
        </table:table-row>
        <table:table-row table:style-name="TableRow616">
          <table:table-cell table:style-name="TableCell617">
            <text:p text:style-name="P618"><text:span text:style-name="T619">Asunciones:</text:span></text:p>
          </table:table-cell>
          <table:table-cell table:style-name="TableCell620" table:number-columns-spanned="4">
            <text:p text:style-name="P621"><text:span text:style-name="T622">1.El administrador está capacitado para el manejo de la aplicación.</text:span></text:p>
            <text:p text:style-name="P623"><text:span text:style-name="T624">2. El sistema funciona normalmente.</text:span></text:p>
          </table:table-cell>
          <table:covered-table-cell/>
          <table:covered-table-cell/>
          <table:covered-table-cell/>
          <table:table-cell>
            <text:p text:style-name="P623"/>
          </table:table-cell>
        </table:table-row>
        <table:table-row table:style-name="TableRow625">
          <table:table-cell table:style-name="TableCell626">
            <text:p text:style-name="P627"><text:span text:style-name="T628">Tecnologías:</text:span></text:p>
          </table:table-cell>
          <table:table-cell table:style-name="TableCell629" table:number-columns-spanned="4">
            <text:p text:style-name="P630"><text:span text:style-name="T631">1. Mínimo 1 GB de RAM.</text:span></text:p>
            <text:p text:style-name="P632"><text:span text:style-name="T633">2. Mínimo 1.6 Ghz de procesador.</text:span></text:p>
            <text:p text:style-name="P634"><text:span text:style-name="T635">3. Windows XP o 7.</text:span></text:p>
          </table:table-cell>
          <table:covered-table-cell/>
          <table:covered-table-cell/>
          <table:covered-table-cell/>
          <table:table-cell>
            <text:p text:style-name="P634"/>
          </table:table-cell>
        </table:table-row>
      </table:table>
      <text:p text:style-name="Normal"/>
      <text:p text:style-name="Normal"/>
      <text:p text:style-name="Normal"/>
      <table:table table:style-name="Table636">
        <table:table-columns>
          <table:table-column table:style-name="TableColumn637"/>
          <table:table-column table:style-name="TableColumn638"/>
          <table:table-column table:style-name="TableColumn639"/>
          <table:table-column table:style-name="TableColumn640"/>
          <table:table-column table:style-name="TableColumn641"/>
          <table:table-column table:style-name="TableColumn642"/>
        </table:table-columns>
        <table:table-row table:style-name="TableRow643">
          <table:table-cell table:style-name="TableCell644" table:number-columns-spanned="2">
            <text:p text:style-name="P645"><text:span text:style-name="T646">ID caso de uso:</text:span></text:p>
          </table:table-cell>
          <table:covered-table-cell/>
          <table:table-cell table:style-name="TableCell647" table:number-columns-spanned="4">
            <text:p text:style-name="P648"><text:span text:style-name="T649">CU-03</text:span></text:p>
          </table:table-cell>
          <table:covered-table-cell/>
          <table:covered-table-cell/>
          <table:covered-table-cell/>
        </table:table-row>
        <table:table-row table:style-name="TableRow650">
          <table:table-cell table:style-name="TableCell651" table:number-columns-spanned="2">
            <text:p text:style-name="P652"><text:span text:style-name="T653">Nombre del caso del uso:</text:span></text:p>
          </table:table-cell>
          <table:covered-table-cell/>
          <table:table-cell table:style-name="TableCell654" table:number-columns-spanned="4">
            <text:p text:style-name="P655"><text:span text:style-name="T656">Modificar producto.</text:span></text:p>
          </table:table-cell>
          <table:covered-table-cell/>
          <table:covered-table-cell/>
          <table:covered-table-cell/>
        </table:table-row>
        <table:table-row table:style-name="TableRow657">
          <table:table-cell table:style-name="TableCell658" table:number-columns-spanned="2">
            <text:p text:style-name="P659"><text:span text:style-name="T660">Creado por:</text:span></text:p>
          </table:table-cell>
          <table:covered-table-cell/>
          <table:table-cell table:style-name="TableCell661">
            <text:p text:style-name="P662"><text:span text:style-name="T663">Esther López.</text:span></text:p>
            <text:p text:style-name="P664"><text:span text:style-name="T665">Luis Diego Carballo<text:s/></text:span><text:soft-page-break/><text:span text:style-name="T666">Valdivia.</text:span></text:p>
          </table:table-cell>
          <table:table-cell table:style-name="TableCell667">
            <text:p text:style-name="P668"><text:span text:style-name="T669">Ultima actualización por:</text:span></text:p>
          </table:table-cell>
          <table:table-cell table:style-name="TableCell670" table:number-columns-spanned="2">
            <text:p text:style-name="P671"><text:span text:style-name="T672">Luis Diego Carballo Valdivia.</text:span></text:p>
          </table:table-cell>
          <table:covered-table-cell/>
        </table:table-row>
        <text:soft-page-break/>
        <table:table-row table:style-name="TableRow673">
          <table:table-cell table:style-name="TableCell674" table:number-columns-spanned="2">
            <text:p text:style-name="P675"><text:span text:style-name="T676">Fecha de creación:</text:span></text:p>
          </table:table-cell>
          <table:covered-table-cell/>
          <table:table-cell table:style-name="TableCell677">
            <text:p text:style-name="P678"><text:span text:style-name="T679">01 Mayo, 2014</text:span></text:p>
          </table:table-cell>
          <table:table-cell table:style-name="TableCell680">
            <text:p text:style-name="P681"><text:span text:style-name="T682">Fecha de <text:s/>actualización:</text:span></text:p>
          </table:table-cell>
          <table:table-cell table:style-name="TableCell683" table:number-columns-spanned="2">
            <text:p text:style-name="P684"><text:span text:style-name="T685">16 de Octubre, 2014</text:span></text:p>
          </table:table-cell>
          <table:covered-table-cell/>
        </table:table-row>
        <table:table-row table:style-name="TableRow686">
          <table:table-cell table:style-name="TableCell687" table:number-columns-spanned="2">
            <text:p text:style-name="P688"><text:span text:style-name="T689">Actor:</text:span></text:p>
          </table:table-cell>
          <table:covered-table-cell/>
          <table:table-cell table:style-name="TableCell690" table:number-columns-spanned="4">
            <text:p text:style-name="P691"><text:span text:style-name="T692">Administrador.</text:span></text:p>
          </table:table-cell>
          <table:covered-table-cell/>
          <table:covered-table-cell/>
          <table:covered-table-cell/>
        </table:table-row>
        <table:table-row table:style-name="TableRow693">
          <table:table-cell table:style-name="TableCell694" table:number-columns-spanned="2">
            <text:p text:style-name="P695"><text:span text:style-name="T696">Descripción:</text:span></text:p>
          </table:table-cell>
          <table:covered-table-cell/>
          <table:table-cell table:style-name="TableCell697" table:number-columns-spanned="4">
            <text:p text:style-name="P698"><text:span text:style-name="T699">Este caso de uso le permite al administrador modificar los datos de los productos registrados.</text:span></text:p>
          </table:table-cell>
          <table:covered-table-cell/>
          <table:covered-table-cell/>
          <table:covered-table-cell/>
        </table:table-row>
        <table:table-row table:style-name="TableRow700">
          <table:table-cell table:style-name="TableCell701" table:number-columns-spanned="2">
            <text:p text:style-name="P702"><text:span text:style-name="T703">Pre condiciones:</text:span></text:p>
          </table:table-cell>
          <table:covered-table-cell/>
          <table:table-cell table:style-name="TableCell704" table:number-columns-spanned="4">
            <text:p text:style-name="P705"><text:span text:style-name="T706">1.El administrador se haya logueado correctamente.</text:span></text:p>
            <text:p text:style-name="P707"><text:span text:style-name="T708"><text:s/>2. El producto que desea modificar debe estar ya registrado.</text:span></text:p>
          </table:table-cell>
          <table:covered-table-cell/>
          <table:covered-table-cell/>
          <table:covered-table-cell/>
        </table:table-row>
        <table:table-row table:style-name="TableRow709">
          <table:table-cell table:style-name="TableCell710" table:number-columns-spanned="2">
            <text:p text:style-name="P711"><text:span text:style-name="T712">Pos condiciones:</text:span></text:p>
          </table:table-cell>
          <table:covered-table-cell/>
          <table:table-cell table:style-name="TableCell713" table:number-columns-spanned="4">
            <text:p text:style-name="P714"><text:span text:style-name="T715">1.El administrador ingresó los datos correctamente.</text:span></text:p>
          </table:table-cell>
          <table:covered-table-cell/>
          <table:covered-table-cell/>
          <table:covered-table-cell/>
        </table:table-row>
        <table:table-row table:style-name="TableRow716">
          <table:table-cell table:style-name="TableCell717" table:number-columns-spanned="2">
            <text:p text:style-name="P718"><text:span text:style-name="T719">Flujo normal:</text:span></text:p>
          </table:table-cell>
          <table:covered-table-cell/>
          <table:table-cell table:style-name="TableCell720" table:number-columns-spanned="4">
            <text:p text:style-name="P721"><text:span text:style-name="T722">3. Modificar producto</text:span></text:p>
            <text:p text:style-name="P723"><text:span text:style-name="T724">3.1. El admnistrador indica la opción modificar <text:s/>producto.</text:span></text:p>
            <text:p text:style-name="P725"><text:span text:style-name="T726">3.2. El administrador Ingresa el código o nombre del producto.</text:span></text:p>
            <text:p text:style-name="P727"><text:span text:style-name="T728">3.3. Un vez localizado el producto se desplegará la información del producto que se puede modificar.</text:span></text:p>
            <text:p text:style-name="P729"><text:span text:style-name="T730">3.4. El administrador cambia los datos y los guarda.</text:span></text:p>
            <text:p text:style-name="P731"><text:span text:style-name="T732">3.5. Se le muestra al administradl un mensaje que le informa si la modificación del producto se realizó a cabo correctamente <text:s/>o si ocurrió un error.</text:span></text:p>
          </table:table-cell>
          <table:covered-table-cell/>
          <table:covered-table-cell/>
          <table:covered-table-cell/>
        </table:table-row>
        <table:table-row table:style-name="TableRow733">
          <table:table-cell table:style-name="TableCell734" table:number-columns-spanned="2">
            <text:p text:style-name="P735"><text:span text:style-name="T736">Flujo alternativo:</text:span></text:p>
          </table:table-cell>
          <table:covered-table-cell/>
          <table:table-cell table:style-name="TableCell737" table:number-columns-spanned="4">
            <text:p text:style-name="P738"><text:span text:style-name="T739">3.2 El producto no existe</text:span></text:p>
            <text:p text:style-name="P740"><text:span text:style-name="T741">3.2.1. Error al modificar ya que no se puede modificar un producto que no existe registrado.</text:span></text:p>
            <text:p text:style-name="P742"><text:span text:style-name="T743">3.4 Datos inválidos</text:span></text:p>
            <text:p text:style-name="P744"><text:span text:style-name="T745">3.4.1. Los datos ingresados incorrectos.</text:span></text:p>
          </table:table-cell>
          <table:covered-table-cell/>
          <table:covered-table-cell/>
          <table:covered-table-cell/>
        </table:table-row>
        <table:table-row table:style-name="TableRow746">
          <table:table-cell table:style-name="TableCell747" table:number-columns-spanned="2">
            <text:p text:style-name="P748"><text:span text:style-name="T749">Excepciones:</text:span></text:p>
          </table:table-cell>
          <table:covered-table-cell/>
          <table:table-cell table:style-name="TableCell750" table:number-columns-spanned="4">
            <text:p text:style-name="P751"><text:span text:style-name="T752">3.0.E.1. Fallo en el computador de trabajo.</text:span></text:p>
          </table:table-cell>
          <table:covered-table-cell/>
          <table:covered-table-cell/>
          <table:covered-table-cell/>
        </table:table-row>
        <table:table-row table:style-name="TableRow753">
          <table:table-cell table:style-name="TableCell754" table:number-columns-spanned="2">
            <text:p text:style-name="P755"><text:span text:style-name="T756">Inclusiones:</text:span></text:p>
          </table:table-cell>
          <table:covered-table-cell/>
          <table:table-cell table:style-name="TableCell757" table:number-columns-spanned="4">
            <text:p text:style-name="P758"><text:span text:style-name="T759">1.</text:span></text:p>
          </table:table-cell>
          <table:covered-table-cell/>
          <table:covered-table-cell/>
          <table:covered-table-cell/>
        </table:table-row>
        <text:soft-page-break/>
        <table:table-row table:style-name="TableRow760">
          <table:table-cell table:style-name="TableCell761" table:number-columns-spanned="2">
            <text:p text:style-name="P762"><text:span text:style-name="T763">Prioridad:</text:span></text:p>
          </table:table-cell>
          <table:covered-table-cell/>
          <table:table-cell table:style-name="TableCell764" table:number-columns-spanned="4">
            <text:p text:style-name="P765"><text:span text:style-name="T766">Alta.</text:span></text:p>
          </table:table-cell>
          <table:covered-table-cell/>
          <table:covered-table-cell/>
          <table:covered-table-cell/>
        </table:table-row>
        <table:table-row table:style-name="TableRow767">
          <table:table-cell table:style-name="TableCell768" table:number-columns-spanned="2">
            <text:p text:style-name="P769"><text:span text:style-name="T770">Frecuencia de uso:</text:span></text:p>
          </table:table-cell>
          <table:covered-table-cell/>
          <table:table-cell table:style-name="TableCell771" table:number-columns-spanned="4">
            <text:p text:style-name="P772"><text:span text:style-name="T773">Cada vez que el administrador desee modificar un producto.</text:span></text:p>
          </table:table-cell>
          <table:covered-table-cell/>
          <table:covered-table-cell/>
          <table:covered-table-cell/>
        </table:table-row>
        <table:table-row table:style-name="TableRow774">
          <table:table-cell table:style-name="TableCell775" table:number-columns-spanned="2">
            <text:p text:style-name="P776"><text:span text:style-name="T777">Reglas de negocio:</text:span></text:p>
          </table:table-cell>
          <table:covered-table-cell/>
          <table:table-cell table:style-name="TableCell778" table:number-columns-spanned="4">
            <text:p text:style-name="P779"><text:span text:style-name="T780">RN-26.</text:span></text:p>
          </table:table-cell>
          <table:covered-table-cell/>
          <table:covered-table-cell/>
          <table:covered-table-cell/>
        </table:table-row>
        <table:table-row table:style-name="TableRow781">
          <table:table-cell table:style-name="TableCell782" table:number-columns-spanned="2">
            <text:p text:style-name="P783"><text:span text:style-name="T784">Requerimientos especiales:</text:span></text:p>
          </table:table-cell>
          <table:covered-table-cell/>
          <table:table-cell table:style-name="TableCell785" table:number-columns-spanned="4">
            <text:p text:style-name="P786"><text:span text:style-name="T787">1. El computador donde se labora funciona correctamente.</text:span></text:p>
          </table:table-cell>
          <table:covered-table-cell/>
          <table:covered-table-cell/>
          <table:covered-table-cell/>
        </table:table-row>
        <table:table-row table:style-name="TableRow788">
          <table:table-cell table:style-name="TableCell789">
            <text:p text:style-name="P790"><text:span text:style-name="T791">Asunciones:</text:span></text:p>
          </table:table-cell>
          <table:table-cell table:style-name="TableCell792" table:number-columns-spanned="4">
            <text:p text:style-name="P793"><text:span text:style-name="T794">1.El administrador está capacitado para el manejo de la aplicación.</text:span></text:p>
            <text:p text:style-name="P795"><text:span text:style-name="T796">2. El sistema funciona normalmente.</text:span></text:p>
          </table:table-cell>
          <table:covered-table-cell/>
          <table:covered-table-cell/>
          <table:covered-table-cell/>
          <table:table-cell>
            <text:p text:style-name="P795"/>
          </table:table-cell>
        </table:table-row>
        <table:table-row table:style-name="TableRow797">
          <table:table-cell table:style-name="TableCell798">
            <text:p text:style-name="P799"><text:span text:style-name="T800">Tecnologías:</text:span></text:p>
          </table:table-cell>
          <table:table-cell table:style-name="TableCell801" table:number-columns-spanned="4">
            <text:p text:style-name="P802"><text:span text:style-name="T803">1. Mínimo 1 GB de RAM.</text:span></text:p>
            <text:p text:style-name="P804"><text:span text:style-name="T805">2. Mínimo 1.6 Ghz de procesador.</text:span></text:p>
            <text:p text:style-name="P806"><text:span text:style-name="T807">3. Windows XP o 7.</text:span></text:p>
          </table:table-cell>
          <table:covered-table-cell/>
          <table:covered-table-cell/>
          <table:covered-table-cell/>
          <table:table-cell>
            <text:p text:style-name="P806"/>
          </table:table-cell>
        </table:table-row>
      </table:table>
      <text:p text:style-name="Normal"/>
      <text:p text:style-name="Normal"/>
      <text:p text:style-name="Normal"/>
      <table:table table:style-name="Table808">
        <table:table-columns>
          <table:table-column table:style-name="TableColumn809"/>
          <table:table-column table:style-name="TableColumn810"/>
          <table:table-column table:style-name="TableColumn811"/>
          <table:table-column table:style-name="TableColumn812"/>
          <table:table-column table:style-name="TableColumn813"/>
          <table:table-column table:style-name="TableColumn814"/>
        </table:table-columns>
        <table:table-row table:style-name="TableRow815">
          <table:table-cell table:style-name="TableCell816" table:number-columns-spanned="2">
            <text:p text:style-name="P817"><text:span text:style-name="T818">ID caso de uso:</text:span></text:p>
          </table:table-cell>
          <table:covered-table-cell/>
          <table:table-cell table:style-name="TableCell819" table:number-columns-spanned="4">
            <text:p text:style-name="P820"><text:span text:style-name="T821">CU-04</text:span></text:p>
          </table:table-cell>
          <table:covered-table-cell/>
          <table:covered-table-cell/>
          <table:covered-table-cell/>
        </table:table-row>
        <table:table-row table:style-name="TableRow822">
          <table:table-cell table:style-name="TableCell823" table:number-columns-spanned="2">
            <text:p text:style-name="P824"><text:span text:style-name="T825">Nombre del caso del uso:</text:span></text:p>
          </table:table-cell>
          <table:covered-table-cell/>
          <table:table-cell table:style-name="TableCell826" table:number-columns-spanned="4">
            <text:p text:style-name="P827"><text:span text:style-name="T828">Eliminar Producto</text:span></text:p>
          </table:table-cell>
          <table:covered-table-cell/>
          <table:covered-table-cell/>
          <table:covered-table-cell/>
        </table:table-row>
        <table:table-row table:style-name="TableRow829">
          <table:table-cell table:style-name="TableCell830" table:number-columns-spanned="2">
            <text:p text:style-name="P831"><text:span text:style-name="T832">Creado por:</text:span></text:p>
          </table:table-cell>
          <table:covered-table-cell/>
          <table:table-cell table:style-name="TableCell833">
            <text:p text:style-name="P834"><text:span text:style-name="T835">Esther López.</text:span></text:p>
            <text:p text:style-name="P836"><text:span text:style-name="T837">Luis Diego Carballo Valdivia.</text:span></text:p>
          </table:table-cell>
          <table:table-cell table:style-name="TableCell838">
            <text:p text:style-name="P839"><text:span text:style-name="T840">Ultima actualización por:</text:span></text:p>
          </table:table-cell>
          <table:table-cell table:style-name="TableCell841" table:number-columns-spanned="2">
            <text:p text:style-name="P842"><text:span text:style-name="T843">Luis Diego Carballo Valdivia.</text:span></text:p>
          </table:table-cell>
          <table:covered-table-cell/>
        </table:table-row>
        <table:table-row table:style-name="TableRow844">
          <table:table-cell table:style-name="TableCell845" table:number-columns-spanned="2">
            <text:p text:style-name="P846"><text:span text:style-name="T847">Fecha de creación:</text:span></text:p>
          </table:table-cell>
          <table:covered-table-cell/>
          <table:table-cell table:style-name="TableCell848">
            <text:p text:style-name="P849"><text:span text:style-name="T850">01 Mayo, 2014</text:span></text:p>
          </table:table-cell>
          <table:table-cell table:style-name="TableCell851">
            <text:p text:style-name="P852"><text:span text:style-name="T853">Fecha de <text:s/>actualización:</text:span></text:p>
          </table:table-cell>
          <table:table-cell table:style-name="TableCell854" table:number-columns-spanned="2">
            <text:p text:style-name="P855"><text:span text:style-name="T856">16 de Octubre, 2014</text:span></text:p>
          </table:table-cell>
          <table:covered-table-cell/>
        </table:table-row>
        <table:table-row table:style-name="TableRow857">
          <table:table-cell table:style-name="TableCell858" table:number-columns-spanned="2">
            <text:p text:style-name="P859"><text:span text:style-name="T860">Actores:</text:span></text:p>
          </table:table-cell>
          <table:covered-table-cell/>
          <table:table-cell table:style-name="TableCell861" table:number-columns-spanned="4">
            <text:p text:style-name="P862"><text:span text:style-name="T863">Administrador.</text:span></text:p>
          </table:table-cell>
          <table:covered-table-cell/>
          <table:covered-table-cell/>
          <table:covered-table-cell/>
        </table:table-row>
        <table:table-row table:style-name="TableRow864">
          <table:table-cell table:style-name="TableCell865" table:number-columns-spanned="2">
            <text:p text:style-name="P866"><text:span text:style-name="T867">Descripción:</text:span></text:p>
          </table:table-cell>
          <table:covered-table-cell/>
          <table:table-cell table:style-name="TableCell868" table:number-columns-spanned="4">
            <text:p text:style-name="P869"><text:span text:style-name="T870">El administrador puede eliminar cualquier producto que este registrado.</text:span></text:p>
          </table:table-cell>
          <table:covered-table-cell/>
          <table:covered-table-cell/>
          <table:covered-table-cell/>
        </table:table-row>
        <table:table-row table:style-name="TableRow871">
          <table:table-cell table:style-name="TableCell872" table:number-columns-spanned="2">
            <text:p text:style-name="P873"><text:span text:style-name="T874">Pre condiciones:</text:span></text:p>
          </table:table-cell>
          <table:covered-table-cell/>
          <table:table-cell table:style-name="TableCell875" table:number-columns-spanned="4">
            <text:p text:style-name="P876"><text:span text:style-name="T877">1.Es necesario que el administrador se haya logueado correctamente.</text:span></text:p>
          </table:table-cell>
          <table:covered-table-cell/>
          <table:covered-table-cell/>
          <table:covered-table-cell/>
        </table:table-row>
        <table:table-row table:style-name="TableRow878">
          <table:table-cell table:style-name="TableCell879" table:number-columns-spanned="2">
            <text:p text:style-name="P880"><text:span text:style-name="T881">Pos condiciones:</text:span></text:p>
          </table:table-cell>
          <table:covered-table-cell/>
          <table:table-cell table:style-name="TableCell882" table:number-columns-spanned="4">
            <text:p text:style-name="P883"><text:span text:style-name="T884">1.El administrador ingresó los datos correctamente</text:span></text:p>
          </table:table-cell>
          <table:covered-table-cell/>
          <table:covered-table-cell/>
          <table:covered-table-cell/>
        </table:table-row>
        <table:table-row table:style-name="TableRow885">
          <table:table-cell table:style-name="TableCell886" table:number-columns-spanned="2">
            <text:p text:style-name="P887"><text:span text:style-name="T888">Flujo normal:</text:span></text:p>
          </table:table-cell>
          <table:covered-table-cell/>
          <table:table-cell table:style-name="TableCell889" table:number-columns-spanned="4">
            <text:p text:style-name="P890"><text:span text:style-name="T891">4. Eliminar producto.</text:span></text:p>
            <text:soft-page-break/>
            <text:p text:style-name="P892"><text:span text:style-name="T893">4.1. El administrador selecciona la opción eliminar <text:s/>producto.</text:span></text:p>
            <text:p text:style-name="P894"><text:span text:style-name="T895">4.2. El administrador Ingresa el código o nombre del producto.</text:span></text:p>
            <text:p text:style-name="P896"><text:span text:style-name="T897">4.3. Un vez localizado el producto se despliega una opción al administrador de confirmación.</text:span></text:p>
            <text:p text:style-name="P898"><text:span text:style-name="T899">4.4. Una vez eliminado el producto, se muestra un mensaje que informa que el producto ha sido eliminado .</text:span></text:p>
          </table:table-cell>
          <table:covered-table-cell/>
          <table:covered-table-cell/>
          <table:covered-table-cell/>
        </table:table-row>
        <text:soft-page-break/>
        <table:table-row table:style-name="TableRow900">
          <table:table-cell table:style-name="TableCell901" table:number-columns-spanned="2">
            <text:p text:style-name="P902"><text:span text:style-name="T903">Flujo alternativo:</text:span></text:p>
          </table:table-cell>
          <table:covered-table-cell/>
          <table:table-cell table:style-name="TableCell904" table:number-columns-spanned="4">
            <text:p text:style-name="P905"><text:span text:style-name="T906">4.2 El producto no existe.</text:span></text:p>
            <text:p text:style-name="P907"><text:span text:style-name="T908">4.2.1. El administrador ingresa el nombre o código de un producto que no existe.</text:span></text:p>
            <text:p text:style-name="P909"><text:span text:style-name="T910">4.2.2. Si el producto no existe, se despliega un mensaje informando al administrador que verifique la información que ingresó.</text:span></text:p>
          </table:table-cell>
          <table:covered-table-cell/>
          <table:covered-table-cell/>
          <table:covered-table-cell/>
        </table:table-row>
        <table:table-row table:style-name="TableRow911">
          <table:table-cell table:style-name="TableCell912" table:number-columns-spanned="2">
            <text:p text:style-name="P913"><text:span text:style-name="T914">Excepciones:</text:span></text:p>
          </table:table-cell>
          <table:covered-table-cell/>
          <table:table-cell table:style-name="TableCell915" table:number-columns-spanned="4">
            <text:p text:style-name="P916"><text:span text:style-name="T917">4.0.E.1. Fallo en el computador de trabajo.</text:span></text:p>
          </table:table-cell>
          <table:covered-table-cell/>
          <table:covered-table-cell/>
          <table:covered-table-cell/>
        </table:table-row>
        <table:table-row table:style-name="TableRow918">
          <table:table-cell table:style-name="TableCell919" table:number-columns-spanned="2">
            <text:p text:style-name="P920"><text:span text:style-name="T921">Inclusiones:</text:span></text:p>
          </table:table-cell>
          <table:covered-table-cell/>
          <table:table-cell table:style-name="TableCell922" table:number-columns-spanned="4">
            <text:p text:style-name="P923"><text:span text:style-name="T924">1.</text:span></text:p>
          </table:table-cell>
          <table:covered-table-cell/>
          <table:covered-table-cell/>
          <table:covered-table-cell/>
        </table:table-row>
        <table:table-row table:style-name="TableRow925">
          <table:table-cell table:style-name="TableCell926" table:number-columns-spanned="2">
            <text:p text:style-name="P927"><text:span text:style-name="T928">Prioridad:</text:span></text:p>
          </table:table-cell>
          <table:covered-table-cell/>
          <table:table-cell table:style-name="TableCell929" table:number-columns-spanned="4">
            <text:p text:style-name="P930"><text:span text:style-name="T931">Alta.</text:span></text:p>
          </table:table-cell>
          <table:covered-table-cell/>
          <table:covered-table-cell/>
          <table:covered-table-cell/>
        </table:table-row>
        <table:table-row table:style-name="TableRow932">
          <table:table-cell table:style-name="TableCell933" table:number-columns-spanned="2">
            <text:p text:style-name="P934"><text:span text:style-name="T935">Frecuencia de uso:</text:span></text:p>
          </table:table-cell>
          <table:covered-table-cell/>
          <table:table-cell table:style-name="TableCell936" table:number-columns-spanned="4">
            <text:p text:style-name="P937"><text:span text:style-name="T938">Cada vez que el administrador desee eliminar un producto.</text:span></text:p>
          </table:table-cell>
          <table:covered-table-cell/>
          <table:covered-table-cell/>
          <table:covered-table-cell/>
        </table:table-row>
        <table:table-row table:style-name="TableRow939">
          <table:table-cell table:style-name="TableCell940" table:number-columns-spanned="2">
            <text:p text:style-name="P941"><text:span text:style-name="T942">Reglas de negocio:</text:span></text:p>
          </table:table-cell>
          <table:covered-table-cell/>
          <table:table-cell table:style-name="TableCell943" table:number-columns-spanned="4">
            <text:p text:style-name="P944"><text:span text:style-name="T945">RN-11, RN-26.</text:span></text:p>
          </table:table-cell>
          <table:covered-table-cell/>
          <table:covered-table-cell/>
          <table:covered-table-cell/>
        </table:table-row>
        <table:table-row table:style-name="TableRow946">
          <table:table-cell table:style-name="TableCell947" table:number-columns-spanned="2">
            <text:p text:style-name="P948"><text:span text:style-name="T949">Requerimientos especiales:</text:span></text:p>
          </table:table-cell>
          <table:covered-table-cell/>
          <table:table-cell table:style-name="TableCell950" table:number-columns-spanned="4">
            <text:p text:style-name="P951"><text:span text:style-name="T952">1. El computador donde se labora funciona correctamente.</text:span></text:p>
          </table:table-cell>
          <table:covered-table-cell/>
          <table:covered-table-cell/>
          <table:covered-table-cell/>
        </table:table-row>
        <table:table-row table:style-name="TableRow953">
          <table:table-cell table:style-name="TableCell954">
            <text:p text:style-name="P955"><text:span text:style-name="T956">Asunciones:</text:span></text:p>
          </table:table-cell>
          <table:table-cell table:style-name="TableCell957" table:number-columns-spanned="4">
            <text:p text:style-name="P958"><text:span text:style-name="T959">1.El administrador está capacitado para el manejo de la aplicación.</text:span></text:p>
            <text:p text:style-name="P960"><text:span text:style-name="T961">2. El sistema funciona normalmente.</text:span></text:p>
          </table:table-cell>
          <table:covered-table-cell/>
          <table:covered-table-cell/>
          <table:covered-table-cell/>
          <table:table-cell>
            <text:p text:style-name="P960"/>
          </table:table-cell>
        </table:table-row>
        <table:table-row table:style-name="TableRow962">
          <table:table-cell table:style-name="TableCell963">
            <text:p text:style-name="P964"><text:span text:style-name="T965">Tecnologías:</text:span></text:p>
          </table:table-cell>
          <table:table-cell table:style-name="TableCell966" table:number-columns-spanned="4">
            <text:p text:style-name="P967"><text:span text:style-name="T968">1. Mínimo 1 GB de RAM.</text:span></text:p>
            <text:p text:style-name="P969"><text:span text:style-name="T970">2. Mínimo 1.6 Ghz de procesador.</text:span></text:p>
            <text:p text:style-name="P971"><text:span text:style-name="T972">3. Windows XP o 7.</text:span></text:p>
          </table:table-cell>
          <table:covered-table-cell/>
          <table:covered-table-cell/>
          <table:covered-table-cell/>
          <table:table-cell>
            <text:p text:style-name="P971"/>
          </table:table-cell>
        </table:table-row>
      </table:table>
      <text:p text:style-name="Normal"/>
      <text:p text:style-name="Normal"/>
      <text:p text:style-name="Normal"/>
      <table:table table:style-name="Table973">
        <table:table-columns>
          <table:table-column table:style-name="TableColumn974"/>
          <table:table-column table:style-name="TableColumn975"/>
          <table:table-column table:style-name="TableColumn976"/>
          <table:table-column table:style-name="TableColumn977"/>
          <table:table-column table:style-name="TableColumn978"/>
          <table:table-column table:style-name="TableColumn979"/>
        </table:table-columns>
        <table:table-row table:style-name="TableRow980">
          <table:table-cell table:style-name="TableCell981" table:number-columns-spanned="2">
            <text:soft-page-break/>
            <text:p text:style-name="P982"><text:span text:style-name="T983">ID caso de uso:</text:span></text:p>
          </table:table-cell>
          <table:covered-table-cell/>
          <table:table-cell table:style-name="TableCell984" table:number-columns-spanned="4">
            <text:p text:style-name="P985"><text:span text:style-name="T986">CU-05</text:span></text:p>
          </table:table-cell>
          <table:covered-table-cell/>
          <table:covered-table-cell/>
          <table:covered-table-cell/>
        </table:table-row>
        <table:table-row table:style-name="TableRow987">
          <table:table-cell table:style-name="TableCell988" table:number-columns-spanned="2">
            <text:p text:style-name="P989"><text:span text:style-name="T990">Nombre del caso del uso:</text:span></text:p>
          </table:table-cell>
          <table:covered-table-cell/>
          <table:table-cell table:style-name="TableCell991" table:number-columns-spanned="4">
            <text:p text:style-name="P992"><text:span text:style-name="T993">Consultar Producto</text:span></text:p>
          </table:table-cell>
          <table:covered-table-cell/>
          <table:covered-table-cell/>
          <table:covered-table-cell/>
        </table:table-row>
        <table:table-row table:style-name="TableRow994">
          <table:table-cell table:style-name="TableCell995" table:number-columns-spanned="2">
            <text:p text:style-name="P996"><text:span text:style-name="T997">Creado por:</text:span></text:p>
          </table:table-cell>
          <table:covered-table-cell/>
          <table:table-cell table:style-name="TableCell998">
            <text:p text:style-name="P999"><text:span text:style-name="T1000">Esther López.</text:span></text:p>
            <text:p text:style-name="P1001"><text:span text:style-name="T1002">Luis Diego Carballo Valdivia.</text:span></text:p>
          </table:table-cell>
          <table:table-cell table:style-name="TableCell1003">
            <text:p text:style-name="P1004"><text:span text:style-name="T1005">Ultima actualización por:</text:span></text:p>
          </table:table-cell>
          <table:table-cell table:style-name="TableCell1006" table:number-columns-spanned="2">
            <text:p text:style-name="P1007"><text:span text:style-name="T1008">Luis Diego Carballo Valdivia.</text:span></text:p>
          </table:table-cell>
          <table:covered-table-cell/>
        </table:table-row>
        <table:table-row table:style-name="TableRow1009">
          <table:table-cell table:style-name="TableCell1010" table:number-columns-spanned="2">
            <text:p text:style-name="P1011"><text:span text:style-name="T1012">Fecha de creación:</text:span></text:p>
          </table:table-cell>
          <table:covered-table-cell/>
          <table:table-cell table:style-name="TableCell1013">
            <text:p text:style-name="P1014"><text:span text:style-name="T1015">01 Mayo, 2014</text:span></text:p>
          </table:table-cell>
          <table:table-cell table:style-name="TableCell1016">
            <text:p text:style-name="P1017"><text:span text:style-name="T1018">Fecha de <text:s/>actualización:</text:span></text:p>
          </table:table-cell>
          <table:table-cell table:style-name="TableCell1019" table:number-columns-spanned="2">
            <text:p text:style-name="P1020"><text:span text:style-name="T1021">16 de Octubre, 2014</text:span></text:p>
          </table:table-cell>
          <table:covered-table-cell/>
        </table:table-row>
        <table:table-row table:style-name="TableRow1022">
          <table:table-cell table:style-name="TableCell1023" table:number-columns-spanned="2">
            <text:p text:style-name="P1024"><text:span text:style-name="T1025">Actores:</text:span></text:p>
          </table:table-cell>
          <table:covered-table-cell/>
          <table:table-cell table:style-name="TableCell1026" table:number-columns-spanned="4">
            <text:p text:style-name="P1027"><text:span text:style-name="T1028">Administrador.</text:span></text:p>
          </table:table-cell>
          <table:covered-table-cell/>
          <table:covered-table-cell/>
          <table:covered-table-cell/>
        </table:table-row>
        <table:table-row table:style-name="TableRow1029">
          <table:table-cell table:style-name="TableCell1030" table:number-columns-spanned="2">
            <text:p text:style-name="P1031"><text:span text:style-name="T1032">Descripción:</text:span></text:p>
          </table:table-cell>
          <table:covered-table-cell/>
          <table:table-cell table:style-name="TableCell1033" table:number-columns-spanned="4">
            <text:p text:style-name="P1034"><text:span text:style-name="T1035">El administrador puede consultar cualquier producto que este registrado.</text:span></text:p>
          </table:table-cell>
          <table:covered-table-cell/>
          <table:covered-table-cell/>
          <table:covered-table-cell/>
        </table:table-row>
        <table:table-row table:style-name="TableRow1036">
          <table:table-cell table:style-name="TableCell1037" table:number-columns-spanned="2">
            <text:p text:style-name="P1038"><text:span text:style-name="T1039">Pre condiciones:</text:span></text:p>
          </table:table-cell>
          <table:covered-table-cell/>
          <table:table-cell table:style-name="TableCell1040" table:number-columns-spanned="4">
            <text:p text:style-name="P1041"><text:span text:style-name="T1042">1.Es necesario que el administrador se haya logueado correctamente.</text:span></text:p>
          </table:table-cell>
          <table:covered-table-cell/>
          <table:covered-table-cell/>
          <table:covered-table-cell/>
        </table:table-row>
        <table:table-row table:style-name="TableRow1043">
          <table:table-cell table:style-name="TableCell1044" table:number-columns-spanned="2">
            <text:p text:style-name="P1045"><text:span text:style-name="T1046">Pos condiciones:</text:span></text:p>
          </table:table-cell>
          <table:covered-table-cell/>
          <table:table-cell table:style-name="TableCell1047" table:number-columns-spanned="4">
            <text:p text:style-name="P1048"><text:span text:style-name="T1049">1.El administrador ingresó los datos correctamente</text:span></text:p>
          </table:table-cell>
          <table:covered-table-cell/>
          <table:covered-table-cell/>
          <table:covered-table-cell/>
        </table:table-row>
        <table:table-row table:style-name="TableRow1050">
          <table:table-cell table:style-name="TableCell1051" table:number-columns-spanned="2">
            <text:p text:style-name="P1052"><text:span text:style-name="T1053">Flujo normal:</text:span></text:p>
          </table:table-cell>
          <table:covered-table-cell/>
          <table:table-cell table:style-name="TableCell1054" table:number-columns-spanned="4">
            <text:p text:style-name="P1055"><text:span text:style-name="T1056">5. Consultar producto.</text:span></text:p>
            <text:p text:style-name="P1057"><text:span text:style-name="T1058">5.1. El administrador selecciona la opción consultar productos.</text:span></text:p>
            <text:p text:style-name="P1059"><text:span text:style-name="T1060">5.2. El administrador Ingresa el código o nombre del producto.</text:span></text:p>
            <text:p text:style-name="P1061"><text:span text:style-name="T1062">5.3. El producto es localizado y se despliega toda su información.</text:span></text:p>
          </table:table-cell>
          <table:covered-table-cell/>
          <table:covered-table-cell/>
          <table:covered-table-cell/>
        </table:table-row>
        <table:table-row table:style-name="TableRow1063">
          <table:table-cell table:style-name="TableCell1064" table:number-columns-spanned="2">
            <text:p text:style-name="P1065"><text:span text:style-name="T1066">Flujo alternativo:</text:span></text:p>
          </table:table-cell>
          <table:covered-table-cell/>
          <table:table-cell table:style-name="TableCell1067" table:number-columns-spanned="4">
            <text:p text:style-name="P1068"><text:span text:style-name="T1069">5.2 El producto no existe.</text:span></text:p>
            <text:p text:style-name="P1070"><text:span text:style-name="T1071">5.2.1. El administrador ingresa el nombre o código de un producto que no existe.</text:span></text:p>
            <text:p text:style-name="P1072"><text:span text:style-name="T1073">5.2.2. Si el producto no existe, se despliega un mensaje informando al administrador que verifique la información que ingresó.</text:span></text:p>
          </table:table-cell>
          <table:covered-table-cell/>
          <table:covered-table-cell/>
          <table:covered-table-cell/>
        </table:table-row>
        <table:table-row table:style-name="TableRow1074">
          <table:table-cell table:style-name="TableCell1075" table:number-columns-spanned="2">
            <text:p text:style-name="P1076"><text:span text:style-name="T1077">Excepciones:</text:span></text:p>
          </table:table-cell>
          <table:covered-table-cell/>
          <table:table-cell table:style-name="TableCell1078" table:number-columns-spanned="4">
            <text:p text:style-name="P1079"><text:span text:style-name="T1080">5.0.E.1. Fallo en el computador de trabajo.</text:span></text:p>
          </table:table-cell>
          <table:covered-table-cell/>
          <table:covered-table-cell/>
          <table:covered-table-cell/>
        </table:table-row>
        <table:table-row table:style-name="TableRow1081">
          <table:table-cell table:style-name="TableCell1082" table:number-columns-spanned="2">
            <text:p text:style-name="P1083"><text:span text:style-name="T1084">Inclusiones:</text:span></text:p>
          </table:table-cell>
          <table:covered-table-cell/>
          <table:table-cell table:style-name="TableCell1085" table:number-columns-spanned="4">
            <text:p text:style-name="P1086"><text:span text:style-name="T1087">1.</text:span></text:p>
          </table:table-cell>
          <table:covered-table-cell/>
          <table:covered-table-cell/>
          <table:covered-table-cell/>
        </table:table-row>
        <table:table-row table:style-name="TableRow1088">
          <table:table-cell table:style-name="TableCell1089" table:number-columns-spanned="2">
            <text:p text:style-name="P1090"><text:span text:style-name="T1091">Prioridad:</text:span></text:p>
          </table:table-cell>
          <table:covered-table-cell/>
          <table:table-cell table:style-name="TableCell1092" table:number-columns-spanned="4">
            <text:p text:style-name="P1093"><text:span text:style-name="T1094">Alta.</text:span></text:p>
          </table:table-cell>
          <table:covered-table-cell/>
          <table:covered-table-cell/>
          <table:covered-table-cell/>
        </table:table-row>
        <table:table-row table:style-name="TableRow1095">
          <table:table-cell table:style-name="TableCell1096" table:number-columns-spanned="2">
            <text:p text:style-name="P1097"><text:span text:style-name="T1098">Frecuencia de uso:</text:span></text:p>
          </table:table-cell>
          <table:covered-table-cell/>
          <table:table-cell table:style-name="TableCell1099" table:number-columns-spanned="4">
            <text:p text:style-name="P1100"><text:span text:style-name="T1101">Cada vez que el administrador desee consultar un producto.</text:span></text:p>
          </table:table-cell>
          <table:covered-table-cell/>
          <table:covered-table-cell/>
          <table:covered-table-cell/>
        </table:table-row>
        <text:soft-page-break/>
        <table:table-row table:style-name="TableRow1102">
          <table:table-cell table:style-name="TableCell1103" table:number-columns-spanned="2">
            <text:p text:style-name="P1104"><text:span text:style-name="T1105">Reglas de negocio:</text:span></text:p>
          </table:table-cell>
          <table:covered-table-cell/>
          <table:table-cell table:style-name="TableCell1106" table:number-columns-spanned="4">
            <text:p text:style-name="P1107"><text:span text:style-name="T1108">RN-11, RN-26.</text:span></text:p>
          </table:table-cell>
          <table:covered-table-cell/>
          <table:covered-table-cell/>
          <table:covered-table-cell/>
        </table:table-row>
        <table:table-row table:style-name="TableRow1109">
          <table:table-cell table:style-name="TableCell1110" table:number-columns-spanned="2">
            <text:p text:style-name="P1111"><text:span text:style-name="T1112">Requerimientos especiales:</text:span></text:p>
          </table:table-cell>
          <table:covered-table-cell/>
          <table:table-cell table:style-name="TableCell1113" table:number-columns-spanned="4">
            <text:p text:style-name="P1114"><text:span text:style-name="T1115">1. El computador donde se labora funciona correctamente.</text:span></text:p>
          </table:table-cell>
          <table:covered-table-cell/>
          <table:covered-table-cell/>
          <table:covered-table-cell/>
        </table:table-row>
        <table:table-row table:style-name="TableRow1116">
          <table:table-cell table:style-name="TableCell1117">
            <text:p text:style-name="P1118"><text:span text:style-name="T1119">Asunciones:</text:span></text:p>
          </table:table-cell>
          <table:table-cell table:style-name="TableCell1120" table:number-columns-spanned="4">
            <text:p text:style-name="P1121"><text:span text:style-name="T1122">1.El administrador está capacitado para el manejo de la aplicación.</text:span></text:p>
            <text:p text:style-name="P1123"><text:span text:style-name="T1124">2. El sistema funciona normalmente.</text:span></text:p>
          </table:table-cell>
          <table:covered-table-cell/>
          <table:covered-table-cell/>
          <table:covered-table-cell/>
          <table:table-cell>
            <text:p text:style-name="P1123"/>
          </table:table-cell>
        </table:table-row>
        <table:table-row table:style-name="TableRow1125">
          <table:table-cell table:style-name="TableCell1126">
            <text:p text:style-name="P1127"><text:span text:style-name="T1128">Tecnologías:</text:span></text:p>
          </table:table-cell>
          <table:table-cell table:style-name="TableCell1129" table:number-columns-spanned="4">
            <text:p text:style-name="P1130"><text:span text:style-name="T1131">1. Mínimo 1 GB de RAM.</text:span></text:p>
            <text:p text:style-name="P1132"><text:span text:style-name="T1133">2. Mínimo 1.6 Ghz de procesador.</text:span></text:p>
            <text:p text:style-name="P1134"><text:span text:style-name="T1135">3. Windows XP o 7.</text:span></text:p>
          </table:table-cell>
          <table:covered-table-cell/>
          <table:covered-table-cell/>
          <table:covered-table-cell/>
          <table:table-cell>
            <text:p text:style-name="P1134"/>
          </table:table-cell>
        </table:table-row>
      </table:table>
      <text:p text:style-name="Normal"/>
      <text:p text:style-name="Normal"/>
      <text:p text:style-name="Normal"/>
      <table:table table:style-name="Table1136">
        <table:table-columns>
          <table:table-column table:style-name="TableColumn1137"/>
          <table:table-column table:style-name="TableColumn1138"/>
          <table:table-column table:style-name="TableColumn1139"/>
          <table:table-column table:style-name="TableColumn1140"/>
          <table:table-column table:style-name="TableColumn1141"/>
          <table:table-column table:style-name="TableColumn1142"/>
        </table:table-columns>
        <table:table-row table:style-name="TableRow1143">
          <table:table-cell table:style-name="TableCell1144" table:number-columns-spanned="2">
            <text:p text:style-name="P1145"><text:span text:style-name="T1146">ID caso de uso:</text:span></text:p>
          </table:table-cell>
          <table:covered-table-cell/>
          <table:table-cell table:style-name="TableCell1147" table:number-columns-spanned="4">
            <text:p text:style-name="P1148"><text:span text:style-name="T1149">CU-06</text:span></text:p>
          </table:table-cell>
          <table:covered-table-cell/>
          <table:covered-table-cell/>
          <table:covered-table-cell/>
        </table:table-row>
        <table:table-row table:style-name="TableRow1150">
          <table:table-cell table:style-name="TableCell1151" table:number-columns-spanned="2">
            <text:p text:style-name="P1152"><text:span text:style-name="T1153">Nombre del caso del uso:</text:span></text:p>
          </table:table-cell>
          <table:covered-table-cell/>
          <table:table-cell table:style-name="TableCell1154" table:number-columns-spanned="4">
            <text:p text:style-name="P1155"><text:span text:style-name="T1156">Modificar Factura</text:span></text:p>
          </table:table-cell>
          <table:covered-table-cell/>
          <table:covered-table-cell/>
          <table:covered-table-cell/>
        </table:table-row>
        <table:table-row table:style-name="TableRow1157">
          <table:table-cell table:style-name="TableCell1158" table:number-columns-spanned="2">
            <text:p text:style-name="P1159"><text:span text:style-name="T1160">Creado por:</text:span></text:p>
          </table:table-cell>
          <table:covered-table-cell/>
          <table:table-cell table:style-name="TableCell1161">
            <text:p text:style-name="P1162"><text:span text:style-name="T1163">Esther López.</text:span></text:p>
            <text:p text:style-name="P1164"><text:span text:style-name="T1165">Luis Diego Carballo Valdivia.</text:span></text:p>
          </table:table-cell>
          <table:table-cell table:style-name="TableCell1166">
            <text:p text:style-name="P1167"><text:span text:style-name="T1168">Ultima actualización por:</text:span></text:p>
          </table:table-cell>
          <table:table-cell table:style-name="TableCell1169" table:number-columns-spanned="2">
            <text:p text:style-name="P1170"><text:span text:style-name="T1171">Luis Diego Carballo Valdivia.</text:span></text:p>
          </table:table-cell>
          <table:covered-table-cell/>
        </table:table-row>
        <table:table-row table:style-name="TableRow1172">
          <table:table-cell table:style-name="TableCell1173" table:number-columns-spanned="2">
            <text:p text:style-name="P1174"><text:span text:style-name="T1175">Fecha de creación:</text:span></text:p>
          </table:table-cell>
          <table:covered-table-cell/>
          <table:table-cell table:style-name="TableCell1176">
            <text:p text:style-name="P1177"><text:span text:style-name="T1178">01 Mayo, 2014</text:span></text:p>
          </table:table-cell>
          <table:table-cell table:style-name="TableCell1179">
            <text:p text:style-name="P1180"><text:span text:style-name="T1181">Fecha de <text:s/>actualización:</text:span></text:p>
          </table:table-cell>
          <table:table-cell table:style-name="TableCell1182" table:number-columns-spanned="2">
            <text:p text:style-name="P1183"><text:span text:style-name="T1184">16 de Octubre, 2014</text:span></text:p>
          </table:table-cell>
          <table:covered-table-cell/>
        </table:table-row>
        <table:table-row table:style-name="TableRow1185">
          <table:table-cell table:style-name="TableCell1186" table:number-columns-spanned="2">
            <text:p text:style-name="P1187"><text:span text:style-name="T1188">Actores:</text:span></text:p>
          </table:table-cell>
          <table:covered-table-cell/>
          <table:table-cell table:style-name="TableCell1189" table:number-columns-spanned="4">
            <text:p text:style-name="P1190"><text:span text:style-name="T1191">Administrador.</text:span></text:p>
          </table:table-cell>
          <table:covered-table-cell/>
          <table:covered-table-cell/>
          <table:covered-table-cell/>
        </table:table-row>
        <table:table-row table:style-name="TableRow1192">
          <table:table-cell table:style-name="TableCell1193" table:number-columns-spanned="2">
            <text:p text:style-name="P1194"><text:span text:style-name="T1195">Descripción:</text:span></text:p>
          </table:table-cell>
          <table:covered-table-cell/>
          <table:table-cell table:style-name="TableCell1196" table:number-columns-spanned="4">
            <text:p text:style-name="P1197"><text:span text:style-name="T1198">El administrador podrá modificar una factura en caso de que algún producto que se iba a vender, sea cambiado por otro en el momento en que <text:s/>se generó la factura o se agregue un nuevo producto a la venta.</text:span></text:p>
          </table:table-cell>
          <table:covered-table-cell/>
          <table:covered-table-cell/>
          <table:covered-table-cell/>
        </table:table-row>
        <table:table-row table:style-name="TableRow1199">
          <table:table-cell table:style-name="TableCell1200" table:number-columns-spanned="2">
            <text:p text:style-name="P1201"><text:span text:style-name="T1202">Pre condiciones:</text:span></text:p>
          </table:table-cell>
          <table:covered-table-cell/>
          <table:table-cell table:style-name="TableCell1203" table:number-columns-spanned="4">
            <text:p text:style-name="P1204"><text:span text:style-name="T1205">1. Es necesario que el administrador se haya logueado correctamente.</text:span></text:p>
            <text:p text:style-name="P1206"><text:span text:style-name="T1207">2. Los códigos de los productos a vender fueron ingresados correctamente.</text:span></text:p>
            <text:p text:style-name="P1208"><text:span text:style-name="T1209">2. Los precios de los productos a vender pudieron ser consultados.</text:span></text:p>
          </table:table-cell>
          <table:covered-table-cell/>
          <table:covered-table-cell/>
          <table:covered-table-cell/>
        </table:table-row>
        <table:table-row table:style-name="TableRow1210">
          <table:table-cell table:style-name="TableCell1211" table:number-columns-spanned="2">
            <text:p text:style-name="P1212"><text:span text:style-name="T1213">Pos condiciones:</text:span></text:p>
          </table:table-cell>
          <table:covered-table-cell/>
          <table:table-cell table:style-name="TableCell1214" table:number-columns-spanned="4">
            <text:p text:style-name="P1215"><text:span text:style-name="T1216">1.El administrador ingresó los datos correctamente.</text:span></text:p>
            <text:soft-page-break/>
            <text:p text:style-name="P1217"><text:span text:style-name="T1218">2. Los productos fueron vendidos.</text:span></text:p>
          </table:table-cell>
          <table:covered-table-cell/>
          <table:covered-table-cell/>
          <table:covered-table-cell/>
        </table:table-row>
        <text:soft-page-break/>
        <table:table-row table:style-name="TableRow1219">
          <table:table-cell table:style-name="TableCell1220" table:number-columns-spanned="2">
            <text:p text:style-name="P1221"><text:span text:style-name="T1222">Flujo normal:</text:span></text:p>
          </table:table-cell>
          <table:covered-table-cell/>
          <table:table-cell table:style-name="TableCell1223" table:number-columns-spanned="4">
            <text:p text:style-name="P1224"><text:span text:style-name="T1225">6. Modificar factura.</text:span></text:p>
            <text:p text:style-name="P1226"><text:span text:style-name="T1227">6.1. El administrador selecciona la opción modificar factura.</text:span></text:p>
            <text:p text:style-name="P1228"><text:span text:style-name="T1229">6.2 El administrador selecciona una factura del listado de facturas o ingresa el número de factura a modificar.</text:span></text:p>
            <text:p text:style-name="P1230"><text:span text:style-name="T1231">6.3. El administrador cambia los datos de la factura.</text:span></text:p>
            <text:p text:style-name="P1232"><text:span text:style-name="T1233">6.4. El administrador guarda los Cambios.</text:span></text:p>
          </table:table-cell>
          <table:covered-table-cell/>
          <table:covered-table-cell/>
          <table:covered-table-cell/>
        </table:table-row>
        <table:table-row table:style-name="TableRow1234">
          <table:table-cell table:style-name="TableCell1235" table:number-columns-spanned="2">
            <text:p text:style-name="P1236"><text:span text:style-name="T1237">Flujo alternativo:</text:span></text:p>
          </table:table-cell>
          <table:covered-table-cell/>
          <table:table-cell table:style-name="TableCell1238" table:number-columns-spanned="4">
            <text:p text:style-name="P1239"><text:span text:style-name="T1240">6.2 Datos inválidos</text:span></text:p>
            <text:p text:style-name="P1241"><text:span text:style-name="T1242">6.2.1. Si los datos que el administrador ingresa son incorrectos.</text:span></text:p>
          </table:table-cell>
          <table:covered-table-cell/>
          <table:covered-table-cell/>
          <table:covered-table-cell/>
        </table:table-row>
        <table:table-row table:style-name="TableRow1243">
          <table:table-cell table:style-name="TableCell1244" table:number-columns-spanned="2">
            <text:p text:style-name="P1245"><text:span text:style-name="T1246">Excepciones:</text:span></text:p>
          </table:table-cell>
          <table:covered-table-cell/>
          <table:table-cell table:style-name="TableCell1247" table:number-columns-spanned="4">
            <text:p text:style-name="P1248"><text:span text:style-name="T1249">6.0.E.1. Fallo en el computador de trabajo.</text:span></text:p>
            <text:p text:style-name="P1250"><text:span text:style-name="T1251">6.0.E.2 Cancelación de la venta</text:span></text:p>
          </table:table-cell>
          <table:covered-table-cell/>
          <table:covered-table-cell/>
          <table:covered-table-cell/>
        </table:table-row>
        <table:table-row table:style-name="TableRow1252">
          <table:table-cell table:style-name="TableCell1253" table:number-columns-spanned="2">
            <text:p text:style-name="P1254"><text:span text:style-name="T1255">Inclusiones:</text:span></text:p>
          </table:table-cell>
          <table:covered-table-cell/>
          <table:table-cell table:style-name="TableCell1256" table:number-columns-spanned="4">
            <text:p text:style-name="P1257"><text:span text:style-name="T1258">1.</text:span></text:p>
          </table:table-cell>
          <table:covered-table-cell/>
          <table:covered-table-cell/>
          <table:covered-table-cell/>
        </table:table-row>
        <table:table-row table:style-name="TableRow1259">
          <table:table-cell table:style-name="TableCell1260" table:number-columns-spanned="2">
            <text:p text:style-name="P1261"><text:span text:style-name="T1262">Prioridad:</text:span></text:p>
          </table:table-cell>
          <table:covered-table-cell/>
          <table:table-cell table:style-name="TableCell1263" table:number-columns-spanned="4">
            <text:p text:style-name="P1264"><text:span text:style-name="T1265">Alta.</text:span></text:p>
          </table:table-cell>
          <table:covered-table-cell/>
          <table:covered-table-cell/>
          <table:covered-table-cell/>
        </table:table-row>
        <table:table-row table:style-name="TableRow1266">
          <table:table-cell table:style-name="TableCell1267" table:number-columns-spanned="2">
            <text:p text:style-name="P1268"><text:span text:style-name="T1269">Frecuencia de uso:</text:span></text:p>
          </table:table-cell>
          <table:covered-table-cell/>
          <table:table-cell table:style-name="TableCell1270" table:number-columns-spanned="4">
            <text:p text:style-name="P1271"><text:span text:style-name="T1272">La frecuencia de uso es muy baja, cada vez que el administrador desee modificar una factura.</text:span></text:p>
          </table:table-cell>
          <table:covered-table-cell/>
          <table:covered-table-cell/>
          <table:covered-table-cell/>
        </table:table-row>
        <table:table-row table:style-name="TableRow1273">
          <table:table-cell table:style-name="TableCell1274" table:number-columns-spanned="2">
            <text:p text:style-name="P1275"><text:span text:style-name="T1276">Reglas de negocio:</text:span></text:p>
          </table:table-cell>
          <table:covered-table-cell/>
          <table:table-cell table:style-name="TableCell1277" table:number-columns-spanned="4">
            <text:p text:style-name="P1278"><text:span text:style-name="T1279">RN-13.</text:span></text:p>
          </table:table-cell>
          <table:covered-table-cell/>
          <table:covered-table-cell/>
          <table:covered-table-cell/>
        </table:table-row>
        <table:table-row table:style-name="TableRow1280">
          <table:table-cell table:style-name="TableCell1281" table:number-columns-spanned="2">
            <text:p text:style-name="P1282"><text:span text:style-name="T1283">Requerimientos especiales:</text:span></text:p>
          </table:table-cell>
          <table:covered-table-cell/>
          <table:table-cell table:style-name="TableCell1284" table:number-columns-spanned="4">
            <text:p text:style-name="P1285"><text:span text:style-name="T1286">1. El computador donde se labora funciona correctamente.</text:span></text:p>
          </table:table-cell>
          <table:covered-table-cell/>
          <table:covered-table-cell/>
          <table:covered-table-cell/>
        </table:table-row>
        <table:table-row table:style-name="TableRow1287">
          <table:table-cell table:style-name="TableCell1288">
            <text:p text:style-name="P1289"><text:span text:style-name="T1290">Asunciones:</text:span></text:p>
          </table:table-cell>
          <table:table-cell table:style-name="TableCell1291" table:number-columns-spanned="4">
            <text:p text:style-name="P1292"><text:span text:style-name="T1293">1.El administrador está capacitado para el manejo de la aplicación.</text:span></text:p>
            <text:p text:style-name="P1294"><text:span text:style-name="T1295">2. El sistema funciona normalmente.</text:span></text:p>
          </table:table-cell>
          <table:covered-table-cell/>
          <table:covered-table-cell/>
          <table:covered-table-cell/>
          <table:table-cell>
            <text:p text:style-name="P1294"/>
          </table:table-cell>
        </table:table-row>
        <table:table-row table:style-name="TableRow1296">
          <table:table-cell table:style-name="TableCell1297">
            <text:p text:style-name="P1298"><text:span text:style-name="T1299">Tecnologías:</text:span></text:p>
          </table:table-cell>
          <table:table-cell table:style-name="TableCell1300" table:number-columns-spanned="4">
            <text:p text:style-name="P1301"><text:span text:style-name="T1302">1. Mínimo 1 GB de RAM.</text:span></text:p>
            <text:p text:style-name="P1303"><text:span text:style-name="T1304">2. Mínimo 1.6 Ghz de procesador.</text:span></text:p>
            <text:p text:style-name="P1305"><text:span text:style-name="T1306">3. Windows XP o 7.</text:span></text:p>
          </table:table-cell>
          <table:covered-table-cell/>
          <table:covered-table-cell/>
          <table:covered-table-cell/>
          <table:table-cell>
            <text:p text:style-name="P1305"/>
          </table:table-cell>
        </table:table-row>
      </table:table>
      <text:p text:style-name="Normal"/>
      <text:p text:style-name="Normal"/>
      <text:p text:style-name="Normal"/>
      <table:table table:style-name="Table1307">
        <table:table-columns>
          <table:table-column table:style-name="TableColumn1308"/>
          <table:table-column table:style-name="TableColumn1309"/>
          <table:table-column table:style-name="TableColumn1310"/>
          <table:table-column table:style-name="TableColumn1311"/>
          <table:table-column table:style-name="TableColumn1312"/>
          <table:table-column table:style-name="TableColumn1313"/>
        </table:table-columns>
        <table:table-row table:style-name="TableRow1314">
          <table:table-cell table:style-name="TableCell1315" table:number-columns-spanned="2">
            <text:p text:style-name="P1316"><text:span text:style-name="T1317">ID caso de uso:</text:span></text:p>
          </table:table-cell>
          <table:covered-table-cell/>
          <table:table-cell table:style-name="TableCell1318" table:number-columns-spanned="4">
            <text:p text:style-name="P1319"><text:span text:style-name="T1320">CU-07</text:span></text:p>
          </table:table-cell>
          <table:covered-table-cell/>
          <table:covered-table-cell/>
          <table:covered-table-cell/>
        </table:table-row>
        <table:table-row table:style-name="TableRow1321">
          <table:table-cell table:style-name="TableCell1322" table:number-columns-spanned="2">
            <text:p text:style-name="P1323"><text:span text:style-name="T1324">Nombre del caso del uso:</text:span></text:p>
          </table:table-cell>
          <table:covered-table-cell/>
          <table:table-cell table:style-name="TableCell1325" table:number-columns-spanned="4">
            <text:p text:style-name="P1326"><text:span text:style-name="T1327">Consultar Factura</text:span></text:p>
          </table:table-cell>
          <table:covered-table-cell/>
          <table:covered-table-cell/>
          <table:covered-table-cell/>
        </table:table-row>
        <table:table-row table:style-name="TableRow1328">
          <table:table-cell table:style-name="TableCell1329" table:number-columns-spanned="2">
            <text:p text:style-name="P1330"><text:span text:style-name="T1331">Creado por:</text:span></text:p>
          </table:table-cell>
          <table:covered-table-cell/>
          <table:table-cell table:style-name="TableCell1332">
            <text:p text:style-name="P1333"><text:span text:style-name="T1334">Esther López.</text:span></text:p>
            <text:p text:style-name="P1335"><text:span text:style-name="T1336">Luis Diego Carballo Valdivia.</text:span></text:p>
          </table:table-cell>
          <table:table-cell table:style-name="TableCell1337">
            <text:p text:style-name="P1338"><text:span text:style-name="T1339">Ultima actualización por:</text:span></text:p>
          </table:table-cell>
          <table:table-cell table:style-name="TableCell1340" table:number-columns-spanned="2">
            <text:p text:style-name="P1341"><text:span text:style-name="T1342">Luis Diego Carballo Valdivia.</text:span></text:p>
          </table:table-cell>
          <table:covered-table-cell/>
        </table:table-row>
        <table:table-row table:style-name="TableRow1343">
          <table:table-cell table:style-name="TableCell1344" table:number-columns-spanned="2">
            <text:p text:style-name="P1345"><text:span text:style-name="T1346">Fecha de creación:</text:span></text:p>
          </table:table-cell>
          <table:covered-table-cell/>
          <table:table-cell table:style-name="TableCell1347">
            <text:p text:style-name="P1348"><text:span text:style-name="T1349">01 Mayo, 2014</text:span></text:p>
          </table:table-cell>
          <table:table-cell table:style-name="TableCell1350">
            <text:p text:style-name="P1351"><text:span text:style-name="T1352">Fecha de <text:s/>actualización:</text:span></text:p>
          </table:table-cell>
          <table:table-cell table:style-name="TableCell1353" table:number-columns-spanned="2">
            <text:p text:style-name="P1354"><text:span text:style-name="T1355">16 de Octubre, 2014</text:span></text:p>
          </table:table-cell>
          <table:covered-table-cell/>
        </table:table-row>
        <table:table-row table:style-name="TableRow1356">
          <table:table-cell table:style-name="TableCell1357" table:number-columns-spanned="2">
            <text:p text:style-name="P1358"><text:span text:style-name="T1359">Actores:</text:span></text:p>
          </table:table-cell>
          <table:covered-table-cell/>
          <table:table-cell table:style-name="TableCell1360" table:number-columns-spanned="4">
            <text:p text:style-name="P1361"><text:span text:style-name="T1362">Administrador.</text:span></text:p>
          </table:table-cell>
          <table:covered-table-cell/>
          <table:covered-table-cell/>
          <table:covered-table-cell/>
        </table:table-row>
        <table:table-row table:style-name="TableRow1363">
          <table:table-cell table:style-name="TableCell1364" table:number-columns-spanned="2">
            <text:p text:style-name="P1365"><text:span text:style-name="T1366">Descripción:</text:span></text:p>
          </table:table-cell>
          <table:covered-table-cell/>
          <table:table-cell table:style-name="TableCell1367" table:number-columns-spanned="4">
            <text:p text:style-name="P1368"><text:span text:style-name="T1369">El administrador podrá consultar una factura en caso de que así se requiera.</text:span></text:p>
          </table:table-cell>
          <table:covered-table-cell/>
          <table:covered-table-cell/>
          <table:covered-table-cell/>
        </table:table-row>
        <table:table-row table:style-name="TableRow1370">
          <table:table-cell table:style-name="TableCell1371" table:number-columns-spanned="2">
            <text:p text:style-name="P1372"><text:span text:style-name="T1373">Pre condiciones:</text:span></text:p>
          </table:table-cell>
          <table:covered-table-cell/>
          <table:table-cell table:style-name="TableCell1374" table:number-columns-spanned="4">
            <text:p text:style-name="P1375"><text:span text:style-name="T1376">1. Es necesario que el administrador se haya logueado correctamente.</text:span></text:p>
          </table:table-cell>
          <table:covered-table-cell/>
          <table:covered-table-cell/>
          <table:covered-table-cell/>
        </table:table-row>
        <table:table-row table:style-name="TableRow1377">
          <table:table-cell table:style-name="TableCell1378" table:number-columns-spanned="2">
            <text:p text:style-name="P1379"><text:span text:style-name="T1380">Pos condiciones:</text:span></text:p>
          </table:table-cell>
          <table:covered-table-cell/>
          <table:table-cell table:style-name="TableCell1381" table:number-columns-spanned="4">
            <text:p text:style-name="P1382"><text:span text:style-name="T1383">1.El administrador ingresó los datos correctamente.</text:span></text:p>
            <text:p text:style-name="P1384"><text:span text:style-name="T1385">2. Los productos fueron vendidos.</text:span></text:p>
          </table:table-cell>
          <table:covered-table-cell/>
          <table:covered-table-cell/>
          <table:covered-table-cell/>
        </table:table-row>
        <table:table-row table:style-name="TableRow1386">
          <table:table-cell table:style-name="TableCell1387" table:number-columns-spanned="2">
            <text:p text:style-name="P1388"><text:span text:style-name="T1389">Flujo normal:</text:span></text:p>
          </table:table-cell>
          <table:covered-table-cell/>
          <table:table-cell table:style-name="TableCell1390" table:number-columns-spanned="4">
            <text:p text:style-name="P1391"><text:span text:style-name="T1392">7. Consultar factura.</text:span></text:p>
            <text:p text:style-name="P1393"><text:span text:style-name="T1394">7.1. El administrador selecciona la opción consultar factura.</text:span></text:p>
            <text:p text:style-name="P1395"><text:span text:style-name="T1396">7.2. Se despliega una lista de facturas.</text:span></text:p>
            <text:p text:style-name="P1397"><text:span text:style-name="T1398">7.3. El administrador introduce el número de factura o selecciona una del listado.</text:span></text:p>
            <text:p text:style-name="P1399"><text:span text:style-name="T1400">7.4. Se despliega toda la información de las factura.</text:span></text:p>
          </table:table-cell>
          <table:covered-table-cell/>
          <table:covered-table-cell/>
          <table:covered-table-cell/>
        </table:table-row>
        <table:table-row table:style-name="TableRow1401">
          <table:table-cell table:style-name="TableCell1402" table:number-columns-spanned="2">
            <text:p text:style-name="P1403"><text:span text:style-name="T1404">Flujo alternativo:</text:span></text:p>
          </table:table-cell>
          <table:covered-table-cell/>
          <table:table-cell table:style-name="TableCell1405" table:number-columns-spanned="4">
            <text:p text:style-name="P1406"><text:span text:style-name="T1407">7.3 Datos inválidos</text:span></text:p>
            <text:p text:style-name="P1408"><text:span text:style-name="T1409">7.3.1. Si los datos que el administrador ingresa son incorrectos.</text:span></text:p>
          </table:table-cell>
          <table:covered-table-cell/>
          <table:covered-table-cell/>
          <table:covered-table-cell/>
        </table:table-row>
        <table:table-row table:style-name="TableRow1410">
          <table:table-cell table:style-name="TableCell1411" table:number-columns-spanned="2">
            <text:p text:style-name="P1412"><text:span text:style-name="T1413">Excepciones:</text:span></text:p>
          </table:table-cell>
          <table:covered-table-cell/>
          <table:table-cell table:style-name="TableCell1414" table:number-columns-spanned="4">
            <text:p text:style-name="P1415"><text:span text:style-name="T1416">7.0.E.1. Fallo en el computador de trabajo.</text:span></text:p>
          </table:table-cell>
          <table:covered-table-cell/>
          <table:covered-table-cell/>
          <table:covered-table-cell/>
        </table:table-row>
        <table:table-row table:style-name="TableRow1417">
          <table:table-cell table:style-name="TableCell1418" table:number-columns-spanned="2">
            <text:p text:style-name="P1419"><text:span text:style-name="T1420">Inclusiones:</text:span></text:p>
          </table:table-cell>
          <table:covered-table-cell/>
          <table:table-cell table:style-name="TableCell1421" table:number-columns-spanned="4">
            <text:p text:style-name="P1422"><text:span text:style-name="T1423">1.</text:span></text:p>
          </table:table-cell>
          <table:covered-table-cell/>
          <table:covered-table-cell/>
          <table:covered-table-cell/>
        </table:table-row>
        <table:table-row table:style-name="TableRow1424">
          <table:table-cell table:style-name="TableCell1425" table:number-columns-spanned="2">
            <text:p text:style-name="P1426"><text:span text:style-name="T1427">Prioridad:</text:span></text:p>
          </table:table-cell>
          <table:covered-table-cell/>
          <table:table-cell table:style-name="TableCell1428" table:number-columns-spanned="4">
            <text:p text:style-name="P1429"><text:span text:style-name="T1430">Alta.</text:span></text:p>
          </table:table-cell>
          <table:covered-table-cell/>
          <table:covered-table-cell/>
          <table:covered-table-cell/>
        </table:table-row>
        <text:soft-page-break/>
        <table:table-row table:style-name="TableRow1431">
          <table:table-cell table:style-name="TableCell1432" table:number-columns-spanned="2">
            <text:p text:style-name="P1433"><text:span text:style-name="T1434">Frecuencia de uso:</text:span></text:p>
          </table:table-cell>
          <table:covered-table-cell/>
          <table:table-cell table:style-name="TableCell1435" table:number-columns-spanned="4">
            <text:p text:style-name="P1436"><text:span text:style-name="T1437">La frecuencia de uso es muy baja, cada vez que el administrador desee consultar una factura.</text:span></text:p>
          </table:table-cell>
          <table:covered-table-cell/>
          <table:covered-table-cell/>
          <table:covered-table-cell/>
        </table:table-row>
        <table:table-row table:style-name="TableRow1438">
          <table:table-cell table:style-name="TableCell1439" table:number-columns-spanned="2">
            <text:p text:style-name="P1440"><text:span text:style-name="T1441">Reglas de negocio:</text:span></text:p>
          </table:table-cell>
          <table:covered-table-cell/>
          <table:table-cell table:style-name="TableCell1442" table:number-columns-spanned="4">
            <text:p text:style-name="P1443"><text:span text:style-name="T1444">RN-13.</text:span></text:p>
          </table:table-cell>
          <table:covered-table-cell/>
          <table:covered-table-cell/>
          <table:covered-table-cell/>
        </table:table-row>
        <table:table-row table:style-name="TableRow1445">
          <table:table-cell table:style-name="TableCell1446" table:number-columns-spanned="2">
            <text:p text:style-name="P1447"><text:span text:style-name="T1448">Requerimientos especiales:</text:span></text:p>
          </table:table-cell>
          <table:covered-table-cell/>
          <table:table-cell table:style-name="TableCell1449" table:number-columns-spanned="4">
            <text:p text:style-name="P1450"><text:span text:style-name="T1451">1. El computador donde se labora funciona correctamente.</text:span></text:p>
          </table:table-cell>
          <table:covered-table-cell/>
          <table:covered-table-cell/>
          <table:covered-table-cell/>
        </table:table-row>
        <table:table-row table:style-name="TableRow1452">
          <table:table-cell table:style-name="TableCell1453">
            <text:p text:style-name="P1454"><text:span text:style-name="T1455">Asunciones:</text:span></text:p>
          </table:table-cell>
          <table:table-cell table:style-name="TableCell1456" table:number-columns-spanned="4">
            <text:p text:style-name="P1457"><text:span text:style-name="T1458">1.El administrador está capacitado para el manejo de la aplicación.</text:span></text:p>
            <text:p text:style-name="P1459"><text:span text:style-name="T1460">2. El sistema funciona normalmente.</text:span></text:p>
          </table:table-cell>
          <table:covered-table-cell/>
          <table:covered-table-cell/>
          <table:covered-table-cell/>
          <table:table-cell>
            <text:p text:style-name="P1459"/>
          </table:table-cell>
        </table:table-row>
        <table:table-row table:style-name="TableRow1461">
          <table:table-cell table:style-name="TableCell1462">
            <text:p text:style-name="P1463"><text:span text:style-name="T1464">Tecnologías:</text:span></text:p>
          </table:table-cell>
          <table:table-cell table:style-name="TableCell1465" table:number-columns-spanned="4">
            <text:p text:style-name="P1466"><text:span text:style-name="T1467">1. Mínimo 1 GB de RAM.</text:span></text:p>
            <text:p text:style-name="P1468"><text:span text:style-name="T1469">2. Mínimo 1.6 Ghz de procesador.</text:span></text:p>
            <text:p text:style-name="P1470"><text:span text:style-name="T1471">3. Windows XP o 7.</text:span></text:p>
          </table:table-cell>
          <table:covered-table-cell/>
          <table:covered-table-cell/>
          <table:covered-table-cell/>
          <table:table-cell>
            <text:p text:style-name="P1470"/>
          </table:table-cell>
        </table:table-row>
      </table:table>
      <text:p text:style-name="Normal"/>
      <text:p text:style-name="Normal"/>
      <text:p text:style-name="Normal"/>
      <table:table table:style-name="Table1472">
        <table:table-columns>
          <table:table-column table:style-name="TableColumn1473"/>
          <table:table-column table:style-name="TableColumn1474"/>
          <table:table-column table:style-name="TableColumn1475"/>
          <table:table-column table:style-name="TableColumn1476"/>
          <table:table-column table:style-name="TableColumn1477"/>
          <table:table-column table:style-name="TableColumn1478"/>
        </table:table-columns>
        <table:table-row table:style-name="TableRow1479">
          <table:table-cell table:style-name="TableCell1480" table:number-columns-spanned="2">
            <text:p text:style-name="P1481"><text:span text:style-name="T1482">ID caso de uso:</text:span></text:p>
          </table:table-cell>
          <table:covered-table-cell/>
          <table:table-cell table:style-name="TableCell1483" table:number-columns-spanned="4">
            <text:p text:style-name="P1484"><text:span text:style-name="T1485">CU-08</text:span></text:p>
          </table:table-cell>
          <table:covered-table-cell/>
          <table:covered-table-cell/>
          <table:covered-table-cell/>
        </table:table-row>
        <table:table-row table:style-name="TableRow1486">
          <table:table-cell table:style-name="TableCell1487" table:number-columns-spanned="2">
            <text:p text:style-name="P1488"><text:span text:style-name="T1489">Nombre del caso del uso:</text:span></text:p>
          </table:table-cell>
          <table:covered-table-cell/>
          <table:table-cell table:style-name="TableCell1490" table:number-columns-spanned="4">
            <text:p text:style-name="P1491"><text:span text:style-name="T1492">Eliminar Factura</text:span></text:p>
          </table:table-cell>
          <table:covered-table-cell/>
          <table:covered-table-cell/>
          <table:covered-table-cell/>
        </table:table-row>
        <table:table-row table:style-name="TableRow1493">
          <table:table-cell table:style-name="TableCell1494" table:number-columns-spanned="2">
            <text:p text:style-name="P1495"><text:span text:style-name="T1496">Creado por:</text:span></text:p>
          </table:table-cell>
          <table:covered-table-cell/>
          <table:table-cell table:style-name="TableCell1497">
            <text:p text:style-name="P1498"><text:span text:style-name="T1499">Esther López.</text:span></text:p>
            <text:p text:style-name="P1500"><text:span text:style-name="T1501">Luis Diego Carballo Valdivia.</text:span></text:p>
          </table:table-cell>
          <table:table-cell table:style-name="TableCell1502">
            <text:p text:style-name="P1503"><text:span text:style-name="T1504">Ultima actualización por:</text:span></text:p>
          </table:table-cell>
          <table:table-cell table:style-name="TableCell1505" table:number-columns-spanned="2">
            <text:p text:style-name="P1506"><text:span text:style-name="T1507">Luis Diego Carballo Valdivia.</text:span></text:p>
          </table:table-cell>
          <table:covered-table-cell/>
        </table:table-row>
        <table:table-row table:style-name="TableRow1508">
          <table:table-cell table:style-name="TableCell1509" table:number-columns-spanned="2">
            <text:p text:style-name="P1510"><text:span text:style-name="T1511">Fecha de creación:</text:span></text:p>
          </table:table-cell>
          <table:covered-table-cell/>
          <table:table-cell table:style-name="TableCell1512">
            <text:p text:style-name="P1513"><text:span text:style-name="T1514">01 Mayo, 2014</text:span></text:p>
          </table:table-cell>
          <table:table-cell table:style-name="TableCell1515">
            <text:p text:style-name="P1516"><text:span text:style-name="T1517">Fecha de <text:s/>actualización:</text:span></text:p>
          </table:table-cell>
          <table:table-cell table:style-name="TableCell1518" table:number-columns-spanned="2">
            <text:p text:style-name="P1519"><text:span text:style-name="T1520">16 de Octubre, 2014</text:span></text:p>
          </table:table-cell>
          <table:covered-table-cell/>
        </table:table-row>
        <table:table-row table:style-name="TableRow1521">
          <table:table-cell table:style-name="TableCell1522" table:number-columns-spanned="2">
            <text:p text:style-name="P1523"><text:span text:style-name="T1524">Actores:</text:span></text:p>
          </table:table-cell>
          <table:covered-table-cell/>
          <table:table-cell table:style-name="TableCell1525" table:number-columns-spanned="4">
            <text:p text:style-name="P1526"><text:span text:style-name="T1527">Administrador.</text:span></text:p>
          </table:table-cell>
          <table:covered-table-cell/>
          <table:covered-table-cell/>
          <table:covered-table-cell/>
        </table:table-row>
        <table:table-row table:style-name="TableRow1528">
          <table:table-cell table:style-name="TableCell1529" table:number-columns-spanned="2">
            <text:p text:style-name="P1530"><text:span text:style-name="T1531">Descripción:</text:span></text:p>
          </table:table-cell>
          <table:covered-table-cell/>
          <table:table-cell table:style-name="TableCell1532" table:number-columns-spanned="4">
            <text:p text:style-name="P1533"><text:span text:style-name="T1534">El administrador podrá eliminar una factura en caso de que así se requiera.</text:span></text:p>
          </table:table-cell>
          <table:covered-table-cell/>
          <table:covered-table-cell/>
          <table:covered-table-cell/>
        </table:table-row>
        <table:table-row table:style-name="TableRow1535">
          <table:table-cell table:style-name="TableCell1536" table:number-columns-spanned="2">
            <text:p text:style-name="P1537"><text:span text:style-name="T1538">Pre condiciones:</text:span></text:p>
          </table:table-cell>
          <table:covered-table-cell/>
          <table:table-cell table:style-name="TableCell1539" table:number-columns-spanned="4">
            <text:p text:style-name="P1540"><text:span text:style-name="T1541">1. Es necesario que el administrador se haya logueado correctamente.</text:span></text:p>
          </table:table-cell>
          <table:covered-table-cell/>
          <table:covered-table-cell/>
          <table:covered-table-cell/>
        </table:table-row>
        <table:table-row table:style-name="TableRow1542">
          <table:table-cell table:style-name="TableCell1543" table:number-columns-spanned="2">
            <text:p text:style-name="P1544"><text:span text:style-name="T1545">Pos condiciones:</text:span></text:p>
          </table:table-cell>
          <table:covered-table-cell/>
          <table:table-cell table:style-name="TableCell1546" table:number-columns-spanned="4">
            <text:p text:style-name="P1547"><text:span text:style-name="T1548">1.El administrador ingresó con sus datos correctamente.</text:span></text:p>
          </table:table-cell>
          <table:covered-table-cell/>
          <table:covered-table-cell/>
          <table:covered-table-cell/>
        </table:table-row>
        <table:table-row table:style-name="TableRow1549">
          <table:table-cell table:style-name="TableCell1550" table:number-columns-spanned="2">
            <text:p text:style-name="P1551"><text:span text:style-name="T1552">Flujo normal:</text:span></text:p>
          </table:table-cell>
          <table:covered-table-cell/>
          <table:table-cell table:style-name="TableCell1553" table:number-columns-spanned="4">
            <text:p text:style-name="P1554"><text:span text:style-name="T1555">8. Eliminar factura.</text:span></text:p>
            <text:soft-page-break/>
            <text:p text:style-name="P1556"><text:span text:style-name="T1557">8.1. El administrador selecciona la opción eliminar factura.</text:span></text:p>
            <text:p text:style-name="P1558"><text:span text:style-name="T1559">8.2. Se despliega una lista de facturas.</text:span></text:p>
            <text:p text:style-name="P1560"><text:span text:style-name="T1561">8.3. El administrador introduce el número de factura o selecciona una del listado.</text:span></text:p>
            <text:p text:style-name="P1562"><text:span text:style-name="T1563">8.4. Se despliega toda la información de la factura.</text:span></text:p>
            <text:p text:style-name="P1564"><text:span text:style-name="T1565">8.3. El administrador selecciona borrar factura y se guardan los cambios.</text:span></text:p>
          </table:table-cell>
          <table:covered-table-cell/>
          <table:covered-table-cell/>
          <table:covered-table-cell/>
        </table:table-row>
        <text:soft-page-break/>
        <table:table-row table:style-name="TableRow1566">
          <table:table-cell table:style-name="TableCell1567" table:number-columns-spanned="2">
            <text:p text:style-name="P1568"><text:span text:style-name="T1569">Flujo alternativo:</text:span></text:p>
          </table:table-cell>
          <table:covered-table-cell/>
          <table:table-cell table:style-name="TableCell1570" table:number-columns-spanned="4">
            <text:p text:style-name="P1571"><text:span text:style-name="T1572">8.3 Datos inválidos</text:span></text:p>
            <text:p text:style-name="P1573"><text:span text:style-name="T1574">8.3.1. Si los datos que el administrador ingresa son incorrectos.</text:span></text:p>
          </table:table-cell>
          <table:covered-table-cell/>
          <table:covered-table-cell/>
          <table:covered-table-cell/>
        </table:table-row>
        <table:table-row table:style-name="TableRow1575">
          <table:table-cell table:style-name="TableCell1576" table:number-columns-spanned="2">
            <text:p text:style-name="P1577"><text:span text:style-name="T1578">Excepciones:</text:span></text:p>
          </table:table-cell>
          <table:covered-table-cell/>
          <table:table-cell table:style-name="TableCell1579" table:number-columns-spanned="4">
            <text:p text:style-name="P1580"><text:span text:style-name="T1581">5.0.E.1. Fallo en el computador de trabajo.</text:span></text:p>
          </table:table-cell>
          <table:covered-table-cell/>
          <table:covered-table-cell/>
          <table:covered-table-cell/>
        </table:table-row>
        <table:table-row table:style-name="TableRow1582">
          <table:table-cell table:style-name="TableCell1583" table:number-columns-spanned="2">
            <text:p text:style-name="P1584"><text:span text:style-name="T1585">Inclusiones:</text:span></text:p>
          </table:table-cell>
          <table:covered-table-cell/>
          <table:table-cell table:style-name="TableCell1586" table:number-columns-spanned="4">
            <text:p text:style-name="P1587"><text:span text:style-name="T1588">1.</text:span></text:p>
          </table:table-cell>
          <table:covered-table-cell/>
          <table:covered-table-cell/>
          <table:covered-table-cell/>
        </table:table-row>
        <table:table-row table:style-name="TableRow1589">
          <table:table-cell table:style-name="TableCell1590" table:number-columns-spanned="2">
            <text:p text:style-name="P1591"><text:span text:style-name="T1592">Prioridad:</text:span></text:p>
          </table:table-cell>
          <table:covered-table-cell/>
          <table:table-cell table:style-name="TableCell1593" table:number-columns-spanned="4">
            <text:p text:style-name="P1594"><text:span text:style-name="T1595">Alta.</text:span></text:p>
          </table:table-cell>
          <table:covered-table-cell/>
          <table:covered-table-cell/>
          <table:covered-table-cell/>
        </table:table-row>
        <table:table-row table:style-name="TableRow1596">
          <table:table-cell table:style-name="TableCell1597" table:number-columns-spanned="2">
            <text:p text:style-name="P1598"><text:span text:style-name="T1599">Frecuencia de uso:</text:span></text:p>
          </table:table-cell>
          <table:covered-table-cell/>
          <table:table-cell table:style-name="TableCell1600" table:number-columns-spanned="4">
            <text:p text:style-name="P1601"><text:span text:style-name="T1602">La frecuencia de uso es muy baja, cada vez que el administrador desee eliminar una factura.</text:span></text:p>
          </table:table-cell>
          <table:covered-table-cell/>
          <table:covered-table-cell/>
          <table:covered-table-cell/>
        </table:table-row>
        <table:table-row table:style-name="TableRow1603">
          <table:table-cell table:style-name="TableCell1604" table:number-columns-spanned="2">
            <text:p text:style-name="P1605"><text:span text:style-name="T1606">Reglas de negocio:</text:span></text:p>
          </table:table-cell>
          <table:covered-table-cell/>
          <table:table-cell table:style-name="TableCell1607" table:number-columns-spanned="4">
            <text:p text:style-name="P1608"><text:span text:style-name="T1609">RN-13.</text:span></text:p>
          </table:table-cell>
          <table:covered-table-cell/>
          <table:covered-table-cell/>
          <table:covered-table-cell/>
        </table:table-row>
        <table:table-row table:style-name="TableRow1610">
          <table:table-cell table:style-name="TableCell1611" table:number-columns-spanned="2">
            <text:p text:style-name="P1612"><text:span text:style-name="T1613">Requerimientos especiales:</text:span></text:p>
          </table:table-cell>
          <table:covered-table-cell/>
          <table:table-cell table:style-name="TableCell1614" table:number-columns-spanned="4">
            <text:p text:style-name="P1615"><text:span text:style-name="T1616">1. El computador donde se labora funciona correctamente.</text:span></text:p>
          </table:table-cell>
          <table:covered-table-cell/>
          <table:covered-table-cell/>
          <table:covered-table-cell/>
        </table:table-row>
        <table:table-row table:style-name="TableRow1617">
          <table:table-cell table:style-name="TableCell1618">
            <text:p text:style-name="P1619"><text:span text:style-name="T1620">Asunciones:</text:span></text:p>
          </table:table-cell>
          <table:table-cell table:style-name="TableCell1621" table:number-columns-spanned="4">
            <text:p text:style-name="P1622"><text:span text:style-name="T1623">1.El administrador está capacitado para el manejo de la aplicación.</text:span></text:p>
            <text:p text:style-name="P1624"><text:span text:style-name="T1625">2. El sistema funciona normalmente.</text:span></text:p>
          </table:table-cell>
          <table:covered-table-cell/>
          <table:covered-table-cell/>
          <table:covered-table-cell/>
          <table:table-cell>
            <text:p text:style-name="P1624"/>
          </table:table-cell>
        </table:table-row>
        <table:table-row table:style-name="TableRow1626">
          <table:table-cell table:style-name="TableCell1627">
            <text:p text:style-name="P1628"><text:span text:style-name="T1629">Tecnologías:</text:span></text:p>
          </table:table-cell>
          <table:table-cell table:style-name="TableCell1630" table:number-columns-spanned="4">
            <text:p text:style-name="P1631"><text:span text:style-name="T1632">1. Mínimo 1 GB de RAM.</text:span></text:p>
            <text:p text:style-name="P1633"><text:span text:style-name="T1634">2. Mínimo 1.6 Ghz de procesador.</text:span></text:p>
            <text:p text:style-name="P1635"><text:span text:style-name="T1636">3. Windows XP o 7.</text:span></text:p>
          </table:table-cell>
          <table:covered-table-cell/>
          <table:covered-table-cell/>
          <table:covered-table-cell/>
          <table:table-cell>
            <text:p text:style-name="P1635"/>
          </table:table-cell>
        </table:table-row>
      </table:table>
      <text:p text:style-name="Normal"/>
      <text:p text:style-name="Normal"/>
      <text:p text:style-name="Normal"/>
      <table:table table:style-name="Table1637">
        <table:table-columns>
          <table:table-column table:style-name="TableColumn1638"/>
          <table:table-column table:style-name="TableColumn1639"/>
          <table:table-column table:style-name="TableColumn1640"/>
          <table:table-column table:style-name="TableColumn1641"/>
          <table:table-column table:style-name="TableColumn1642"/>
          <table:table-column table:style-name="TableColumn1643"/>
        </table:table-columns>
        <table:table-row table:style-name="TableRow1644">
          <table:table-cell table:style-name="TableCell1645" table:number-columns-spanned="2">
            <text:p text:style-name="P1646"><text:span text:style-name="T1647">ID caso de uso:</text:span></text:p>
          </table:table-cell>
          <table:covered-table-cell/>
          <table:table-cell table:style-name="TableCell1648" table:number-columns-spanned="4">
            <text:p text:style-name="P1649"><text:span text:style-name="T1650">CU-09</text:span></text:p>
          </table:table-cell>
          <table:covered-table-cell/>
          <table:covered-table-cell/>
          <table:covered-table-cell/>
        </table:table-row>
        <text:soft-page-break/>
        <table:table-row table:style-name="TableRow1651">
          <table:table-cell table:style-name="TableCell1652" table:number-columns-spanned="2">
            <text:p text:style-name="P1653"><text:span text:style-name="T1654">Nombre del caso del uso:</text:span></text:p>
          </table:table-cell>
          <table:covered-table-cell/>
          <table:table-cell table:style-name="TableCell1655" table:number-columns-spanned="4">
            <text:p text:style-name="P1656"><text:span text:style-name="T1657">Consultar cliente</text:span></text:p>
          </table:table-cell>
          <table:covered-table-cell/>
          <table:covered-table-cell/>
          <table:covered-table-cell/>
        </table:table-row>
        <table:table-row table:style-name="TableRow1658">
          <table:table-cell table:style-name="TableCell1659" table:number-columns-spanned="2">
            <text:p text:style-name="P1660"><text:span text:style-name="T1661">Creado por:</text:span></text:p>
          </table:table-cell>
          <table:covered-table-cell/>
          <table:table-cell table:style-name="TableCell1662">
            <text:p text:style-name="P1663"><text:span text:style-name="T1664">Esther López.</text:span></text:p>
            <text:p text:style-name="P1665"><text:span text:style-name="T1666">Luis Diego Carballo Valdivia.</text:span></text:p>
          </table:table-cell>
          <table:table-cell table:style-name="TableCell1667">
            <text:p text:style-name="P1668"><text:span text:style-name="T1669">Ultima actualización por:</text:span></text:p>
          </table:table-cell>
          <table:table-cell table:style-name="TableCell1670" table:number-columns-spanned="2">
            <text:p text:style-name="P1671"><text:span text:style-name="T1672">Luis Diego Carballo Valdivia.</text:span></text:p>
          </table:table-cell>
          <table:covered-table-cell/>
        </table:table-row>
        <table:table-row table:style-name="TableRow1673">
          <table:table-cell table:style-name="TableCell1674" table:number-columns-spanned="2">
            <text:p text:style-name="P1675"><text:span text:style-name="T1676">Fecha de creación:</text:span></text:p>
          </table:table-cell>
          <table:covered-table-cell/>
          <table:table-cell table:style-name="TableCell1677">
            <text:p text:style-name="P1678"><text:span text:style-name="T1679">01 Mayo, 2014</text:span></text:p>
          </table:table-cell>
          <table:table-cell table:style-name="TableCell1680">
            <text:p text:style-name="P1681"><text:span text:style-name="T1682">Fecha de <text:s/>actualización:</text:span></text:p>
          </table:table-cell>
          <table:table-cell table:style-name="TableCell1683" table:number-columns-spanned="2">
            <text:p text:style-name="P1684"><text:span text:style-name="T1685">16 de Octubre, 2014</text:span></text:p>
          </table:table-cell>
          <table:covered-table-cell/>
        </table:table-row>
        <table:table-row table:style-name="TableRow1686">
          <table:table-cell table:style-name="TableCell1687" table:number-columns-spanned="2">
            <text:p text:style-name="P1688"><text:span text:style-name="T1689">Actores:</text:span></text:p>
          </table:table-cell>
          <table:covered-table-cell/>
          <table:table-cell table:style-name="TableCell1690" table:number-columns-spanned="4">
            <text:p text:style-name="P1691"><text:span text:style-name="T1692">Administrador.</text:span></text:p>
          </table:table-cell>
          <table:covered-table-cell/>
          <table:covered-table-cell/>
          <table:covered-table-cell/>
        </table:table-row>
        <table:table-row table:style-name="TableRow1693">
          <table:table-cell table:style-name="TableCell1694" table:number-columns-spanned="2">
            <text:p text:style-name="P1695"><text:span text:style-name="T1696">Descripción:</text:span></text:p>
          </table:table-cell>
          <table:covered-table-cell/>
          <table:table-cell table:style-name="TableCell1697" table:number-columns-spanned="4">
            <text:p text:style-name="P1698"><text:span text:style-name="T1699">En este caso de uso el administrador podrá consultar sus clientes fijos para manejar ofertas y pedidos.</text:span></text:p>
          </table:table-cell>
          <table:covered-table-cell/>
          <table:covered-table-cell/>
          <table:covered-table-cell/>
        </table:table-row>
        <table:table-row table:style-name="TableRow1700">
          <table:table-cell table:style-name="TableCell1701" table:number-columns-spanned="2">
            <text:p text:style-name="P1702"><text:span text:style-name="T1703">Pre condiciones:</text:span></text:p>
          </table:table-cell>
          <table:covered-table-cell/>
          <table:table-cell table:style-name="TableCell1704" table:number-columns-spanned="4">
            <text:p text:style-name="P1705"><text:span text:style-name="T1706">1.Es necesario que el administrador se haya logueado correctamente en el sistema.</text:span></text:p>
          </table:table-cell>
          <table:covered-table-cell/>
          <table:covered-table-cell/>
          <table:covered-table-cell/>
        </table:table-row>
        <table:table-row table:style-name="TableRow1707">
          <table:table-cell table:style-name="TableCell1708" table:number-columns-spanned="2">
            <text:p text:style-name="P1709"><text:span text:style-name="T1710">Pos condiciones:</text:span></text:p>
          </table:table-cell>
          <table:covered-table-cell/>
          <table:table-cell table:style-name="TableCell1711" table:number-columns-spanned="4">
            <text:p text:style-name="P1712"><text:span text:style-name="T1713">1.El administrador ingresó los datos correctamente.</text:span></text:p>
          </table:table-cell>
          <table:covered-table-cell/>
          <table:covered-table-cell/>
          <table:covered-table-cell/>
        </table:table-row>
        <table:table-row table:style-name="TableRow1714">
          <table:table-cell table:style-name="TableCell1715" table:number-columns-spanned="2">
            <text:p text:style-name="P1716"><text:span text:style-name="T1717">Flujo normal:</text:span></text:p>
          </table:table-cell>
          <table:covered-table-cell/>
          <table:table-cell table:style-name="TableCell1718" table:number-columns-spanned="4">
            <text:p text:style-name="P1719"><text:span text:style-name="T1720">9. Consultar cliente.</text:span></text:p>
            <text:p text:style-name="P1721"><text:span text:style-name="T1722">9.1. El administrador accede a la pestaña de clientes.</text:span></text:p>
            <text:p text:style-name="P1723"><text:span text:style-name="T1724">9.2. El administrador consulta un cliente por su nombre o cédula.</text:span></text:p>
            <text:p text:style-name="P1725"><text:span text:style-name="T1726">9.3. Adicionalmente el administrador puede seleccionar un cliente de la lista que se generará al acceder a la pestaña de clientes.</text:span></text:p>
            <text:p text:style-name="P1727"><text:span text:style-name="T1728">9.4. El sistema despliega toda la información del cliente.</text:span></text:p>
          </table:table-cell>
          <table:covered-table-cell/>
          <table:covered-table-cell/>
          <table:covered-table-cell/>
        </table:table-row>
        <table:table-row table:style-name="TableRow1729">
          <table:table-cell table:style-name="TableCell1730" table:number-columns-spanned="2">
            <text:p text:style-name="P1731"><text:span text:style-name="T1732">Flujo alternativo:</text:span></text:p>
          </table:table-cell>
          <table:covered-table-cell/>
          <table:table-cell table:style-name="TableCell1733" table:number-columns-spanned="4">
            <text:p text:style-name="P1734"><text:span text:style-name="T1735">9.2 Datos inválidos</text:span></text:p>
            <text:p text:style-name="P1736"><text:span text:style-name="T1737">9.2.1. Si los datos que el administrador ingresa son incorrectos.</text:span></text:p>
            <text:p text:style-name="P1738"><text:span text:style-name="T1739">9.3 Usuario no existente.</text:span></text:p>
            <text:p text:style-name="P1740"><text:span text:style-name="T1741">9.3.1. El administrador intenta consultar un usuario no existente</text:span></text:p>
          </table:table-cell>
          <table:covered-table-cell/>
          <table:covered-table-cell/>
          <table:covered-table-cell/>
        </table:table-row>
        <table:table-row table:style-name="TableRow1742">
          <table:table-cell table:style-name="TableCell1743" table:number-columns-spanned="2">
            <text:p text:style-name="P1744"><text:span text:style-name="T1745">Excepciones:</text:span></text:p>
          </table:table-cell>
          <table:covered-table-cell/>
          <table:table-cell table:style-name="TableCell1746" table:number-columns-spanned="4">
            <text:p text:style-name="P1747"><text:span text:style-name="T1748">9.0.E.1. Fallo en el computador de trabajo.</text:span></text:p>
          </table:table-cell>
          <table:covered-table-cell/>
          <table:covered-table-cell/>
          <table:covered-table-cell/>
        </table:table-row>
        <table:table-row table:style-name="TableRow1749">
          <table:table-cell table:style-name="TableCell1750" table:number-columns-spanned="2">
            <text:p text:style-name="P1751"><text:span text:style-name="T1752">Inclusiones:</text:span></text:p>
          </table:table-cell>
          <table:covered-table-cell/>
          <table:table-cell table:style-name="TableCell1753" table:number-columns-spanned="4">
            <text:p text:style-name="P1754"><text:span text:style-name="T1755">1.</text:span></text:p>
          </table:table-cell>
          <table:covered-table-cell/>
          <table:covered-table-cell/>
          <table:covered-table-cell/>
        </table:table-row>
        <text:soft-page-break/>
        <table:table-row table:style-name="TableRow1756">
          <table:table-cell table:style-name="TableCell1757" table:number-columns-spanned="2">
            <text:p text:style-name="P1758"><text:span text:style-name="T1759">Prioridad:</text:span></text:p>
          </table:table-cell>
          <table:covered-table-cell/>
          <table:table-cell table:style-name="TableCell1760" table:number-columns-spanned="4">
            <text:p text:style-name="P1761"><text:span text:style-name="T1762">Alta.</text:span></text:p>
          </table:table-cell>
          <table:covered-table-cell/>
          <table:covered-table-cell/>
          <table:covered-table-cell/>
        </table:table-row>
        <table:table-row table:style-name="TableRow1763">
          <table:table-cell table:style-name="TableCell1764" table:number-columns-spanned="2">
            <text:p text:style-name="P1765"><text:span text:style-name="T1766">Frecuencia de uso:</text:span></text:p>
          </table:table-cell>
          <table:covered-table-cell/>
          <table:table-cell table:style-name="TableCell1767" table:number-columns-spanned="4">
            <text:p text:style-name="P1768"><text:span text:style-name="T1769">Cada vez que el administrador desee consultar un usuario.</text:span></text:p>
          </table:table-cell>
          <table:covered-table-cell/>
          <table:covered-table-cell/>
          <table:covered-table-cell/>
        </table:table-row>
        <table:table-row table:style-name="TableRow1770">
          <table:table-cell table:style-name="TableCell1771" table:number-columns-spanned="2">
            <text:p text:style-name="P1772"><text:span text:style-name="T1773">Reglas de negocio:</text:span></text:p>
          </table:table-cell>
          <table:covered-table-cell/>
          <table:table-cell table:style-name="TableCell1774" table:number-columns-spanned="4">
            <text:p text:style-name="P1775"><text:span text:style-name="T1776">RN-16, RN-27, RN-28, RN-29.</text:span></text:p>
          </table:table-cell>
          <table:covered-table-cell/>
          <table:covered-table-cell/>
          <table:covered-table-cell/>
        </table:table-row>
        <table:table-row table:style-name="TableRow1777">
          <table:table-cell table:style-name="TableCell1778" table:number-columns-spanned="2">
            <text:p text:style-name="P1779"><text:span text:style-name="T1780">Requerimientos especiales:</text:span></text:p>
          </table:table-cell>
          <table:covered-table-cell/>
          <table:table-cell table:style-name="TableCell1781" table:number-columns-spanned="4">
            <text:p text:style-name="P1782"><text:span text:style-name="T1783">1. El computador donde se labora funciona correctamente.</text:span></text:p>
          </table:table-cell>
          <table:covered-table-cell/>
          <table:covered-table-cell/>
          <table:covered-table-cell/>
        </table:table-row>
        <table:table-row table:style-name="TableRow1784">
          <table:table-cell table:style-name="TableCell1785">
            <text:p text:style-name="P1786"><text:span text:style-name="T1787">Asunciones:</text:span></text:p>
          </table:table-cell>
          <table:table-cell table:style-name="TableCell1788" table:number-columns-spanned="4">
            <text:p text:style-name="P1789"><text:span text:style-name="T1790">1.El administrador está capacitado para el manejo de la aplicación.</text:span></text:p>
            <text:p text:style-name="P1791"><text:span text:style-name="T1792">2. El sistema funciona normalmente.</text:span></text:p>
          </table:table-cell>
          <table:covered-table-cell/>
          <table:covered-table-cell/>
          <table:covered-table-cell/>
          <table:table-cell>
            <text:p text:style-name="P1791"/>
          </table:table-cell>
        </table:table-row>
        <table:table-row table:style-name="TableRow1793">
          <table:table-cell table:style-name="TableCell1794">
            <text:p text:style-name="P1795"><text:span text:style-name="T1796">Tecnologías:</text:span></text:p>
          </table:table-cell>
          <table:table-cell table:style-name="TableCell1797" table:number-columns-spanned="4">
            <text:p text:style-name="P1798"><text:span text:style-name="T1799">1. Mínimo 1 GB de RAM.</text:span></text:p>
            <text:p text:style-name="P1800"><text:span text:style-name="T1801">2. Mínimo 1.6 Ghz de procesador.</text:span></text:p>
            <text:p text:style-name="P1802"><text:span text:style-name="T1803">3. Windows XP o 7.</text:span></text:p>
          </table:table-cell>
          <table:covered-table-cell/>
          <table:covered-table-cell/>
          <table:covered-table-cell/>
          <table:table-cell>
            <text:p text:style-name="P1802"/>
          </table:table-cell>
        </table:table-row>
      </table:table>
      <text:p text:style-name="Normal"/>
      <text:p text:style-name="Normal"/>
      <text:p text:style-name="Normal"/>
      <table:table table:style-name="Table1804">
        <table:table-columns>
          <table:table-column table:style-name="TableColumn1805"/>
          <table:table-column table:style-name="TableColumn1806"/>
          <table:table-column table:style-name="TableColumn1807"/>
          <table:table-column table:style-name="TableColumn1808"/>
          <table:table-column table:style-name="TableColumn1809"/>
          <table:table-column table:style-name="TableColumn1810"/>
        </table:table-columns>
        <table:table-row table:style-name="TableRow1811">
          <table:table-cell table:style-name="TableCell1812" table:number-columns-spanned="2">
            <text:p text:style-name="P1813"><text:span text:style-name="T1814">ID caso de uso:</text:span></text:p>
          </table:table-cell>
          <table:covered-table-cell/>
          <table:table-cell table:style-name="TableCell1815" table:number-columns-spanned="4">
            <text:p text:style-name="P1816"><text:span text:style-name="T1817">CU-10</text:span></text:p>
          </table:table-cell>
          <table:covered-table-cell/>
          <table:covered-table-cell/>
          <table:covered-table-cell/>
        </table:table-row>
        <table:table-row table:style-name="TableRow1818">
          <table:table-cell table:style-name="TableCell1819" table:number-columns-spanned="2">
            <text:p text:style-name="P1820"><text:span text:style-name="T1821">Nombre del caso del uso:</text:span></text:p>
          </table:table-cell>
          <table:covered-table-cell/>
          <table:table-cell table:style-name="TableCell1822" table:number-columns-spanned="4">
            <text:p text:style-name="P1823"><text:span text:style-name="T1824">Registrar cliente</text:span></text:p>
          </table:table-cell>
          <table:covered-table-cell/>
          <table:covered-table-cell/>
          <table:covered-table-cell/>
        </table:table-row>
        <table:table-row table:style-name="TableRow1825">
          <table:table-cell table:style-name="TableCell1826" table:number-columns-spanned="2">
            <text:p text:style-name="P1827"><text:span text:style-name="T1828">Creado por:</text:span></text:p>
          </table:table-cell>
          <table:covered-table-cell/>
          <table:table-cell table:style-name="TableCell1829">
            <text:p text:style-name="P1830"><text:span text:style-name="T1831">Esther López.</text:span></text:p>
            <text:p text:style-name="P1832"><text:span text:style-name="T1833">Luis Diego Carballo Valdivia.</text:span></text:p>
          </table:table-cell>
          <table:table-cell table:style-name="TableCell1834">
            <text:p text:style-name="P1835"><text:span text:style-name="T1836">Ultima actualización por:</text:span></text:p>
          </table:table-cell>
          <table:table-cell table:style-name="TableCell1837" table:number-columns-spanned="2">
            <text:p text:style-name="P1838"><text:span text:style-name="T1839">Luis Diego Carballo Valdivia.</text:span></text:p>
          </table:table-cell>
          <table:covered-table-cell/>
        </table:table-row>
        <table:table-row table:style-name="TableRow1840">
          <table:table-cell table:style-name="TableCell1841" table:number-columns-spanned="2">
            <text:p text:style-name="P1842"><text:span text:style-name="T1843">Fecha de creación:</text:span></text:p>
          </table:table-cell>
          <table:covered-table-cell/>
          <table:table-cell table:style-name="TableCell1844">
            <text:p text:style-name="P1845"><text:span text:style-name="T1846">01 Mayo, 2014</text:span></text:p>
          </table:table-cell>
          <table:table-cell table:style-name="TableCell1847">
            <text:p text:style-name="P1848"><text:span text:style-name="T1849">Fecha de <text:s/>actualización:</text:span></text:p>
          </table:table-cell>
          <table:table-cell table:style-name="TableCell1850" table:number-columns-spanned="2">
            <text:p text:style-name="P1851"><text:span text:style-name="T1852">16 de Octubre, 2014</text:span></text:p>
          </table:table-cell>
          <table:covered-table-cell/>
        </table:table-row>
        <table:table-row table:style-name="TableRow1853">
          <table:table-cell table:style-name="TableCell1854" table:number-columns-spanned="2">
            <text:p text:style-name="P1855"><text:span text:style-name="T1856">Actores:</text:span></text:p>
          </table:table-cell>
          <table:covered-table-cell/>
          <table:table-cell table:style-name="TableCell1857" table:number-columns-spanned="4">
            <text:p text:style-name="P1858"><text:span text:style-name="T1859">Administrador.</text:span></text:p>
          </table:table-cell>
          <table:covered-table-cell/>
          <table:covered-table-cell/>
          <table:covered-table-cell/>
        </table:table-row>
        <table:table-row table:style-name="TableRow1860">
          <table:table-cell table:style-name="TableCell1861" table:number-columns-spanned="2">
            <text:p text:style-name="P1862"><text:span text:style-name="T1863">Descripción:</text:span></text:p>
          </table:table-cell>
          <table:covered-table-cell/>
          <table:table-cell table:style-name="TableCell1864" table:number-columns-spanned="4">
            <text:p text:style-name="P1865"><text:span text:style-name="T1866">En este caso de uso el administrador podrá registrar sus clientes fijos para manejar ofertas y pedidos.</text:span></text:p>
          </table:table-cell>
          <table:covered-table-cell/>
          <table:covered-table-cell/>
          <table:covered-table-cell/>
        </table:table-row>
        <table:table-row table:style-name="TableRow1867">
          <table:table-cell table:style-name="TableCell1868" table:number-columns-spanned="2">
            <text:p text:style-name="P1869"><text:span text:style-name="T1870">Pre condiciones:</text:span></text:p>
          </table:table-cell>
          <table:covered-table-cell/>
          <table:table-cell table:style-name="TableCell1871" table:number-columns-spanned="4">
            <text:p text:style-name="P1872"><text:span text:style-name="T1873">1.Es necesario que el administrador se haya logueado correctamente en el sistema.</text:span></text:p>
          </table:table-cell>
          <table:covered-table-cell/>
          <table:covered-table-cell/>
          <table:covered-table-cell/>
        </table:table-row>
        <table:table-row table:style-name="TableRow1874">
          <table:table-cell table:style-name="TableCell1875" table:number-columns-spanned="2">
            <text:p text:style-name="P1876"><text:span text:style-name="T1877">Pos condiciones:</text:span></text:p>
          </table:table-cell>
          <table:covered-table-cell/>
          <table:table-cell table:style-name="TableCell1878" table:number-columns-spanned="4">
            <text:p text:style-name="P1879"><text:span text:style-name="T1880">1.El administrador ingresó los datos correctamente.</text:span></text:p>
          </table:table-cell>
          <table:covered-table-cell/>
          <table:covered-table-cell/>
          <table:covered-table-cell/>
        </table:table-row>
        <text:soft-page-break/>
        <table:table-row table:style-name="TableRow1881">
          <table:table-cell table:style-name="TableCell1882" table:number-columns-spanned="2">
            <text:p text:style-name="P1883"><text:span text:style-name="T1884">Flujo normal:</text:span></text:p>
          </table:table-cell>
          <table:covered-table-cell/>
          <table:table-cell table:style-name="TableCell1885" table:number-columns-spanned="4">
            <text:p text:style-name="P1886"><text:span text:style-name="T1887">10. Registra cliente.</text:span></text:p>
            <text:p text:style-name="P1888"><text:span text:style-name="T1889">10.1. El administrador accede al apartado de clientes.</text:span></text:p>
            <text:p text:style-name="P1890"><text:span text:style-name="T1891">10.2. Selecciona la opción registrar un nuevo usuario.</text:span></text:p>
            <text:p text:style-name="P1892"><text:span text:style-name="T1893">10.3. Ingresa los datos del usuario.</text:span></text:p>
            <text:p text:style-name="P1894"><text:span text:style-name="T1895">10.4. Guarda los datos.</text:span></text:p>
            <text:p text:style-name="P1896"><text:span text:style-name="T1897">10.5. Se muestra al administrador que los datos fueron ingresados correctamente.</text:span></text:p>
          </table:table-cell>
          <table:covered-table-cell/>
          <table:covered-table-cell/>
          <table:covered-table-cell/>
        </table:table-row>
        <table:table-row table:style-name="TableRow1898">
          <table:table-cell table:style-name="TableCell1899" table:number-columns-spanned="2">
            <text:p text:style-name="P1900"><text:span text:style-name="T1901">Flujo alternativo:</text:span></text:p>
          </table:table-cell>
          <table:covered-table-cell/>
          <table:table-cell table:style-name="TableCell1902" table:number-columns-spanned="4">
            <text:p text:style-name="P1903"><text:span text:style-name="T1904">10.4 Datos inválidos</text:span></text:p>
            <text:p text:style-name="P1905"><text:span text:style-name="T1906">10.4.1. Si los datos que el administrador ingresa son incorrectos.</text:span></text:p>
            <text:p text:style-name="P1907"><text:span text:style-name="T1908">10.5 Usuario ya existente.</text:span></text:p>
            <text:p text:style-name="P1909"><text:span text:style-name="T1910">10.5.1. El administrador intenta registrar un usuario ya existente</text:span></text:p>
          </table:table-cell>
          <table:covered-table-cell/>
          <table:covered-table-cell/>
          <table:covered-table-cell/>
        </table:table-row>
        <table:table-row table:style-name="TableRow1911">
          <table:table-cell table:style-name="TableCell1912" table:number-columns-spanned="2">
            <text:p text:style-name="P1913"><text:span text:style-name="T1914">Excepciones:</text:span></text:p>
          </table:table-cell>
          <table:covered-table-cell/>
          <table:table-cell table:style-name="TableCell1915" table:number-columns-spanned="4">
            <text:p text:style-name="P1916"><text:span text:style-name="T1917">10.0.E.1. Fallo en el computador de trabajo.</text:span></text:p>
          </table:table-cell>
          <table:covered-table-cell/>
          <table:covered-table-cell/>
          <table:covered-table-cell/>
        </table:table-row>
        <table:table-row table:style-name="TableRow1918">
          <table:table-cell table:style-name="TableCell1919" table:number-columns-spanned="2">
            <text:p text:style-name="P1920"><text:span text:style-name="T1921">Inclusiones:</text:span></text:p>
          </table:table-cell>
          <table:covered-table-cell/>
          <table:table-cell table:style-name="TableCell1922" table:number-columns-spanned="4">
            <text:p text:style-name="P1923"><text:span text:style-name="T1924">1.</text:span></text:p>
          </table:table-cell>
          <table:covered-table-cell/>
          <table:covered-table-cell/>
          <table:covered-table-cell/>
        </table:table-row>
        <table:table-row table:style-name="TableRow1925">
          <table:table-cell table:style-name="TableCell1926" table:number-columns-spanned="2">
            <text:p text:style-name="P1927"><text:span text:style-name="T1928">Prioridad:</text:span></text:p>
          </table:table-cell>
          <table:covered-table-cell/>
          <table:table-cell table:style-name="TableCell1929" table:number-columns-spanned="4">
            <text:p text:style-name="P1930"><text:span text:style-name="T1931">Alta.</text:span></text:p>
          </table:table-cell>
          <table:covered-table-cell/>
          <table:covered-table-cell/>
          <table:covered-table-cell/>
        </table:table-row>
        <table:table-row table:style-name="TableRow1932">
          <table:table-cell table:style-name="TableCell1933" table:number-columns-spanned="2">
            <text:p text:style-name="P1934"><text:span text:style-name="T1935">Frecuencia de uso:</text:span></text:p>
          </table:table-cell>
          <table:covered-table-cell/>
          <table:table-cell table:style-name="TableCell1936" table:number-columns-spanned="4">
            <text:p text:style-name="P1937"><text:span text:style-name="T1938">Cada vez que el administrador desee ingresar un nuevo usuario.</text:span></text:p>
          </table:table-cell>
          <table:covered-table-cell/>
          <table:covered-table-cell/>
          <table:covered-table-cell/>
        </table:table-row>
        <table:table-row table:style-name="TableRow1939">
          <table:table-cell table:style-name="TableCell1940" table:number-columns-spanned="2">
            <text:p text:style-name="P1941"><text:span text:style-name="T1942">Reglas de negocio:</text:span></text:p>
          </table:table-cell>
          <table:covered-table-cell/>
          <table:table-cell table:style-name="TableCell1943" table:number-columns-spanned="4">
            <text:p text:style-name="P1944"><text:span text:style-name="T1945">RN-16, RN-27, RN-28, RN-29.</text:span></text:p>
          </table:table-cell>
          <table:covered-table-cell/>
          <table:covered-table-cell/>
          <table:covered-table-cell/>
        </table:table-row>
        <table:table-row table:style-name="TableRow1946">
          <table:table-cell table:style-name="TableCell1947" table:number-columns-spanned="2">
            <text:p text:style-name="P1948"><text:span text:style-name="T1949">Requerimientos especiales:</text:span></text:p>
          </table:table-cell>
          <table:covered-table-cell/>
          <table:table-cell table:style-name="TableCell1950" table:number-columns-spanned="4">
            <text:p text:style-name="P1951"><text:span text:style-name="T1952">1. El computador donde se labora funciona correctamente.</text:span></text:p>
          </table:table-cell>
          <table:covered-table-cell/>
          <table:covered-table-cell/>
          <table:covered-table-cell/>
        </table:table-row>
        <table:table-row table:style-name="TableRow1953">
          <table:table-cell table:style-name="TableCell1954">
            <text:p text:style-name="P1955"><text:span text:style-name="T1956">Asunciones:</text:span></text:p>
          </table:table-cell>
          <table:table-cell table:style-name="TableCell1957" table:number-columns-spanned="4">
            <text:p text:style-name="P1958"><text:span text:style-name="T1959">1.El administrador está capacitado para el manejo de la aplicación.</text:span></text:p>
            <text:p text:style-name="P1960"><text:span text:style-name="T1961">2. El sistema funciona normalmente.</text:span></text:p>
          </table:table-cell>
          <table:covered-table-cell/>
          <table:covered-table-cell/>
          <table:covered-table-cell/>
          <table:table-cell>
            <text:p text:style-name="P1960"/>
          </table:table-cell>
        </table:table-row>
        <table:table-row table:style-name="TableRow1962">
          <table:table-cell table:style-name="TableCell1963">
            <text:p text:style-name="P1964"><text:span text:style-name="T1965">Tecnologías:</text:span></text:p>
          </table:table-cell>
          <table:table-cell table:style-name="TableCell1966" table:number-columns-spanned="4">
            <text:p text:style-name="P1967"><text:span text:style-name="T1968">1. Mínimo 1 GB de RAM.</text:span></text:p>
            <text:p text:style-name="P1969"><text:span text:style-name="T1970">2. Mínimo 1.6 Ghz de procesador.</text:span></text:p>
            <text:p text:style-name="P1971"><text:span text:style-name="T1972">3. Windows XP o 7.</text:span></text:p>
          </table:table-cell>
          <table:covered-table-cell/>
          <table:covered-table-cell/>
          <table:covered-table-cell/>
          <table:table-cell>
            <text:p text:style-name="P1971"/>
          </table:table-cell>
        </table:table-row>
      </table:table>
      <text:p text:style-name="Normal"/>
      <text:p text:style-name="Normal"/>
      <text:p text:style-name="Normal"/>
      <table:table table:style-name="Table1973">
        <table:table-columns>
          <table:table-column table:style-name="TableColumn1974"/>
          <table:table-column table:style-name="TableColumn1975"/>
          <table:table-column table:style-name="TableColumn1976"/>
          <table:table-column table:style-name="TableColumn1977"/>
          <table:table-column table:style-name="TableColumn1978"/>
          <table:table-column table:style-name="TableColumn1979"/>
        </table:table-columns>
        <table:table-row table:style-name="TableRow1980">
          <table:table-cell table:style-name="TableCell1981" table:number-columns-spanned="2">
            <text:p text:style-name="P1982"><text:span text:style-name="T1983">ID caso de uso:</text:span></text:p>
          </table:table-cell>
          <table:covered-table-cell/>
          <table:table-cell table:style-name="TableCell1984" table:number-columns-spanned="4">
            <text:p text:style-name="P1985"><text:span text:style-name="T1986">CU-11</text:span></text:p>
          </table:table-cell>
          <table:covered-table-cell/>
          <table:covered-table-cell/>
          <table:covered-table-cell/>
        </table:table-row>
        <table:table-row table:style-name="TableRow1987">
          <table:table-cell table:style-name="TableCell1988" table:number-columns-spanned="2">
            <text:p text:style-name="P1989"><text:span text:style-name="T1990">Nombre del caso del uso:</text:span></text:p>
          </table:table-cell>
          <table:covered-table-cell/>
          <table:table-cell table:style-name="TableCell1991" table:number-columns-spanned="4">
            <text:p text:style-name="P1992"><text:span text:style-name="T1993">Modificar cliente</text:span></text:p>
          </table:table-cell>
          <table:covered-table-cell/>
          <table:covered-table-cell/>
          <table:covered-table-cell/>
        </table:table-row>
        <table:table-row table:style-name="TableRow1994">
          <table:table-cell table:style-name="TableCell1995" table:number-columns-spanned="2">
            <text:p text:style-name="P1996"><text:span text:style-name="T1997">Creado por:</text:span></text:p>
          </table:table-cell>
          <table:covered-table-cell/>
          <table:table-cell table:style-name="TableCell1998">
            <text:p text:style-name="P1999"><text:span text:style-name="T2000">Esther López.</text:span></text:p>
            <text:p text:style-name="P2001"><text:span text:style-name="T2002">Luis Diego Carballo Valdivia.</text:span></text:p>
          </table:table-cell>
          <table:table-cell table:style-name="TableCell2003">
            <text:p text:style-name="P2004"><text:span text:style-name="T2005">Ultima actualización por:</text:span></text:p>
          </table:table-cell>
          <table:table-cell table:style-name="TableCell2006" table:number-columns-spanned="2">
            <text:p text:style-name="P2007"><text:span text:style-name="T2008">Luis Diego Carballo Valdivia.</text:span></text:p>
          </table:table-cell>
          <table:covered-table-cell/>
        </table:table-row>
        <table:table-row table:style-name="TableRow2009">
          <table:table-cell table:style-name="TableCell2010" table:number-columns-spanned="2">
            <text:p text:style-name="P2011"><text:span text:style-name="T2012">Fecha de creación:</text:span></text:p>
          </table:table-cell>
          <table:covered-table-cell/>
          <table:table-cell table:style-name="TableCell2013">
            <text:p text:style-name="P2014"><text:span text:style-name="T2015">01 Mayo, 2014</text:span></text:p>
          </table:table-cell>
          <table:table-cell table:style-name="TableCell2016">
            <text:p text:style-name="P2017"><text:span text:style-name="T2018">Fecha de <text:s/>actualización:</text:span></text:p>
          </table:table-cell>
          <table:table-cell table:style-name="TableCell2019" table:number-columns-spanned="2">
            <text:p text:style-name="P2020"><text:span text:style-name="T2021">16 de Octubre, 2014</text:span></text:p>
          </table:table-cell>
          <table:covered-table-cell/>
        </table:table-row>
        <table:table-row table:style-name="TableRow2022">
          <table:table-cell table:style-name="TableCell2023" table:number-columns-spanned="2">
            <text:p text:style-name="P2024"><text:span text:style-name="T2025">Actores:</text:span></text:p>
          </table:table-cell>
          <table:covered-table-cell/>
          <table:table-cell table:style-name="TableCell2026" table:number-columns-spanned="4">
            <text:p text:style-name="P2027"><text:span text:style-name="T2028">Administrador.</text:span></text:p>
          </table:table-cell>
          <table:covered-table-cell/>
          <table:covered-table-cell/>
          <table:covered-table-cell/>
        </table:table-row>
        <table:table-row table:style-name="TableRow2029">
          <table:table-cell table:style-name="TableCell2030" table:number-columns-spanned="2">
            <text:p text:style-name="P2031"><text:span text:style-name="T2032">Descripción:</text:span></text:p>
          </table:table-cell>
          <table:covered-table-cell/>
          <table:table-cell table:style-name="TableCell2033" table:number-columns-spanned="4">
            <text:p text:style-name="P2034"><text:span text:style-name="T2035">El administrador puede modificar los datos de los usuarios que están registrados.</text:span></text:p>
          </table:table-cell>
          <table:covered-table-cell/>
          <table:covered-table-cell/>
          <table:covered-table-cell/>
        </table:table-row>
        <table:table-row table:style-name="TableRow2036">
          <table:table-cell table:style-name="TableCell2037" table:number-columns-spanned="2">
            <text:p text:style-name="P2038"><text:span text:style-name="T2039">Pre condiciones:</text:span></text:p>
          </table:table-cell>
          <table:covered-table-cell/>
          <table:table-cell table:style-name="TableCell2040" table:number-columns-spanned="4">
            <text:p text:style-name="P2041"><text:span text:style-name="T2042">1. Es necesario que el administrador se haya logueado correctamente.</text:span></text:p>
            <text:p text:style-name="P2043"><text:span text:style-name="T2044">2. Buscar el usuario por medio de su cédula.</text:span></text:p>
          </table:table-cell>
          <table:covered-table-cell/>
          <table:covered-table-cell/>
          <table:covered-table-cell/>
        </table:table-row>
        <table:table-row table:style-name="TableRow2045">
          <table:table-cell table:style-name="TableCell2046" table:number-columns-spanned="2">
            <text:p text:style-name="P2047"><text:span text:style-name="T2048">Pos condiciones:</text:span></text:p>
          </table:table-cell>
          <table:covered-table-cell/>
          <table:table-cell table:style-name="TableCell2049" table:number-columns-spanned="4">
            <text:p text:style-name="P2050"><text:span text:style-name="T2051">1.El administrador ingresó los datos correctamente</text:span></text:p>
          </table:table-cell>
          <table:covered-table-cell/>
          <table:covered-table-cell/>
          <table:covered-table-cell/>
        </table:table-row>
        <table:table-row table:style-name="TableRow2052">
          <table:table-cell table:style-name="TableCell2053" table:number-columns-spanned="2">
            <text:p text:style-name="P2054"><text:span text:style-name="T2055">Flujo normal:</text:span></text:p>
          </table:table-cell>
          <table:covered-table-cell/>
          <table:table-cell table:style-name="TableCell2056" table:number-columns-spanned="4">
            <text:p text:style-name="P2057"><text:span text:style-name="T2058">11. Modificar cliente.</text:span></text:p>
            <text:p text:style-name="P2059"><text:span text:style-name="T2060">11.1. El administrador accede al apartado de clientes.</text:span></text:p>
            <text:p text:style-name="P2061"><text:span text:style-name="T2062">11.2. El administrador selecciona la opción modificar usuario.</text:span></text:p>
            <text:p text:style-name="P2063"><text:span text:style-name="T2064">11.3. El administrador ingresa la cédula del usuario y realiza la búsqueda.</text:span></text:p>
            <text:p text:style-name="P2065"><text:span text:style-name="T2066">11.4. Una vez encontrado el usuario aparecerá toda la información del <text:s/>mismo.</text:span></text:p>
            <text:p text:style-name="P2067"><text:span text:style-name="T2068">11.5. Una vez obtenida la información del usuario el administrador procede modificar los datos.</text:span></text:p>
            <text:p text:style-name="P2069"><text:span text:style-name="T2070">11.6. Cuando se hayan hecho todos los cambios, el administrador guarda los cambios.</text:span></text:p>
            <text:p text:style-name="P2071"><text:span text:style-name="T2072">11.7. Se le mostrará un mensaje al administrador en donde indica si los<text:s/></text:span><text:soft-page-break/><text:span text:style-name="T2073">cambios fueron realizados satisfactoriamente.</text:span></text:p>
          </table:table-cell>
          <table:covered-table-cell/>
          <table:covered-table-cell/>
          <table:covered-table-cell/>
        </table:table-row>
        <text:soft-page-break/>
        <table:table-row table:style-name="TableRow2074">
          <table:table-cell table:style-name="TableCell2075" table:number-columns-spanned="2">
            <text:p text:style-name="P2076"><text:span text:style-name="T2077">Flujo alternativo:</text:span></text:p>
          </table:table-cell>
          <table:covered-table-cell/>
          <table:table-cell table:style-name="TableCell2078" table:number-columns-spanned="4">
            <text:p text:style-name="P2079"><text:span text:style-name="T2080">11.4 Datos inválidos</text:span></text:p>
            <text:p text:style-name="P2081"><text:span text:style-name="T2082">11.4.1. Si los datos que el administrador ingresa son incorrectos.</text:span></text:p>
          </table:table-cell>
          <table:covered-table-cell/>
          <table:covered-table-cell/>
          <table:covered-table-cell/>
        </table:table-row>
        <table:table-row table:style-name="TableRow2083">
          <table:table-cell table:style-name="TableCell2084" table:number-columns-spanned="2">
            <text:p text:style-name="P2085"><text:span text:style-name="T2086">Excepciones:</text:span></text:p>
          </table:table-cell>
          <table:covered-table-cell/>
          <table:table-cell table:style-name="TableCell2087" table:number-columns-spanned="4">
            <text:p text:style-name="P2088"><text:span text:style-name="T2089">11.0.E.1. Fallo en el computador de trabajo.</text:span></text:p>
          </table:table-cell>
          <table:covered-table-cell/>
          <table:covered-table-cell/>
          <table:covered-table-cell/>
        </table:table-row>
        <table:table-row table:style-name="TableRow2090">
          <table:table-cell table:style-name="TableCell2091" table:number-columns-spanned="2">
            <text:p text:style-name="P2092"><text:span text:style-name="T2093">Inclusiones:</text:span></text:p>
          </table:table-cell>
          <table:covered-table-cell/>
          <table:table-cell table:style-name="TableCell2094" table:number-columns-spanned="4">
            <text:p text:style-name="P2095"><text:span text:style-name="T2096">1.</text:span></text:p>
          </table:table-cell>
          <table:covered-table-cell/>
          <table:covered-table-cell/>
          <table:covered-table-cell/>
        </table:table-row>
        <table:table-row table:style-name="TableRow2097">
          <table:table-cell table:style-name="TableCell2098" table:number-columns-spanned="2">
            <text:p text:style-name="P2099"><text:span text:style-name="T2100">Prioridad:</text:span></text:p>
          </table:table-cell>
          <table:covered-table-cell/>
          <table:table-cell table:style-name="TableCell2101" table:number-columns-spanned="4">
            <text:p text:style-name="P2102"><text:span text:style-name="T2103">Media.</text:span></text:p>
          </table:table-cell>
          <table:covered-table-cell/>
          <table:covered-table-cell/>
          <table:covered-table-cell/>
        </table:table-row>
        <table:table-row table:style-name="TableRow2104">
          <table:table-cell table:style-name="TableCell2105" table:number-columns-spanned="2">
            <text:p text:style-name="P2106"><text:span text:style-name="T2107">Frecuencia de uso:</text:span></text:p>
          </table:table-cell>
          <table:covered-table-cell/>
          <table:table-cell table:style-name="TableCell2108" table:number-columns-spanned="4">
            <text:p text:style-name="P2109"><text:span text:style-name="T2110">Baja.</text:span></text:p>
          </table:table-cell>
          <table:covered-table-cell/>
          <table:covered-table-cell/>
          <table:covered-table-cell/>
        </table:table-row>
        <table:table-row table:style-name="TableRow2111">
          <table:table-cell table:style-name="TableCell2112" table:number-columns-spanned="2">
            <text:p text:style-name="P2113"><text:span text:style-name="T2114">Reglas de negocio:</text:span></text:p>
          </table:table-cell>
          <table:covered-table-cell/>
          <table:table-cell table:style-name="TableCell2115" table:number-columns-spanned="4">
            <text:p text:style-name="P2116"><text:span text:style-name="T2117">RN-04.</text:span></text:p>
          </table:table-cell>
          <table:covered-table-cell/>
          <table:covered-table-cell/>
          <table:covered-table-cell/>
        </table:table-row>
        <table:table-row table:style-name="TableRow2118">
          <table:table-cell table:style-name="TableCell2119" table:number-columns-spanned="2">
            <text:p text:style-name="P2120"><text:span text:style-name="T2121">Requerimientos especiales:</text:span></text:p>
          </table:table-cell>
          <table:covered-table-cell/>
          <table:table-cell table:style-name="TableCell2122" table:number-columns-spanned="4">
            <text:p text:style-name="P2123"><text:span text:style-name="T2124">1. El computador donde se labora funciona correctamente.</text:span></text:p>
          </table:table-cell>
          <table:covered-table-cell/>
          <table:covered-table-cell/>
          <table:covered-table-cell/>
        </table:table-row>
        <table:table-row table:style-name="TableRow2125">
          <table:table-cell table:style-name="TableCell2126">
            <text:p text:style-name="P2127"><text:span text:style-name="T2128">Asunciones:</text:span></text:p>
          </table:table-cell>
          <table:table-cell table:style-name="TableCell2129" table:number-columns-spanned="4">
            <text:p text:style-name="P2130"><text:span text:style-name="T2131">1.El administrador está capacitado para el manejo de la aplicación.</text:span></text:p>
            <text:p text:style-name="P2132"><text:span text:style-name="T2133">2. El sistema funciona normalmente.</text:span></text:p>
          </table:table-cell>
          <table:covered-table-cell/>
          <table:covered-table-cell/>
          <table:covered-table-cell/>
          <table:table-cell>
            <text:p text:style-name="P2132"/>
          </table:table-cell>
        </table:table-row>
        <table:table-row table:style-name="TableRow2134">
          <table:table-cell table:style-name="TableCell2135">
            <text:p text:style-name="P2136"><text:span text:style-name="T2137">Tecnologías:</text:span></text:p>
          </table:table-cell>
          <table:table-cell table:style-name="TableCell2138" table:number-columns-spanned="4">
            <text:p text:style-name="P2139"><text:span text:style-name="T2140">1. Mínimo 1 GB de RAM.</text:span></text:p>
            <text:p text:style-name="P2141"><text:span text:style-name="T2142">2. Mínimo 1.6 Ghz de procesador.</text:span></text:p>
            <text:p text:style-name="P2143"><text:span text:style-name="T2144">3. Windows XP o 7.</text:span></text:p>
          </table:table-cell>
          <table:covered-table-cell/>
          <table:covered-table-cell/>
          <table:covered-table-cell/>
          <table:table-cell>
            <text:p text:style-name="P2143"/>
          </table:table-cell>
        </table:table-row>
      </table:table>
      <text:p text:style-name="Normal"/>
      <text:p text:style-name="Normal"/>
      <text:p text:style-name="Normal"/>
      <table:table table:style-name="Table2145">
        <table:table-columns>
          <table:table-column table:style-name="TableColumn2146"/>
          <table:table-column table:style-name="TableColumn2147"/>
          <table:table-column table:style-name="TableColumn2148"/>
          <table:table-column table:style-name="TableColumn2149"/>
          <table:table-column table:style-name="TableColumn2150"/>
          <table:table-column table:style-name="TableColumn2151"/>
        </table:table-columns>
        <table:table-row table:style-name="TableRow2152">
          <table:table-cell table:style-name="TableCell2153" table:number-columns-spanned="2">
            <text:p text:style-name="P2154"><text:span text:style-name="T2155">ID caso de uso:</text:span></text:p>
          </table:table-cell>
          <table:covered-table-cell/>
          <table:table-cell table:style-name="TableCell2156" table:number-columns-spanned="4">
            <text:p text:style-name="P2157"><text:span text:style-name="T2158">CU-12</text:span></text:p>
          </table:table-cell>
          <table:covered-table-cell/>
          <table:covered-table-cell/>
          <table:covered-table-cell/>
        </table:table-row>
        <table:table-row table:style-name="TableRow2159">
          <table:table-cell table:style-name="TableCell2160" table:number-columns-spanned="2">
            <text:p text:style-name="P2161"><text:span text:style-name="T2162">Nombre del caso del uso:</text:span></text:p>
          </table:table-cell>
          <table:covered-table-cell/>
          <table:table-cell table:style-name="TableCell2163" table:number-columns-spanned="4">
            <text:p text:style-name="P2164"><text:span text:style-name="T2165">Eliminar cliente</text:span></text:p>
          </table:table-cell>
          <table:covered-table-cell/>
          <table:covered-table-cell/>
          <table:covered-table-cell/>
        </table:table-row>
        <table:table-row table:style-name="TableRow2166">
          <table:table-cell table:style-name="TableCell2167" table:number-columns-spanned="2">
            <text:p text:style-name="P2168"><text:span text:style-name="T2169">Creado por:</text:span></text:p>
          </table:table-cell>
          <table:covered-table-cell/>
          <table:table-cell table:style-name="TableCell2170">
            <text:p text:style-name="P2171"><text:span text:style-name="T2172">Esther López.</text:span></text:p>
            <text:p text:style-name="P2173"><text:span text:style-name="T2174">Luis Diego Carballo Valdivia.</text:span></text:p>
          </table:table-cell>
          <table:table-cell table:style-name="TableCell2175">
            <text:p text:style-name="P2176"><text:span text:style-name="T2177">Ultima actualización por:</text:span></text:p>
          </table:table-cell>
          <table:table-cell table:style-name="TableCell2178" table:number-columns-spanned="2">
            <text:p text:style-name="P2179"><text:span text:style-name="T2180">Luis Diego Carballo Valdivia.</text:span></text:p>
          </table:table-cell>
          <table:covered-table-cell/>
        </table:table-row>
        <table:table-row table:style-name="TableRow2181">
          <table:table-cell table:style-name="TableCell2182" table:number-columns-spanned="2">
            <text:p text:style-name="P2183"><text:span text:style-name="T2184">Fecha de creación:</text:span></text:p>
          </table:table-cell>
          <table:covered-table-cell/>
          <table:table-cell table:style-name="TableCell2185">
            <text:p text:style-name="P2186"><text:span text:style-name="T2187">01 Mayo, 2014</text:span></text:p>
          </table:table-cell>
          <table:table-cell table:style-name="TableCell2188">
            <text:p text:style-name="P2189"><text:span text:style-name="T2190">Fecha de <text:s/>actualización:</text:span></text:p>
          </table:table-cell>
          <table:table-cell table:style-name="TableCell2191" table:number-columns-spanned="2">
            <text:p text:style-name="P2192"><text:span text:style-name="T2193">16 de Octubre, 2014</text:span></text:p>
          </table:table-cell>
          <table:covered-table-cell/>
        </table:table-row>
        <text:soft-page-break/>
        <table:table-row table:style-name="TableRow2194">
          <table:table-cell table:style-name="TableCell2195" table:number-columns-spanned="2">
            <text:p text:style-name="P2196"><text:span text:style-name="T2197">Actores:</text:span></text:p>
          </table:table-cell>
          <table:covered-table-cell/>
          <table:table-cell table:style-name="TableCell2198" table:number-columns-spanned="4">
            <text:p text:style-name="P2199"><text:span text:style-name="T2200">Administrador.</text:span></text:p>
          </table:table-cell>
          <table:covered-table-cell/>
          <table:covered-table-cell/>
          <table:covered-table-cell/>
        </table:table-row>
        <table:table-row table:style-name="TableRow2201">
          <table:table-cell table:style-name="TableCell2202" table:number-columns-spanned="2">
            <text:p text:style-name="P2203"><text:span text:style-name="T2204">Descripción:</text:span></text:p>
          </table:table-cell>
          <table:covered-table-cell/>
          <table:table-cell table:style-name="TableCell2205" table:number-columns-spanned="4">
            <text:p text:style-name="P2206"><text:span text:style-name="T2207">El administrador puede eliminar los clientes <text:s/>que estén registrados.</text:span></text:p>
          </table:table-cell>
          <table:covered-table-cell/>
          <table:covered-table-cell/>
          <table:covered-table-cell/>
        </table:table-row>
        <table:table-row table:style-name="TableRow2208">
          <table:table-cell table:style-name="TableCell2209" table:number-columns-spanned="2">
            <text:p text:style-name="P2210"><text:span text:style-name="T2211">Pre condiciones:</text:span></text:p>
          </table:table-cell>
          <table:covered-table-cell/>
          <table:table-cell table:style-name="TableCell2212" table:number-columns-spanned="4">
            <text:p text:style-name="P2213"><text:span text:style-name="T2214">1.Es necesario que el administrador se haya logueado correctamente.</text:span></text:p>
          </table:table-cell>
          <table:covered-table-cell/>
          <table:covered-table-cell/>
          <table:covered-table-cell/>
        </table:table-row>
        <table:table-row table:style-name="TableRow2215">
          <table:table-cell table:style-name="TableCell2216" table:number-columns-spanned="2">
            <text:p text:style-name="P2217"><text:span text:style-name="T2218">Pos condiciones:</text:span></text:p>
          </table:table-cell>
          <table:covered-table-cell/>
          <table:table-cell table:style-name="TableCell2219" table:number-columns-spanned="4">
            <text:p text:style-name="P2220"><text:span text:style-name="T2221">1.El administrador ingresó los datos correctamente</text:span></text:p>
          </table:table-cell>
          <table:covered-table-cell/>
          <table:covered-table-cell/>
          <table:covered-table-cell/>
        </table:table-row>
        <table:table-row table:style-name="TableRow2222">
          <table:table-cell table:style-name="TableCell2223" table:number-columns-spanned="2">
            <text:p text:style-name="P2224"><text:span text:style-name="T2225">Flujo normal:</text:span></text:p>
          </table:table-cell>
          <table:covered-table-cell/>
          <table:table-cell table:style-name="TableCell2226" table:number-columns-spanned="4">
            <text:p text:style-name="P2227"><text:span text:style-name="T2228">12. Eliminar Cliente.</text:span></text:p>
            <text:p text:style-name="P2229"><text:span text:style-name="T2230">12.1. El administrador accede al sistema de clientes.</text:span></text:p>
            <text:p text:style-name="P2231"><text:span text:style-name="T2232">12.2. El administrador Indica la opción eliminar cliente.</text:span></text:p>
            <text:p text:style-name="P2233"><text:span text:style-name="T2234">12.3. El administrador ingresa la cédula del cliente.</text:span></text:p>
            <text:p text:style-name="P2235"><text:span text:style-name="T2236">12.4. Un vez localizado el cliente se despliega una opción al administrador de confirmación.</text:span></text:p>
            <text:p text:style-name="P2237"><text:span text:style-name="T2238">12.5. Una vez eliminado el cliente, se muestra un mensaje que informa que el cliente ha sido eliminado .</text:span></text:p>
          </table:table-cell>
          <table:covered-table-cell/>
          <table:covered-table-cell/>
          <table:covered-table-cell/>
        </table:table-row>
        <table:table-row table:style-name="TableRow2239">
          <table:table-cell table:style-name="TableCell2240" table:number-columns-spanned="2">
            <text:p text:style-name="P2241"><text:span text:style-name="T2242">Flujo alternativo:</text:span></text:p>
          </table:table-cell>
          <table:covered-table-cell/>
          <table:table-cell table:style-name="TableCell2243" table:number-columns-spanned="4">
            <text:p text:style-name="P2244"><text:span text:style-name="T2245">12.4 El usuario no existe</text:span></text:p>
            <text:p text:style-name="P2246"><text:span text:style-name="T2247">12.4.1. El administrador ingresa la cédula de un cliente que no existe.</text:span></text:p>
            <text:p text:style-name="P2248"><text:span text:style-name="T2249">12.4.2. Si el cliente no existe, se despliega un mensaje informando al administrador que verifique la información que ingresó.</text:span></text:p>
          </table:table-cell>
          <table:covered-table-cell/>
          <table:covered-table-cell/>
          <table:covered-table-cell/>
        </table:table-row>
        <table:table-row table:style-name="TableRow2250">
          <table:table-cell table:style-name="TableCell2251" table:number-columns-spanned="2">
            <text:p text:style-name="P2252"><text:span text:style-name="T2253">Excepciones:</text:span></text:p>
          </table:table-cell>
          <table:covered-table-cell/>
          <table:table-cell table:style-name="TableCell2254" table:number-columns-spanned="4">
            <text:p text:style-name="P2255"><text:span text:style-name="T2256">12.0.E.1. Fallo en el computador de trabajo.</text:span></text:p>
          </table:table-cell>
          <table:covered-table-cell/>
          <table:covered-table-cell/>
          <table:covered-table-cell/>
        </table:table-row>
        <table:table-row table:style-name="TableRow2257">
          <table:table-cell table:style-name="TableCell2258" table:number-columns-spanned="2">
            <text:p text:style-name="P2259"><text:span text:style-name="T2260">Inclusiones:</text:span></text:p>
          </table:table-cell>
          <table:covered-table-cell/>
          <table:table-cell table:style-name="TableCell2261" table:number-columns-spanned="4">
            <text:p text:style-name="P2262"><text:span text:style-name="T2263">1.</text:span></text:p>
          </table:table-cell>
          <table:covered-table-cell/>
          <table:covered-table-cell/>
          <table:covered-table-cell/>
        </table:table-row>
        <table:table-row table:style-name="TableRow2264">
          <table:table-cell table:style-name="TableCell2265" table:number-columns-spanned="2">
            <text:p text:style-name="P2266"><text:span text:style-name="T2267">Prioridad:</text:span></text:p>
          </table:table-cell>
          <table:covered-table-cell/>
          <table:table-cell table:style-name="TableCell2268" table:number-columns-spanned="4">
            <text:p text:style-name="P2269"><text:span text:style-name="T2270">Alta.</text:span></text:p>
          </table:table-cell>
          <table:covered-table-cell/>
          <table:covered-table-cell/>
          <table:covered-table-cell/>
        </table:table-row>
        <table:table-row table:style-name="TableRow2271">
          <table:table-cell table:style-name="TableCell2272" table:number-columns-spanned="2">
            <text:p text:style-name="P2273"><text:span text:style-name="T2274">Frecuencia de uso:</text:span></text:p>
          </table:table-cell>
          <table:covered-table-cell/>
          <table:table-cell table:style-name="TableCell2275" table:number-columns-spanned="4">
            <text:p text:style-name="P2276"><text:span text:style-name="T2277">Baja. Cada vez que el administrador desee eliminar un cliente.</text:span></text:p>
          </table:table-cell>
          <table:covered-table-cell/>
          <table:covered-table-cell/>
          <table:covered-table-cell/>
        </table:table-row>
        <table:table-row table:style-name="TableRow2278">
          <table:table-cell table:style-name="TableCell2279" table:number-columns-spanned="2">
            <text:p text:style-name="P2280"><text:span text:style-name="T2281">Reglas de negocio:</text:span></text:p>
          </table:table-cell>
          <table:covered-table-cell/>
          <table:table-cell table:style-name="TableCell2282" table:number-columns-spanned="4">
            <text:p text:style-name="P2283"><text:span text:style-name="T2284">RN-04, RN-30.</text:span></text:p>
          </table:table-cell>
          <table:covered-table-cell/>
          <table:covered-table-cell/>
          <table:covered-table-cell/>
        </table:table-row>
        <table:table-row table:style-name="TableRow2285">
          <table:table-cell table:style-name="TableCell2286" table:number-columns-spanned="2">
            <text:p text:style-name="P2287"><text:span text:style-name="T2288">Requerimientos especiales:</text:span></text:p>
          </table:table-cell>
          <table:covered-table-cell/>
          <table:table-cell table:style-name="TableCell2289" table:number-columns-spanned="4">
            <text:p text:style-name="P2290"><text:span text:style-name="T2291">1. El computador donde se labora funciona correctamente.</text:span></text:p>
          </table:table-cell>
          <table:covered-table-cell/>
          <table:covered-table-cell/>
          <table:covered-table-cell/>
        </table:table-row>
        <table:table-row table:style-name="TableRow2292">
          <table:table-cell table:style-name="TableCell2293">
            <text:p text:style-name="P2294"><text:span text:style-name="T2295">Asunciones:</text:span></text:p>
          </table:table-cell>
          <table:table-cell table:style-name="TableCell2296" table:number-columns-spanned="4">
            <text:p text:style-name="P2297"><text:span text:style-name="T2298">1.El administrador está capacitado para el manejo de la aplicación.</text:span></text:p>
            <text:soft-page-break/>
            <text:p text:style-name="P2299"><text:span text:style-name="T2300">2. El sistema funciona normalmente.</text:span></text:p>
          </table:table-cell>
          <table:covered-table-cell/>
          <table:covered-table-cell/>
          <table:covered-table-cell/>
          <table:table-cell>
            <text:p text:style-name="P2299"/>
          </table:table-cell>
        </table:table-row>
        <text:soft-page-break/>
        <table:table-row table:style-name="TableRow2301">
          <table:table-cell table:style-name="TableCell2302">
            <text:p text:style-name="P2303"><text:span text:style-name="T2304">Tecnologías:</text:span></text:p>
          </table:table-cell>
          <table:table-cell table:style-name="TableCell2305" table:number-columns-spanned="4">
            <text:p text:style-name="P2306"><text:span text:style-name="T2307">1. Mínimo 1 GB de RAM.</text:span></text:p>
            <text:p text:style-name="P2308"><text:span text:style-name="T2309">2. Mínimo 1.6 Ghz de procesador.</text:span></text:p>
            <text:p text:style-name="P2310"><text:span text:style-name="T2311">3. Windows XP o 7.</text:span></text:p>
          </table:table-cell>
          <table:covered-table-cell/>
          <table:covered-table-cell/>
          <table:covered-table-cell/>
          <table:table-cell>
            <text:p text:style-name="P2310"/>
          </table:table-cell>
        </table:table-row>
      </table:table>
      <text:p text:style-name="Normal"/>
      <text:p text:style-name="Normal"/>
      <text:p text:style-name="Normal"/>
      <table:table table:style-name="Table2312">
        <table:table-columns>
          <table:table-column table:style-name="TableColumn2313"/>
          <table:table-column table:style-name="TableColumn2314"/>
          <table:table-column table:style-name="TableColumn2315"/>
          <table:table-column table:style-name="TableColumn2316"/>
        </table:table-columns>
        <table:table-row table:style-name="TableRow2317">
          <table:table-cell table:style-name="TableCell2318">
            <text:p text:style-name="P2319"><text:span text:style-name="T2320">ID caso de uso:</text:span></text:p>
          </table:table-cell>
          <table:table-cell table:style-name="TableCell2321" table:number-columns-spanned="3">
            <text:p text:style-name="P2322"><text:span text:style-name="T2323">CU-13</text:span></text:p>
          </table:table-cell>
          <table:covered-table-cell/>
          <table:covered-table-cell/>
        </table:table-row>
        <table:table-row table:style-name="TableRow2324">
          <table:table-cell table:style-name="TableCell2325">
            <text:p text:style-name="P2326"><text:span text:style-name="T2327">Nombre del caso del uso:</text:span></text:p>
          </table:table-cell>
          <table:table-cell table:style-name="TableCell2328" table:number-columns-spanned="3">
            <text:p text:style-name="P2329"><text:span text:style-name="T2330">Realizar venta.</text:span></text:p>
          </table:table-cell>
          <table:covered-table-cell/>
          <table:covered-table-cell/>
        </table:table-row>
        <table:table-row table:style-name="TableRow2331">
          <table:table-cell table:style-name="TableCell2332">
            <text:p text:style-name="P2333"><text:span text:style-name="T2334">Creado por:</text:span></text:p>
          </table:table-cell>
          <table:table-cell table:style-name="TableCell2335">
            <text:p text:style-name="P2336"><text:span text:style-name="T2337">Esther López.</text:span></text:p>
            <text:p text:style-name="P2338"><text:span text:style-name="T2339">Luis Diego Carballo Valdivia.</text:span></text:p>
          </table:table-cell>
          <table:table-cell table:style-name="TableCell2340">
            <text:p text:style-name="P2341"><text:span text:style-name="T2342">Ultima actualización por:</text:span></text:p>
          </table:table-cell>
          <table:table-cell table:style-name="TableCell2343">
            <text:p text:style-name="P2344"><text:span text:style-name="T2345">Luis Diego Carballo Valdivia.</text:span></text:p>
          </table:table-cell>
        </table:table-row>
        <table:table-row table:style-name="TableRow2346">
          <table:table-cell table:style-name="TableCell2347">
            <text:p text:style-name="P2348"><text:span text:style-name="T2349">Fecha de creación:</text:span></text:p>
          </table:table-cell>
          <table:table-cell table:style-name="TableCell2350">
            <text:p text:style-name="P2351"><text:span text:style-name="T2352">01 Mayo, 2014</text:span></text:p>
          </table:table-cell>
          <table:table-cell table:style-name="TableCell2353">
            <text:p text:style-name="P2354"><text:span text:style-name="T2355">Fecha de <text:s/>actualización:</text:span></text:p>
          </table:table-cell>
          <table:table-cell table:style-name="TableCell2356">
            <text:p text:style-name="P2357"><text:span text:style-name="T2358">16 de Octubre, 2014</text:span></text:p>
          </table:table-cell>
        </table:table-row>
        <table:table-row table:style-name="TableRow2359">
          <table:table-cell table:style-name="TableCell2360">
            <text:p text:style-name="P2361"><text:span text:style-name="T2362">Actores:</text:span></text:p>
          </table:table-cell>
          <table:table-cell table:style-name="TableCell2363" table:number-columns-spanned="3">
            <text:p text:style-name="P2364"><text:span text:style-name="T2365">Administrador.</text:span></text:p>
          </table:table-cell>
          <table:covered-table-cell/>
          <table:covered-table-cell/>
        </table:table-row>
        <table:table-row table:style-name="TableRow2366">
          <table:table-cell table:style-name="TableCell2367">
            <text:p text:style-name="P2368"><text:span text:style-name="T2369">Descripción:</text:span></text:p>
          </table:table-cell>
          <table:table-cell table:style-name="TableCell2370" table:number-columns-spanned="3">
            <text:p text:style-name="P2371"><text:span text:style-name="T2372">En este caso de uso el administrador suministrando una lista de productos a vender, puede proceder a realizar la venta de esos productos, presionando el botón de realizar venta.</text:span></text:p>
          </table:table-cell>
          <table:covered-table-cell/>
          <table:covered-table-cell/>
        </table:table-row>
        <table:table-row table:style-name="TableRow2373">
          <table:table-cell table:style-name="TableCell2374">
            <text:p text:style-name="P2375"><text:span text:style-name="T2376">Pre condiciones:</text:span></text:p>
          </table:table-cell>
          <table:table-cell table:style-name="TableCell2377" table:number-columns-spanned="3">
            <text:p text:style-name="P2378"><text:span text:style-name="T2379">1. El sistema se encuentre en buen estado</text:span></text:p>
            <text:p text:style-name="P2380"><text:span text:style-name="T2381">2. Es necesario que el administrador se haya logueado correctamente.</text:span></text:p>
          </table:table-cell>
          <table:covered-table-cell/>
          <table:covered-table-cell/>
        </table:table-row>
        <table:table-row table:style-name="TableRow2382">
          <table:table-cell table:style-name="TableCell2383">
            <text:p text:style-name="P2384"><text:span text:style-name="T2385">Pos condiciones:</text:span></text:p>
          </table:table-cell>
          <table:table-cell table:style-name="TableCell2386" table:number-columns-spanned="3">
            <text:p text:style-name="P2387"><text:span text:style-name="T2388">1.El administrador ingresó los datos correctamente</text:span></text:p>
            <text:p text:style-name="P2389"><text:span text:style-name="T2390">2. Se realizó correctamente la venta</text:span></text:p>
          </table:table-cell>
          <table:covered-table-cell/>
          <table:covered-table-cell/>
        </table:table-row>
        <table:table-row table:style-name="TableRow2391">
          <table:table-cell table:style-name="TableCell2392">
            <text:p text:style-name="P2393"><text:span text:style-name="T2394">Flujo normal:</text:span></text:p>
          </table:table-cell>
          <table:table-cell table:style-name="TableCell2395" table:number-columns-spanned="3">
            <text:p text:style-name="P2396"><text:span text:style-name="T2397">13. Realizar venta.</text:span></text:p>
            <text:p text:style-name="P2398"><text:span text:style-name="T2399">13.1. El administrador accede al sistema de ventas.</text:span></text:p>
            <text:p text:style-name="P2400"><text:span text:style-name="T2401">13.2. Ingresar los códigos de los productos y la cantidad a vender.</text:span></text:p>
            <text:p text:style-name="P2402"><text:span text:style-name="T2403">13.3. Una vez ingresado el código del producto se actualiza la página para<text:s/></text:span><text:soft-page-break/><text:span text:style-name="T2404">mostrar el precio del mismo y la suma de todos los productos que se van a vender.</text:span></text:p>
          </table:table-cell>
          <table:covered-table-cell/>
          <table:covered-table-cell/>
        </table:table-row>
        <text:soft-page-break/>
        <table:table-row table:style-name="TableRow2405">
          <table:table-cell table:style-name="TableCell2406">
            <text:p text:style-name="P2407"><text:span text:style-name="T2408">Flujo alternativo:</text:span></text:p>
          </table:table-cell>
          <table:table-cell table:style-name="TableCell2409" table:number-columns-spanned="3">
            <text:p text:style-name="P2410"><text:span text:style-name="T2411">13.3. Un producto no existe.</text:span></text:p>
            <text:p text:style-name="P2412"><text:span text:style-name="T2413">13.3.1. El administrador ingresa el código de un producto no existente.</text:span></text:p>
          </table:table-cell>
          <table:covered-table-cell/>
          <table:covered-table-cell/>
        </table:table-row>
        <table:table-row table:style-name="TableRow2414">
          <table:table-cell table:style-name="TableCell2415">
            <text:p text:style-name="P2416"><text:span text:style-name="T2417">Excepciones:</text:span></text:p>
          </table:table-cell>
          <table:table-cell table:style-name="TableCell2418" table:number-columns-spanned="3">
            <text:p text:style-name="P2419"><text:span text:style-name="T2420">13.0.E.1. Fallo en el computador de trabajo.</text:span></text:p>
            <text:p text:style-name="P2421"><text:span text:style-name="T2422">13.0.E.2 Cancelación de la venta.</text:span></text:p>
          </table:table-cell>
          <table:covered-table-cell/>
          <table:covered-table-cell/>
        </table:table-row>
        <table:table-row table:style-name="TableRow2423">
          <table:table-cell table:style-name="TableCell2424">
            <text:p text:style-name="P2425"><text:span text:style-name="T2426">Inclusiones:</text:span></text:p>
          </table:table-cell>
          <table:table-cell table:style-name="TableCell2427" table:number-columns-spanned="3">
            <text:p text:style-name="P2428"><text:span text:style-name="T2429">1.</text:span></text:p>
          </table:table-cell>
          <table:covered-table-cell/>
          <table:covered-table-cell/>
        </table:table-row>
        <table:table-row table:style-name="TableRow2430">
          <table:table-cell table:style-name="TableCell2431">
            <text:p text:style-name="P2432"><text:span text:style-name="T2433">Prioridad:</text:span></text:p>
          </table:table-cell>
          <table:table-cell table:style-name="TableCell2434" table:number-columns-spanned="3">
            <text:p text:style-name="P2435"><text:span text:style-name="T2436">Alta.</text:span></text:p>
          </table:table-cell>
          <table:covered-table-cell/>
          <table:covered-table-cell/>
        </table:table-row>
        <table:table-row table:style-name="TableRow2437">
          <table:table-cell table:style-name="TableCell2438">
            <text:p text:style-name="P2439"><text:span text:style-name="T2440">Frecuencia de uso:</text:span></text:p>
          </table:table-cell>
          <table:table-cell table:style-name="TableCell2441" table:number-columns-spanned="3">
            <text:p text:style-name="P2442"><text:span text:style-name="T2443">Alta. Cada vez que el administrador realice una venta.</text:span></text:p>
          </table:table-cell>
          <table:covered-table-cell/>
          <table:covered-table-cell/>
        </table:table-row>
        <table:table-row table:style-name="TableRow2444">
          <table:table-cell table:style-name="TableCell2445">
            <text:p text:style-name="P2446"><text:span text:style-name="T2447">Reglas de negocio:</text:span></text:p>
          </table:table-cell>
          <table:table-cell table:style-name="TableCell2448" table:number-columns-spanned="3">
            <text:p text:style-name="P2449"><text:span text:style-name="T2450">RN-02,RN-13.</text:span></text:p>
          </table:table-cell>
          <table:covered-table-cell/>
          <table:covered-table-cell/>
        </table:table-row>
        <table:table-row table:style-name="TableRow2451">
          <table:table-cell table:style-name="TableCell2452">
            <text:p text:style-name="P2453"><text:span text:style-name="T2454">Requerimientos especiales:</text:span></text:p>
          </table:table-cell>
          <table:table-cell table:style-name="TableCell2455" table:number-columns-spanned="3">
            <text:p text:style-name="P2456"><text:span text:style-name="T2457">1. Que no dure más de 3 segundos realizando la venta.</text:span></text:p>
          </table:table-cell>
          <table:covered-table-cell/>
          <table:covered-table-cell/>
        </table:table-row>
        <table:table-row table:style-name="TableRow2458">
          <table:table-cell table:style-name="TableCell2459">
            <text:p text:style-name="P2460"><text:span text:style-name="T2461">Asunciones:</text:span></text:p>
          </table:table-cell>
          <table:table-cell table:style-name="TableCell2462" table:number-columns-spanned="3">
            <text:p text:style-name="P2463"><text:span text:style-name="T2464">1. El administrador está capacitado para el manejo de la aplicación.</text:span></text:p>
            <text:p text:style-name="P2465"><text:span text:style-name="T2466">2. El sistema funciona normalmente.</text:span></text:p>
          </table:table-cell>
          <table:covered-table-cell/>
          <table:covered-table-cell/>
        </table:table-row>
        <table:table-row table:style-name="TableRow2467">
          <table:table-cell table:style-name="TableCell2468">
            <text:p text:style-name="P2469"><text:span text:style-name="T2470">Tecnologías:</text:span></text:p>
          </table:table-cell>
          <table:table-cell table:style-name="TableCell2471" table:number-columns-spanned="3">
            <text:p text:style-name="P2472"><text:span text:style-name="T2473">1. Mínimo 1 GB de RAM.</text:span></text:p>
            <text:p text:style-name="P2474"><text:span text:style-name="T2475">2. Mínimo 1.6 Ghz de procesador.</text:span></text:p>
            <text:p text:style-name="P2476"><text:span text:style-name="T2477">3. Windows XP o 7.</text:span></text:p>
          </table:table-cell>
          <table:covered-table-cell/>
          <table:covered-table-cell/>
        </table:table-row>
      </table:table>
      <text:p text:style-name="Normal"/>
      <text:p text:style-name="Normal"/>
      <text:p text:style-name="Normal"/>
      <table:table table:style-name="Table2478">
        <table:table-columns>
          <table:table-column table:style-name="TableColumn2479"/>
          <table:table-column table:style-name="TableColumn2480"/>
          <table:table-column table:style-name="TableColumn2481"/>
          <table:table-column table:style-name="TableColumn2482"/>
        </table:table-columns>
        <table:table-row table:style-name="TableRow2483">
          <table:table-cell table:style-name="TableCell2484">
            <text:p text:style-name="P2485"><text:span text:style-name="T2486">ID caso de uso:</text:span></text:p>
          </table:table-cell>
          <table:table-cell table:style-name="TableCell2487" table:number-columns-spanned="3">
            <text:p text:style-name="P2488"><text:span text:style-name="T2489">CU-14</text:span></text:p>
          </table:table-cell>
          <table:covered-table-cell/>
          <table:covered-table-cell/>
        </table:table-row>
        <table:table-row table:style-name="TableRow2490">
          <table:table-cell table:style-name="TableCell2491">
            <text:p text:style-name="P2492"><text:span text:style-name="T2493">Nombre del caso del uso:</text:span></text:p>
          </table:table-cell>
          <table:table-cell table:style-name="TableCell2494" table:number-columns-spanned="3">
            <text:p text:style-name="P2495"><text:span text:style-name="T2496">Modificar venta.</text:span></text:p>
          </table:table-cell>
          <table:covered-table-cell/>
          <table:covered-table-cell/>
        </table:table-row>
        <table:table-row table:style-name="TableRow2497">
          <table:table-cell table:style-name="TableCell2498">
            <text:p text:style-name="P2499"><text:span text:style-name="T2500">Creado por:</text:span></text:p>
          </table:table-cell>
          <table:table-cell table:style-name="TableCell2501">
            <text:p text:style-name="P2502"><text:span text:style-name="T2503">Esther López.</text:span></text:p>
            <text:p text:style-name="P2504"><text:span text:style-name="T2505">Luis Diego Carballo Valdivia.</text:span></text:p>
          </table:table-cell>
          <table:table-cell table:style-name="TableCell2506">
            <text:p text:style-name="P2507"><text:span text:style-name="T2508">Ultima actualización por:</text:span></text:p>
          </table:table-cell>
          <table:table-cell table:style-name="TableCell2509">
            <text:p text:style-name="P2510"><text:span text:style-name="T2511">Luis Diego Carballo Valdivia.</text:span></text:p>
          </table:table-cell>
        </table:table-row>
        <text:soft-page-break/>
        <table:table-row table:style-name="TableRow2512">
          <table:table-cell table:style-name="TableCell2513">
            <text:p text:style-name="P2514"><text:span text:style-name="T2515">Fecha de creación:</text:span></text:p>
          </table:table-cell>
          <table:table-cell table:style-name="TableCell2516">
            <text:p text:style-name="P2517"><text:span text:style-name="T2518">01 Mayo, 2014</text:span></text:p>
          </table:table-cell>
          <table:table-cell table:style-name="TableCell2519">
            <text:p text:style-name="P2520"><text:span text:style-name="T2521">Fecha de <text:s/>actualización:</text:span></text:p>
          </table:table-cell>
          <table:table-cell table:style-name="TableCell2522">
            <text:p text:style-name="P2523"><text:span text:style-name="T2524">16 de Octubre, 2014</text:span></text:p>
          </table:table-cell>
        </table:table-row>
        <table:table-row table:style-name="TableRow2525">
          <table:table-cell table:style-name="TableCell2526">
            <text:p text:style-name="P2527"><text:span text:style-name="T2528">Actores:</text:span></text:p>
          </table:table-cell>
          <table:table-cell table:style-name="TableCell2529" table:number-columns-spanned="3">
            <text:p text:style-name="P2530"><text:span text:style-name="T2531">Administrador.</text:span></text:p>
          </table:table-cell>
          <table:covered-table-cell/>
          <table:covered-table-cell/>
        </table:table-row>
        <table:table-row table:style-name="TableRow2532">
          <table:table-cell table:style-name="TableCell2533">
            <text:p text:style-name="P2534"><text:span text:style-name="T2535">Descripción:</text:span></text:p>
          </table:table-cell>
          <table:table-cell table:style-name="TableCell2536" table:number-columns-spanned="3">
            <text:p text:style-name="P2537"><text:span text:style-name="T2538">En este caso de uso el administrador puede modificar las ventas de sus productos en caso de que el cliente quiera cambiar un producto que ya se ingresó en la venta.</text:span></text:p>
          </table:table-cell>
          <table:covered-table-cell/>
          <table:covered-table-cell/>
        </table:table-row>
        <table:table-row table:style-name="TableRow2539">
          <table:table-cell table:style-name="TableCell2540">
            <text:p text:style-name="P2541"><text:span text:style-name="T2542">Pre condiciones:</text:span></text:p>
          </table:table-cell>
          <table:table-cell table:style-name="TableCell2543" table:number-columns-spanned="3">
            <text:p text:style-name="P2544"><text:span text:style-name="T2545">1.Es necesario que el administrador se haya logueado correctamente.</text:span></text:p>
          </table:table-cell>
          <table:covered-table-cell/>
          <table:covered-table-cell/>
        </table:table-row>
        <table:table-row table:style-name="TableRow2546">
          <table:table-cell table:style-name="TableCell2547">
            <text:p text:style-name="P2548"><text:span text:style-name="T2549">Pos condiciones:</text:span></text:p>
          </table:table-cell>
          <table:table-cell table:style-name="TableCell2550" table:number-columns-spanned="3">
            <text:p text:style-name="P2551"><text:span text:style-name="T2552">1.El administrador ingresó los datos correctamente.</text:span></text:p>
          </table:table-cell>
          <table:covered-table-cell/>
          <table:covered-table-cell/>
        </table:table-row>
        <table:table-row table:style-name="TableRow2553">
          <table:table-cell table:style-name="TableCell2554">
            <text:p text:style-name="P2555"><text:span text:style-name="T2556">Flujo normal:</text:span></text:p>
          </table:table-cell>
          <table:table-cell table:style-name="TableCell2557" table:number-columns-spanned="3">
            <text:p text:style-name="P2558"><text:span text:style-name="T2559">14. Modificar venta.</text:span></text:p>
            <text:p text:style-name="P2560"><text:span text:style-name="T2561">14.1. El administrador accede al sistema de ventas.</text:span></text:p>
            <text:p text:style-name="P2562"><text:span text:style-name="T2563">14.2. El administrador ingresa los códigos de los productos a vender.</text:span></text:p>
            <text:p text:style-name="P2564"><text:span text:style-name="T2565">14.3. Selecciona el botón modificar producto e inmediatamente podrá ingresar un nuevo código de producto o eliminar por completo ese producto de la venta.</text:span></text:p>
          </table:table-cell>
          <table:covered-table-cell/>
          <table:covered-table-cell/>
        </table:table-row>
        <table:table-row table:style-name="TableRow2566">
          <table:table-cell table:style-name="TableCell2567">
            <text:p text:style-name="P2568"><text:span text:style-name="T2569">Flujo alternativo:</text:span></text:p>
          </table:table-cell>
          <table:table-cell table:style-name="TableCell2570" table:number-columns-spanned="3">
            <text:p text:style-name="P2571"><text:span text:style-name="T2572">14.3.E Un producto no existe</text:span></text:p>
            <text:p text:style-name="P2573"><text:span text:style-name="T2574">14.3.E.1. El administrador ingresa el código de un producto no existente.</text:span></text:p>
          </table:table-cell>
          <table:covered-table-cell/>
          <table:covered-table-cell/>
        </table:table-row>
        <table:table-row table:style-name="TableRow2575">
          <table:table-cell table:style-name="TableCell2576">
            <text:p text:style-name="P2577"><text:span text:style-name="T2578">Excepciones:</text:span></text:p>
          </table:table-cell>
          <table:table-cell table:style-name="TableCell2579" table:number-columns-spanned="3">
            <text:p text:style-name="P2580"><text:span text:style-name="T2581">14.0.E.1. Fallo en el computador de trabajo.</text:span></text:p>
            <text:p text:style-name="P2582"><text:span text:style-name="T2583">14.0.E.2 Cancelación de la venta.</text:span></text:p>
          </table:table-cell>
          <table:covered-table-cell/>
          <table:covered-table-cell/>
        </table:table-row>
        <table:table-row table:style-name="TableRow2584">
          <table:table-cell table:style-name="TableCell2585">
            <text:p text:style-name="P2586"><text:span text:style-name="T2587">Inclusiones:</text:span></text:p>
          </table:table-cell>
          <table:table-cell table:style-name="TableCell2588" table:number-columns-spanned="3">
            <text:p text:style-name="P2589"><text:span text:style-name="T2590">1.</text:span></text:p>
          </table:table-cell>
          <table:covered-table-cell/>
          <table:covered-table-cell/>
        </table:table-row>
        <table:table-row table:style-name="TableRow2591">
          <table:table-cell table:style-name="TableCell2592">
            <text:p text:style-name="P2593"><text:span text:style-name="T2594">Prioridad:</text:span></text:p>
          </table:table-cell>
          <table:table-cell table:style-name="TableCell2595" table:number-columns-spanned="3">
            <text:p text:style-name="P2596"><text:span text:style-name="T2597">Alta.</text:span></text:p>
          </table:table-cell>
          <table:covered-table-cell/>
          <table:covered-table-cell/>
        </table:table-row>
        <table:table-row table:style-name="TableRow2598">
          <table:table-cell table:style-name="TableCell2599">
            <text:p text:style-name="P2600"><text:span text:style-name="T2601">Frecuencia de uso:</text:span></text:p>
          </table:table-cell>
          <table:table-cell table:style-name="TableCell2602" table:number-columns-spanned="3">
            <text:p text:style-name="P2603"><text:span text:style-name="T2604">Baja.</text:span></text:p>
          </table:table-cell>
          <table:covered-table-cell/>
          <table:covered-table-cell/>
        </table:table-row>
        <table:table-row table:style-name="TableRow2605">
          <table:table-cell table:style-name="TableCell2606">
            <text:p text:style-name="P2607"><text:span text:style-name="T2608">Reglas de negocio:</text:span></text:p>
          </table:table-cell>
          <table:table-cell table:style-name="TableCell2609" table:number-columns-spanned="3">
            <text:p text:style-name="P2610"><text:span text:style-name="T2611">RN-02, RN-13.</text:span></text:p>
          </table:table-cell>
          <table:covered-table-cell/>
          <table:covered-table-cell/>
        </table:table-row>
        <table:table-row table:style-name="TableRow2612">
          <table:table-cell table:style-name="TableCell2613">
            <text:p text:style-name="P2614"><text:span text:style-name="T2615">Requerimientos especiales:</text:span></text:p>
          </table:table-cell>
          <table:table-cell table:style-name="TableCell2616" table:number-columns-spanned="3">
            <text:p text:style-name="P2617"><text:span text:style-name="T2618">1. El computador donde se labora funciona correctamente.</text:span></text:p>
          </table:table-cell>
          <table:covered-table-cell/>
          <table:covered-table-cell/>
        </table:table-row>
        <table:table-row table:style-name="TableRow2619">
          <table:table-cell table:style-name="TableCell2620">
            <text:p text:style-name="P2621"><text:span text:style-name="T2622">Asunciones:</text:span></text:p>
          </table:table-cell>
          <table:table-cell table:style-name="TableCell2623" table:number-columns-spanned="3">
            <text:p text:style-name="P2624"><text:span text:style-name="T2625">1. El administrador está capacitado para el manejo de la aplicación.</text:span></text:p>
            <text:soft-page-break/>
            <text:p text:style-name="P2626"><text:span text:style-name="T2627">2. El sistema funciona normalmente.</text:span></text:p>
          </table:table-cell>
          <table:covered-table-cell/>
          <table:covered-table-cell/>
        </table:table-row>
        <text:soft-page-break/>
        <table:table-row table:style-name="TableRow2628">
          <table:table-cell table:style-name="TableCell2629">
            <text:p text:style-name="P2630"><text:span text:style-name="T2631">Tecnologías:</text:span></text:p>
          </table:table-cell>
          <table:table-cell table:style-name="TableCell2632" table:number-columns-spanned="3">
            <text:p text:style-name="P2633"><text:span text:style-name="T2634">1. Mínimo 1 GB de RAM.</text:span></text:p>
            <text:p text:style-name="P2635"><text:span text:style-name="T2636">2. Mínimo 1.6 Ghz de procesador.</text:span></text:p>
            <text:p text:style-name="P2637"><text:span text:style-name="T2638">3. Windows XP o 7.</text:span></text:p>
          </table:table-cell>
          <table:covered-table-cell/>
          <table:covered-table-cell/>
        </table:table-row>
      </table:table>
      <text:p text:style-name="Normal"/>
      <text:p text:style-name="Normal"/>
      <text:p text:style-name="Normal"/>
      <table:table table:style-name="Table2639">
        <table:table-columns>
          <table:table-column table:style-name="TableColumn2640"/>
          <table:table-column table:style-name="TableColumn2641"/>
          <table:table-column table:style-name="TableColumn2642"/>
          <table:table-column table:style-name="TableColumn2643"/>
        </table:table-columns>
        <table:table-row table:style-name="TableRow2644">
          <table:table-cell table:style-name="TableCell2645">
            <text:p text:style-name="P2646"><text:span text:style-name="T2647">ID caso de uso:</text:span></text:p>
          </table:table-cell>
          <table:table-cell table:style-name="TableCell2648" table:number-columns-spanned="3">
            <text:p text:style-name="P2649"><text:span text:style-name="T2650">CU-15</text:span></text:p>
          </table:table-cell>
          <table:covered-table-cell/>
          <table:covered-table-cell/>
        </table:table-row>
        <table:table-row table:style-name="TableRow2651">
          <table:table-cell table:style-name="TableCell2652">
            <text:p text:style-name="P2653"><text:span text:style-name="T2654">Nombre del caso del uso:</text:span></text:p>
          </table:table-cell>
          <table:table-cell table:style-name="TableCell2655" table:number-columns-spanned="3">
            <text:p text:style-name="P2656"><text:span text:style-name="T2657">Consultar Proveedor.</text:span></text:p>
          </table:table-cell>
          <table:covered-table-cell/>
          <table:covered-table-cell/>
        </table:table-row>
        <table:table-row table:style-name="TableRow2658">
          <table:table-cell table:style-name="TableCell2659">
            <text:p text:style-name="P2660"><text:span text:style-name="T2661">Creado por:</text:span></text:p>
          </table:table-cell>
          <table:table-cell table:style-name="TableCell2662">
            <text:p text:style-name="P2663"><text:span text:style-name="T2664">Esther López.</text:span></text:p>
            <text:p text:style-name="P2665"><text:span text:style-name="T2666">Luis Diego Carballo Valdivia.</text:span></text:p>
          </table:table-cell>
          <table:table-cell table:style-name="TableCell2667">
            <text:p text:style-name="P2668"><text:span text:style-name="T2669">Ultima actualización por:</text:span></text:p>
          </table:table-cell>
          <table:table-cell table:style-name="TableCell2670">
            <text:p text:style-name="P2671"><text:span text:style-name="T2672">Luis Diego Carballo Valdivia.</text:span></text:p>
          </table:table-cell>
        </table:table-row>
        <table:table-row table:style-name="TableRow2673">
          <table:table-cell table:style-name="TableCell2674">
            <text:p text:style-name="P2675"><text:span text:style-name="T2676">Fecha de creación:</text:span></text:p>
          </table:table-cell>
          <table:table-cell table:style-name="TableCell2677">
            <text:p text:style-name="P2678"><text:span text:style-name="T2679">01 Mayo, 2014</text:span></text:p>
          </table:table-cell>
          <table:table-cell table:style-name="TableCell2680">
            <text:p text:style-name="P2681"><text:span text:style-name="T2682">Fecha de <text:s/>actualización:</text:span></text:p>
          </table:table-cell>
          <table:table-cell table:style-name="TableCell2683">
            <text:p text:style-name="P2684"><text:span text:style-name="T2685">16 de Octubre, 2014</text:span></text:p>
          </table:table-cell>
        </table:table-row>
        <table:table-row table:style-name="TableRow2686">
          <table:table-cell table:style-name="TableCell2687">
            <text:p text:style-name="P2688"><text:span text:style-name="T2689">Actores:</text:span></text:p>
          </table:table-cell>
          <table:table-cell table:style-name="TableCell2690" table:number-columns-spanned="3">
            <text:p text:style-name="P2691"><text:span text:style-name="T2692">Administrador.</text:span></text:p>
          </table:table-cell>
          <table:covered-table-cell/>
          <table:covered-table-cell/>
        </table:table-row>
        <table:table-row table:style-name="TableRow2693">
          <table:table-cell table:style-name="TableCell2694">
            <text:p text:style-name="P2695"><text:span text:style-name="T2696">Descripción:</text:span></text:p>
          </table:table-cell>
          <table:table-cell table:style-name="TableCell2697" table:number-columns-spanned="3">
            <text:p text:style-name="P2698"><text:span text:style-name="T2699">En este caso de uso el administrador puede consultar un proveedor siempre y cuando así lo requiera.</text:span></text:p>
          </table:table-cell>
          <table:covered-table-cell/>
          <table:covered-table-cell/>
        </table:table-row>
        <table:table-row table:style-name="TableRow2700">
          <table:table-cell table:style-name="TableCell2701">
            <text:p text:style-name="P2702"><text:span text:style-name="T2703">Pre condiciones:</text:span></text:p>
          </table:table-cell>
          <table:table-cell table:style-name="TableCell2704" table:number-columns-spanned="3">
            <text:p text:style-name="P2705"><text:span text:style-name="T2706">1.Es necesario que el administrador se haya logueado correctamente.</text:span></text:p>
          </table:table-cell>
          <table:covered-table-cell/>
          <table:covered-table-cell/>
        </table:table-row>
        <table:table-row table:style-name="TableRow2707">
          <table:table-cell table:style-name="TableCell2708">
            <text:p text:style-name="P2709"><text:span text:style-name="T2710">Pos condiciones:</text:span></text:p>
          </table:table-cell>
          <table:table-cell table:style-name="TableCell2711" table:number-columns-spanned="3">
            <text:p text:style-name="P2712"><text:span text:style-name="T2713">1.El administrador ingresó los datos correctamente.</text:span></text:p>
          </table:table-cell>
          <table:covered-table-cell/>
          <table:covered-table-cell/>
        </table:table-row>
        <table:table-row table:style-name="TableRow2714">
          <table:table-cell table:style-name="TableCell2715">
            <text:p text:style-name="P2716"><text:span text:style-name="T2717">Flujo normal:</text:span></text:p>
          </table:table-cell>
          <table:table-cell table:style-name="TableCell2718" table:number-columns-spanned="3">
            <text:p text:style-name="P2719"><text:span text:style-name="T2720">15. Consultar Proveedor.</text:span></text:p>
            <text:p text:style-name="P2721"><text:span text:style-name="T2722">12.1. El administrador accede a la sección de proveedores.</text:span></text:p>
            <text:p text:style-name="P2723"><text:span text:style-name="T2724">12.2. El administrador ingresa el nombre del proveedor.</text:span></text:p>
            <text:p text:style-name="P2725"><text:span text:style-name="T2726">12.3. Se despliega la información completa del proveedor.</text:span></text:p>
          </table:table-cell>
          <table:covered-table-cell/>
          <table:covered-table-cell/>
        </table:table-row>
        <table:table-row table:style-name="TableRow2727">
          <table:table-cell table:style-name="TableCell2728">
            <text:p text:style-name="P2729"><text:span text:style-name="T2730">Flujo alternativo:</text:span></text:p>
          </table:table-cell>
          <table:table-cell table:style-name="TableCell2731" table:number-columns-spanned="3">
            <text:p text:style-name="P2732"><text:span text:style-name="T2733">15 El proveedor no existe.</text:span></text:p>
          </table:table-cell>
          <table:covered-table-cell/>
          <table:covered-table-cell/>
        </table:table-row>
        <table:table-row table:style-name="TableRow2734">
          <table:table-cell table:style-name="TableCell2735">
            <text:p text:style-name="P2736"><text:span text:style-name="T2737">Excepciones:</text:span></text:p>
          </table:table-cell>
          <table:table-cell table:style-name="TableCell2738" table:number-columns-spanned="3">
            <text:p text:style-name="P2739"><text:span text:style-name="T2740">15.0.E.1. Fallo en el computador de trabajo.</text:span></text:p>
          </table:table-cell>
          <table:covered-table-cell/>
          <table:covered-table-cell/>
        </table:table-row>
        <text:soft-page-break/>
        <table:table-row table:style-name="TableRow2741">
          <table:table-cell table:style-name="TableCell2742">
            <text:p text:style-name="P2743"><text:span text:style-name="T2744">Inclusiones:</text:span></text:p>
          </table:table-cell>
          <table:table-cell table:style-name="TableCell2745" table:number-columns-spanned="3">
            <text:p text:style-name="P2746"><text:span text:style-name="T2747">1.</text:span></text:p>
          </table:table-cell>
          <table:covered-table-cell/>
          <table:covered-table-cell/>
        </table:table-row>
        <table:table-row table:style-name="TableRow2748">
          <table:table-cell table:style-name="TableCell2749">
            <text:p text:style-name="P2750"><text:span text:style-name="T2751">Prioridad:</text:span></text:p>
          </table:table-cell>
          <table:table-cell table:style-name="TableCell2752" table:number-columns-spanned="3">
            <text:p text:style-name="P2753"><text:span text:style-name="T2754">Alta.</text:span></text:p>
          </table:table-cell>
          <table:covered-table-cell/>
          <table:covered-table-cell/>
        </table:table-row>
        <table:table-row table:style-name="TableRow2755">
          <table:table-cell table:style-name="TableCell2756">
            <text:p text:style-name="P2757"><text:span text:style-name="T2758">Frecuencia de uso:</text:span></text:p>
          </table:table-cell>
          <table:table-cell table:style-name="TableCell2759" table:number-columns-spanned="3">
            <text:p text:style-name="P2760"><text:span text:style-name="T2761">Baja.</text:span></text:p>
          </table:table-cell>
          <table:covered-table-cell/>
          <table:covered-table-cell/>
        </table:table-row>
        <table:table-row table:style-name="TableRow2762">
          <table:table-cell table:style-name="TableCell2763">
            <text:p text:style-name="P2764"><text:span text:style-name="T2765">Reglas de negocio:</text:span></text:p>
          </table:table-cell>
          <table:table-cell table:style-name="TableCell2766" table:number-columns-spanned="3">
            <text:p text:style-name="P2767"/>
          </table:table-cell>
          <table:covered-table-cell/>
          <table:covered-table-cell/>
        </table:table-row>
        <table:table-row table:style-name="TableRow2768">
          <table:table-cell table:style-name="TableCell2769">
            <text:p text:style-name="P2770"><text:span text:style-name="T2771">Requerimientos especiales:</text:span></text:p>
          </table:table-cell>
          <table:table-cell table:style-name="TableCell2772" table:number-columns-spanned="3">
            <text:p text:style-name="P2773"><text:span text:style-name="T2774">1. El computador donde se labora funciona correctamente.</text:span></text:p>
          </table:table-cell>
          <table:covered-table-cell/>
          <table:covered-table-cell/>
        </table:table-row>
        <table:table-row table:style-name="TableRow2775">
          <table:table-cell table:style-name="TableCell2776">
            <text:p text:style-name="P2777"><text:span text:style-name="T2778">Asunciones:</text:span></text:p>
          </table:table-cell>
          <table:table-cell table:style-name="TableCell2779" table:number-columns-spanned="3">
            <text:p text:style-name="P2780"><text:span text:style-name="T2781">1. El administrador está capacitado para el manejo de la aplicación.</text:span></text:p>
            <text:p text:style-name="P2782"><text:span text:style-name="T2783">2. El sistema funciona normalmente.</text:span></text:p>
          </table:table-cell>
          <table:covered-table-cell/>
          <table:covered-table-cell/>
        </table:table-row>
        <table:table-row table:style-name="TableRow2784">
          <table:table-cell table:style-name="TableCell2785">
            <text:p text:style-name="P2786"><text:span text:style-name="T2787">Tecnologías:</text:span></text:p>
          </table:table-cell>
          <table:table-cell table:style-name="TableCell2788" table:number-columns-spanned="3">
            <text:p text:style-name="P2789"><text:span text:style-name="T2790">1. Mínimo 1 GB de RAM.</text:span></text:p>
            <text:p text:style-name="P2791"><text:span text:style-name="T2792">2. Mínimo 1.6 Ghz de procesador.</text:span></text:p>
            <text:p text:style-name="P2793"><text:span text:style-name="T2794">3. Windows XP o 7.</text:span></text:p>
          </table:table-cell>
          <table:covered-table-cell/>
          <table:covered-table-cell/>
        </table:table-row>
      </table:table>
      <text:p text:style-name="Normal"/>
      <text:p text:style-name="Normal"/>
      <table:table table:style-name="Table2795">
        <table:table-columns>
          <table:table-column table:style-name="TableColumn2796"/>
          <table:table-column table:style-name="TableColumn2797"/>
          <table:table-column table:style-name="TableColumn2798"/>
          <table:table-column table:style-name="TableColumn2799"/>
        </table:table-columns>
        <table:table-row table:style-name="TableRow2800">
          <table:table-cell table:style-name="TableCell2801">
            <text:p text:style-name="P2802"><text:span text:style-name="T2803">ID caso de uso:</text:span></text:p>
          </table:table-cell>
          <table:table-cell table:style-name="TableCell2804" table:number-columns-spanned="3">
            <text:p text:style-name="P2805"><text:span text:style-name="T2806">CU-16</text:span></text:p>
          </table:table-cell>
          <table:covered-table-cell/>
          <table:covered-table-cell/>
        </table:table-row>
        <table:table-row table:style-name="TableRow2807">
          <table:table-cell table:style-name="TableCell2808">
            <text:p text:style-name="P2809"><text:span text:style-name="T2810">Nombre del caso del uso:</text:span></text:p>
          </table:table-cell>
          <table:table-cell table:style-name="TableCell2811" table:number-columns-spanned="3">
            <text:p text:style-name="P2812"><text:span text:style-name="T2813">Registrar Proveedor.</text:span></text:p>
          </table:table-cell>
          <table:covered-table-cell/>
          <table:covered-table-cell/>
        </table:table-row>
        <table:table-row table:style-name="TableRow2814">
          <table:table-cell table:style-name="TableCell2815">
            <text:p text:style-name="P2816"><text:span text:style-name="T2817">Creado por:</text:span></text:p>
          </table:table-cell>
          <table:table-cell table:style-name="TableCell2818">
            <text:p text:style-name="P2819"><text:span text:style-name="T2820">Esther López.</text:span></text:p>
            <text:p text:style-name="P2821"><text:span text:style-name="T2822">Luis Diego Carballo Valdivia.</text:span></text:p>
          </table:table-cell>
          <table:table-cell table:style-name="TableCell2823">
            <text:p text:style-name="P2824"><text:span text:style-name="T2825">Ultima actualización por:</text:span></text:p>
          </table:table-cell>
          <table:table-cell table:style-name="TableCell2826">
            <text:p text:style-name="P2827"><text:span text:style-name="T2828">Luis Diego Carballo Valdivia.</text:span></text:p>
          </table:table-cell>
        </table:table-row>
        <table:table-row table:style-name="TableRow2829">
          <table:table-cell table:style-name="TableCell2830">
            <text:p text:style-name="P2831"><text:span text:style-name="T2832">Fecha de creación:</text:span></text:p>
          </table:table-cell>
          <table:table-cell table:style-name="TableCell2833">
            <text:p text:style-name="P2834"><text:span text:style-name="T2835">01 Mayo, 2014</text:span></text:p>
          </table:table-cell>
          <table:table-cell table:style-name="TableCell2836">
            <text:p text:style-name="P2837"><text:span text:style-name="T2838">Fecha de <text:s/>actualización:</text:span></text:p>
          </table:table-cell>
          <table:table-cell table:style-name="TableCell2839">
            <text:p text:style-name="P2840"><text:span text:style-name="T2841">16 de Octubre, 2014</text:span></text:p>
          </table:table-cell>
        </table:table-row>
        <table:table-row table:style-name="TableRow2842">
          <table:table-cell table:style-name="TableCell2843">
            <text:p text:style-name="P2844"><text:span text:style-name="T2845">Actores:</text:span></text:p>
          </table:table-cell>
          <table:table-cell table:style-name="TableCell2846" table:number-columns-spanned="3">
            <text:p text:style-name="P2847"><text:span text:style-name="T2848">Administrador.</text:span></text:p>
          </table:table-cell>
          <table:covered-table-cell/>
          <table:covered-table-cell/>
        </table:table-row>
        <table:table-row table:style-name="TableRow2849">
          <table:table-cell table:style-name="TableCell2850">
            <text:p text:style-name="P2851"><text:span text:style-name="T2852">Descripción:</text:span></text:p>
          </table:table-cell>
          <table:table-cell table:style-name="TableCell2853" table:number-columns-spanned="3">
            <text:p text:style-name="P2854"><text:span text:style-name="T2855">En este caso de uso el administrador puede registrar un proveedor siempre y cuando así lo requiera.</text:span></text:p>
          </table:table-cell>
          <table:covered-table-cell/>
          <table:covered-table-cell/>
        </table:table-row>
        <table:table-row table:style-name="TableRow2856">
          <table:table-cell table:style-name="TableCell2857">
            <text:p text:style-name="P2858"><text:span text:style-name="T2859">Pre condiciones:</text:span></text:p>
          </table:table-cell>
          <table:table-cell table:style-name="TableCell2860" table:number-columns-spanned="3">
            <text:p text:style-name="P2861"><text:span text:style-name="T2862">1.Es necesario que el administrador se haya logueado correctamente.</text:span></text:p>
          </table:table-cell>
          <table:covered-table-cell/>
          <table:covered-table-cell/>
        </table:table-row>
        <table:table-row table:style-name="TableRow2863">
          <table:table-cell table:style-name="TableCell2864">
            <text:p text:style-name="P2865"><text:span text:style-name="T2866">Pos condiciones:</text:span></text:p>
          </table:table-cell>
          <table:table-cell table:style-name="TableCell2867" table:number-columns-spanned="3">
            <text:p text:style-name="P2868"><text:span text:style-name="T2869">1.El administrador ingresó los datos correctamente.</text:span></text:p>
          </table:table-cell>
          <table:covered-table-cell/>
          <table:covered-table-cell/>
        </table:table-row>
        <text:soft-page-break/>
        <table:table-row table:style-name="TableRow2870">
          <table:table-cell table:style-name="TableCell2871">
            <text:p text:style-name="P2872"><text:span text:style-name="T2873">Flujo normal:</text:span></text:p>
          </table:table-cell>
          <table:table-cell table:style-name="TableCell2874" table:number-columns-spanned="3">
            <text:p text:style-name="P2875"><text:span text:style-name="T2876">16. Registrar Proveedor.</text:span></text:p>
            <text:p text:style-name="P2877"><text:span text:style-name="T2878">16.1. El administrador accede a la sección de proveedores.</text:span></text:p>
            <text:p text:style-name="P2879"><text:span text:style-name="T2880">16.2 El administrador selecciona la pestaña de registrar proveedor.</text:span></text:p>
            <text:p text:style-name="P2881"><text:span text:style-name="T2882">16.3. El administrador ingresa los datos del proveedor.</text:span></text:p>
            <text:p text:style-name="P2883"><text:span text:style-name="T2884">16.4. El administrador recibe un mensaje de confirmación en caso de que se realice la opción correctamente.</text:span></text:p>
          </table:table-cell>
          <table:covered-table-cell/>
          <table:covered-table-cell/>
        </table:table-row>
        <table:table-row table:style-name="TableRow2885">
          <table:table-cell table:style-name="TableCell2886">
            <text:p text:style-name="P2887"><text:span text:style-name="T2888">Flujo alternativo:</text:span></text:p>
          </table:table-cell>
          <table:table-cell table:style-name="TableCell2889" table:number-columns-spanned="3">
            <text:p text:style-name="P2890"><text:span text:style-name="T2891">16.3 El proveedor ya existe.</text:span></text:p>
            <text:p text:style-name="P2892"><text:span text:style-name="T2893">16.4 El proveedor no se registró correctamente.</text:span></text:p>
          </table:table-cell>
          <table:covered-table-cell/>
          <table:covered-table-cell/>
        </table:table-row>
        <table:table-row table:style-name="TableRow2894">
          <table:table-cell table:style-name="TableCell2895">
            <text:p text:style-name="P2896"><text:span text:style-name="T2897">Excepciones:</text:span></text:p>
          </table:table-cell>
          <table:table-cell table:style-name="TableCell2898" table:number-columns-spanned="3">
            <text:p text:style-name="P2899"><text:span text:style-name="T2900">16.0.E.1. Fallo en el computador de trabajo.</text:span></text:p>
          </table:table-cell>
          <table:covered-table-cell/>
          <table:covered-table-cell/>
        </table:table-row>
        <table:table-row table:style-name="TableRow2901">
          <table:table-cell table:style-name="TableCell2902">
            <text:p text:style-name="P2903"><text:span text:style-name="T2904">Inclusiones:</text:span></text:p>
          </table:table-cell>
          <table:table-cell table:style-name="TableCell2905" table:number-columns-spanned="3">
            <text:p text:style-name="P2906"><text:span text:style-name="T2907">1.</text:span></text:p>
          </table:table-cell>
          <table:covered-table-cell/>
          <table:covered-table-cell/>
        </table:table-row>
        <table:table-row table:style-name="TableRow2908">
          <table:table-cell table:style-name="TableCell2909">
            <text:p text:style-name="P2910"><text:span text:style-name="T2911">Prioridad:</text:span></text:p>
          </table:table-cell>
          <table:table-cell table:style-name="TableCell2912" table:number-columns-spanned="3">
            <text:p text:style-name="P2913"><text:span text:style-name="T2914">Alta.</text:span></text:p>
          </table:table-cell>
          <table:covered-table-cell/>
          <table:covered-table-cell/>
        </table:table-row>
        <table:table-row table:style-name="TableRow2915">
          <table:table-cell table:style-name="TableCell2916">
            <text:p text:style-name="P2917"><text:span text:style-name="T2918">Frecuencia de uso:</text:span></text:p>
          </table:table-cell>
          <table:table-cell table:style-name="TableCell2919" table:number-columns-spanned="3">
            <text:p text:style-name="P2920"><text:span text:style-name="T2921">Baja.</text:span></text:p>
          </table:table-cell>
          <table:covered-table-cell/>
          <table:covered-table-cell/>
        </table:table-row>
        <table:table-row table:style-name="TableRow2922">
          <table:table-cell table:style-name="TableCell2923">
            <text:p text:style-name="P2924"><text:span text:style-name="T2925">Reglas de negocio:</text:span></text:p>
          </table:table-cell>
          <table:table-cell table:style-name="TableCell2926" table:number-columns-spanned="3">
            <text:p text:style-name="P2927"/>
          </table:table-cell>
          <table:covered-table-cell/>
          <table:covered-table-cell/>
        </table:table-row>
        <table:table-row table:style-name="TableRow2928">
          <table:table-cell table:style-name="TableCell2929">
            <text:p text:style-name="P2930"><text:span text:style-name="T2931">Requerimientos especiales:</text:span></text:p>
          </table:table-cell>
          <table:table-cell table:style-name="TableCell2932" table:number-columns-spanned="3">
            <text:p text:style-name="P2933"><text:span text:style-name="T2934">1. El computador donde se labora funciona correctamente.</text:span></text:p>
          </table:table-cell>
          <table:covered-table-cell/>
          <table:covered-table-cell/>
        </table:table-row>
        <table:table-row table:style-name="TableRow2935">
          <table:table-cell table:style-name="TableCell2936">
            <text:p text:style-name="P2937"><text:span text:style-name="T2938">Asunciones:</text:span></text:p>
          </table:table-cell>
          <table:table-cell table:style-name="TableCell2939" table:number-columns-spanned="3">
            <text:p text:style-name="P2940"><text:span text:style-name="T2941">1. El administrador está capacitado para el manejo de la aplicación.</text:span></text:p>
            <text:p text:style-name="P2942"><text:span text:style-name="T2943">2. El sistema funciona normalmente.</text:span></text:p>
          </table:table-cell>
          <table:covered-table-cell/>
          <table:covered-table-cell/>
        </table:table-row>
        <table:table-row table:style-name="TableRow2944">
          <table:table-cell table:style-name="TableCell2945">
            <text:p text:style-name="P2946"><text:span text:style-name="T2947">Tecnologías:</text:span></text:p>
          </table:table-cell>
          <table:table-cell table:style-name="TableCell2948" table:number-columns-spanned="3">
            <text:p text:style-name="P2949"><text:span text:style-name="T2950">1. Mínimo 1 GB de RAM.</text:span></text:p>
            <text:p text:style-name="P2951"><text:span text:style-name="T2952">2. Mínimo 1.6 Ghz de procesador.</text:span></text:p>
            <text:p text:style-name="P2953"><text:span text:style-name="T2954">3. Windows XP o 7.</text:span></text:p>
          </table:table-cell>
          <table:covered-table-cell/>
          <table:covered-table-cell/>
        </table:table-row>
      </table:table>
      <text:p text:style-name="Normal"/>
      <text:p text:style-name="Normal"/>
      <table:table table:style-name="Table2955">
        <table:table-columns>
          <table:table-column table:style-name="TableColumn2956"/>
          <table:table-column table:style-name="TableColumn2957"/>
          <table:table-column table:style-name="TableColumn2958"/>
          <table:table-column table:style-name="TableColumn2959"/>
        </table:table-columns>
        <table:table-row table:style-name="TableRow2960">
          <table:table-cell table:style-name="TableCell2961">
            <text:p text:style-name="P2962"><text:span text:style-name="T2963">ID caso de uso:</text:span></text:p>
          </table:table-cell>
          <table:table-cell table:style-name="TableCell2964" table:number-columns-spanned="3">
            <text:p text:style-name="P2965"><text:span text:style-name="T2966">CU-17</text:span></text:p>
          </table:table-cell>
          <table:covered-table-cell/>
          <table:covered-table-cell/>
        </table:table-row>
        <table:table-row table:style-name="TableRow2967">
          <table:table-cell table:style-name="TableCell2968">
            <text:p text:style-name="P2969"><text:span text:style-name="T2970">Nombre del caso del uso:</text:span></text:p>
          </table:table-cell>
          <table:table-cell table:style-name="TableCell2971" table:number-columns-spanned="3">
            <text:p text:style-name="P2972"><text:span text:style-name="T2973">Modificar Proveedor.</text:span></text:p>
          </table:table-cell>
          <table:covered-table-cell/>
          <table:covered-table-cell/>
        </table:table-row>
        <text:soft-page-break/>
        <table:table-row table:style-name="TableRow2974">
          <table:table-cell table:style-name="TableCell2975">
            <text:p text:style-name="P2976"><text:span text:style-name="T2977">Creado por:</text:span></text:p>
          </table:table-cell>
          <table:table-cell table:style-name="TableCell2978">
            <text:p text:style-name="P2979"><text:span text:style-name="T2980">Esther López.</text:span></text:p>
            <text:p text:style-name="P2981"><text:span text:style-name="T2982">Luis Diego Carballo Valdivia.</text:span></text:p>
          </table:table-cell>
          <table:table-cell table:style-name="TableCell2983">
            <text:p text:style-name="P2984"><text:span text:style-name="T2985">Ultima actualización por:</text:span></text:p>
          </table:table-cell>
          <table:table-cell table:style-name="TableCell2986">
            <text:p text:style-name="P2987"><text:span text:style-name="T2988">Luis Diego Carballo Valdivia.</text:span></text:p>
          </table:table-cell>
        </table:table-row>
        <table:table-row table:style-name="TableRow2989">
          <table:table-cell table:style-name="TableCell2990">
            <text:p text:style-name="P2991"><text:span text:style-name="T2992">Fecha de creación:</text:span></text:p>
          </table:table-cell>
          <table:table-cell table:style-name="TableCell2993">
            <text:p text:style-name="P2994"><text:span text:style-name="T2995">01 Mayo, 2014</text:span></text:p>
          </table:table-cell>
          <table:table-cell table:style-name="TableCell2996">
            <text:p text:style-name="P2997"><text:span text:style-name="T2998">Fecha de <text:s/>actualización:</text:span></text:p>
          </table:table-cell>
          <table:table-cell table:style-name="TableCell2999">
            <text:p text:style-name="P3000"><text:span text:style-name="T3001">16 de Octubre, 2014</text:span></text:p>
          </table:table-cell>
        </table:table-row>
        <table:table-row table:style-name="TableRow3002">
          <table:table-cell table:style-name="TableCell3003">
            <text:p text:style-name="P3004"><text:span text:style-name="T3005">Actores:</text:span></text:p>
          </table:table-cell>
          <table:table-cell table:style-name="TableCell3006" table:number-columns-spanned="3">
            <text:p text:style-name="P3007"><text:span text:style-name="T3008">Administrador.</text:span></text:p>
          </table:table-cell>
          <table:covered-table-cell/>
          <table:covered-table-cell/>
        </table:table-row>
        <table:table-row table:style-name="TableRow3009">
          <table:table-cell table:style-name="TableCell3010">
            <text:p text:style-name="P3011"><text:span text:style-name="T3012">Descripción:</text:span></text:p>
          </table:table-cell>
          <table:table-cell table:style-name="TableCell3013" table:number-columns-spanned="3">
            <text:p text:style-name="P3014"><text:span text:style-name="T3015">En este caso de uso el administrador puede modificar un proveedor siempre y cuando así lo requiera.</text:span></text:p>
          </table:table-cell>
          <table:covered-table-cell/>
          <table:covered-table-cell/>
        </table:table-row>
        <table:table-row table:style-name="TableRow3016">
          <table:table-cell table:style-name="TableCell3017">
            <text:p text:style-name="P3018"><text:span text:style-name="T3019">Pre condiciones:</text:span></text:p>
          </table:table-cell>
          <table:table-cell table:style-name="TableCell3020" table:number-columns-spanned="3">
            <text:p text:style-name="P3021"><text:span text:style-name="T3022">1.Es necesario que el administrador se haya logueado correctamente.</text:span></text:p>
          </table:table-cell>
          <table:covered-table-cell/>
          <table:covered-table-cell/>
        </table:table-row>
        <table:table-row table:style-name="TableRow3023">
          <table:table-cell table:style-name="TableCell3024">
            <text:p text:style-name="P3025"><text:span text:style-name="T3026">Pos condiciones:</text:span></text:p>
          </table:table-cell>
          <table:table-cell table:style-name="TableCell3027" table:number-columns-spanned="3">
            <text:p text:style-name="P3028"><text:span text:style-name="T3029">1.El administrador ingresó los datos correctamente.</text:span></text:p>
          </table:table-cell>
          <table:covered-table-cell/>
          <table:covered-table-cell/>
        </table:table-row>
        <table:table-row table:style-name="TableRow3030">
          <table:table-cell table:style-name="TableCell3031">
            <text:p text:style-name="P3032"><text:span text:style-name="T3033">Flujo normal:</text:span></text:p>
          </table:table-cell>
          <table:table-cell table:style-name="TableCell3034" table:number-columns-spanned="3">
            <text:p text:style-name="P3035"><text:span text:style-name="T3036">17. Modificar Proveedor.</text:span></text:p>
            <text:p text:style-name="P3037"><text:span text:style-name="T3038">17.1. El administrador accede a la sección de proveedores.</text:span></text:p>
            <text:p text:style-name="P3039"><text:span text:style-name="T3040">17.2 El administrador selecciona la pestaña de modificar proveedor.</text:span></text:p>
            <text:p text:style-name="P3041"><text:span text:style-name="T3042">17.3. El administrador modifica los datos del proveedor.</text:span></text:p>
            <text:p text:style-name="P3043"><text:span text:style-name="T3044">17.4. El administrador recibe un mensaje de confirmación en caso de que se realice la opción correctamente.</text:span></text:p>
          </table:table-cell>
          <table:covered-table-cell/>
          <table:covered-table-cell/>
        </table:table-row>
        <table:table-row table:style-name="TableRow3045">
          <table:table-cell table:style-name="TableCell3046">
            <text:p text:style-name="P3047"><text:span text:style-name="T3048">Flujo alternativo:</text:span></text:p>
          </table:table-cell>
          <table:table-cell table:style-name="TableCell3049" table:number-columns-spanned="3">
            <text:p text:style-name="P3050"><text:span text:style-name="T3051">17.4 El proveedor no se modificó correctamente.</text:span></text:p>
          </table:table-cell>
          <table:covered-table-cell/>
          <table:covered-table-cell/>
        </table:table-row>
        <table:table-row table:style-name="TableRow3052">
          <table:table-cell table:style-name="TableCell3053">
            <text:p text:style-name="P3054"><text:span text:style-name="T3055">Excepciones:</text:span></text:p>
          </table:table-cell>
          <table:table-cell table:style-name="TableCell3056" table:number-columns-spanned="3">
            <text:p text:style-name="P3057"><text:span text:style-name="T3058">17.0.E.1. Fallo en el computador de trabajo.</text:span></text:p>
          </table:table-cell>
          <table:covered-table-cell/>
          <table:covered-table-cell/>
        </table:table-row>
        <table:table-row table:style-name="TableRow3059">
          <table:table-cell table:style-name="TableCell3060">
            <text:p text:style-name="P3061"><text:span text:style-name="T3062">Inclusiones:</text:span></text:p>
          </table:table-cell>
          <table:table-cell table:style-name="TableCell3063" table:number-columns-spanned="3">
            <text:p text:style-name="P3064"><text:span text:style-name="T3065">1.</text:span></text:p>
          </table:table-cell>
          <table:covered-table-cell/>
          <table:covered-table-cell/>
        </table:table-row>
        <table:table-row table:style-name="TableRow3066">
          <table:table-cell table:style-name="TableCell3067">
            <text:p text:style-name="P3068"><text:span text:style-name="T3069">Prioridad:</text:span></text:p>
          </table:table-cell>
          <table:table-cell table:style-name="TableCell3070" table:number-columns-spanned="3">
            <text:p text:style-name="P3071"><text:span text:style-name="T3072">Alta.</text:span></text:p>
          </table:table-cell>
          <table:covered-table-cell/>
          <table:covered-table-cell/>
        </table:table-row>
        <table:table-row table:style-name="TableRow3073">
          <table:table-cell table:style-name="TableCell3074">
            <text:p text:style-name="P3075"><text:span text:style-name="T3076">Frecuencia de uso:</text:span></text:p>
          </table:table-cell>
          <table:table-cell table:style-name="TableCell3077" table:number-columns-spanned="3">
            <text:p text:style-name="P3078"><text:span text:style-name="T3079">Baja.</text:span></text:p>
          </table:table-cell>
          <table:covered-table-cell/>
          <table:covered-table-cell/>
        </table:table-row>
        <table:table-row table:style-name="TableRow3080">
          <table:table-cell table:style-name="TableCell3081">
            <text:p text:style-name="P3082"><text:span text:style-name="T3083">Reglas de negocio:</text:span></text:p>
          </table:table-cell>
          <table:table-cell table:style-name="TableCell3084" table:number-columns-spanned="3">
            <text:p text:style-name="P3085"/>
          </table:table-cell>
          <table:covered-table-cell/>
          <table:covered-table-cell/>
        </table:table-row>
        <table:table-row table:style-name="TableRow3086">
          <table:table-cell table:style-name="TableCell3087">
            <text:p text:style-name="P3088"><text:span text:style-name="T3089">Requerimientos especiales:</text:span></text:p>
          </table:table-cell>
          <table:table-cell table:style-name="TableCell3090" table:number-columns-spanned="3">
            <text:p text:style-name="P3091"><text:span text:style-name="T3092">1. El computador donde se labora funciona correctamente.</text:span></text:p>
          </table:table-cell>
          <table:covered-table-cell/>
          <table:covered-table-cell/>
        </table:table-row>
        <table:table-row table:style-name="TableRow3093">
          <table:table-cell table:style-name="TableCell3094">
            <text:p text:style-name="P3095"><text:span text:style-name="T3096">Asunciones:</text:span></text:p>
          </table:table-cell>
          <table:table-cell table:style-name="TableCell3097" table:number-columns-spanned="3">
            <text:p text:style-name="P3098"><text:span text:style-name="T3099">1. El administrador está capacitado para el manejo de la aplicación.</text:span></text:p>
            <text:soft-page-break/>
            <text:p text:style-name="P3100"><text:span text:style-name="T3101">2. El sistema funciona normalmente.</text:span></text:p>
          </table:table-cell>
          <table:covered-table-cell/>
          <table:covered-table-cell/>
        </table:table-row>
        <text:soft-page-break/>
        <table:table-row table:style-name="TableRow3102">
          <table:table-cell table:style-name="TableCell3103">
            <text:p text:style-name="P3104"><text:span text:style-name="T3105">Tecnologías:</text:span></text:p>
          </table:table-cell>
          <table:table-cell table:style-name="TableCell3106" table:number-columns-spanned="3">
            <text:p text:style-name="P3107"><text:span text:style-name="T3108">1. Mínimo 1 GB de RAM.</text:span></text:p>
            <text:p text:style-name="P3109"><text:span text:style-name="T3110">2. Mínimo 1.6 Ghz de procesador.</text:span></text:p>
            <text:p text:style-name="P3111"><text:span text:style-name="T3112">3. Windows XP o 7.</text:span></text:p>
          </table:table-cell>
          <table:covered-table-cell/>
          <table:covered-table-cell/>
        </table:table-row>
      </table:table>
      <text:p text:style-name="Normal"/>
      <text:p text:style-name="Normal"/>
      <text:p text:style-name="Normal"/>
      <table:table table:style-name="Table3113">
        <table:table-columns>
          <table:table-column table:style-name="TableColumn3114"/>
          <table:table-column table:style-name="TableColumn3115"/>
          <table:table-column table:style-name="TableColumn3116"/>
          <table:table-column table:style-name="TableColumn3117"/>
        </table:table-columns>
        <table:table-row table:style-name="TableRow3118">
          <table:table-cell table:style-name="TableCell3119">
            <text:p text:style-name="P3120"><text:span text:style-name="T3121">ID caso de uso:</text:span></text:p>
          </table:table-cell>
          <table:table-cell table:style-name="TableCell3122" table:number-columns-spanned="3">
            <text:p text:style-name="P3123"><text:span text:style-name="T3124">CU-18</text:span></text:p>
          </table:table-cell>
          <table:covered-table-cell/>
          <table:covered-table-cell/>
        </table:table-row>
        <table:table-row table:style-name="TableRow3125">
          <table:table-cell table:style-name="TableCell3126">
            <text:p text:style-name="P3127"><text:span text:style-name="T3128">Nombre del caso del uso:</text:span></text:p>
          </table:table-cell>
          <table:table-cell table:style-name="TableCell3129" table:number-columns-spanned="3">
            <text:p text:style-name="P3130"><text:span text:style-name="T3131">Eliminar Proveedor.</text:span></text:p>
          </table:table-cell>
          <table:covered-table-cell/>
          <table:covered-table-cell/>
        </table:table-row>
        <table:table-row table:style-name="TableRow3132">
          <table:table-cell table:style-name="TableCell3133">
            <text:p text:style-name="P3134"><text:span text:style-name="T3135">Creado por:</text:span></text:p>
          </table:table-cell>
          <table:table-cell table:style-name="TableCell3136">
            <text:p text:style-name="P3137"><text:span text:style-name="T3138">Esther López.</text:span></text:p>
            <text:p text:style-name="P3139"><text:span text:style-name="T3140">Luis Diego Carballo Valdivia.</text:span></text:p>
          </table:table-cell>
          <table:table-cell table:style-name="TableCell3141">
            <text:p text:style-name="P3142"><text:span text:style-name="T3143">Ultima actualización por:</text:span></text:p>
          </table:table-cell>
          <table:table-cell table:style-name="TableCell3144">
            <text:p text:style-name="P3145"><text:span text:style-name="T3146">Luis Diego Carballo Valdivia.</text:span></text:p>
          </table:table-cell>
        </table:table-row>
        <table:table-row table:style-name="TableRow3147">
          <table:table-cell table:style-name="TableCell3148">
            <text:p text:style-name="P3149"><text:span text:style-name="T3150">Fecha de creación:</text:span></text:p>
          </table:table-cell>
          <table:table-cell table:style-name="TableCell3151">
            <text:p text:style-name="P3152"><text:span text:style-name="T3153">01 Mayo, 2014</text:span></text:p>
          </table:table-cell>
          <table:table-cell table:style-name="TableCell3154">
            <text:p text:style-name="P3155"><text:span text:style-name="T3156">Fecha de <text:s/>actualización:</text:span></text:p>
          </table:table-cell>
          <table:table-cell table:style-name="TableCell3157">
            <text:p text:style-name="P3158"><text:span text:style-name="T3159">16 de Octubre, 2014</text:span></text:p>
          </table:table-cell>
        </table:table-row>
        <table:table-row table:style-name="TableRow3160">
          <table:table-cell table:style-name="TableCell3161">
            <text:p text:style-name="P3162"><text:span text:style-name="T3163">Actores:</text:span></text:p>
          </table:table-cell>
          <table:table-cell table:style-name="TableCell3164" table:number-columns-spanned="3">
            <text:p text:style-name="P3165"><text:span text:style-name="T3166">Administrador.</text:span></text:p>
          </table:table-cell>
          <table:covered-table-cell/>
          <table:covered-table-cell/>
        </table:table-row>
        <table:table-row table:style-name="TableRow3167">
          <table:table-cell table:style-name="TableCell3168">
            <text:p text:style-name="P3169"><text:span text:style-name="T3170">Descripción:</text:span></text:p>
          </table:table-cell>
          <table:table-cell table:style-name="TableCell3171" table:number-columns-spanned="3">
            <text:p text:style-name="P3172"><text:span text:style-name="T3173">En este caso de uso el administrador puede eliminar un proveedor siempre y cuando así lo requiera.</text:span></text:p>
          </table:table-cell>
          <table:covered-table-cell/>
          <table:covered-table-cell/>
        </table:table-row>
        <table:table-row table:style-name="TableRow3174">
          <table:table-cell table:style-name="TableCell3175">
            <text:p text:style-name="P3176"><text:span text:style-name="T3177">Pre condiciones:</text:span></text:p>
          </table:table-cell>
          <table:table-cell table:style-name="TableCell3178" table:number-columns-spanned="3">
            <text:p text:style-name="P3179"><text:span text:style-name="T3180">1.Es necesario que el administrador se haya logueado correctamente.</text:span></text:p>
          </table:table-cell>
          <table:covered-table-cell/>
          <table:covered-table-cell/>
        </table:table-row>
        <table:table-row table:style-name="TableRow3181">
          <table:table-cell table:style-name="TableCell3182">
            <text:p text:style-name="P3183"><text:span text:style-name="T3184">Pos condiciones:</text:span></text:p>
          </table:table-cell>
          <table:table-cell table:style-name="TableCell3185" table:number-columns-spanned="3">
            <text:p text:style-name="P3186"><text:span text:style-name="T3187">1.El administrador ingresó los datos correctamente.</text:span></text:p>
          </table:table-cell>
          <table:covered-table-cell/>
          <table:covered-table-cell/>
        </table:table-row>
        <table:table-row table:style-name="TableRow3188">
          <table:table-cell table:style-name="TableCell3189">
            <text:p text:style-name="P3190"><text:span text:style-name="T3191">Flujo normal:</text:span></text:p>
          </table:table-cell>
          <table:table-cell table:style-name="TableCell3192" table:number-columns-spanned="3">
            <text:p text:style-name="P3193"><text:span text:style-name="T3194">18. Eliminar Proveedor.</text:span></text:p>
            <text:p text:style-name="P3195"><text:span text:style-name="T3196">18.1. El administrador accede a la sección de proveedores.</text:span></text:p>
            <text:p text:style-name="P3197"><text:span text:style-name="T3198">18.2. El administrador selecciona la pestaña de eliminar proveedor.</text:span></text:p>
            <text:p text:style-name="P3199"><text:span text:style-name="T3200">18.3. El administrador selecciona el proveedor a eliminar de una lista que se generará cada vez que se encuentra en la sección de proveedores.</text:span></text:p>
            <text:p text:style-name="P3201"><text:span text:style-name="T3202">18.4. El administrador recibe un mensaje de confirmación en caso de que se realice la opción correctamente.</text:span></text:p>
          </table:table-cell>
          <table:covered-table-cell/>
          <table:covered-table-cell/>
        </table:table-row>
        <text:soft-page-break/>
        <table:table-row table:style-name="TableRow3203">
          <table:table-cell table:style-name="TableCell3204">
            <text:p text:style-name="P3205"><text:span text:style-name="T3206">Flujo alternativo:</text:span></text:p>
          </table:table-cell>
          <table:table-cell table:style-name="TableCell3207" table:number-columns-spanned="3">
            <text:p text:style-name="P3208"><text:span text:style-name="T3209">18.4 El proveedor no se eliminó correctamente.</text:span></text:p>
          </table:table-cell>
          <table:covered-table-cell/>
          <table:covered-table-cell/>
        </table:table-row>
        <table:table-row table:style-name="TableRow3210">
          <table:table-cell table:style-name="TableCell3211">
            <text:p text:style-name="P3212"><text:span text:style-name="T3213">Excepciones:</text:span></text:p>
          </table:table-cell>
          <table:table-cell table:style-name="TableCell3214" table:number-columns-spanned="3">
            <text:p text:style-name="P3215"><text:span text:style-name="T3216">18.0.E.1. Fallo en el computador de trabajo.</text:span></text:p>
          </table:table-cell>
          <table:covered-table-cell/>
          <table:covered-table-cell/>
        </table:table-row>
        <table:table-row table:style-name="TableRow3217">
          <table:table-cell table:style-name="TableCell3218">
            <text:p text:style-name="P3219"><text:span text:style-name="T3220">Inclusiones:</text:span></text:p>
          </table:table-cell>
          <table:table-cell table:style-name="TableCell3221" table:number-columns-spanned="3">
            <text:p text:style-name="P3222"><text:span text:style-name="T3223">1.</text:span></text:p>
          </table:table-cell>
          <table:covered-table-cell/>
          <table:covered-table-cell/>
        </table:table-row>
        <table:table-row table:style-name="TableRow3224">
          <table:table-cell table:style-name="TableCell3225">
            <text:p text:style-name="P3226"><text:span text:style-name="T3227">Prioridad:</text:span></text:p>
          </table:table-cell>
          <table:table-cell table:style-name="TableCell3228" table:number-columns-spanned="3">
            <text:p text:style-name="P3229"><text:span text:style-name="T3230">Alta.</text:span></text:p>
          </table:table-cell>
          <table:covered-table-cell/>
          <table:covered-table-cell/>
        </table:table-row>
        <table:table-row table:style-name="TableRow3231">
          <table:table-cell table:style-name="TableCell3232">
            <text:p text:style-name="P3233"><text:span text:style-name="T3234">Frecuencia de uso:</text:span></text:p>
          </table:table-cell>
          <table:table-cell table:style-name="TableCell3235" table:number-columns-spanned="3">
            <text:p text:style-name="P3236"><text:span text:style-name="T3237">Baja.</text:span></text:p>
          </table:table-cell>
          <table:covered-table-cell/>
          <table:covered-table-cell/>
        </table:table-row>
        <table:table-row table:style-name="TableRow3238">
          <table:table-cell table:style-name="TableCell3239">
            <text:p text:style-name="P3240"><text:span text:style-name="T3241">Reglas de negocio:</text:span></text:p>
          </table:table-cell>
          <table:table-cell table:style-name="TableCell3242" table:number-columns-spanned="3">
            <text:p text:style-name="P3243"/>
          </table:table-cell>
          <table:covered-table-cell/>
          <table:covered-table-cell/>
        </table:table-row>
        <table:table-row table:style-name="TableRow3244">
          <table:table-cell table:style-name="TableCell3245">
            <text:p text:style-name="P3246"><text:span text:style-name="T3247">Requerimientos especiales:</text:span></text:p>
          </table:table-cell>
          <table:table-cell table:style-name="TableCell3248" table:number-columns-spanned="3">
            <text:p text:style-name="P3249"><text:span text:style-name="T3250">1. El computador donde se labora funciona correctamente.</text:span></text:p>
          </table:table-cell>
          <table:covered-table-cell/>
          <table:covered-table-cell/>
        </table:table-row>
        <table:table-row table:style-name="TableRow3251">
          <table:table-cell table:style-name="TableCell3252">
            <text:p text:style-name="P3253"><text:span text:style-name="T3254">Asunciones:</text:span></text:p>
          </table:table-cell>
          <table:table-cell table:style-name="TableCell3255" table:number-columns-spanned="3">
            <text:p text:style-name="P3256"><text:span text:style-name="T3257">1. El administrador está capacitado para el manejo de la aplicación.</text:span></text:p>
            <text:p text:style-name="P3258"><text:span text:style-name="T3259">2. El sistema funciona normalmente.</text:span></text:p>
          </table:table-cell>
          <table:covered-table-cell/>
          <table:covered-table-cell/>
        </table:table-row>
        <table:table-row table:style-name="TableRow3260">
          <table:table-cell table:style-name="TableCell3261">
            <text:p text:style-name="P3262"><text:span text:style-name="T3263">Tecnologías:</text:span></text:p>
          </table:table-cell>
          <table:table-cell table:style-name="TableCell3264" table:number-columns-spanned="3">
            <text:p text:style-name="P3265"><text:span text:style-name="T3266">1. Mínimo 1 GB de RAM.</text:span></text:p>
            <text:p text:style-name="P3267"><text:span text:style-name="T3268">2. Mínimo 1.6 Ghz de procesador.</text:span></text:p>
            <text:p text:style-name="P3269"><text:span text:style-name="T3270">3. Windows XP o 7.</text:span></text:p>
          </table:table-cell>
          <table:covered-table-cell/>
          <table:covered-table-cell/>
        </table:table-row>
      </table:table>
      <text:p text:style-name="Normal"/>
      <text:p text:style-name="Normal"/>
      <text:p text:style-name="Normal"/>
      <table:table table:style-name="Table3271">
        <table:table-columns>
          <table:table-column table:style-name="TableColumn3272"/>
          <table:table-column table:style-name="TableColumn3273"/>
          <table:table-column table:style-name="TableColumn3274"/>
          <table:table-column table:style-name="TableColumn3275"/>
        </table:table-columns>
        <table:table-row table:style-name="TableRow3276">
          <table:table-cell table:style-name="TableCell3277">
            <text:p text:style-name="P3278"><text:span text:style-name="T3279">ID caso de uso:</text:span></text:p>
          </table:table-cell>
          <table:table-cell table:style-name="TableCell3280" table:number-columns-spanned="3">
            <text:p text:style-name="P3281"><text:span text:style-name="T3282">CU-19</text:span></text:p>
          </table:table-cell>
          <table:covered-table-cell/>
          <table:covered-table-cell/>
        </table:table-row>
        <table:table-row table:style-name="TableRow3283">
          <table:table-cell table:style-name="TableCell3284">
            <text:p text:style-name="P3285"><text:span text:style-name="T3286">Nombre del caso del uso:</text:span></text:p>
          </table:table-cell>
          <table:table-cell table:style-name="TableCell3287" table:number-columns-spanned="3">
            <text:p text:style-name="P3288"><text:span text:style-name="T3289">Crear Usuario</text:span></text:p>
          </table:table-cell>
          <table:covered-table-cell/>
          <table:covered-table-cell/>
        </table:table-row>
        <table:table-row table:style-name="TableRow3290">
          <table:table-cell table:style-name="TableCell3291">
            <text:p text:style-name="P3292"><text:span text:style-name="T3293">Creado por:</text:span></text:p>
          </table:table-cell>
          <table:table-cell table:style-name="TableCell3294">
            <text:p text:style-name="P3295"><text:span text:style-name="T3296">Esther López.</text:span></text:p>
            <text:p text:style-name="P3297"><text:span text:style-name="T3298">Luis Diego Carballo Valdivia.</text:span></text:p>
          </table:table-cell>
          <table:table-cell table:style-name="TableCell3299">
            <text:p text:style-name="P3300"><text:span text:style-name="T3301">Ultima actualización por:</text:span></text:p>
          </table:table-cell>
          <table:table-cell table:style-name="TableCell3302">
            <text:p text:style-name="P3303"><text:span text:style-name="T3304">Luis Diego Carballo Valdivia.</text:span></text:p>
          </table:table-cell>
        </table:table-row>
        <table:table-row table:style-name="TableRow3305">
          <table:table-cell table:style-name="TableCell3306">
            <text:p text:style-name="P3307"><text:span text:style-name="T3308">Fecha de creación:</text:span></text:p>
          </table:table-cell>
          <table:table-cell table:style-name="TableCell3309">
            <text:p text:style-name="P3310"><text:span text:style-name="T3311">01 Mayo, 2014</text:span></text:p>
          </table:table-cell>
          <table:table-cell table:style-name="TableCell3312">
            <text:p text:style-name="P3313"><text:span text:style-name="T3314">Fecha de <text:s/>actualización:</text:span></text:p>
          </table:table-cell>
          <table:table-cell table:style-name="TableCell3315">
            <text:p text:style-name="P3316"><text:span text:style-name="T3317">16 de Octubre, 2014</text:span></text:p>
          </table:table-cell>
        </table:table-row>
        <table:table-row table:style-name="TableRow3318">
          <table:table-cell table:style-name="TableCell3319">
            <text:p text:style-name="P3320"><text:span text:style-name="T3321">Actores:</text:span></text:p>
          </table:table-cell>
          <table:table-cell table:style-name="TableCell3322" table:number-columns-spanned="3">
            <text:p text:style-name="P3323"><text:span text:style-name="T3324">Administrador.</text:span></text:p>
          </table:table-cell>
          <table:covered-table-cell/>
          <table:covered-table-cell/>
        </table:table-row>
        <table:table-row table:style-name="TableRow3325">
          <table:table-cell table:style-name="TableCell3326">
            <text:p text:style-name="P3327"><text:span text:style-name="T3328">Descripción:</text:span></text:p>
          </table:table-cell>
          <table:table-cell table:style-name="TableCell3329" table:number-columns-spanned="3">
            <text:p text:style-name="P3330"><text:span text:style-name="T3331">En este caso de uso el administrador puede crear un usuario siempre y<text:s/></text:span><text:soft-page-break/><text:span text:style-name="T3332">cuando así lo requiera.</text:span></text:p>
          </table:table-cell>
          <table:covered-table-cell/>
          <table:covered-table-cell/>
        </table:table-row>
        <text:soft-page-break/>
        <table:table-row table:style-name="TableRow3333">
          <table:table-cell table:style-name="TableCell3334">
            <text:p text:style-name="P3335"><text:span text:style-name="T3336">Pre condiciones:</text:span></text:p>
          </table:table-cell>
          <table:table-cell table:style-name="TableCell3337" table:number-columns-spanned="3">
            <text:p text:style-name="P3338"><text:span text:style-name="T3339">1.Es necesario que el administrador se haya logueado correctamente.</text:span></text:p>
          </table:table-cell>
          <table:covered-table-cell/>
          <table:covered-table-cell/>
        </table:table-row>
        <table:table-row table:style-name="TableRow3340">
          <table:table-cell table:style-name="TableCell3341">
            <text:p text:style-name="P3342"><text:span text:style-name="T3343">Pos condiciones:</text:span></text:p>
          </table:table-cell>
          <table:table-cell table:style-name="TableCell3344" table:number-columns-spanned="3">
            <text:p text:style-name="P3345"><text:span text:style-name="T3346">1.El administrador ingresó los datos correctamente.</text:span></text:p>
          </table:table-cell>
          <table:covered-table-cell/>
          <table:covered-table-cell/>
        </table:table-row>
        <table:table-row table:style-name="TableRow3347">
          <table:table-cell table:style-name="TableCell3348">
            <text:p text:style-name="P3349"><text:span text:style-name="T3350">Flujo normal:</text:span></text:p>
          </table:table-cell>
          <table:table-cell table:style-name="TableCell3351" table:number-columns-spanned="3">
            <text:p text:style-name="P3352"><text:span text:style-name="T3353">19. Crear Usuario.</text:span></text:p>
            <text:p text:style-name="P3354"><text:span text:style-name="T3355">19.1. El administrador accede a la sección de usuario.</text:span></text:p>
            <text:p text:style-name="P3356"><text:span text:style-name="T3357">19.2. El administrador selecciona la pestaña de crear usuario.</text:span></text:p>
            <text:p text:style-name="P3358"><text:span text:style-name="T3359">19.3. El administrador ingresa los datos del usuario a crear.</text:span></text:p>
            <text:p text:style-name="P3360"><text:span text:style-name="T3361">19.4. El administrador recibe un mensaje de confirmación en caso de que se realice la opción correctamente.</text:span></text:p>
          </table:table-cell>
          <table:covered-table-cell/>
          <table:covered-table-cell/>
        </table:table-row>
        <table:table-row table:style-name="TableRow3362">
          <table:table-cell table:style-name="TableCell3363">
            <text:p text:style-name="P3364"><text:span text:style-name="T3365">Flujo alternativo:</text:span></text:p>
          </table:table-cell>
          <table:table-cell table:style-name="TableCell3366" table:number-columns-spanned="3">
            <text:p text:style-name="P3367"><text:span text:style-name="T3368">19.4 El usuario no se creó correctamente.</text:span></text:p>
          </table:table-cell>
          <table:covered-table-cell/>
          <table:covered-table-cell/>
        </table:table-row>
        <table:table-row table:style-name="TableRow3369">
          <table:table-cell table:style-name="TableCell3370">
            <text:p text:style-name="P3371"><text:span text:style-name="T3372">Excepciones:</text:span></text:p>
          </table:table-cell>
          <table:table-cell table:style-name="TableCell3373" table:number-columns-spanned="3">
            <text:p text:style-name="P3374"><text:span text:style-name="T3375">19.0.E.1. Fallo en el computador de trabajo.</text:span></text:p>
          </table:table-cell>
          <table:covered-table-cell/>
          <table:covered-table-cell/>
        </table:table-row>
        <table:table-row table:style-name="TableRow3376">
          <table:table-cell table:style-name="TableCell3377">
            <text:p text:style-name="P3378"><text:span text:style-name="T3379">Inclusiones:</text:span></text:p>
          </table:table-cell>
          <table:table-cell table:style-name="TableCell3380" table:number-columns-spanned="3">
            <text:p text:style-name="P3381"><text:span text:style-name="T3382">1.</text:span></text:p>
          </table:table-cell>
          <table:covered-table-cell/>
          <table:covered-table-cell/>
        </table:table-row>
        <table:table-row table:style-name="TableRow3383">
          <table:table-cell table:style-name="TableCell3384">
            <text:p text:style-name="P3385"><text:span text:style-name="T3386">Prioridad:</text:span></text:p>
          </table:table-cell>
          <table:table-cell table:style-name="TableCell3387" table:number-columns-spanned="3">
            <text:p text:style-name="P3388"><text:span text:style-name="T3389">Alta.</text:span></text:p>
          </table:table-cell>
          <table:covered-table-cell/>
          <table:covered-table-cell/>
        </table:table-row>
        <table:table-row table:style-name="TableRow3390">
          <table:table-cell table:style-name="TableCell3391">
            <text:p text:style-name="P3392"><text:span text:style-name="T3393">Frecuencia de uso:</text:span></text:p>
          </table:table-cell>
          <table:table-cell table:style-name="TableCell3394" table:number-columns-spanned="3">
            <text:p text:style-name="P3395"><text:span text:style-name="T3396">Baja.</text:span></text:p>
          </table:table-cell>
          <table:covered-table-cell/>
          <table:covered-table-cell/>
        </table:table-row>
        <table:table-row table:style-name="TableRow3397">
          <table:table-cell table:style-name="TableCell3398">
            <text:p text:style-name="P3399"><text:span text:style-name="T3400">Reglas de negocio:</text:span></text:p>
          </table:table-cell>
          <table:table-cell table:style-name="TableCell3401" table:number-columns-spanned="3">
            <text:p text:style-name="P3402"/>
          </table:table-cell>
          <table:covered-table-cell/>
          <table:covered-table-cell/>
        </table:table-row>
        <table:table-row table:style-name="TableRow3403">
          <table:table-cell table:style-name="TableCell3404">
            <text:p text:style-name="P3405"><text:span text:style-name="T3406">Requerimientos especiales:</text:span></text:p>
          </table:table-cell>
          <table:table-cell table:style-name="TableCell3407" table:number-columns-spanned="3">
            <text:p text:style-name="P3408"><text:span text:style-name="T3409">1. El computador donde se labora funciona correctamente.</text:span></text:p>
          </table:table-cell>
          <table:covered-table-cell/>
          <table:covered-table-cell/>
        </table:table-row>
        <table:table-row table:style-name="TableRow3410">
          <table:table-cell table:style-name="TableCell3411">
            <text:p text:style-name="P3412"><text:span text:style-name="T3413">Asunciones:</text:span></text:p>
          </table:table-cell>
          <table:table-cell table:style-name="TableCell3414" table:number-columns-spanned="3">
            <text:p text:style-name="P3415"><text:span text:style-name="T3416">1. El administrador está capacitado para el manejo de la aplicación.</text:span></text:p>
            <text:p text:style-name="P3417"><text:span text:style-name="T3418">2. El sistema funciona normalmente.</text:span></text:p>
          </table:table-cell>
          <table:covered-table-cell/>
          <table:covered-table-cell/>
        </table:table-row>
        <table:table-row table:style-name="TableRow3419">
          <table:table-cell table:style-name="TableCell3420">
            <text:p text:style-name="P3421"><text:span text:style-name="T3422">Tecnologías:</text:span></text:p>
          </table:table-cell>
          <table:table-cell table:style-name="TableCell3423" table:number-columns-spanned="3">
            <text:p text:style-name="P3424"><text:span text:style-name="T3425">1. Mínimo 1 GB de RAM.</text:span></text:p>
            <text:p text:style-name="P3426"><text:span text:style-name="T3427">2. Mínimo 1.6 Ghz de procesador.</text:span></text:p>
            <text:p text:style-name="P3428"><text:span text:style-name="T3429">3. Windows XP o 7.</text:span></text:p>
          </table:table-cell>
          <table:covered-table-cell/>
          <table:covered-table-cell/>
        </table:table-row>
      </table:table>
      <text:p text:style-name="Normal"/>
      <text:p text:style-name="Normal"/>
      <table:table table:style-name="Table3430">
        <table:table-columns>
          <table:table-column table:style-name="TableColumn3431"/>
          <table:table-column table:style-name="TableColumn3432"/>
          <table:table-column table:style-name="TableColumn3433"/>
          <table:table-column table:style-name="TableColumn3434"/>
        </table:table-columns>
        <table:table-row table:style-name="TableRow3435">
          <table:table-cell table:style-name="TableCell3436">
            <text:soft-page-break/>
            <text:p text:style-name="P3437"><text:span text:style-name="T3438">ID caso de uso:</text:span></text:p>
          </table:table-cell>
          <table:table-cell table:style-name="TableCell3439" table:number-columns-spanned="3">
            <text:p text:style-name="P3440"><text:span text:style-name="T3441">CU-20</text:span></text:p>
          </table:table-cell>
          <table:covered-table-cell/>
          <table:covered-table-cell/>
        </table:table-row>
        <table:table-row table:style-name="TableRow3442">
          <table:table-cell table:style-name="TableCell3443">
            <text:p text:style-name="P3444"><text:span text:style-name="T3445">Nombre del caso del uso:</text:span></text:p>
          </table:table-cell>
          <table:table-cell table:style-name="TableCell3446" table:number-columns-spanned="3">
            <text:p text:style-name="P3447"><text:span text:style-name="T3448">Modificar Usuario</text:span></text:p>
          </table:table-cell>
          <table:covered-table-cell/>
          <table:covered-table-cell/>
        </table:table-row>
        <table:table-row table:style-name="TableRow3449">
          <table:table-cell table:style-name="TableCell3450">
            <text:p text:style-name="P3451"><text:span text:style-name="T3452">Creado por:</text:span></text:p>
          </table:table-cell>
          <table:table-cell table:style-name="TableCell3453">
            <text:p text:style-name="P3454"><text:span text:style-name="T3455">Esther López.</text:span></text:p>
            <text:p text:style-name="P3456"><text:span text:style-name="T3457">Luis Diego Carballo Valdivia.</text:span></text:p>
          </table:table-cell>
          <table:table-cell table:style-name="TableCell3458">
            <text:p text:style-name="P3459"><text:span text:style-name="T3460">Ultima actualización por:</text:span></text:p>
          </table:table-cell>
          <table:table-cell table:style-name="TableCell3461">
            <text:p text:style-name="P3462"><text:span text:style-name="T3463">Luis Diego Carballo Valdivia.</text:span></text:p>
          </table:table-cell>
        </table:table-row>
        <table:table-row table:style-name="TableRow3464">
          <table:table-cell table:style-name="TableCell3465">
            <text:p text:style-name="P3466"><text:span text:style-name="T3467">Fecha de creación:</text:span></text:p>
          </table:table-cell>
          <table:table-cell table:style-name="TableCell3468">
            <text:p text:style-name="P3469"><text:span text:style-name="T3470">01 Mayo, 2014</text:span></text:p>
          </table:table-cell>
          <table:table-cell table:style-name="TableCell3471">
            <text:p text:style-name="P3472"><text:span text:style-name="T3473">Fecha de <text:s/>actualización:</text:span></text:p>
          </table:table-cell>
          <table:table-cell table:style-name="TableCell3474">
            <text:p text:style-name="P3475"><text:span text:style-name="T3476">16 de Octubre, 2014</text:span></text:p>
          </table:table-cell>
        </table:table-row>
        <table:table-row table:style-name="TableRow3477">
          <table:table-cell table:style-name="TableCell3478">
            <text:p text:style-name="P3479"><text:span text:style-name="T3480">Actores:</text:span></text:p>
          </table:table-cell>
          <table:table-cell table:style-name="TableCell3481" table:number-columns-spanned="3">
            <text:p text:style-name="P3482"><text:span text:style-name="T3483">Administrador.</text:span></text:p>
          </table:table-cell>
          <table:covered-table-cell/>
          <table:covered-table-cell/>
        </table:table-row>
        <table:table-row table:style-name="TableRow3484">
          <table:table-cell table:style-name="TableCell3485">
            <text:p text:style-name="P3486"><text:span text:style-name="T3487">Descripción:</text:span></text:p>
          </table:table-cell>
          <table:table-cell table:style-name="TableCell3488" table:number-columns-spanned="3">
            <text:p text:style-name="P3489"><text:span text:style-name="T3490">En este caso de uso el administrador puede modificar un usuario siempre y cuando así lo requiera.</text:span></text:p>
          </table:table-cell>
          <table:covered-table-cell/>
          <table:covered-table-cell/>
        </table:table-row>
        <table:table-row table:style-name="TableRow3491">
          <table:table-cell table:style-name="TableCell3492">
            <text:p text:style-name="P3493"><text:span text:style-name="T3494">Pre condiciones:</text:span></text:p>
          </table:table-cell>
          <table:table-cell table:style-name="TableCell3495" table:number-columns-spanned="3">
            <text:p text:style-name="P3496"><text:span text:style-name="T3497">1.Es necesario que el administrador se haya logueado correctamente.</text:span></text:p>
          </table:table-cell>
          <table:covered-table-cell/>
          <table:covered-table-cell/>
        </table:table-row>
        <table:table-row table:style-name="TableRow3498">
          <table:table-cell table:style-name="TableCell3499">
            <text:p text:style-name="P3500"><text:span text:style-name="T3501">Pos condiciones:</text:span></text:p>
          </table:table-cell>
          <table:table-cell table:style-name="TableCell3502" table:number-columns-spanned="3">
            <text:p text:style-name="P3503"><text:span text:style-name="T3504">1.El administrador ingresó los datos correctamente.</text:span></text:p>
          </table:table-cell>
          <table:covered-table-cell/>
          <table:covered-table-cell/>
        </table:table-row>
        <table:table-row table:style-name="TableRow3505">
          <table:table-cell table:style-name="TableCell3506">
            <text:p text:style-name="P3507"><text:span text:style-name="T3508">Flujo normal:</text:span></text:p>
          </table:table-cell>
          <table:table-cell table:style-name="TableCell3509" table:number-columns-spanned="3">
            <text:p text:style-name="P3510"><text:span text:style-name="T3511">20. Modificar Usuario.</text:span></text:p>
            <text:p text:style-name="P3512"><text:span text:style-name="T3513">20.1. El administrador accede a la sección de usuario.</text:span></text:p>
            <text:p text:style-name="P3514"><text:span text:style-name="T3515">20.2. El administrador selecciona la pestaña de modificar usuario.</text:span></text:p>
            <text:p text:style-name="P3516"><text:span text:style-name="T3517">20.3. El administrador selecciona un usuario de una lista que se genera al seleccionar la pestaña modificar, para ser modificado.</text:span></text:p>
            <text:p text:style-name="P3518"><text:span text:style-name="T3519">20.4. El administrador modifica los datos.</text:span></text:p>
            <text:p text:style-name="P3520"><text:span text:style-name="T3521">20.5. El administrador recibe un mensaje de confirmación en caso de que se realice la opción correctamente.</text:span></text:p>
          </table:table-cell>
          <table:covered-table-cell/>
          <table:covered-table-cell/>
        </table:table-row>
        <table:table-row table:style-name="TableRow3522">
          <table:table-cell table:style-name="TableCell3523">
            <text:p text:style-name="P3524"><text:span text:style-name="T3525">Flujo alternativo:</text:span></text:p>
          </table:table-cell>
          <table:table-cell table:style-name="TableCell3526" table:number-columns-spanned="3">
            <text:p text:style-name="P3527"><text:span text:style-name="T3528">20.5 El usuario no se modificó correctamente.</text:span></text:p>
          </table:table-cell>
          <table:covered-table-cell/>
          <table:covered-table-cell/>
        </table:table-row>
        <table:table-row table:style-name="TableRow3529">
          <table:table-cell table:style-name="TableCell3530">
            <text:p text:style-name="P3531"><text:span text:style-name="T3532">Excepciones:</text:span></text:p>
          </table:table-cell>
          <table:table-cell table:style-name="TableCell3533" table:number-columns-spanned="3">
            <text:p text:style-name="P3534"><text:span text:style-name="T3535">20.0.E.1. Fallo en el computador de trabajo.</text:span></text:p>
          </table:table-cell>
          <table:covered-table-cell/>
          <table:covered-table-cell/>
        </table:table-row>
        <table:table-row table:style-name="TableRow3536">
          <table:table-cell table:style-name="TableCell3537">
            <text:p text:style-name="P3538"><text:span text:style-name="T3539">Inclusiones:</text:span></text:p>
          </table:table-cell>
          <table:table-cell table:style-name="TableCell3540" table:number-columns-spanned="3">
            <text:p text:style-name="P3541"><text:span text:style-name="T3542">1.</text:span></text:p>
          </table:table-cell>
          <table:covered-table-cell/>
          <table:covered-table-cell/>
        </table:table-row>
        <table:table-row table:style-name="TableRow3543">
          <table:table-cell table:style-name="TableCell3544">
            <text:p text:style-name="P3545"><text:span text:style-name="T3546">Prioridad:</text:span></text:p>
          </table:table-cell>
          <table:table-cell table:style-name="TableCell3547" table:number-columns-spanned="3">
            <text:p text:style-name="P3548"><text:span text:style-name="T3549">Alta.</text:span></text:p>
          </table:table-cell>
          <table:covered-table-cell/>
          <table:covered-table-cell/>
        </table:table-row>
        <text:soft-page-break/>
        <table:table-row table:style-name="TableRow3550">
          <table:table-cell table:style-name="TableCell3551">
            <text:p text:style-name="P3552"><text:span text:style-name="T3553">Frecuencia de uso:</text:span></text:p>
          </table:table-cell>
          <table:table-cell table:style-name="TableCell3554" table:number-columns-spanned="3">
            <text:p text:style-name="P3555"><text:span text:style-name="T3556">Baja.</text:span></text:p>
          </table:table-cell>
          <table:covered-table-cell/>
          <table:covered-table-cell/>
        </table:table-row>
        <table:table-row table:style-name="TableRow3557">
          <table:table-cell table:style-name="TableCell3558">
            <text:p text:style-name="P3559"><text:span text:style-name="T3560">Reglas de negocio:</text:span></text:p>
          </table:table-cell>
          <table:table-cell table:style-name="TableCell3561" table:number-columns-spanned="3">
            <text:p text:style-name="P3562"/>
          </table:table-cell>
          <table:covered-table-cell/>
          <table:covered-table-cell/>
        </table:table-row>
        <table:table-row table:style-name="TableRow3563">
          <table:table-cell table:style-name="TableCell3564">
            <text:p text:style-name="P3565"><text:span text:style-name="T3566">Requerimientos especiales:</text:span></text:p>
          </table:table-cell>
          <table:table-cell table:style-name="TableCell3567" table:number-columns-spanned="3">
            <text:p text:style-name="P3568"><text:span text:style-name="T3569">1. El computador donde se labora funciona correctamente.</text:span></text:p>
          </table:table-cell>
          <table:covered-table-cell/>
          <table:covered-table-cell/>
        </table:table-row>
        <table:table-row table:style-name="TableRow3570">
          <table:table-cell table:style-name="TableCell3571">
            <text:p text:style-name="P3572"><text:span text:style-name="T3573">Asunciones:</text:span></text:p>
          </table:table-cell>
          <table:table-cell table:style-name="TableCell3574" table:number-columns-spanned="3">
            <text:p text:style-name="P3575"><text:span text:style-name="T3576">1. El administrador está capacitado para el manejo de la aplicación.</text:span></text:p>
            <text:p text:style-name="P3577"><text:span text:style-name="T3578">2. El sistema funciona normalmente.</text:span></text:p>
          </table:table-cell>
          <table:covered-table-cell/>
          <table:covered-table-cell/>
        </table:table-row>
        <table:table-row table:style-name="TableRow3579">
          <table:table-cell table:style-name="TableCell3580">
            <text:p text:style-name="P3581"><text:span text:style-name="T3582">Tecnologías:</text:span></text:p>
          </table:table-cell>
          <table:table-cell table:style-name="TableCell3583" table:number-columns-spanned="3">
            <text:p text:style-name="P3584"><text:span text:style-name="T3585">1. Mínimo 1 GB de RAM.</text:span></text:p>
            <text:p text:style-name="P3586"><text:span text:style-name="T3587">2. Mínimo 1.6 Ghz de procesador.</text:span></text:p>
            <text:p text:style-name="P3588"><text:span text:style-name="T3589">3. Windows XP o 7.</text:span></text:p>
          </table:table-cell>
          <table:covered-table-cell/>
          <table:covered-table-cell/>
        </table:table-row>
      </table:table>
      <text:p text:style-name="Normal"/>
      <text:p text:style-name="Normal"/>
      <text:p text:style-name="Normal"/>
      <table:table table:style-name="Table3590">
        <table:table-columns>
          <table:table-column table:style-name="TableColumn3591"/>
          <table:table-column table:style-name="TableColumn3592"/>
          <table:table-column table:style-name="TableColumn3593"/>
          <table:table-column table:style-name="TableColumn3594"/>
        </table:table-columns>
        <table:table-row table:style-name="TableRow3595">
          <table:table-cell table:style-name="TableCell3596">
            <text:p text:style-name="P3597"><text:span text:style-name="T3598">ID caso de uso:</text:span></text:p>
          </table:table-cell>
          <table:table-cell table:style-name="TableCell3599" table:number-columns-spanned="3">
            <text:p text:style-name="P3600"><text:span text:style-name="T3601">CU-21</text:span></text:p>
          </table:table-cell>
          <table:covered-table-cell/>
          <table:covered-table-cell/>
        </table:table-row>
        <table:table-row table:style-name="TableRow3602">
          <table:table-cell table:style-name="TableCell3603">
            <text:p text:style-name="P3604"><text:span text:style-name="T3605">Nombre del caso del uso:</text:span></text:p>
          </table:table-cell>
          <table:table-cell table:style-name="TableCell3606" table:number-columns-spanned="3">
            <text:p text:style-name="P3607"><text:span text:style-name="T3608">Eliminar Usuario</text:span></text:p>
          </table:table-cell>
          <table:covered-table-cell/>
          <table:covered-table-cell/>
        </table:table-row>
        <table:table-row table:style-name="TableRow3609">
          <table:table-cell table:style-name="TableCell3610">
            <text:p text:style-name="P3611"><text:span text:style-name="T3612">Creado por:</text:span></text:p>
          </table:table-cell>
          <table:table-cell table:style-name="TableCell3613">
            <text:p text:style-name="P3614"><text:span text:style-name="T3615">Esther López.</text:span></text:p>
            <text:p text:style-name="P3616"><text:span text:style-name="T3617">Luis Diego Carballo Valdivia.</text:span></text:p>
          </table:table-cell>
          <table:table-cell table:style-name="TableCell3618">
            <text:p text:style-name="P3619"><text:span text:style-name="T3620">Ultima actualización por:</text:span></text:p>
          </table:table-cell>
          <table:table-cell table:style-name="TableCell3621">
            <text:p text:style-name="P3622"><text:span text:style-name="T3623">Luis Diego Carballo Valdivia.</text:span></text:p>
          </table:table-cell>
        </table:table-row>
        <table:table-row table:style-name="TableRow3624">
          <table:table-cell table:style-name="TableCell3625">
            <text:p text:style-name="P3626"><text:span text:style-name="T3627">Fecha de creación:</text:span></text:p>
          </table:table-cell>
          <table:table-cell table:style-name="TableCell3628">
            <text:p text:style-name="P3629"><text:span text:style-name="T3630">01 Mayo, 2014</text:span></text:p>
          </table:table-cell>
          <table:table-cell table:style-name="TableCell3631">
            <text:p text:style-name="P3632"><text:span text:style-name="T3633">Fecha de <text:s/>actualización:</text:span></text:p>
          </table:table-cell>
          <table:table-cell table:style-name="TableCell3634">
            <text:p text:style-name="P3635"><text:span text:style-name="T3636">16 de Octubre, 2014</text:span></text:p>
          </table:table-cell>
        </table:table-row>
        <table:table-row table:style-name="TableRow3637">
          <table:table-cell table:style-name="TableCell3638">
            <text:p text:style-name="P3639"><text:span text:style-name="T3640">Actores:</text:span></text:p>
          </table:table-cell>
          <table:table-cell table:style-name="TableCell3641" table:number-columns-spanned="3">
            <text:p text:style-name="P3642"><text:span text:style-name="T3643">Administrador.</text:span></text:p>
          </table:table-cell>
          <table:covered-table-cell/>
          <table:covered-table-cell/>
        </table:table-row>
        <table:table-row table:style-name="TableRow3644">
          <table:table-cell table:style-name="TableCell3645">
            <text:p text:style-name="P3646"><text:span text:style-name="T3647">Descripción:</text:span></text:p>
          </table:table-cell>
          <table:table-cell table:style-name="TableCell3648" table:number-columns-spanned="3">
            <text:p text:style-name="P3649"><text:span text:style-name="T3650">En este caso de uso el administrador puede eliminar un usuario siempre y cuando así lo requiera.</text:span></text:p>
          </table:table-cell>
          <table:covered-table-cell/>
          <table:covered-table-cell/>
        </table:table-row>
        <table:table-row table:style-name="TableRow3651">
          <table:table-cell table:style-name="TableCell3652">
            <text:p text:style-name="P3653"><text:span text:style-name="T3654">Pre condiciones:</text:span></text:p>
          </table:table-cell>
          <table:table-cell table:style-name="TableCell3655" table:number-columns-spanned="3">
            <text:p text:style-name="P3656"><text:span text:style-name="T3657">1.Es necesario que el administrador se haya logueado correctamente.</text:span></text:p>
          </table:table-cell>
          <table:covered-table-cell/>
          <table:covered-table-cell/>
        </table:table-row>
        <table:table-row table:style-name="TableRow3658">
          <table:table-cell table:style-name="TableCell3659">
            <text:p text:style-name="P3660"><text:span text:style-name="T3661">Pos condiciones:</text:span></text:p>
          </table:table-cell>
          <table:table-cell table:style-name="TableCell3662" table:number-columns-spanned="3">
            <text:p text:style-name="P3663"><text:span text:style-name="T3664">1.El administrador ingresó los datos correctamente.</text:span></text:p>
          </table:table-cell>
          <table:covered-table-cell/>
          <table:covered-table-cell/>
        </table:table-row>
        <table:table-row table:style-name="TableRow3665">
          <table:table-cell table:style-name="TableCell3666">
            <text:p text:style-name="P3667"><text:span text:style-name="T3668">Flujo normal:</text:span></text:p>
          </table:table-cell>
          <table:table-cell table:style-name="TableCell3669" table:number-columns-spanned="3">
            <text:p text:style-name="P3670"><text:span text:style-name="T3671">21. Eliminar Usuario.</text:span></text:p>
            <text:soft-page-break/>
            <text:p text:style-name="P3672"><text:span text:style-name="T3673">21.1. El administrador accede a la sección de usuario.</text:span></text:p>
            <text:p text:style-name="P3674"><text:span text:style-name="T3675">21.2. El administrador selecciona la pestaña de eliminar usuario.</text:span></text:p>
            <text:p text:style-name="P3676"><text:span text:style-name="T3677">21.3. El administrador selecciona un usuario de una lista que se genera al seleccionar la pestaña eliminar usuario, para ser eliminado.</text:span></text:p>
            <text:p text:style-name="P3678"><text:span text:style-name="T3679">21.4. El administrador recibe un mensaje de confirmación en caso de que se realice la opción correctamente.</text:span></text:p>
          </table:table-cell>
          <table:covered-table-cell/>
          <table:covered-table-cell/>
        </table:table-row>
        <text:soft-page-break/>
        <table:table-row table:style-name="TableRow3680">
          <table:table-cell table:style-name="TableCell3681">
            <text:p text:style-name="P3682"><text:span text:style-name="T3683">Flujo alternativo:</text:span></text:p>
          </table:table-cell>
          <table:table-cell table:style-name="TableCell3684" table:number-columns-spanned="3">
            <text:p text:style-name="P3685"><text:span text:style-name="T3686">21.4 El usuario no se eliminó correctamente.</text:span></text:p>
          </table:table-cell>
          <table:covered-table-cell/>
          <table:covered-table-cell/>
        </table:table-row>
        <table:table-row table:style-name="TableRow3687">
          <table:table-cell table:style-name="TableCell3688">
            <text:p text:style-name="P3689"><text:span text:style-name="T3690">Excepciones:</text:span></text:p>
          </table:table-cell>
          <table:table-cell table:style-name="TableCell3691" table:number-columns-spanned="3">
            <text:p text:style-name="P3692"><text:span text:style-name="T3693">21.0.E.1. Fallo en el computador de trabajo.</text:span></text:p>
          </table:table-cell>
          <table:covered-table-cell/>
          <table:covered-table-cell/>
        </table:table-row>
        <table:table-row table:style-name="TableRow3694">
          <table:table-cell table:style-name="TableCell3695">
            <text:p text:style-name="P3696"><text:span text:style-name="T3697">Inclusiones:</text:span></text:p>
          </table:table-cell>
          <table:table-cell table:style-name="TableCell3698" table:number-columns-spanned="3">
            <text:p text:style-name="P3699"><text:span text:style-name="T3700">1.</text:span></text:p>
          </table:table-cell>
          <table:covered-table-cell/>
          <table:covered-table-cell/>
        </table:table-row>
        <table:table-row table:style-name="TableRow3701">
          <table:table-cell table:style-name="TableCell3702">
            <text:p text:style-name="P3703"><text:span text:style-name="T3704">Prioridad:</text:span></text:p>
          </table:table-cell>
          <table:table-cell table:style-name="TableCell3705" table:number-columns-spanned="3">
            <text:p text:style-name="P3706"><text:span text:style-name="T3707">Alta.</text:span></text:p>
          </table:table-cell>
          <table:covered-table-cell/>
          <table:covered-table-cell/>
        </table:table-row>
        <table:table-row table:style-name="TableRow3708">
          <table:table-cell table:style-name="TableCell3709">
            <text:p text:style-name="P3710"><text:span text:style-name="T3711">Frecuencia de uso:</text:span></text:p>
          </table:table-cell>
          <table:table-cell table:style-name="TableCell3712" table:number-columns-spanned="3">
            <text:p text:style-name="P3713"><text:span text:style-name="T3714">Baja.</text:span></text:p>
          </table:table-cell>
          <table:covered-table-cell/>
          <table:covered-table-cell/>
        </table:table-row>
        <table:table-row table:style-name="TableRow3715">
          <table:table-cell table:style-name="TableCell3716">
            <text:p text:style-name="P3717"><text:span text:style-name="T3718">Reglas de negocio:</text:span></text:p>
          </table:table-cell>
          <table:table-cell table:style-name="TableCell3719" table:number-columns-spanned="3">
            <text:p text:style-name="P3720"/>
          </table:table-cell>
          <table:covered-table-cell/>
          <table:covered-table-cell/>
        </table:table-row>
        <table:table-row table:style-name="TableRow3721">
          <table:table-cell table:style-name="TableCell3722">
            <text:p text:style-name="P3723"><text:span text:style-name="T3724">Requerimientos especiales:</text:span></text:p>
          </table:table-cell>
          <table:table-cell table:style-name="TableCell3725" table:number-columns-spanned="3">
            <text:p text:style-name="P3726"><text:span text:style-name="T3727">1. El computador donde se labora funciona correctamente.</text:span></text:p>
          </table:table-cell>
          <table:covered-table-cell/>
          <table:covered-table-cell/>
        </table:table-row>
        <table:table-row table:style-name="TableRow3728">
          <table:table-cell table:style-name="TableCell3729">
            <text:p text:style-name="P3730"><text:span text:style-name="T3731">Asunciones:</text:span></text:p>
          </table:table-cell>
          <table:table-cell table:style-name="TableCell3732" table:number-columns-spanned="3">
            <text:p text:style-name="P3733"><text:span text:style-name="T3734">1. El administrador está capacitado para el manejo de la aplicación.</text:span></text:p>
            <text:p text:style-name="P3735"><text:span text:style-name="T3736">2. El sistema funciona normalmente.</text:span></text:p>
          </table:table-cell>
          <table:covered-table-cell/>
          <table:covered-table-cell/>
        </table:table-row>
        <table:table-row table:style-name="TableRow3737">
          <table:table-cell table:style-name="TableCell3738">
            <text:p text:style-name="P3739"><text:span text:style-name="T3740">Tecnologías:</text:span></text:p>
          </table:table-cell>
          <table:table-cell table:style-name="TableCell3741" table:number-columns-spanned="3">
            <text:p text:style-name="P3742"><text:span text:style-name="T3743">1. Mínimo 1 GB de RAM.</text:span></text:p>
            <text:p text:style-name="P3744"><text:span text:style-name="T3745">2. Mínimo 1.6 Ghz de procesador.</text:span></text:p>
            <text:p text:style-name="P3746"><text:span text:style-name="T3747">3. Windows XP o 7.</text:span></text:p>
          </table:table-cell>
          <table:covered-table-cell/>
          <table:covered-table-cell/>
        </table:table-row>
      </table:table>
      <text:p text:style-name="Normal"/>
      <text:p text:style-name="Normal"/>
      <text:p text:style-name="Normal"/>
      <table:table table:style-name="Table3748">
        <table:table-columns>
          <table:table-column table:style-name="TableColumn3749"/>
          <table:table-column table:style-name="TableColumn3750"/>
          <table:table-column table:style-name="TableColumn3751"/>
          <table:table-column table:style-name="TableColumn3752"/>
        </table:table-columns>
        <table:table-row table:style-name="TableRow3753">
          <table:table-cell table:style-name="TableCell3754">
            <text:p text:style-name="P3755"><text:span text:style-name="T3756">ID caso de uso:</text:span></text:p>
          </table:table-cell>
          <table:table-cell table:style-name="TableCell3757" table:number-columns-spanned="3">
            <text:p text:style-name="P3758"><text:span text:style-name="T3759">CU-22</text:span></text:p>
          </table:table-cell>
          <table:covered-table-cell/>
          <table:covered-table-cell/>
        </table:table-row>
        <table:table-row table:style-name="TableRow3760">
          <table:table-cell table:style-name="TableCell3761">
            <text:p text:style-name="P3762"><text:span text:style-name="T3763">Nombre del caso del uso:</text:span></text:p>
          </table:table-cell>
          <table:table-cell table:style-name="TableCell3764" table:number-columns-spanned="3">
            <text:p text:style-name="P3765"><text:span text:style-name="T3766">Eliminar sugerencia</text:span></text:p>
          </table:table-cell>
          <table:covered-table-cell/>
          <table:covered-table-cell/>
        </table:table-row>
        <table:table-row table:style-name="TableRow3767">
          <table:table-cell table:style-name="TableCell3768">
            <text:p text:style-name="P3769"><text:span text:style-name="T3770">Creado por:</text:span></text:p>
          </table:table-cell>
          <table:table-cell table:style-name="TableCell3771">
            <text:p text:style-name="P3772"><text:span text:style-name="T3773">Esther López.</text:span></text:p>
            <text:soft-page-break/>
            <text:p text:style-name="P3774"><text:span text:style-name="T3775">Luis Diego Carballo Valdivia.</text:span></text:p>
          </table:table-cell>
          <table:table-cell table:style-name="TableCell3776">
            <text:p text:style-name="P3777"><text:span text:style-name="T3778">Ultima actualización<text:s/></text:span><text:soft-page-break/><text:span text:style-name="T3779">por:</text:span></text:p>
          </table:table-cell>
          <table:table-cell table:style-name="TableCell3780">
            <text:p text:style-name="P3781"><text:span text:style-name="T3782">Luis Diego Carballo Valdivia.</text:span></text:p>
          </table:table-cell>
        </table:table-row>
        <text:soft-page-break/>
        <table:table-row table:style-name="TableRow3783">
          <table:table-cell table:style-name="TableCell3784">
            <text:p text:style-name="P3785"><text:span text:style-name="T3786">Fecha de creación:</text:span></text:p>
          </table:table-cell>
          <table:table-cell table:style-name="TableCell3787">
            <text:p text:style-name="P3788"><text:span text:style-name="T3789">01 Mayo, 2014</text:span></text:p>
          </table:table-cell>
          <table:table-cell table:style-name="TableCell3790">
            <text:p text:style-name="P3791"><text:span text:style-name="T3792">Fecha de <text:s/>actualización:</text:span></text:p>
          </table:table-cell>
          <table:table-cell table:style-name="TableCell3793">
            <text:p text:style-name="P3794"><text:span text:style-name="T3795">16 de Octubre, 2014</text:span></text:p>
          </table:table-cell>
        </table:table-row>
        <table:table-row table:style-name="TableRow3796">
          <table:table-cell table:style-name="TableCell3797">
            <text:p text:style-name="P3798"><text:span text:style-name="T3799">Actores:</text:span></text:p>
          </table:table-cell>
          <table:table-cell table:style-name="TableCell3800" table:number-columns-spanned="3">
            <text:p text:style-name="P3801"><text:span text:style-name="T3802">Administrador.</text:span></text:p>
          </table:table-cell>
          <table:covered-table-cell/>
          <table:covered-table-cell/>
        </table:table-row>
        <table:table-row table:style-name="TableRow3803">
          <table:table-cell table:style-name="TableCell3804">
            <text:p text:style-name="P3805"><text:span text:style-name="T3806">Descripción:</text:span></text:p>
          </table:table-cell>
          <table:table-cell table:style-name="TableCell3807" table:number-columns-spanned="3">
            <text:p text:style-name="P3808"><text:span text:style-name="T3809">El administrador puede eliminar las sugerencias que los clientes ingresan en las estaciones de uso.</text:span></text:p>
          </table:table-cell>
          <table:covered-table-cell/>
          <table:covered-table-cell/>
        </table:table-row>
        <table:table-row table:style-name="TableRow3810">
          <table:table-cell table:style-name="TableCell3811">
            <text:p text:style-name="P3812"><text:span text:style-name="T3813">Pre condiciones:</text:span></text:p>
          </table:table-cell>
          <table:table-cell table:style-name="TableCell3814" table:number-columns-spanned="3">
            <text:p text:style-name="P3815"><text:span text:style-name="T3816">1.Es necesario que el administrador se haya logueado correctamente.</text:span></text:p>
          </table:table-cell>
          <table:covered-table-cell/>
          <table:covered-table-cell/>
        </table:table-row>
        <table:table-row table:style-name="TableRow3817">
          <table:table-cell table:style-name="TableCell3818">
            <text:p text:style-name="P3819"><text:span text:style-name="T3820">Pos condiciones:</text:span></text:p>
          </table:table-cell>
          <table:table-cell table:style-name="TableCell3821" table:number-columns-spanned="3">
            <text:p text:style-name="P3822"><text:span text:style-name="T3823">1.El administrador ingresó los datos correctamente.</text:span></text:p>
          </table:table-cell>
          <table:covered-table-cell/>
          <table:covered-table-cell/>
        </table:table-row>
        <table:table-row table:style-name="TableRow3824">
          <table:table-cell table:style-name="TableCell3825">
            <text:p text:style-name="P3826"><text:span text:style-name="T3827">Flujo normal:</text:span></text:p>
          </table:table-cell>
          <table:table-cell table:style-name="TableCell3828" table:number-columns-spanned="3">
            <text:p text:style-name="P3829"><text:span text:style-name="T3830">22. Eliminar sugerencias.</text:span></text:p>
            <text:p text:style-name="P3831"><text:span text:style-name="T3832">22.1. El administrador accede al sistema de sugerencias.</text:span></text:p>
            <text:p text:style-name="P3833"><text:span text:style-name="T3834">22.2. Aparecerán 2 botones. Uno que muestra el listado de sugerencias y el otro para eliminar sugerencias.</text:span></text:p>
            <text:p text:style-name="P3835"><text:span text:style-name="T3836">22.3. El administrador seleccionará eliminar sugerencias.</text:span></text:p>
            <text:p text:style-name="P3837"><text:span text:style-name="T3838">22.4. El administrador deberá ingresar el código de la sugerencia.</text:span></text:p>
            <text:p text:style-name="P3839"><text:span text:style-name="T3840">22.5. El administrador selecciona eliminar elemento.</text:span></text:p>
            <text:p text:style-name="P3841"><text:span text:style-name="T3842">22.6. Por último se le mostrará al administrador un mensaje que indica que <text:s/>sugerencias ingresada fue eliminada satisfactoriamente.</text:span></text:p>
          </table:table-cell>
          <table:covered-table-cell/>
          <table:covered-table-cell/>
        </table:table-row>
        <table:table-row table:style-name="TableRow3843">
          <table:table-cell table:style-name="TableCell3844">
            <text:p text:style-name="P3845"><text:span text:style-name="T3846">Flujo alternativo:</text:span></text:p>
          </table:table-cell>
          <table:table-cell table:style-name="TableCell3847" table:number-columns-spanned="3">
            <text:p text:style-name="P3848"><text:span text:style-name="T3849">22.6 La sugerencia no fue eliminada correctamente</text:span></text:p>
          </table:table-cell>
          <table:covered-table-cell/>
          <table:covered-table-cell/>
        </table:table-row>
        <table:table-row table:style-name="TableRow3850">
          <table:table-cell table:style-name="TableCell3851">
            <text:p text:style-name="P3852"><text:span text:style-name="T3853">Excepciones:</text:span></text:p>
          </table:table-cell>
          <table:table-cell table:style-name="TableCell3854" table:number-columns-spanned="3">
            <text:p text:style-name="P3855"><text:span text:style-name="T3856">22.0.E.1. Fallo en el computador de trabajo.</text:span></text:p>
          </table:table-cell>
          <table:covered-table-cell/>
          <table:covered-table-cell/>
        </table:table-row>
        <table:table-row table:style-name="TableRow3857">
          <table:table-cell table:style-name="TableCell3858">
            <text:p text:style-name="P3859"><text:span text:style-name="T3860">Inclusiones:</text:span></text:p>
          </table:table-cell>
          <table:table-cell table:style-name="TableCell3861" table:number-columns-spanned="3">
            <text:p text:style-name="P3862"><text:span text:style-name="T3863">1.</text:span></text:p>
          </table:table-cell>
          <table:covered-table-cell/>
          <table:covered-table-cell/>
        </table:table-row>
        <table:table-row table:style-name="TableRow3864">
          <table:table-cell table:style-name="TableCell3865">
            <text:p text:style-name="P3866"><text:span text:style-name="T3867">Prioridad:</text:span></text:p>
          </table:table-cell>
          <table:table-cell table:style-name="TableCell3868" table:number-columns-spanned="3">
            <text:p text:style-name="P3869"><text:span text:style-name="T3870">Media.</text:span></text:p>
          </table:table-cell>
          <table:covered-table-cell/>
          <table:covered-table-cell/>
        </table:table-row>
        <table:table-row table:style-name="TableRow3871">
          <table:table-cell table:style-name="TableCell3872">
            <text:p text:style-name="P3873"><text:span text:style-name="T3874">Frecuencia de uso:</text:span></text:p>
          </table:table-cell>
          <table:table-cell table:style-name="TableCell3875" table:number-columns-spanned="3">
            <text:p text:style-name="P3876"><text:span text:style-name="T3877">Baja.</text:span></text:p>
          </table:table-cell>
          <table:covered-table-cell/>
          <table:covered-table-cell/>
        </table:table-row>
        <table:table-row table:style-name="TableRow3878">
          <table:table-cell table:style-name="TableCell3879">
            <text:p text:style-name="P3880"><text:span text:style-name="T3881">Reglas de negocio:</text:span></text:p>
          </table:table-cell>
          <table:table-cell table:style-name="TableCell3882" table:number-columns-spanned="3">
            <text:p text:style-name="P3883"><text:span text:style-name="T3884">RN-31.</text:span></text:p>
          </table:table-cell>
          <table:covered-table-cell/>
          <table:covered-table-cell/>
        </table:table-row>
        <table:table-row table:style-name="TableRow3885">
          <table:table-cell table:style-name="TableCell3886">
            <text:p text:style-name="P3887"><text:span text:style-name="T3888">Requerimientos<text:s/></text:span><text:soft-page-break/><text:span text:style-name="T3889">especiales:</text:span></text:p>
          </table:table-cell>
          <table:table-cell table:style-name="TableCell3890" table:number-columns-spanned="3">
            <text:p text:style-name="P3891"><text:span text:style-name="T3892">1. El computador donde se labora funciona correctamente.</text:span></text:p>
          </table:table-cell>
          <table:covered-table-cell/>
          <table:covered-table-cell/>
        </table:table-row>
        <text:soft-page-break/>
        <table:table-row table:style-name="TableRow3893">
          <table:table-cell table:style-name="TableCell3894">
            <text:p text:style-name="P3895"><text:span text:style-name="T3896">Asunciones:</text:span></text:p>
          </table:table-cell>
          <table:table-cell table:style-name="TableCell3897" table:number-columns-spanned="3">
            <text:p text:style-name="P3898"><text:span text:style-name="T3899">1. El administrador está capacitado para el manejo de la aplicación.</text:span></text:p>
            <text:p text:style-name="P3900"><text:span text:style-name="T3901">2. El sistema funciona normalmente.</text:span></text:p>
          </table:table-cell>
          <table:covered-table-cell/>
          <table:covered-table-cell/>
        </table:table-row>
        <table:table-row table:style-name="TableRow3902">
          <table:table-cell table:style-name="TableCell3903">
            <text:p text:style-name="P3904"><text:span text:style-name="T3905">Tecnologías:</text:span></text:p>
          </table:table-cell>
          <table:table-cell table:style-name="TableCell3906" table:number-columns-spanned="3">
            <text:p text:style-name="P3907"><text:span text:style-name="T3908">1. Mínimo 1 GB de RAM.</text:span></text:p>
            <text:p text:style-name="P3909"><text:span text:style-name="T3910">2. Mínimo 1.6 Ghz de procesador.</text:span></text:p>
            <text:p text:style-name="P3911"><text:span text:style-name="T3912">3. Windows XP o 7.</text:span></text:p>
          </table:table-cell>
          <table:covered-table-cell/>
          <table:covered-table-cell/>
        </table:table-row>
      </table:table>
      <text:p text:style-name="Normal"/>
      <text:p text:style-name="P3913"/>
      <text:p text:style-name="Normal"/>
      <text:p text:style-name="Normal"/>
      <table:table table:style-name="Table3914">
        <table:table-columns>
          <table:table-column table:style-name="TableColumn3915"/>
          <table:table-column table:style-name="TableColumn3916"/>
          <table:table-column table:style-name="TableColumn3917"/>
          <table:table-column table:style-name="TableColumn3918"/>
        </table:table-columns>
        <table:table-row table:style-name="TableRow3919">
          <table:table-cell table:style-name="TableCell3920">
            <text:p text:style-name="P3921"><text:span text:style-name="T3922">ID caso de uso:</text:span></text:p>
          </table:table-cell>
          <table:table-cell table:style-name="TableCell3923" table:number-columns-spanned="3">
            <text:p text:style-name="P3924"><text:span text:style-name="T3925">CU-23</text:span></text:p>
          </table:table-cell>
          <table:covered-table-cell/>
          <table:covered-table-cell/>
        </table:table-row>
        <table:table-row table:style-name="TableRow3926">
          <table:table-cell table:style-name="TableCell3927">
            <text:p text:style-name="P3928"><text:span text:style-name="T3929">Nombre del caso del uso:</text:span></text:p>
          </table:table-cell>
          <table:table-cell table:style-name="TableCell3930" table:number-columns-spanned="3">
            <text:p text:style-name="P3931"><text:span text:style-name="T3932">Generar factura.</text:span></text:p>
          </table:table-cell>
          <table:covered-table-cell/>
          <table:covered-table-cell/>
        </table:table-row>
        <table:table-row table:style-name="TableRow3933">
          <table:table-cell table:style-name="TableCell3934">
            <text:p text:style-name="P3935"><text:span text:style-name="T3936">Creado por:</text:span></text:p>
          </table:table-cell>
          <table:table-cell table:style-name="TableCell3937">
            <text:p text:style-name="P3938"><text:span text:style-name="T3939">Esther López.</text:span></text:p>
            <text:p text:style-name="P3940"><text:span text:style-name="T3941">Luis Diego Carballo Valdivia.</text:span></text:p>
          </table:table-cell>
          <table:table-cell table:style-name="TableCell3942">
            <text:p text:style-name="P3943"><text:span text:style-name="T3944">Última</text:span><text:span text:style-name="T3945"><text:s/>actualización por:</text:span></text:p>
          </table:table-cell>
          <table:table-cell table:style-name="TableCell3946">
            <text:p text:style-name="P3947"><text:span text:style-name="T3948">Luis Diego Carballo Valdivia.</text:span></text:p>
          </table:table-cell>
        </table:table-row>
        <table:table-row table:style-name="TableRow3949">
          <table:table-cell table:style-name="TableCell3950">
            <text:p text:style-name="P3951"><text:span text:style-name="T3952">Fecha de creación:</text:span></text:p>
          </table:table-cell>
          <table:table-cell table:style-name="TableCell3953">
            <text:p text:style-name="P3954"><text:span text:style-name="T3955">01 Mayo, 2014</text:span></text:p>
          </table:table-cell>
          <table:table-cell table:style-name="TableCell3956">
            <text:p text:style-name="P3957"><text:span text:style-name="T3958">Fecha de <text:s/>actualización:</text:span></text:p>
          </table:table-cell>
          <table:table-cell table:style-name="TableCell3959">
            <text:p text:style-name="P3960"><text:span text:style-name="T3961">16 de Octubre, 2014</text:span></text:p>
          </table:table-cell>
        </table:table-row>
        <table:table-row table:style-name="TableRow3962">
          <table:table-cell table:style-name="TableCell3963">
            <text:p text:style-name="P3964"><text:span text:style-name="T3965">Actores:</text:span></text:p>
          </table:table-cell>
          <table:table-cell table:style-name="TableCell3966" table:number-columns-spanned="3">
            <text:p text:style-name="P3967"><text:span text:style-name="T3968">Sistema.</text:span></text:p>
          </table:table-cell>
          <table:covered-table-cell/>
          <table:covered-table-cell/>
        </table:table-row>
        <table:table-row table:style-name="TableRow3969">
          <table:table-cell table:style-name="TableCell3970">
            <text:p text:style-name="P3971"><text:span text:style-name="T3972">Descripción:</text:span></text:p>
          </table:table-cell>
          <table:table-cell table:style-name="TableCell3973" table:number-columns-spanned="3">
            <text:p text:style-name="P3974"><text:span text:style-name="T3975">Cada vez que se realice una compra, debe generarse una factura.</text:span></text:p>
          </table:table-cell>
          <table:covered-table-cell/>
          <table:covered-table-cell/>
        </table:table-row>
        <table:table-row table:style-name="TableRow3976">
          <table:table-cell table:style-name="TableCell3977">
            <text:p text:style-name="P3978"><text:span text:style-name="T3979">Pre condiciones:</text:span></text:p>
          </table:table-cell>
          <table:table-cell table:style-name="TableCell3980" table:number-columns-spanned="3">
            <text:p text:style-name="P3981"><text:span text:style-name="T3982">1.</text:span><text:span text:style-name="T3983"><text:s/></text:span><text:span text:style-name="T3984">Es necesario que el administrador esté<text:s/></text:span><text:span text:style-name="T3985">autenticado</text:span><text:span text:style-name="T3986">.</text:span></text:p>
            <text:p text:style-name="P3987"><text:span text:style-name="T3988">2. Es necesario que el sistema funcione correctamente.</text:span></text:p>
            <text:p text:style-name="P3989"><text:span text:style-name="T3990">2. Es necesario que se realice una venta.</text:span></text:p>
          </table:table-cell>
          <table:covered-table-cell/>
          <table:covered-table-cell/>
        </table:table-row>
        <table:table-row table:style-name="TableRow3991">
          <table:table-cell table:style-name="TableCell3992">
            <text:p text:style-name="P3993"><text:span text:style-name="T3994">Pos condiciones:</text:span></text:p>
          </table:table-cell>
          <table:table-cell table:style-name="TableCell3995" table:number-columns-spanned="3">
            <text:p text:style-name="P3996"><text:span text:style-name="T3997">1. Es necesario que la venta se<text:s/></text:span><text:span text:style-name="T3998">haya</text:span><text:span text:style-name="T3999"><text:s/>completado.</text:span></text:p>
            <text:p text:style-name="P4000"><text:span text:style-name="T4001">2. Es necesario que los datos introducidos sean correctos.</text:span></text:p>
          </table:table-cell>
          <table:covered-table-cell/>
          <table:covered-table-cell/>
        </table:table-row>
        <table:table-row table:style-name="TableRow4002">
          <table:table-cell table:style-name="TableCell4003">
            <text:p text:style-name="P4004"><text:span text:style-name="T4005">Flujo normal:</text:span></text:p>
          </table:table-cell>
          <table:table-cell table:style-name="TableCell4006" table:number-columns-spanned="3">
            <text:p text:style-name="P4007"><text:span text:style-name="T4008">23. Generar Factura</text:span></text:p>
            <text:p text:style-name="P4009"><text:span text:style-name="T4010">23.1. El administrador registra los productos a ser vendidos.</text:span></text:p>
            <text:p text:style-name="P4011"><text:span text:style-name="T4012">23.2. Al presionar<text:s/></text:span><text:span text:style-name="T4013">l</text:span><text:span text:style-name="T4014">a</text:span><text:span text:style-name="T4015"><text:s/></text:span><text:span text:style-name="T4016">opción</text:span><text:span text:style-name="T4017"><text:s/>aceptar, el sistema toma la cantidad de productos y se multiplica por el precio para generar el comprobante.</text:span></text:p>
          </table:table-cell>
          <table:covered-table-cell/>
          <table:covered-table-cell/>
        </table:table-row>
        <table:table-row table:style-name="TableRow4018">
          <table:table-cell table:style-name="TableCell4019">
            <text:p text:style-name="P4020"><text:span text:style-name="T4021">Flujo alternativo:</text:span></text:p>
          </table:table-cell>
          <table:table-cell table:style-name="TableCell4022" table:number-columns-spanned="3">
            <text:p text:style-name="P4023"><text:span text:style-name="T4024">23.1 Datos inválidos</text:span></text:p>
            <text:p text:style-name="P4025"><text:span text:style-name="T4026">23.1.1 Si los datos que el administrador ingresa son incorrectos no podrá acceder</text:span></text:p>
          </table:table-cell>
          <table:covered-table-cell/>
          <table:covered-table-cell/>
        </table:table-row>
        <table:table-row table:style-name="TableRow4027">
          <table:table-cell table:style-name="TableCell4028">
            <text:p text:style-name="P4029"><text:span text:style-name="T4030">Excepciones:</text:span></text:p>
          </table:table-cell>
          <table:table-cell table:style-name="TableCell4031" table:number-columns-spanned="3">
            <text:p text:style-name="P4032"><text:span text:style-name="T4033">23.1.E Cancelación de la venta.</text:span></text:p>
          </table:table-cell>
          <table:covered-table-cell/>
          <table:covered-table-cell/>
        </table:table-row>
        <table:table-row table:style-name="TableRow4034">
          <table:table-cell table:style-name="TableCell4035">
            <text:p text:style-name="P4036"><text:span text:style-name="T4037">Inclusiones:</text:span></text:p>
          </table:table-cell>
          <table:table-cell table:style-name="TableCell4038" table:number-columns-spanned="3">
            <text:p text:style-name="P4039"><text:span text:style-name="T4040">CU-01</text:span><text:span text:style-name="T4041">, CU-13</text:span></text:p>
          </table:table-cell>
          <table:covered-table-cell/>
          <table:covered-table-cell/>
        </table:table-row>
        <text:soft-page-break/>
        <table:table-row table:style-name="TableRow4042">
          <table:table-cell table:style-name="TableCell4043">
            <text:p text:style-name="P4044"><text:span text:style-name="T4045">Prioridad:</text:span></text:p>
          </table:table-cell>
          <table:table-cell table:style-name="TableCell4046" table:number-columns-spanned="3">
            <text:p text:style-name="P4047"><text:span text:style-name="T4048">Media.</text:span></text:p>
          </table:table-cell>
          <table:covered-table-cell/>
          <table:covered-table-cell/>
        </table:table-row>
        <table:table-row table:style-name="TableRow4049">
          <table:table-cell table:style-name="TableCell4050">
            <text:p text:style-name="P4051"><text:span text:style-name="T4052">Frecuencia de uso:</text:span></text:p>
          </table:table-cell>
          <table:table-cell table:style-name="TableCell4053" table:number-columns-spanned="3">
            <text:p text:style-name="P4054"><text:span text:style-name="T4055">Cada vez que el administrador realice una venta.</text:span></text:p>
          </table:table-cell>
          <table:covered-table-cell/>
          <table:covered-table-cell/>
        </table:table-row>
        <table:table-row table:style-name="TableRow4056">
          <table:table-cell table:style-name="TableCell4057">
            <text:p text:style-name="P4058"><text:span text:style-name="T4059">Reglas de negocio:</text:span></text:p>
          </table:table-cell>
          <table:table-cell table:style-name="TableCell4060" table:number-columns-spanned="3">
            <text:p text:style-name="P4061"><text:span text:style-name="T4062">RN-13.</text:span></text:p>
          </table:table-cell>
          <table:covered-table-cell/>
          <table:covered-table-cell/>
        </table:table-row>
        <table:table-row table:style-name="TableRow4063">
          <table:table-cell table:style-name="TableCell4064">
            <text:p text:style-name="P4065"><text:span text:style-name="T4066">Requerimientos especiales:</text:span></text:p>
          </table:table-cell>
          <table:table-cell table:style-name="TableCell4067" table:number-columns-spanned="3">
            <text:p text:style-name="P4068"/>
          </table:table-cell>
          <table:covered-table-cell/>
          <table:covered-table-cell/>
        </table:table-row>
        <table:table-row table:style-name="TableRow4069">
          <table:table-cell table:style-name="TableCell4070">
            <text:p text:style-name="P4071"><text:span text:style-name="T4072">Asunciones:</text:span></text:p>
          </table:table-cell>
          <table:table-cell table:style-name="TableCell4073" table:number-columns-spanned="3">
            <text:p text:style-name="P4074"><text:span text:style-name="T4075">1. El administrador está capacitado para el manejo de la aplicación.</text:span></text:p>
            <text:p text:style-name="P4076"><text:span text:style-name="T4077">2. El sistema funciona normalmente.</text:span></text:p>
          </table:table-cell>
          <table:covered-table-cell/>
          <table:covered-table-cell/>
        </table:table-row>
        <table:table-row table:style-name="TableRow4078">
          <table:table-cell table:style-name="TableCell4079">
            <text:p text:style-name="P4080"><text:span text:style-name="T4081">Tecnologías:</text:span></text:p>
          </table:table-cell>
          <table:table-cell table:style-name="TableCell4082" table:number-columns-spanned="3">
            <text:p text:style-name="P4083"><text:span text:style-name="T4084">1. Mínimo 1 GB de RAM.</text:span></text:p>
            <text:p text:style-name="P4085"><text:span text:style-name="T4086">2. Mínimo 1.6 Ghz de procesador.</text:span></text:p>
            <text:p text:style-name="P4087"><text:span text:style-name="T4088">3. Windows XP o 7.</text:span></text:p>
          </table:table-cell>
          <table:covered-table-cell/>
          <table:covered-table-cell/>
        </table:table-row>
      </table:table>
      <text:p text:style-name="Normal"/>
      <text:p text:style-name="Normal"/>
      <text:p text:style-name="Normal"/>
      <table:table table:style-name="Table4089">
        <table:table-columns>
          <table:table-column table:style-name="TableColumn4090"/>
          <table:table-column table:style-name="TableColumn4091"/>
          <table:table-column table:style-name="TableColumn4092"/>
          <table:table-column table:style-name="TableColumn4093"/>
        </table:table-columns>
        <table:table-row table:style-name="TableRow4094">
          <table:table-cell table:style-name="TableCell4095">
            <text:p text:style-name="P4096"><text:span text:style-name="T4097">ID caso de uso:</text:span></text:p>
          </table:table-cell>
          <table:table-cell table:style-name="TableCell4098" table:number-columns-spanned="3">
            <text:p text:style-name="P4099"><text:span text:style-name="T4100">CU-24</text:span></text:p>
          </table:table-cell>
          <table:covered-table-cell/>
          <table:covered-table-cell/>
        </table:table-row>
        <table:table-row table:style-name="TableRow4101">
          <table:table-cell table:style-name="TableCell4102">
            <text:p text:style-name="P4103"><text:span text:style-name="T4104">Nombre del caso del uso:</text:span></text:p>
          </table:table-cell>
          <table:table-cell table:style-name="TableCell4105" table:number-columns-spanned="3">
            <text:p text:style-name="P4106"><text:span text:style-name="T4107">Controlar el tiempo de uso de las estaciones</text:span></text:p>
          </table:table-cell>
          <table:covered-table-cell/>
          <table:covered-table-cell/>
        </table:table-row>
        <table:table-row table:style-name="TableRow4108">
          <table:table-cell table:style-name="TableCell4109">
            <text:p text:style-name="P4110"><text:span text:style-name="T4111">Creado por:</text:span></text:p>
          </table:table-cell>
          <table:table-cell table:style-name="TableCell4112">
            <text:p text:style-name="P4113"><text:span text:style-name="T4114">Esther López.</text:span></text:p>
            <text:p text:style-name="P4115"><text:span text:style-name="T4116">Luis Diego Carballo Valdivia.</text:span></text:p>
          </table:table-cell>
          <table:table-cell table:style-name="TableCell4117">
            <text:p text:style-name="P4118"><text:span text:style-name="T4119">Ultima actualización por:</text:span></text:p>
          </table:table-cell>
          <table:table-cell table:style-name="TableCell4120">
            <text:p text:style-name="P4121"><text:span text:style-name="T4122">Luis Diego Carballo Valdivia</text:span></text:p>
          </table:table-cell>
        </table:table-row>
        <table:table-row table:style-name="TableRow4123">
          <table:table-cell table:style-name="TableCell4124">
            <text:p text:style-name="P4125"><text:span text:style-name="T4126">Fecha de creación:</text:span></text:p>
          </table:table-cell>
          <table:table-cell table:style-name="TableCell4127">
            <text:p text:style-name="P4128"><text:span text:style-name="T4129">01 Mayo, 2014.</text:span></text:p>
          </table:table-cell>
          <table:table-cell table:style-name="TableCell4130">
            <text:p text:style-name="P4131"><text:span text:style-name="T4132">Fecha de <text:s/>actualización:</text:span></text:p>
          </table:table-cell>
          <table:table-cell table:style-name="TableCell4133">
            <text:p text:style-name="P4134"><text:span text:style-name="T4135">17 de Octubre, 2014</text:span></text:p>
          </table:table-cell>
        </table:table-row>
        <table:table-row table:style-name="TableRow4136">
          <table:table-cell table:style-name="TableCell4137">
            <text:p text:style-name="P4138"><text:span text:style-name="T4139">Actores:</text:span></text:p>
          </table:table-cell>
          <table:table-cell table:style-name="TableCell4140" table:number-columns-spanned="3">
            <text:p text:style-name="P4141"><text:span text:style-name="T4142">Sistema.</text:span></text:p>
          </table:table-cell>
          <table:covered-table-cell/>
          <table:covered-table-cell/>
        </table:table-row>
        <table:table-row table:style-name="TableRow4143">
          <table:table-cell table:style-name="TableCell4144">
            <text:p text:style-name="P4145"><text:span text:style-name="T4146">Descripción:</text:span></text:p>
          </table:table-cell>
          <table:table-cell table:style-name="TableCell4147" table:number-columns-spanned="3">
            <text:p text:style-name="P4148"><text:span text:style-name="T4149">El sistema se encarga de llevar el tiempo de uso de cada una de las estaciones.</text:span></text:p>
          </table:table-cell>
          <table:covered-table-cell/>
          <table:covered-table-cell/>
        </table:table-row>
        <table:table-row table:style-name="TableRow4150">
          <table:table-cell table:style-name="TableCell4151">
            <text:p text:style-name="P4152"><text:span text:style-name="T4153">Pre condiciones:</text:span></text:p>
          </table:table-cell>
          <table:table-cell table:style-name="TableCell4154" table:number-columns-spanned="3">
            <text:p text:style-name="P4155"><text:span text:style-name="T4156">1. Es necesario que el programa se encuentre abierto.</text:span></text:p>
            <text:p text:style-name="P4157"><text:span text:style-name="T4158">2. Es necesario que halla al menos una estación activa.</text:span></text:p>
            <text:soft-page-break/>
            <text:p text:style-name="P4159"><text:span text:style-name="T4160">3. Es necesario que el sistema funcione correctamente.</text:span></text:p>
          </table:table-cell>
          <table:covered-table-cell/>
          <table:covered-table-cell/>
        </table:table-row>
        <text:soft-page-break/>
        <table:table-row table:style-name="TableRow4161">
          <table:table-cell table:style-name="TableCell4162">
            <text:p text:style-name="P4163"><text:span text:style-name="T4164">Pos condiciones:</text:span></text:p>
          </table:table-cell>
          <table:table-cell table:style-name="TableCell4165" table:number-columns-spanned="3">
            <text:p text:style-name="P4166"><text:span text:style-name="T4167">1. El administrador se asegura que tiempo a controlar sea de la estación correcta.</text:span></text:p>
          </table:table-cell>
          <table:covered-table-cell/>
          <table:covered-table-cell/>
        </table:table-row>
        <table:table-row table:style-name="TableRow4168">
          <table:table-cell table:style-name="TableCell4169">
            <text:p text:style-name="P4170"><text:span text:style-name="T4171">Flujo normal:</text:span></text:p>
          </table:table-cell>
          <table:table-cell table:style-name="TableCell4172" table:number-columns-spanned="3">
            <text:p text:style-name="P4173"><text:span text:style-name="T4174">24. Controlar el tiempo de uso de las estaciones</text:span></text:p>
            <text:p text:style-name="P4175"><text:span text:style-name="T4176">24.1. El administrador selecciona la pestaña de control de estaciones.</text:span></text:p>
            <text:p text:style-name="P4177"><text:span text:style-name="T4178">24.2. El administrador presiona “Iniciar” para inicializar el conteo de tiempo de una estación específica.</text:span></text:p>
            <text:p text:style-name="P4179"><text:span text:style-name="T4180">24.3 Al iniciar el tiempo el sistema guardará un temporal del tiempo de inicio en la misma etiqueta de información de la estación que al finalizar el tiempo se borrará.</text:span></text:p>
            <text:p text:style-name="P4181"><text:span text:style-name="T4182">24.4 Al presionar "iniciar, el sistema debe cambiar su leyenda a "detener"</text:span></text:p>
            <text:p text:style-name="P4183"><text:span text:style-name="T4184">24.5 Al presionar "detener" el sistema calcula el tiempo de uso y a su vez el precio correspondiente.</text:span></text:p>
            <text:p text:style-name="P4185"><text:span text:style-name="T4186">24.6 Adicionalmente al presionar "detener" el sistema debe cambiar su leyenda a "iniciar"</text:span></text:p>
          </table:table-cell>
          <table:covered-table-cell/>
          <table:covered-table-cell/>
        </table:table-row>
        <table:table-row table:style-name="TableRow4187">
          <table:table-cell table:style-name="TableCell4188">
            <text:p text:style-name="P4189"><text:span text:style-name="T4190">Flujo alternativo:</text:span></text:p>
          </table:table-cell>
          <table:table-cell table:style-name="TableCell4191" table:number-columns-spanned="3">
            <text:p text:style-name="P4192"><text:span text:style-name="T4193">24.1 Pestaña Equivocada</text:span></text:p>
            <text:p text:style-name="P4194"><text:span text:style-name="T4195">24.1.1. El administrador no entra en la pestaña correcta.</text:span></text:p>
          </table:table-cell>
          <table:covered-table-cell/>
          <table:covered-table-cell/>
        </table:table-row>
        <table:table-row table:style-name="TableRow4196">
          <table:table-cell table:style-name="TableCell4197">
            <text:p text:style-name="P4198"><text:span text:style-name="T4199">Excepciones:</text:span></text:p>
          </table:table-cell>
          <table:table-cell table:style-name="TableCell4200" table:number-columns-spanned="3">
            <text:p text:style-name="P4201"><text:span text:style-name="T4202">24.0.E.1</text:span><text:span text:style-name="T4203"><text:s/></text:span><text:span text:style-name="T4204">Detener el servicio.</text:span></text:p>
          </table:table-cell>
          <table:covered-table-cell/>
          <table:covered-table-cell/>
        </table:table-row>
        <table:table-row table:style-name="TableRow4205">
          <table:table-cell table:style-name="TableCell4206">
            <text:p text:style-name="P4207"><text:span text:style-name="T4208">Inclusiones:</text:span></text:p>
          </table:table-cell>
          <table:table-cell table:style-name="TableCell4209" table:number-columns-spanned="3">
            <text:p text:style-name="P4210"><text:span text:style-name="T4211">Ninguna.</text:span></text:p>
          </table:table-cell>
          <table:covered-table-cell/>
          <table:covered-table-cell/>
        </table:table-row>
        <table:table-row table:style-name="TableRow4212">
          <table:table-cell table:style-name="TableCell4213">
            <text:p text:style-name="P4214"><text:span text:style-name="T4215">Prioridad:</text:span></text:p>
          </table:table-cell>
          <table:table-cell table:style-name="TableCell4216" table:number-columns-spanned="3">
            <text:p text:style-name="P4217"><text:span text:style-name="T4218">Media.</text:span></text:p>
          </table:table-cell>
          <table:covered-table-cell/>
          <table:covered-table-cell/>
        </table:table-row>
        <table:table-row table:style-name="TableRow4219">
          <table:table-cell table:style-name="TableCell4220">
            <text:p text:style-name="P4221"><text:span text:style-name="T4222">Frecuencia de uso:</text:span></text:p>
          </table:table-cell>
          <table:table-cell table:style-name="TableCell4223" table:number-columns-spanned="3">
            <text:p text:style-name="P4224"><text:span text:style-name="T4225">Cada vez que el administrador requiera el control del tiempo de alguna estación.</text:span></text:p>
          </table:table-cell>
          <table:covered-table-cell/>
          <table:covered-table-cell/>
        </table:table-row>
        <table:table-row table:style-name="TableRow4226">
          <table:table-cell table:style-name="TableCell4227">
            <text:p text:style-name="P4228"><text:span text:style-name="T4229">Reglas de negocio:</text:span></text:p>
          </table:table-cell>
          <table:table-cell table:style-name="TableCell4230" table:number-columns-spanned="3">
            <text:p text:style-name="P4231"><text:span text:style-name="T4232">RN-05, RN-09, RN-24.</text:span></text:p>
          </table:table-cell>
          <table:covered-table-cell/>
          <table:covered-table-cell/>
        </table:table-row>
        <table:table-row table:style-name="TableRow4233">
          <table:table-cell table:style-name="TableCell4234">
            <text:p text:style-name="P4235"><text:span text:style-name="T4236">Requerimientos especiales:</text:span></text:p>
          </table:table-cell>
          <table:table-cell table:style-name="TableCell4237" table:number-columns-spanned="3">
            <text:p text:style-name="P4238"/>
          </table:table-cell>
          <table:covered-table-cell/>
          <table:covered-table-cell/>
        </table:table-row>
        <table:table-row table:style-name="TableRow4239">
          <table:table-cell table:style-name="TableCell4240">
            <text:p text:style-name="P4241"><text:span text:style-name="T4242">Asunciones:</text:span></text:p>
          </table:table-cell>
          <table:table-cell table:style-name="TableCell4243" table:number-columns-spanned="3">
            <text:p text:style-name="P4244"><text:span text:style-name="T4245">1.El administrador está capacitado para el manejo de la aplicación.</text:span></text:p>
            <text:soft-page-break/>
            <text:p text:style-name="P4246"><text:span text:style-name="T4247">2. El sistema funciona normalmente.</text:span></text:p>
          </table:table-cell>
          <table:covered-table-cell/>
          <table:covered-table-cell/>
        </table:table-row>
        <text:soft-page-break/>
        <table:table-row table:style-name="TableRow4248">
          <table:table-cell table:style-name="TableCell4249">
            <text:p text:style-name="P4250"><text:span text:style-name="T4251">Tecnologías:</text:span></text:p>
          </table:table-cell>
          <table:table-cell table:style-name="TableCell4252" table:number-columns-spanned="3">
            <text:p text:style-name="P4253"><text:span text:style-name="T4254">1. Mínimo 1 GB de RAM.</text:span></text:p>
            <text:p text:style-name="P4255"><text:span text:style-name="T4256">2. Mínimo 1.6 Ghz de procesador.</text:span></text:p>
            <text:p text:style-name="P4257"><text:span text:style-name="T4258">3. Windows XP o 7.</text:span></text:p>
          </table:table-cell>
          <table:covered-table-cell/>
          <table:covered-table-cell/>
        </table:table-row>
      </table:table>
      <text:p text:style-name="Normal"/>
      <text:p text:style-name="Normal"/>
      <text:p text:style-name="Normal"/>
      <table:table table:style-name="Table4259">
        <table:table-columns>
          <table:table-column table:style-name="TableColumn4260"/>
          <table:table-column table:style-name="TableColumn4261"/>
          <table:table-column table:style-name="TableColumn4262"/>
          <table:table-column table:style-name="TableColumn4263"/>
        </table:table-columns>
        <table:table-row table:style-name="TableRow4264">
          <table:table-cell table:style-name="TableCell4265">
            <text:p text:style-name="P4266"><text:span text:style-name="T4267">ID caso de uso:</text:span></text:p>
          </table:table-cell>
          <table:table-cell table:style-name="TableCell4268" table:number-columns-spanned="3">
            <text:p text:style-name="P4269"><text:span text:style-name="T4270">CU-25</text:span></text:p>
          </table:table-cell>
          <table:covered-table-cell/>
          <table:covered-table-cell/>
        </table:table-row>
        <table:table-row table:style-name="TableRow4271">
          <table:table-cell table:style-name="TableCell4272">
            <text:p text:style-name="P4273"><text:span text:style-name="T4274">Nombre del caso del uso:</text:span></text:p>
          </table:table-cell>
          <table:table-cell table:style-name="TableCell4275" table:number-columns-spanned="3">
            <text:p text:style-name="P4276"><text:span text:style-name="T4277">Generar un listado de servicios</text:span></text:p>
          </table:table-cell>
          <table:covered-table-cell/>
          <table:covered-table-cell/>
        </table:table-row>
        <table:table-row table:style-name="TableRow4278">
          <table:table-cell table:style-name="TableCell4279">
            <text:p text:style-name="P4280"><text:span text:style-name="T4281">Creado por:</text:span></text:p>
          </table:table-cell>
          <table:table-cell table:style-name="TableCell4282">
            <text:p text:style-name="P4283"><text:span text:style-name="T4284">Esther López.</text:span></text:p>
            <text:p text:style-name="P4285"><text:span text:style-name="T4286">Luis Diego Carballo Valdivia.</text:span></text:p>
          </table:table-cell>
          <table:table-cell table:style-name="TableCell4287">
            <text:p text:style-name="P4288"><text:span text:style-name="T4289">Ultima actualización por:</text:span></text:p>
          </table:table-cell>
          <table:table-cell table:style-name="TableCell4290">
            <text:p text:style-name="P4291"><text:span text:style-name="T4292">Luis Diego Carballo Valdivia</text:span></text:p>
          </table:table-cell>
        </table:table-row>
        <table:table-row table:style-name="TableRow4293">
          <table:table-cell table:style-name="TableCell4294">
            <text:p text:style-name="P4295"><text:span text:style-name="T4296">Fecha de creación:</text:span></text:p>
          </table:table-cell>
          <table:table-cell table:style-name="TableCell4297">
            <text:p text:style-name="P4298"><text:span text:style-name="T4299">01 Mayo, 2014.</text:span></text:p>
          </table:table-cell>
          <table:table-cell table:style-name="TableCell4300">
            <text:p text:style-name="P4301"><text:span text:style-name="T4302">Fecha de <text:s/>actualización:</text:span></text:p>
          </table:table-cell>
          <table:table-cell table:style-name="TableCell4303">
            <text:p text:style-name="P4304"><text:span text:style-name="T4305">17 de Octubre, 2014</text:span></text:p>
          </table:table-cell>
        </table:table-row>
        <table:table-row table:style-name="TableRow4306">
          <table:table-cell table:style-name="TableCell4307">
            <text:p text:style-name="P4308"><text:span text:style-name="T4309">Actores:</text:span></text:p>
          </table:table-cell>
          <table:table-cell table:style-name="TableCell4310" table:number-columns-spanned="3">
            <text:p text:style-name="P4311"><text:span text:style-name="T4312">Sistema.</text:span></text:p>
          </table:table-cell>
          <table:covered-table-cell/>
          <table:covered-table-cell/>
        </table:table-row>
        <table:table-row table:style-name="TableRow4313">
          <table:table-cell table:style-name="TableCell4314">
            <text:p text:style-name="P4315"><text:span text:style-name="T4316">Descripción:</text:span></text:p>
          </table:table-cell>
          <table:table-cell table:style-name="TableCell4317" table:number-columns-spanned="3">
            <text:p text:style-name="P4318"><text:span text:style-name="T4319">El sistema debe suministrar un listado de servicios cuando sea necesario.</text:span></text:p>
          </table:table-cell>
          <table:covered-table-cell/>
          <table:covered-table-cell/>
        </table:table-row>
        <table:table-row table:style-name="TableRow4320">
          <table:table-cell table:style-name="TableCell4321">
            <text:p text:style-name="P4322"><text:span text:style-name="T4323">Pre condiciones:</text:span></text:p>
          </table:table-cell>
          <table:table-cell table:style-name="TableCell4324" table:number-columns-spanned="3">
            <text:p text:style-name="P4325"><text:span text:style-name="T4326">1.Es necesario que el administrador este logueado.</text:span></text:p>
            <text:p text:style-name="P4327"><text:span text:style-name="T4328">2. Es necesario que el usuario se encuentre en la pestaña de listados.</text:span></text:p>
            <text:p text:style-name="P4329"><text:span text:style-name="T4330">3. Es necesario que el sistema funcione correctamente.</text:span></text:p>
          </table:table-cell>
          <table:covered-table-cell/>
          <table:covered-table-cell/>
        </table:table-row>
        <table:table-row table:style-name="TableRow4331">
          <table:table-cell table:style-name="TableCell4332">
            <text:p text:style-name="P4333"><text:span text:style-name="T4334">Pos condiciones:</text:span></text:p>
          </table:table-cell>
          <table:table-cell table:style-name="TableCell4335" table:number-columns-spanned="3">
            <text:p text:style-name="P4336"><text:span text:style-name="T4337">1. Los datos de ingreso fueron correctos.</text:span></text:p>
          </table:table-cell>
          <table:covered-table-cell/>
          <table:covered-table-cell/>
        </table:table-row>
        <table:table-row table:style-name="TableRow4338">
          <table:table-cell table:style-name="TableCell4339">
            <text:p text:style-name="P4340"><text:span text:style-name="T4341">Flujo normal:</text:span></text:p>
          </table:table-cell>
          <table:table-cell table:style-name="TableCell4342" table:number-columns-spanned="3">
            <text:p text:style-name="P4343"><text:span text:style-name="T4344">25. Generar un listado de servicios</text:span></text:p>
            <text:p text:style-name="P4345"><text:span text:style-name="T4346">25.1. El administrador ingresa a la pestaña de listados</text:span></text:p>
            <text:p text:style-name="P4347"><text:span text:style-name="T4348">25.2. El administrador solicita el listado de servicios presionando la opción para ello.</text:span></text:p>
            <text:p text:style-name="P4349"><text:span text:style-name="T4350">25.3 El administrador recibe el listado.</text:span></text:p>
          </table:table-cell>
          <table:covered-table-cell/>
          <table:covered-table-cell/>
        </table:table-row>
        <text:soft-page-break/>
        <table:table-row table:style-name="TableRow4351">
          <table:table-cell table:style-name="TableCell4352">
            <text:p text:style-name="P4353"><text:span text:style-name="T4354">Flujo alternativo:</text:span></text:p>
          </table:table-cell>
          <table:table-cell table:style-name="TableCell4355" table:number-columns-spanned="3">
            <text:p text:style-name="P4356"/>
          </table:table-cell>
          <table:covered-table-cell/>
          <table:covered-table-cell/>
        </table:table-row>
        <table:table-row table:style-name="TableRow4357">
          <table:table-cell table:style-name="TableCell4358">
            <text:p text:style-name="P4359"><text:span text:style-name="T4360">Excepciones:</text:span></text:p>
          </table:table-cell>
          <table:table-cell table:style-name="TableCell4361" table:number-columns-spanned="3">
            <text:p text:style-name="P4362"><text:span text:style-name="T4363">25.E Datos inválidos</text:span></text:p>
          </table:table-cell>
          <table:covered-table-cell/>
          <table:covered-table-cell/>
        </table:table-row>
        <table:table-row table:style-name="TableRow4364">
          <table:table-cell table:style-name="TableCell4365">
            <text:p text:style-name="P4366"><text:span text:style-name="T4367">Inclusiones:</text:span></text:p>
          </table:table-cell>
          <table:table-cell table:style-name="TableCell4368" table:number-columns-spanned="3">
            <text:p text:style-name="P4369"><text:span text:style-name="T4370">1</text:span></text:p>
          </table:table-cell>
          <table:covered-table-cell/>
          <table:covered-table-cell/>
        </table:table-row>
        <table:table-row table:style-name="TableRow4371">
          <table:table-cell table:style-name="TableCell4372">
            <text:p text:style-name="P4373"><text:span text:style-name="T4374">Prioridad:</text:span></text:p>
          </table:table-cell>
          <table:table-cell table:style-name="TableCell4375" table:number-columns-spanned="3">
            <text:p text:style-name="P4376"><text:span text:style-name="T4377">Baja.</text:span></text:p>
          </table:table-cell>
          <table:covered-table-cell/>
          <table:covered-table-cell/>
        </table:table-row>
        <table:table-row table:style-name="TableRow4378">
          <table:table-cell table:style-name="TableCell4379">
            <text:p text:style-name="P4380"><text:span text:style-name="T4381">Frecuencia de uso:</text:span></text:p>
          </table:table-cell>
          <table:table-cell table:style-name="TableCell4382" table:number-columns-spanned="3">
            <text:p text:style-name="P4383"><text:span text:style-name="T4384">Cada vez que el administrador solicite el listado.</text:span></text:p>
          </table:table-cell>
          <table:covered-table-cell/>
          <table:covered-table-cell/>
        </table:table-row>
        <table:table-row table:style-name="TableRow4385">
          <table:table-cell table:style-name="TableCell4386">
            <text:p text:style-name="P4387"><text:span text:style-name="T4388">Reglas de negocio:</text:span></text:p>
          </table:table-cell>
          <table:table-cell table:style-name="TableCell4389" table:number-columns-spanned="3">
            <text:p text:style-name="P4390"><text:span text:style-name="T4391">RN-20.</text:span></text:p>
          </table:table-cell>
          <table:covered-table-cell/>
          <table:covered-table-cell/>
        </table:table-row>
        <table:table-row table:style-name="TableRow4392">
          <table:table-cell table:style-name="TableCell4393">
            <text:p text:style-name="P4394"><text:span text:style-name="T4395">Requerimientos especiales:</text:span></text:p>
          </table:table-cell>
          <table:table-cell table:style-name="TableCell4396" table:number-columns-spanned="3">
            <text:p text:style-name="P4397"/>
          </table:table-cell>
          <table:covered-table-cell/>
          <table:covered-table-cell/>
        </table:table-row>
        <table:table-row table:style-name="TableRow4398">
          <table:table-cell table:style-name="TableCell4399">
            <text:p text:style-name="P4400"><text:span text:style-name="T4401">Asunciones:</text:span></text:p>
          </table:table-cell>
          <table:table-cell table:style-name="TableCell4402" table:number-columns-spanned="3">
            <text:p text:style-name="P4403"><text:span text:style-name="T4404">1.El administrador está capacitado para el manejo de la aplicación.</text:span></text:p>
            <text:p text:style-name="P4405"><text:span text:style-name="T4406">2. El sistema funciona normalmente.</text:span></text:p>
          </table:table-cell>
          <table:covered-table-cell/>
          <table:covered-table-cell/>
        </table:table-row>
        <table:table-row table:style-name="TableRow4407">
          <table:table-cell table:style-name="TableCell4408">
            <text:p text:style-name="P4409"><text:span text:style-name="T4410">Tecnologías:</text:span></text:p>
          </table:table-cell>
          <table:table-cell table:style-name="TableCell4411" table:number-columns-spanned="3">
            <text:p text:style-name="P4412"><text:span text:style-name="T4413">1. Mínimo 1 GB de RAM.</text:span></text:p>
            <text:p text:style-name="P4414"><text:span text:style-name="T4415">2. Mínimo 1.6 Ghz de procesador.</text:span></text:p>
            <text:p text:style-name="P4416"><text:span text:style-name="T4417">3. Windows XP o 7.</text:span></text:p>
          </table:table-cell>
          <table:covered-table-cell/>
          <table:covered-table-cell/>
        </table:table-row>
      </table:table>
      <text:p text:style-name="Normal"/>
      <text:p text:style-name="Normal"/>
      <text:p text:style-name="Normal"/>
      <table:table table:style-name="Table4418">
        <table:table-columns>
          <table:table-column table:style-name="TableColumn4419"/>
          <table:table-column table:style-name="TableColumn4420"/>
          <table:table-column table:style-name="TableColumn4421"/>
          <table:table-column table:style-name="TableColumn4422"/>
        </table:table-columns>
        <table:table-row table:style-name="TableRow4423">
          <table:table-cell table:style-name="TableCell4424">
            <text:p text:style-name="P4425"><text:span text:style-name="T4426">ID caso de uso:</text:span></text:p>
          </table:table-cell>
          <table:table-cell table:style-name="TableCell4427" table:number-columns-spanned="3">
            <text:p text:style-name="P4428"><text:span text:style-name="T4429">CU-26</text:span></text:p>
          </table:table-cell>
          <table:covered-table-cell/>
          <table:covered-table-cell/>
        </table:table-row>
        <table:table-row table:style-name="TableRow4430">
          <table:table-cell table:style-name="TableCell4431">
            <text:p text:style-name="P4432"><text:span text:style-name="T4433">Nombre del caso del uso:</text:span></text:p>
          </table:table-cell>
          <table:table-cell table:style-name="TableCell4434" table:number-columns-spanned="3">
            <text:p text:style-name="P4435"><text:span text:style-name="T4436">Generar un listado de clientes</text:span></text:p>
          </table:table-cell>
          <table:covered-table-cell/>
          <table:covered-table-cell/>
        </table:table-row>
        <table:table-row table:style-name="TableRow4437">
          <table:table-cell table:style-name="TableCell4438">
            <text:p text:style-name="P4439"><text:span text:style-name="T4440">Creado por:</text:span></text:p>
          </table:table-cell>
          <table:table-cell table:style-name="TableCell4441">
            <text:p text:style-name="P4442"><text:span text:style-name="T4443">Esther López.</text:span></text:p>
            <text:p text:style-name="P4444"><text:span text:style-name="T4445">Luis Diego Carballo Valdivia.</text:span></text:p>
          </table:table-cell>
          <table:table-cell table:style-name="TableCell4446">
            <text:p text:style-name="P4447"><text:span text:style-name="T4448">Ultima actualización por:</text:span></text:p>
          </table:table-cell>
          <table:table-cell table:style-name="TableCell4449">
            <text:p text:style-name="P4450"><text:span text:style-name="T4451">Luis Diego Carballo Valdivia</text:span></text:p>
          </table:table-cell>
        </table:table-row>
        <table:table-row table:style-name="TableRow4452">
          <table:table-cell table:style-name="TableCell4453">
            <text:p text:style-name="P4454"><text:span text:style-name="T4455">Fecha de creación:</text:span></text:p>
          </table:table-cell>
          <table:table-cell table:style-name="TableCell4456">
            <text:p text:style-name="P4457"><text:span text:style-name="T4458">01 Mayo, 2014.</text:span></text:p>
          </table:table-cell>
          <table:table-cell table:style-name="TableCell4459">
            <text:p text:style-name="P4460"><text:span text:style-name="T4461">Fecha de <text:s/>actualización:</text:span></text:p>
          </table:table-cell>
          <table:table-cell table:style-name="TableCell4462">
            <text:p text:style-name="P4463"><text:span text:style-name="T4464">17 de Octubre, 2014</text:span></text:p>
          </table:table-cell>
        </table:table-row>
        <table:table-row table:style-name="TableRow4465">
          <table:table-cell table:style-name="TableCell4466">
            <text:p text:style-name="P4467"><text:span text:style-name="T4468">Actores:</text:span></text:p>
          </table:table-cell>
          <table:table-cell table:style-name="TableCell4469" table:number-columns-spanned="3">
            <text:p text:style-name="P4470"><text:span text:style-name="T4471">Sistema.</text:span></text:p>
          </table:table-cell>
          <table:covered-table-cell/>
          <table:covered-table-cell/>
        </table:table-row>
        <table:table-row table:style-name="TableRow4472">
          <table:table-cell table:style-name="TableCell4473">
            <text:p text:style-name="P4474"><text:span text:style-name="T4475">Descripción:</text:span></text:p>
          </table:table-cell>
          <table:table-cell table:style-name="TableCell4476" table:number-columns-spanned="3">
            <text:p text:style-name="P4477"><text:span text:style-name="T4478">El sistema debe suministrar un listado de clientes cuando sea necesario.</text:span></text:p>
          </table:table-cell>
          <table:covered-table-cell/>
          <table:covered-table-cell/>
        </table:table-row>
        <text:soft-page-break/>
        <table:table-row table:style-name="TableRow4479">
          <table:table-cell table:style-name="TableCell4480">
            <text:p text:style-name="P4481"><text:span text:style-name="T4482">Pre condiciones:</text:span></text:p>
          </table:table-cell>
          <table:table-cell table:style-name="TableCell4483" table:number-columns-spanned="3">
            <text:p text:style-name="P4484"><text:span text:style-name="T4485">1. Es necesario que el administrador este logueado.</text:span></text:p>
            <text:p text:style-name="P4486"><text:span text:style-name="T4487">2. Es necesario que el usuario se encuentre en la pestaña de listados.</text:span></text:p>
            <text:p text:style-name="P4488"><text:span text:style-name="T4489">3. Es necesario que el sistema funcione correctamente.</text:span></text:p>
          </table:table-cell>
          <table:covered-table-cell/>
          <table:covered-table-cell/>
        </table:table-row>
        <table:table-row table:style-name="TableRow4490">
          <table:table-cell table:style-name="TableCell4491">
            <text:p text:style-name="P4492"><text:span text:style-name="T4493">Pos condiciones:</text:span></text:p>
          </table:table-cell>
          <table:table-cell table:style-name="TableCell4494" table:number-columns-spanned="3">
            <text:p text:style-name="P4495"><text:span text:style-name="T4496">1. Los datos de ingreso fueron correctos.</text:span></text:p>
          </table:table-cell>
          <table:covered-table-cell/>
          <table:covered-table-cell/>
        </table:table-row>
        <table:table-row table:style-name="TableRow4497">
          <table:table-cell table:style-name="TableCell4498">
            <text:p text:style-name="P4499"><text:span text:style-name="T4500">Flujo normal:</text:span></text:p>
          </table:table-cell>
          <table:table-cell table:style-name="TableCell4501" table:number-columns-spanned="3">
            <text:p text:style-name="P4502"><text:span text:style-name="T4503">26. Generar un listado de clientes</text:span></text:p>
            <text:p text:style-name="P4504"><text:span text:style-name="T4505">26.1. El administrador ingresa a la pestaña de listados</text:span></text:p>
            <text:p text:style-name="P4506"><text:span text:style-name="T4507">26.2. El administrador solicita el listado de clientes.</text:span></text:p>
            <text:p text:style-name="P4508"><text:span text:style-name="T4509">26.3 El administrador obtiene el listado solicitado.</text:span></text:p>
          </table:table-cell>
          <table:covered-table-cell/>
          <table:covered-table-cell/>
        </table:table-row>
        <table:table-row table:style-name="TableRow4510">
          <table:table-cell table:style-name="TableCell4511">
            <text:p text:style-name="P4512"><text:span text:style-name="T4513">Flujo alternativo:</text:span></text:p>
          </table:table-cell>
          <table:table-cell table:style-name="TableCell4514" table:number-columns-spanned="3">
            <text:p text:style-name="P4515"/>
          </table:table-cell>
          <table:covered-table-cell/>
          <table:covered-table-cell/>
        </table:table-row>
        <table:table-row table:style-name="TableRow4516">
          <table:table-cell table:style-name="TableCell4517">
            <text:p text:style-name="P4518"><text:span text:style-name="T4519">Excepciones:</text:span></text:p>
          </table:table-cell>
          <table:table-cell table:style-name="TableCell4520" table:number-columns-spanned="3">
            <text:p text:style-name="P4521"><text:span text:style-name="T4522">26.2 Datos inválidos</text:span></text:p>
          </table:table-cell>
          <table:covered-table-cell/>
          <table:covered-table-cell/>
        </table:table-row>
        <table:table-row table:style-name="TableRow4523">
          <table:table-cell table:style-name="TableCell4524">
            <text:p text:style-name="P4525"><text:span text:style-name="T4526">Inclusiones:</text:span></text:p>
          </table:table-cell>
          <table:table-cell table:style-name="TableCell4527" table:number-columns-spanned="3">
            <text:p text:style-name="P4528"><text:span text:style-name="T4529">1.</text:span></text:p>
          </table:table-cell>
          <table:covered-table-cell/>
          <table:covered-table-cell/>
        </table:table-row>
        <table:table-row table:style-name="TableRow4530">
          <table:table-cell table:style-name="TableCell4531">
            <text:p text:style-name="P4532"><text:span text:style-name="T4533">Prioridad:</text:span></text:p>
          </table:table-cell>
          <table:table-cell table:style-name="TableCell4534" table:number-columns-spanned="3">
            <text:p text:style-name="P4535"><text:span text:style-name="T4536">Baja.</text:span></text:p>
          </table:table-cell>
          <table:covered-table-cell/>
          <table:covered-table-cell/>
        </table:table-row>
        <table:table-row table:style-name="TableRow4537">
          <table:table-cell table:style-name="TableCell4538">
            <text:p text:style-name="P4539"><text:span text:style-name="T4540">Frecuencia de uso:</text:span></text:p>
          </table:table-cell>
          <table:table-cell table:style-name="TableCell4541" table:number-columns-spanned="3">
            <text:p text:style-name="P4542"><text:span text:style-name="T4543">Cada vez que el administrador solicite el listado.</text:span></text:p>
          </table:table-cell>
          <table:covered-table-cell/>
          <table:covered-table-cell/>
        </table:table-row>
        <table:table-row table:style-name="TableRow4544">
          <table:table-cell table:style-name="TableCell4545">
            <text:p text:style-name="P4546"><text:span text:style-name="T4547">Reglas de negocio:</text:span></text:p>
          </table:table-cell>
          <table:table-cell table:style-name="TableCell4548" table:number-columns-spanned="3">
            <text:p text:style-name="P4549"><text:span text:style-name="T4550">RN-22.</text:span></text:p>
          </table:table-cell>
          <table:covered-table-cell/>
          <table:covered-table-cell/>
        </table:table-row>
        <table:table-row table:style-name="TableRow4551">
          <table:table-cell table:style-name="TableCell4552">
            <text:p text:style-name="P4553"><text:span text:style-name="T4554">Requerimientos especiales:</text:span></text:p>
          </table:table-cell>
          <table:table-cell table:style-name="TableCell4555" table:number-columns-spanned="3">
            <text:p text:style-name="P4556"/>
          </table:table-cell>
          <table:covered-table-cell/>
          <table:covered-table-cell/>
        </table:table-row>
        <table:table-row table:style-name="TableRow4557">
          <table:table-cell table:style-name="TableCell4558">
            <text:p text:style-name="P4559"><text:span text:style-name="T4560">Asunciones:</text:span></text:p>
          </table:table-cell>
          <table:table-cell table:style-name="TableCell4561" table:number-columns-spanned="3">
            <text:p text:style-name="P4562"><text:span text:style-name="T4563">1.El administrador está capacitado para el manejo de la aplicación.</text:span></text:p>
            <text:p text:style-name="P4564"><text:span text:style-name="T4565">2. El sistema funciona normalmente.</text:span></text:p>
          </table:table-cell>
          <table:covered-table-cell/>
          <table:covered-table-cell/>
        </table:table-row>
        <table:table-row table:style-name="TableRow4566">
          <table:table-cell table:style-name="TableCell4567">
            <text:p text:style-name="P4568"><text:span text:style-name="T4569">Tecnologías:</text:span></text:p>
          </table:table-cell>
          <table:table-cell table:style-name="TableCell4570" table:number-columns-spanned="3">
            <text:p text:style-name="P4571"><text:span text:style-name="T4572">1. Mínimo 1 GB de RAM.</text:span></text:p>
            <text:p text:style-name="P4573"><text:span text:style-name="T4574">2. Mínimo 1.6 Ghz de procesador.</text:span></text:p>
            <text:p text:style-name="P4575"><text:span text:style-name="T4576">3. Windows XP o 7.</text:span></text:p>
          </table:table-cell>
          <table:covered-table-cell/>
          <table:covered-table-cell/>
        </table:table-row>
      </table:table>
      <text:p text:style-name="Normal"/>
      <text:p text:style-name="Normal"/>
      <text:p text:style-name="Normal"/>
      <table:table table:style-name="Table4577">
        <table:table-columns>
          <table:table-column table:style-name="TableColumn4578"/>
          <table:table-column table:style-name="TableColumn4579"/>
          <table:table-column table:style-name="TableColumn4580"/>
          <table:table-column table:style-name="TableColumn4581"/>
        </table:table-columns>
        <table:table-row table:style-name="TableRow4582">
          <table:table-cell table:style-name="TableCell4583">
            <text:soft-page-break/>
            <text:p text:style-name="P4584"><text:span text:style-name="T4585">ID caso de uso:</text:span></text:p>
          </table:table-cell>
          <table:table-cell table:style-name="TableCell4586" table:number-columns-spanned="3">
            <text:p text:style-name="P4587"><text:span text:style-name="T4588">CU-27</text:span></text:p>
          </table:table-cell>
          <table:covered-table-cell/>
          <table:covered-table-cell/>
        </table:table-row>
        <table:table-row table:style-name="TableRow4589">
          <table:table-cell table:style-name="TableCell4590">
            <text:p text:style-name="P4591"><text:span text:style-name="T4592">Nombre del caso del uso:</text:span></text:p>
          </table:table-cell>
          <table:table-cell table:style-name="TableCell4593" table:number-columns-spanned="3">
            <text:p text:style-name="P4594"><text:span text:style-name="T4595">Generar un inventario de existencias</text:span></text:p>
          </table:table-cell>
          <table:covered-table-cell/>
          <table:covered-table-cell/>
        </table:table-row>
        <table:table-row table:style-name="TableRow4596">
          <table:table-cell table:style-name="TableCell4597">
            <text:p text:style-name="P4598"><text:span text:style-name="T4599">Creado por:</text:span></text:p>
          </table:table-cell>
          <table:table-cell table:style-name="TableCell4600">
            <text:p text:style-name="P4601"><text:span text:style-name="T4602">Esther López.</text:span></text:p>
            <text:p text:style-name="P4603"><text:span text:style-name="T4604">Luis Diego Carballo Valdivia.</text:span></text:p>
          </table:table-cell>
          <table:table-cell table:style-name="TableCell4605">
            <text:p text:style-name="P4606"><text:span text:style-name="T4607">Ultima actualización por:</text:span></text:p>
          </table:table-cell>
          <table:table-cell table:style-name="TableCell4608">
            <text:p text:style-name="P4609"><text:span text:style-name="T4610">Luis Diego Carballo Valdivia</text:span></text:p>
          </table:table-cell>
        </table:table-row>
        <table:table-row table:style-name="TableRow4611">
          <table:table-cell table:style-name="TableCell4612">
            <text:p text:style-name="P4613"><text:span text:style-name="T4614">Fecha de creación:</text:span></text:p>
          </table:table-cell>
          <table:table-cell table:style-name="TableCell4615">
            <text:p text:style-name="P4616"><text:span text:style-name="T4617">01 Mayo, 2014.</text:span></text:p>
          </table:table-cell>
          <table:table-cell table:style-name="TableCell4618">
            <text:p text:style-name="P4619"><text:span text:style-name="T4620">Fecha de <text:s/>actualización:</text:span></text:p>
          </table:table-cell>
          <table:table-cell table:style-name="TableCell4621">
            <text:p text:style-name="P4622"><text:span text:style-name="T4623">17 de Octubre, 2014</text:span></text:p>
          </table:table-cell>
        </table:table-row>
        <table:table-row table:style-name="TableRow4624">
          <table:table-cell table:style-name="TableCell4625">
            <text:p text:style-name="P4626"><text:span text:style-name="T4627">Actores:</text:span></text:p>
          </table:table-cell>
          <table:table-cell table:style-name="TableCell4628" table:number-columns-spanned="3">
            <text:p text:style-name="P4629"><text:span text:style-name="T4630">Sistema.</text:span></text:p>
          </table:table-cell>
          <table:covered-table-cell/>
          <table:covered-table-cell/>
        </table:table-row>
        <table:table-row table:style-name="TableRow4631">
          <table:table-cell table:style-name="TableCell4632">
            <text:p text:style-name="P4633"><text:span text:style-name="T4634">Descripción:</text:span></text:p>
          </table:table-cell>
          <table:table-cell table:style-name="TableCell4635" table:number-columns-spanned="3">
            <text:p text:style-name="P4636"><text:span text:style-name="T4637">El sistema debe suministrar un inventario de existencias cuando sea necesario.</text:span></text:p>
          </table:table-cell>
          <table:covered-table-cell/>
          <table:covered-table-cell/>
        </table:table-row>
        <table:table-row table:style-name="TableRow4638">
          <table:table-cell table:style-name="TableCell4639">
            <text:p text:style-name="P4640"><text:span text:style-name="T4641">Pre condiciones:</text:span></text:p>
          </table:table-cell>
          <table:table-cell table:style-name="TableCell4642" table:number-columns-spanned="3">
            <text:p text:style-name="P4643"><text:span text:style-name="T4644">1. Es necesario que el administrador este logueado.</text:span></text:p>
            <text:p text:style-name="P4645"><text:span text:style-name="T4646">2. Es necesario que el usuario se encuentre en la pestaña de listados.</text:span></text:p>
            <text:p text:style-name="P4647"><text:span text:style-name="T4648">3. Es necesario que el sistema funcione correctamente.</text:span></text:p>
          </table:table-cell>
          <table:covered-table-cell/>
          <table:covered-table-cell/>
        </table:table-row>
        <table:table-row table:style-name="TableRow4649">
          <table:table-cell table:style-name="TableCell4650">
            <text:p text:style-name="P4651"><text:span text:style-name="T4652">Pos condiciones:</text:span></text:p>
          </table:table-cell>
          <table:table-cell table:style-name="TableCell4653" table:number-columns-spanned="3">
            <text:p text:style-name="P4654"><text:span text:style-name="T4655">1. El ingreso de los datos debe ser correcto.</text:span></text:p>
          </table:table-cell>
          <table:covered-table-cell/>
          <table:covered-table-cell/>
        </table:table-row>
        <table:table-row table:style-name="TableRow4656">
          <table:table-cell table:style-name="TableCell4657">
            <text:p text:style-name="P4658"><text:span text:style-name="T4659">Flujo normal:</text:span></text:p>
          </table:table-cell>
          <table:table-cell table:style-name="TableCell4660" table:number-columns-spanned="3">
            <text:p text:style-name="P4661"><text:span text:style-name="T4662">27. Generar un inventario de existencias</text:span></text:p>
            <text:p text:style-name="P4663"><text:span text:style-name="T4664">27.1. El administrador ingresa a la pestaña de listados</text:span></text:p>
            <text:p text:style-name="P4665"><text:span text:style-name="T4666">27.2. El administrador solicita el listado de productos.</text:span></text:p>
            <text:p text:style-name="P4667"><text:span text:style-name="T4668">27.3 El administrador obtiene el listado solicitado.</text:span></text:p>
          </table:table-cell>
          <table:covered-table-cell/>
          <table:covered-table-cell/>
        </table:table-row>
        <table:table-row table:style-name="TableRow4669">
          <table:table-cell table:style-name="TableCell4670">
            <text:p text:style-name="P4671"><text:span text:style-name="T4672">Flujo alternativo:</text:span></text:p>
          </table:table-cell>
          <table:table-cell table:style-name="TableCell4673" table:number-columns-spanned="3">
            <text:p text:style-name="P4674"/>
          </table:table-cell>
          <table:covered-table-cell/>
          <table:covered-table-cell/>
        </table:table-row>
        <table:table-row table:style-name="TableRow4675">
          <table:table-cell table:style-name="TableCell4676">
            <text:p text:style-name="P4677"><text:span text:style-name="T4678">Excepciones:</text:span></text:p>
          </table:table-cell>
          <table:table-cell table:style-name="TableCell4679" table:number-columns-spanned="3">
            <text:p text:style-name="P4680"><text:span text:style-name="T4681">21.2 Datos inválidos</text:span></text:p>
          </table:table-cell>
          <table:covered-table-cell/>
          <table:covered-table-cell/>
        </table:table-row>
        <table:table-row table:style-name="TableRow4682">
          <table:table-cell table:style-name="TableCell4683">
            <text:p text:style-name="P4684"><text:span text:style-name="T4685">Inclusiones:</text:span></text:p>
          </table:table-cell>
          <table:table-cell table:style-name="TableCell4686" table:number-columns-spanned="3">
            <text:p text:style-name="P4687"><text:span text:style-name="T4688">1</text:span></text:p>
          </table:table-cell>
          <table:covered-table-cell/>
          <table:covered-table-cell/>
        </table:table-row>
        <table:table-row table:style-name="TableRow4689">
          <table:table-cell table:style-name="TableCell4690">
            <text:p text:style-name="P4691"><text:span text:style-name="T4692">Prioridad:</text:span></text:p>
          </table:table-cell>
          <table:table-cell table:style-name="TableCell4693" table:number-columns-spanned="3">
            <text:p text:style-name="P4694"><text:span text:style-name="T4695">Baja.</text:span></text:p>
          </table:table-cell>
          <table:covered-table-cell/>
          <table:covered-table-cell/>
        </table:table-row>
        <table:table-row table:style-name="TableRow4696">
          <table:table-cell table:style-name="TableCell4697">
            <text:p text:style-name="P4698"><text:span text:style-name="T4699">Frecuencia de uso:</text:span></text:p>
          </table:table-cell>
          <table:table-cell table:style-name="TableCell4700" table:number-columns-spanned="3">
            <text:p text:style-name="P4701"><text:span text:style-name="T4702">Cada vez que el administrador solicite el inventario.</text:span></text:p>
          </table:table-cell>
          <table:covered-table-cell/>
          <table:covered-table-cell/>
        </table:table-row>
        <text:soft-page-break/>
        <table:table-row table:style-name="TableRow4703">
          <table:table-cell table:style-name="TableCell4704">
            <text:p text:style-name="P4705"><text:span text:style-name="T4706">Reglas de negocio:</text:span></text:p>
          </table:table-cell>
          <table:table-cell table:style-name="TableCell4707" table:number-columns-spanned="3">
            <text:p text:style-name="P4708"><text:span text:style-name="T4709">RN-23.</text:span></text:p>
          </table:table-cell>
          <table:covered-table-cell/>
          <table:covered-table-cell/>
        </table:table-row>
        <table:table-row table:style-name="TableRow4710">
          <table:table-cell table:style-name="TableCell4711">
            <text:p text:style-name="P4712"><text:span text:style-name="T4713">Requerimientos especiales:</text:span></text:p>
          </table:table-cell>
          <table:table-cell table:style-name="TableCell4714" table:number-columns-spanned="3">
            <text:p text:style-name="P4715"/>
          </table:table-cell>
          <table:covered-table-cell/>
          <table:covered-table-cell/>
        </table:table-row>
        <table:table-row table:style-name="TableRow4716">
          <table:table-cell table:style-name="TableCell4717">
            <text:p text:style-name="P4718"><text:span text:style-name="T4719">Asunciones:</text:span></text:p>
          </table:table-cell>
          <table:table-cell table:style-name="TableCell4720" table:number-columns-spanned="3">
            <text:p text:style-name="P4721"><text:span text:style-name="T4722">1.El administrador está capacitado para el manejo de la aplicación.</text:span></text:p>
            <text:p text:style-name="P4723"><text:span text:style-name="T4724">2. El sistema funciona normalmente.</text:span></text:p>
          </table:table-cell>
          <table:covered-table-cell/>
          <table:covered-table-cell/>
        </table:table-row>
        <table:table-row table:style-name="TableRow4725">
          <table:table-cell table:style-name="TableCell4726">
            <text:p text:style-name="P4727"><text:span text:style-name="T4728">Tecnologías:</text:span></text:p>
          </table:table-cell>
          <table:table-cell table:style-name="TableCell4729" table:number-columns-spanned="3">
            <text:p text:style-name="P4730"><text:span text:style-name="T4731">1. Mínimo 1 GB de RAM.</text:span></text:p>
            <text:p text:style-name="P4732"><text:span text:style-name="T4733">2. Mínimo 1.6 Ghz de procesador.</text:span></text:p>
            <text:p text:style-name="P4734"><text:span text:style-name="T4735">3. Windows XP o 7.</text:span></text:p>
          </table:table-cell>
          <table:covered-table-cell/>
          <table:covered-table-cell/>
        </table:table-row>
      </table:table>
      <text:p text:style-name="Normal"/>
      <text:p text:style-name="Normal"/>
      <text:p text:style-name="Normal"/>
      <table:table table:style-name="Table4736">
        <table:table-columns>
          <table:table-column table:style-name="TableColumn4737"/>
          <table:table-column table:style-name="TableColumn4738"/>
          <table:table-column table:style-name="TableColumn4739"/>
          <table:table-column table:style-name="TableColumn4740"/>
        </table:table-columns>
        <table:table-row table:style-name="TableRow4741">
          <table:table-cell table:style-name="TableCell4742">
            <text:p text:style-name="P4743"><text:span text:style-name="T4744">ID caso de uso:</text:span></text:p>
          </table:table-cell>
          <table:table-cell table:style-name="TableCell4745" table:number-columns-spanned="3">
            <text:p text:style-name="P4746"><text:span text:style-name="T4747">CU-28</text:span></text:p>
          </table:table-cell>
          <table:covered-table-cell/>
          <table:covered-table-cell/>
        </table:table-row>
        <table:table-row table:style-name="TableRow4748">
          <table:table-cell table:style-name="TableCell4749">
            <text:p text:style-name="P4750"><text:span text:style-name="T4751">Nombre del caso del uso:</text:span></text:p>
          </table:table-cell>
          <table:table-cell table:style-name="TableCell4752" table:number-columns-spanned="3">
            <text:p text:style-name="P4753"><text:span text:style-name="T4754">Notificar al usuario de una estación que su tiempo de uso esta por acabarse</text:span></text:p>
          </table:table-cell>
          <table:covered-table-cell/>
          <table:covered-table-cell/>
        </table:table-row>
        <table:table-row table:style-name="TableRow4755">
          <table:table-cell table:style-name="TableCell4756">
            <text:p text:style-name="P4757"><text:span text:style-name="T4758">Creado por:</text:span></text:p>
          </table:table-cell>
          <table:table-cell table:style-name="TableCell4759">
            <text:p text:style-name="P4760"><text:span text:style-name="T4761">Esther López.</text:span></text:p>
            <text:p text:style-name="P4762"><text:span text:style-name="T4763">Luis Diego Carballo Valdivia.</text:span></text:p>
          </table:table-cell>
          <table:table-cell table:style-name="TableCell4764">
            <text:p text:style-name="P4765"><text:span text:style-name="T4766">Ultima actualización por:</text:span></text:p>
          </table:table-cell>
          <table:table-cell table:style-name="TableCell4767">
            <text:p text:style-name="P4768"><text:span text:style-name="T4769">Luis Diego Carballo Valdivia</text:span></text:p>
          </table:table-cell>
        </table:table-row>
        <table:table-row table:style-name="TableRow4770">
          <table:table-cell table:style-name="TableCell4771">
            <text:p text:style-name="P4772"><text:span text:style-name="T4773">Fecha de creación:</text:span></text:p>
          </table:table-cell>
          <table:table-cell table:style-name="TableCell4774">
            <text:p text:style-name="P4775"><text:span text:style-name="T4776">01 Mayo, 2014.</text:span></text:p>
          </table:table-cell>
          <table:table-cell table:style-name="TableCell4777">
            <text:p text:style-name="P4778"><text:span text:style-name="T4779">Fecha de <text:s/>actualización:</text:span></text:p>
          </table:table-cell>
          <table:table-cell table:style-name="TableCell4780">
            <text:p text:style-name="P4781"><text:span text:style-name="T4782">17 de Octubre, 2014</text:span></text:p>
          </table:table-cell>
        </table:table-row>
        <table:table-row table:style-name="TableRow4783">
          <table:table-cell table:style-name="TableCell4784">
            <text:p text:style-name="P4785"><text:span text:style-name="T4786">Actores:</text:span></text:p>
          </table:table-cell>
          <table:table-cell table:style-name="TableCell4787" table:number-columns-spanned="3">
            <text:p text:style-name="P4788"><text:span text:style-name="T4789">Administrador.</text:span></text:p>
          </table:table-cell>
          <table:covered-table-cell/>
          <table:covered-table-cell/>
        </table:table-row>
        <table:table-row table:style-name="TableRow4790">
          <table:table-cell table:style-name="TableCell4791">
            <text:p text:style-name="P4792"><text:span text:style-name="T4793">Descripción:</text:span></text:p>
          </table:table-cell>
          <table:table-cell table:style-name="TableCell4794" table:number-columns-spanned="3">
            <text:p text:style-name="P4795"><text:span text:style-name="T4796"><text:s/>Se debe <text:s/>notificar a la estación en uso cuando su tiempo está a punto de expirarse.</text:span></text:p>
          </table:table-cell>
          <table:covered-table-cell/>
          <table:covered-table-cell/>
        </table:table-row>
        <table:table-row table:style-name="TableRow4797">
          <table:table-cell table:style-name="TableCell4798">
            <text:p text:style-name="P4799"><text:span text:style-name="T4800">Pre condiciones:</text:span></text:p>
          </table:table-cell>
          <table:table-cell table:style-name="TableCell4801" table:number-columns-spanned="3">
            <text:p text:style-name="P4802"><text:span text:style-name="T4803">1. Es necesario que el administrador ingrese al sistema.</text:span></text:p>
            <text:p text:style-name="P4804"><text:span text:style-name="T4805">2. Es necesario que el administrador halla iniciado el conteo del tiempo de la estación.</text:span></text:p>
            <text:p text:style-name="P4806"><text:span text:style-name="T4807">3. Es necesario que se halla establecido con antelación la cantidad de minutos con antelación a la que se debe notificar.</text:span></text:p>
            <text:soft-page-break/>
            <text:p text:style-name="P4808"><text:span text:style-name="T4809">4. Es necesario que el sistema funcione correctamente.</text:span></text:p>
          </table:table-cell>
          <table:covered-table-cell/>
          <table:covered-table-cell/>
        </table:table-row>
        <text:soft-page-break/>
        <table:table-row table:style-name="TableRow4810">
          <table:table-cell table:style-name="TableCell4811">
            <text:p text:style-name="P4812"><text:span text:style-name="T4813">Pos condiciones:</text:span></text:p>
          </table:table-cell>
          <table:table-cell table:style-name="TableCell4814" table:number-columns-spanned="3">
            <text:p text:style-name="P4815"><text:span text:style-name="T4816">1. El administrador se aseguró que tiempo a controlar sea de la estación correcta.</text:span></text:p>
            <text:p text:style-name="P4817"><text:span text:style-name="T4818">2. Los datos de ingreso fueron correctos.</text:span></text:p>
          </table:table-cell>
          <table:covered-table-cell/>
          <table:covered-table-cell/>
        </table:table-row>
        <table:table-row table:style-name="TableRow4819">
          <table:table-cell table:style-name="TableCell4820">
            <text:p text:style-name="P4821"><text:span text:style-name="T4822">Flujo normal:</text:span></text:p>
          </table:table-cell>
          <table:table-cell table:style-name="TableCell4823" table:number-columns-spanned="3">
            <text:p text:style-name="P4824"><text:span text:style-name="T4825">28. Notificar al usuario de una estación que su tiempo de uso esta por acabarse.</text:span></text:p>
            <text:p text:style-name="P4826"><text:span text:style-name="T4827">28.1. El administrador inició el tiempo de una estación</text:span></text:p>
            <text:p text:style-name="P4828"><text:span text:style-name="T4829">28.2. El administrador estableció el minuto de aviso.</text:span></text:p>
          </table:table-cell>
          <table:covered-table-cell/>
          <table:covered-table-cell/>
        </table:table-row>
        <table:table-row table:style-name="TableRow4830">
          <table:table-cell table:style-name="TableCell4831">
            <text:p text:style-name="P4832"><text:span text:style-name="T4833">Flujo alternativo:</text:span></text:p>
          </table:table-cell>
          <table:table-cell table:style-name="TableCell4834" table:number-columns-spanned="3">
            <text:p text:style-name="P4835"><text:span text:style-name="T4836">28. Establecimiento predeterminado</text:span></text:p>
          </table:table-cell>
          <table:covered-table-cell/>
          <table:covered-table-cell/>
        </table:table-row>
        <table:table-row table:style-name="TableRow4837">
          <table:table-cell table:style-name="TableCell4838">
            <text:p text:style-name="P4839"><text:span text:style-name="T4840">Excepciones:</text:span></text:p>
          </table:table-cell>
          <table:table-cell table:style-name="TableCell4841" table:number-columns-spanned="3">
            <text:p text:style-name="P4842"><text:span text:style-name="T4843">28.0.E.1</text:span><text:span text:style-name="T4844"><text:s/></text:span><text:span text:style-name="T4845">El cliente termine su tiempo de uso con anticipación.</text:span></text:p>
          </table:table-cell>
          <table:covered-table-cell/>
          <table:covered-table-cell/>
        </table:table-row>
        <table:table-row table:style-name="TableRow4846">
          <table:table-cell table:style-name="TableCell4847">
            <text:p text:style-name="P4848"><text:span text:style-name="T4849">Inclusiones:</text:span></text:p>
          </table:table-cell>
          <table:table-cell table:style-name="TableCell4850" table:number-columns-spanned="3">
            <text:p text:style-name="P4851"><text:span text:style-name="T4852">Ninguna.</text:span></text:p>
          </table:table-cell>
          <table:covered-table-cell/>
          <table:covered-table-cell/>
        </table:table-row>
        <table:table-row table:style-name="TableRow4853">
          <table:table-cell table:style-name="TableCell4854">
            <text:p text:style-name="P4855"><text:span text:style-name="T4856">Prioridad:</text:span></text:p>
          </table:table-cell>
          <table:table-cell table:style-name="TableCell4857" table:number-columns-spanned="3">
            <text:p text:style-name="P4858"><text:span text:style-name="T4859">Media.</text:span></text:p>
          </table:table-cell>
          <table:covered-table-cell/>
          <table:covered-table-cell/>
        </table:table-row>
        <table:table-row table:style-name="TableRow4860">
          <table:table-cell table:style-name="TableCell4861">
            <text:p text:style-name="P4862"><text:span text:style-name="T4863">Frecuencia de uso:</text:span></text:p>
          </table:table-cell>
          <table:table-cell table:style-name="TableCell4864" table:number-columns-spanned="3">
            <text:p text:style-name="P4865"><text:span text:style-name="T4866">Alta. Cada vez que el administrador inicie el conteo de tiempo de una estación.</text:span></text:p>
          </table:table-cell>
          <table:covered-table-cell/>
          <table:covered-table-cell/>
        </table:table-row>
        <table:table-row table:style-name="TableRow4867">
          <table:table-cell table:style-name="TableCell4868">
            <text:p text:style-name="P4869"><text:span text:style-name="T4870">Reglas de negocio:</text:span></text:p>
          </table:table-cell>
          <table:table-cell table:style-name="TableCell4871" table:number-columns-spanned="3">
            <text:p text:style-name="P4872"><text:span text:style-name="T4873">RN-24.</text:span></text:p>
          </table:table-cell>
          <table:covered-table-cell/>
          <table:covered-table-cell/>
        </table:table-row>
        <table:table-row table:style-name="TableRow4874">
          <table:table-cell table:style-name="TableCell4875">
            <text:p text:style-name="P4876"><text:span text:style-name="T4877">Requerimientos especiales:</text:span></text:p>
          </table:table-cell>
          <table:table-cell table:style-name="TableCell4878" table:number-columns-spanned="3">
            <text:p text:style-name="P4879"/>
          </table:table-cell>
          <table:covered-table-cell/>
          <table:covered-table-cell/>
        </table:table-row>
        <table:table-row table:style-name="TableRow4880">
          <table:table-cell table:style-name="TableCell4881">
            <text:p text:style-name="P4882"><text:span text:style-name="T4883">Asunciones:</text:span></text:p>
          </table:table-cell>
          <table:table-cell table:style-name="TableCell4884" table:number-columns-spanned="3">
            <text:p text:style-name="P4885"><text:span text:style-name="T4886">1.El administrador está capacitado para el manejo de la aplicación.</text:span></text:p>
            <text:p text:style-name="P4887"><text:span text:style-name="T4888">2. El sistema funciona normalmente.</text:span></text:p>
            <text:p text:style-name="P4889"><text:span text:style-name="T4890">3. El administrador inició el conteo normalmente.</text:span></text:p>
          </table:table-cell>
          <table:covered-table-cell/>
          <table:covered-table-cell/>
        </table:table-row>
        <table:table-row table:style-name="TableRow4891">
          <table:table-cell table:style-name="TableCell4892">
            <text:p text:style-name="P4893"><text:span text:style-name="T4894">Tecnologías:</text:span></text:p>
          </table:table-cell>
          <table:table-cell table:style-name="TableCell4895" table:number-columns-spanned="3">
            <text:p text:style-name="P4896"><text:span text:style-name="T4897">1. Mínimo 1 GB de RAM.</text:span></text:p>
            <text:p text:style-name="P4898"><text:span text:style-name="T4899">2. Mínimo 1.6 Ghz de procesador.</text:span></text:p>
            <text:p text:style-name="P4900"><text:span text:style-name="T4901">3. Windows XP o 7.</text:span></text:p>
          </table:table-cell>
          <table:covered-table-cell/>
          <table:covered-table-cell/>
        </table:table-row>
      </table:table>
      <text:p text:style-name="Normal"/>
      <text:p text:style-name="Normal"/>
      <text:p text:style-name="Normal"/>
      <table:table table:style-name="Table4902">
        <table:table-columns>
          <table:table-column table:style-name="TableColumn4903"/>
          <table:table-column table:style-name="TableColumn4904"/>
          <table:table-column table:style-name="TableColumn4905"/>
          <table:table-column table:style-name="TableColumn4906"/>
        </table:table-columns>
        <table:table-row table:style-name="TableRow4907">
          <table:table-cell table:style-name="TableCell4908">
            <text:soft-page-break/>
            <text:p text:style-name="P4909"><text:span text:style-name="T4910">ID caso de uso:</text:span></text:p>
          </table:table-cell>
          <table:table-cell table:style-name="TableCell4911" table:number-columns-spanned="3">
            <text:p text:style-name="P4912"><text:span text:style-name="T4913">CU-29</text:span></text:p>
          </table:table-cell>
          <table:covered-table-cell/>
          <table:covered-table-cell/>
        </table:table-row>
        <table:table-row table:style-name="TableRow4914">
          <table:table-cell table:style-name="TableCell4915">
            <text:p text:style-name="P4916"><text:span text:style-name="T4917">Nombre del caso del uso:</text:span></text:p>
          </table:table-cell>
          <table:table-cell table:style-name="TableCell4918" table:number-columns-spanned="3">
            <text:p text:style-name="P4919"><text:span text:style-name="T4920">Notificar al usuario de una estación que su tiempo de uso se acabó</text:span></text:p>
          </table:table-cell>
          <table:covered-table-cell/>
          <table:covered-table-cell/>
        </table:table-row>
        <table:table-row table:style-name="TableRow4921">
          <table:table-cell table:style-name="TableCell4922">
            <text:p text:style-name="P4923"><text:span text:style-name="T4924">Creado por:</text:span></text:p>
          </table:table-cell>
          <table:table-cell table:style-name="TableCell4925">
            <text:p text:style-name="P4926"><text:span text:style-name="T4927">Esther López.</text:span></text:p>
            <text:p text:style-name="P4928"><text:span text:style-name="T4929">Luis Diego Carballo Valdivia.</text:span></text:p>
          </table:table-cell>
          <table:table-cell table:style-name="TableCell4930">
            <text:p text:style-name="P4931"><text:span text:style-name="T4932">Ultima actualización por:</text:span></text:p>
          </table:table-cell>
          <table:table-cell table:style-name="TableCell4933">
            <text:p text:style-name="P4934"><text:span text:style-name="T4935">Luis Diego Carballo Valdivia</text:span></text:p>
          </table:table-cell>
        </table:table-row>
        <table:table-row table:style-name="TableRow4936">
          <table:table-cell table:style-name="TableCell4937">
            <text:p text:style-name="P4938"><text:span text:style-name="T4939">Fecha de creación:</text:span></text:p>
          </table:table-cell>
          <table:table-cell table:style-name="TableCell4940">
            <text:p text:style-name="P4941"><text:span text:style-name="T4942">01 Mayo, 2014.</text:span></text:p>
          </table:table-cell>
          <table:table-cell table:style-name="TableCell4943">
            <text:p text:style-name="P4944"><text:span text:style-name="T4945">Fecha de <text:s/>actualización:</text:span></text:p>
          </table:table-cell>
          <table:table-cell table:style-name="TableCell4946">
            <text:p text:style-name="P4947"><text:span text:style-name="T4948">17 de Octubre, 2014</text:span></text:p>
          </table:table-cell>
        </table:table-row>
        <table:table-row table:style-name="TableRow4949">
          <table:table-cell table:style-name="TableCell4950">
            <text:p text:style-name="P4951"><text:span text:style-name="T4952">Actores:</text:span></text:p>
          </table:table-cell>
          <table:table-cell table:style-name="TableCell4953" table:number-columns-spanned="3">
            <text:p text:style-name="P4954"><text:span text:style-name="T4955">Administrador.</text:span></text:p>
          </table:table-cell>
          <table:covered-table-cell/>
          <table:covered-table-cell/>
        </table:table-row>
        <table:table-row table:style-name="TableRow4956">
          <table:table-cell table:style-name="TableCell4957">
            <text:p text:style-name="P4958"><text:span text:style-name="T4959">Descripción:</text:span></text:p>
          </table:table-cell>
          <table:table-cell table:style-name="TableCell4960" table:number-columns-spanned="3">
            <text:p text:style-name="P4961"><text:span text:style-name="T4962"><text:s/>Se debe <text:s/>notificar a la estación en uso cuando su tiempo expiró.</text:span></text:p>
          </table:table-cell>
          <table:covered-table-cell/>
          <table:covered-table-cell/>
        </table:table-row>
        <table:table-row table:style-name="TableRow4963">
          <table:table-cell table:style-name="TableCell4964">
            <text:p text:style-name="P4965"><text:span text:style-name="T4966">Pre condiciones:</text:span></text:p>
          </table:table-cell>
          <table:table-cell table:style-name="TableCell4967" table:number-columns-spanned="3">
            <text:p text:style-name="P4968"><text:span text:style-name="T4969">1. Es necesario que el administrador ingrese al sistema.</text:span></text:p>
            <text:p text:style-name="P4970"><text:span text:style-name="T4971">2. Es necesario que el administrador halla iniciado el conteo del tiempo de la estación.</text:span></text:p>
            <text:p text:style-name="P4972"><text:span text:style-name="T4973">3. Es necesario que se halla establecido un tiempo de uso.</text:span></text:p>
            <text:p text:style-name="P4974"><text:span text:style-name="T4975">4. Es necesario que el sistema funcione correctamente</text:span></text:p>
          </table:table-cell>
          <table:covered-table-cell/>
          <table:covered-table-cell/>
        </table:table-row>
        <table:table-row table:style-name="TableRow4976">
          <table:table-cell table:style-name="TableCell4977">
            <text:p text:style-name="P4978"><text:span text:style-name="T4979">Pos condiciones:</text:span></text:p>
          </table:table-cell>
          <table:table-cell table:style-name="TableCell4980" table:number-columns-spanned="3">
            <text:p text:style-name="P4981"><text:span text:style-name="T4982">1. El administrador se aseguró que tiempo a controlar sea de la estación correcta.</text:span></text:p>
            <text:p text:style-name="P4983"><text:span text:style-name="T4984">2. Los datos de ingreso fueron correctos.</text:span></text:p>
          </table:table-cell>
          <table:covered-table-cell/>
          <table:covered-table-cell/>
        </table:table-row>
        <table:table-row table:style-name="TableRow4985">
          <table:table-cell table:style-name="TableCell4986">
            <text:p text:style-name="P4987"><text:span text:style-name="T4988">Flujo normal:</text:span></text:p>
          </table:table-cell>
          <table:table-cell table:style-name="TableCell4989" table:number-columns-spanned="3">
            <text:p text:style-name="P4990"><text:span text:style-name="T4991">29. <text:s/>Notificar al usuario de una estación que su tiempo de uso se acabó</text:span></text:p>
            <text:p text:style-name="P4992"><text:span text:style-name="T4993">29.1. El administrador inició el tiempo de una estación</text:span></text:p>
            <text:p text:style-name="P4994"><text:span text:style-name="T4995">29.2. El administrador estableció el <text:s/>tiempo de uso.</text:span></text:p>
          </table:table-cell>
          <table:covered-table-cell/>
          <table:covered-table-cell/>
        </table:table-row>
        <table:table-row table:style-name="TableRow4996">
          <table:table-cell table:style-name="TableCell4997">
            <text:p text:style-name="P4998"><text:span text:style-name="T4999">Flujo alternativo:</text:span></text:p>
          </table:table-cell>
          <table:table-cell table:style-name="TableCell5000" table:number-columns-spanned="3">
            <text:p text:style-name="P5001"/>
          </table:table-cell>
          <table:covered-table-cell/>
          <table:covered-table-cell/>
        </table:table-row>
        <table:table-row table:style-name="TableRow5002">
          <table:table-cell table:style-name="TableCell5003">
            <text:p text:style-name="P5004"><text:span text:style-name="T5005">Excepciones:</text:span></text:p>
          </table:table-cell>
          <table:table-cell table:style-name="TableCell5006" table:number-columns-spanned="3">
            <text:p text:style-name="P5007"><text:span text:style-name="T5008">29.0.E.1</text:span><text:span text:style-name="T5009"><text:s/></text:span><text:span text:style-name="T5010">El cliente termine su tiempo de uso con anticipación.</text:span></text:p>
          </table:table-cell>
          <table:covered-table-cell/>
          <table:covered-table-cell/>
        </table:table-row>
        <table:table-row table:style-name="TableRow5011">
          <table:table-cell table:style-name="TableCell5012">
            <text:p text:style-name="P5013"><text:span text:style-name="T5014">Inclusiones:</text:span></text:p>
          </table:table-cell>
          <table:table-cell table:style-name="TableCell5015" table:number-columns-spanned="3">
            <text:p text:style-name="P5016"><text:span text:style-name="T5017">Ninguna</text:span></text:p>
          </table:table-cell>
          <table:covered-table-cell/>
          <table:covered-table-cell/>
        </table:table-row>
        <table:table-row table:style-name="TableRow5018">
          <table:table-cell table:style-name="TableCell5019">
            <text:p text:style-name="P5020"><text:span text:style-name="T5021">Prioridad:</text:span></text:p>
          </table:table-cell>
          <table:table-cell table:style-name="TableCell5022" table:number-columns-spanned="3">
            <text:p text:style-name="P5023"><text:span text:style-name="T5024">Media.</text:span></text:p>
          </table:table-cell>
          <table:covered-table-cell/>
          <table:covered-table-cell/>
        </table:table-row>
        <text:soft-page-break/>
        <table:table-row table:style-name="TableRow5025">
          <table:table-cell table:style-name="TableCell5026">
            <text:p text:style-name="P5027"><text:span text:style-name="T5028">Frecuencia de uso:</text:span></text:p>
          </table:table-cell>
          <table:table-cell table:style-name="TableCell5029" table:number-columns-spanned="3">
            <text:p text:style-name="P5030"><text:span text:style-name="T5031">Cada vez que el administrador inicie el conteo de tiempo de una estación.</text:span></text:p>
          </table:table-cell>
          <table:covered-table-cell/>
          <table:covered-table-cell/>
        </table:table-row>
        <table:table-row table:style-name="TableRow5032">
          <table:table-cell table:style-name="TableCell5033">
            <text:p text:style-name="P5034"><text:span text:style-name="T5035">Reglas de negocio:</text:span></text:p>
          </table:table-cell>
          <table:table-cell table:style-name="TableCell5036" table:number-columns-spanned="3">
            <text:p text:style-name="P5037"><text:span text:style-name="T5038">RN-09.</text:span></text:p>
          </table:table-cell>
          <table:covered-table-cell/>
          <table:covered-table-cell/>
        </table:table-row>
        <table:table-row table:style-name="TableRow5039">
          <table:table-cell table:style-name="TableCell5040">
            <text:p text:style-name="P5041"><text:span text:style-name="T5042">Requerimientos especiales:</text:span></text:p>
          </table:table-cell>
          <table:table-cell table:style-name="TableCell5043" table:number-columns-spanned="3">
            <text:p text:style-name="P5044"/>
          </table:table-cell>
          <table:covered-table-cell/>
          <table:covered-table-cell/>
        </table:table-row>
        <table:table-row table:style-name="TableRow5045">
          <table:table-cell table:style-name="TableCell5046">
            <text:p text:style-name="P5047"><text:span text:style-name="T5048">Asunciones:</text:span></text:p>
          </table:table-cell>
          <table:table-cell table:style-name="TableCell5049" table:number-columns-spanned="3">
            <text:p text:style-name="P5050"><text:span text:style-name="T5051">1.El administrador está capacitado para el manejo de la aplicación.</text:span></text:p>
            <text:p text:style-name="P5052"><text:span text:style-name="T5053">2. El sistema funciona normalmente.</text:span></text:p>
            <text:p text:style-name="P5054"><text:span text:style-name="T5055">3. El administrador inició el conteo normalmente</text:span></text:p>
          </table:table-cell>
          <table:covered-table-cell/>
          <table:covered-table-cell/>
        </table:table-row>
        <table:table-row table:style-name="TableRow5056">
          <table:table-cell table:style-name="TableCell5057">
            <text:p text:style-name="P5058"><text:span text:style-name="T5059">Tecnologías:</text:span></text:p>
          </table:table-cell>
          <table:table-cell table:style-name="TableCell5060" table:number-columns-spanned="3">
            <text:p text:style-name="P5061"><text:span text:style-name="T5062">1. Mínimo 1 GB de RAM.</text:span></text:p>
            <text:p text:style-name="P5063"><text:span text:style-name="T5064">2. Mínimo 1.6 Ghz de procesador.</text:span></text:p>
            <text:p text:style-name="P5065"><text:span text:style-name="T5066">3. Windows XP o 7.</text:span></text:p>
          </table:table-cell>
          <table:covered-table-cell/>
          <table:covered-table-cell/>
        </table:table-row>
      </table:table>
      <text:p text:style-name="Normal"/>
      <text:p text:style-name="Normal"/>
      <text:p text:style-name="Normal"/>
      <text:p text:style-name="Normal"/>
      <table:table table:style-name="Table5067">
        <table:table-columns>
          <table:table-column table:style-name="TableColumn5068"/>
          <table:table-column table:style-name="TableColumn5069"/>
          <table:table-column table:style-name="TableColumn5070"/>
          <table:table-column table:style-name="TableColumn5071"/>
        </table:table-columns>
        <table:table-row table:style-name="TableRow5072">
          <table:table-cell table:style-name="TableCell5073">
            <text:p text:style-name="P5074"><text:span text:style-name="T5075">ID caso de uso:</text:span></text:p>
          </table:table-cell>
          <table:table-cell table:style-name="TableCell5076" table:number-columns-spanned="3">
            <text:p text:style-name="P5077"><text:span text:style-name="T5078">CU-30</text:span></text:p>
          </table:table-cell>
          <table:covered-table-cell/>
          <table:covered-table-cell/>
        </table:table-row>
        <table:table-row table:style-name="TableRow5079">
          <table:table-cell table:style-name="TableCell5080">
            <text:p text:style-name="P5081"><text:span text:style-name="T5082">Nombre del caso del uso:</text:span></text:p>
          </table:table-cell>
          <table:table-cell table:style-name="TableCell5083" table:number-columns-spanned="3">
            <text:p text:style-name="P5084"><text:span text:style-name="T5085">Notificar cuando halla bajas existencias</text:span></text:p>
          </table:table-cell>
          <table:covered-table-cell/>
          <table:covered-table-cell/>
        </table:table-row>
        <table:table-row table:style-name="TableRow5086">
          <table:table-cell table:style-name="TableCell5087">
            <text:p text:style-name="P5088"><text:span text:style-name="T5089">Creado por:</text:span></text:p>
          </table:table-cell>
          <table:table-cell table:style-name="TableCell5090">
            <text:p text:style-name="P5091"><text:span text:style-name="T5092">Esther López.</text:span></text:p>
            <text:p text:style-name="P5093"><text:span text:style-name="T5094">Luis Diego Carballo Valdivia.</text:span></text:p>
          </table:table-cell>
          <table:table-cell table:style-name="TableCell5095">
            <text:p text:style-name="P5096"><text:span text:style-name="T5097">Ultima actualización por:</text:span></text:p>
          </table:table-cell>
          <table:table-cell table:style-name="TableCell5098">
            <text:p text:style-name="P5099"><text:span text:style-name="T5100">Luis Diego Carballo Valdivia</text:span></text:p>
          </table:table-cell>
        </table:table-row>
        <table:table-row table:style-name="TableRow5101">
          <table:table-cell table:style-name="TableCell5102">
            <text:p text:style-name="P5103"><text:span text:style-name="T5104">Fecha de creación:</text:span></text:p>
          </table:table-cell>
          <table:table-cell table:style-name="TableCell5105">
            <text:p text:style-name="P5106"><text:span text:style-name="T5107">01 Mayo, 2014.</text:span></text:p>
          </table:table-cell>
          <table:table-cell table:style-name="TableCell5108">
            <text:p text:style-name="P5109"><text:span text:style-name="T5110">Fecha de <text:s/>actualización:</text:span></text:p>
          </table:table-cell>
          <table:table-cell table:style-name="TableCell5111">
            <text:p text:style-name="P5112"><text:span text:style-name="T5113">17 de Octubre, 2014</text:span></text:p>
          </table:table-cell>
        </table:table-row>
        <table:table-row table:style-name="TableRow5114">
          <table:table-cell table:style-name="TableCell5115">
            <text:p text:style-name="P5116"><text:span text:style-name="T5117">Actores:</text:span></text:p>
          </table:table-cell>
          <table:table-cell table:style-name="TableCell5118" table:number-columns-spanned="3">
            <text:p text:style-name="P5119"><text:span text:style-name="T5120">Administrador.</text:span></text:p>
          </table:table-cell>
          <table:covered-table-cell/>
          <table:covered-table-cell/>
        </table:table-row>
        <table:table-row table:style-name="TableRow5121">
          <table:table-cell table:style-name="TableCell5122">
            <text:p text:style-name="P5123"><text:span text:style-name="T5124">Descripción:</text:span></text:p>
          </table:table-cell>
          <table:table-cell table:style-name="TableCell5125" table:number-columns-spanned="3">
            <text:p text:style-name="P5126"><text:span text:style-name="T5127">En este caso el sistema debe notificar al administrador cuando el producto sustraído esté en bajas existencias.</text:span></text:p>
          </table:table-cell>
          <table:covered-table-cell/>
          <table:covered-table-cell/>
        </table:table-row>
        <table:table-row table:style-name="TableRow5128">
          <table:table-cell table:style-name="TableCell5129">
            <text:p text:style-name="P5130"><text:span text:style-name="T5131">Pre condiciones:</text:span></text:p>
          </table:table-cell>
          <table:table-cell table:style-name="TableCell5132" table:number-columns-spanned="3">
            <text:p text:style-name="P5133"><text:span text:style-name="T5134">1. Es necesario que el administrador ingrese al sistema.</text:span></text:p>
            <text:p text:style-name="P5135"><text:span text:style-name="T5136">2. Es necesario que el administrador halla completado una venta, o una<text:s/></text:span><text:soft-page-break/><text:span text:style-name="T5137">modificación.</text:span></text:p>
            <text:p text:style-name="P5138"><text:span text:style-name="T5139">3. Es necesario que el sistema funcione correctamente.</text:span></text:p>
          </table:table-cell>
          <table:covered-table-cell/>
          <table:covered-table-cell/>
        </table:table-row>
        <text:soft-page-break/>
        <table:table-row table:style-name="TableRow5140">
          <table:table-cell table:style-name="TableCell5141">
            <text:p text:style-name="P5142"><text:span text:style-name="T5143">Pos condiciones:</text:span></text:p>
          </table:table-cell>
          <table:table-cell table:style-name="TableCell5144" table:number-columns-spanned="3">
            <text:p text:style-name="P5145"><text:span text:style-name="T5146">1. El ingreso de datos halla sido correcto.</text:span></text:p>
          </table:table-cell>
          <table:covered-table-cell/>
          <table:covered-table-cell/>
        </table:table-row>
        <table:table-row table:style-name="TableRow5147">
          <table:table-cell table:style-name="TableCell5148">
            <text:p text:style-name="P5149"><text:span text:style-name="T5150">Flujo normal:</text:span></text:p>
          </table:table-cell>
          <table:table-cell table:style-name="TableCell5151" table:number-columns-spanned="3">
            <text:p text:style-name="P5152"><text:span text:style-name="T5153">30. Notificar cuando halla bajas existencias</text:span></text:p>
            <text:p text:style-name="P5154"><text:span text:style-name="T5155">30.1. El administrador realiza una venta.</text:span></text:p>
            <text:p text:style-name="P5156"><text:span text:style-name="T5157">30.2 Cuando la venta se realiza, en caso de que un producto vendido alcance el mínimo, se notificará al administrador de esto.</text:span></text:p>
          </table:table-cell>
          <table:covered-table-cell/>
          <table:covered-table-cell/>
        </table:table-row>
        <table:table-row table:style-name="TableRow5158">
          <table:table-cell table:style-name="TableCell5159">
            <text:p text:style-name="P5160"><text:span text:style-name="T5161">Flujo alternativo:</text:span></text:p>
          </table:table-cell>
          <table:table-cell table:style-name="TableCell5162" table:number-columns-spanned="3">
            <text:p text:style-name="P5163"><text:span text:style-name="T5164">30.3 Notificación por modificación</text:span></text:p>
            <text:p text:style-name="P5165"><text:span text:style-name="T5166">30.3.1. El administrador modifica la cantidad de un producto.</text:span></text:p>
            <text:p text:style-name="P5167"><text:span text:style-name="T5168">30.3.2 ELlsistema notifica al administrador si esta cantidad es la mínima.</text:span></text:p>
          </table:table-cell>
          <table:covered-table-cell/>
          <table:covered-table-cell/>
        </table:table-row>
        <table:table-row table:style-name="TableRow5169">
          <table:table-cell table:style-name="TableCell5170">
            <text:p text:style-name="P5171"><text:span text:style-name="T5172">Excepciones:</text:span></text:p>
          </table:table-cell>
          <table:table-cell table:style-name="TableCell5173" table:number-columns-spanned="3">
            <text:p text:style-name="P5174"><text:span text:style-name="T5175">30.0.E.1</text:span><text:span text:style-name="T5176"><text:s/></text:span><text:span text:style-name="T5177">El administrador cancele una modificación.</text:span></text:p>
            <text:p text:style-name="P5178"><text:span text:style-name="T5179">30.0.E.2 El administrador cancele una venta.</text:span></text:p>
          </table:table-cell>
          <table:covered-table-cell/>
          <table:covered-table-cell/>
        </table:table-row>
        <table:table-row table:style-name="TableRow5180">
          <table:table-cell table:style-name="TableCell5181">
            <text:p text:style-name="P5182"><text:span text:style-name="T5183">Inclusiones:</text:span></text:p>
          </table:table-cell>
          <table:table-cell table:style-name="TableCell5184" table:number-columns-spanned="3">
            <text:p text:style-name="P5185"><text:span text:style-name="T5186">1, 5, 10.</text:span></text:p>
          </table:table-cell>
          <table:covered-table-cell/>
          <table:covered-table-cell/>
        </table:table-row>
        <table:table-row table:style-name="TableRow5187">
          <table:table-cell table:style-name="TableCell5188">
            <text:p text:style-name="P5189"><text:span text:style-name="T5190">Prioridad:</text:span></text:p>
          </table:table-cell>
          <table:table-cell table:style-name="TableCell5191" table:number-columns-spanned="3">
            <text:p text:style-name="P5192"><text:span text:style-name="T5193">Alta.</text:span></text:p>
          </table:table-cell>
          <table:covered-table-cell/>
          <table:covered-table-cell/>
        </table:table-row>
        <table:table-row table:style-name="TableRow5194">
          <table:table-cell table:style-name="TableCell5195">
            <text:p text:style-name="P5196"><text:span text:style-name="T5197">Frecuencia de uso:</text:span></text:p>
          </table:table-cell>
          <table:table-cell table:style-name="TableCell5198" table:number-columns-spanned="3">
            <text:p text:style-name="P5199"><text:span text:style-name="T5200">Cada vez que el administrador realice una venta, o modifique un producto.</text:span></text:p>
          </table:table-cell>
          <table:covered-table-cell/>
          <table:covered-table-cell/>
        </table:table-row>
        <table:table-row table:style-name="TableRow5201">
          <table:table-cell table:style-name="TableCell5202">
            <text:p text:style-name="P5203"><text:span text:style-name="T5204">Reglas de negocio:</text:span></text:p>
          </table:table-cell>
          <table:table-cell table:style-name="TableCell5205" table:number-columns-spanned="3">
            <text:p text:style-name="P5206"><text:span text:style-name="T5207">RN-14, RN-12.</text:span></text:p>
          </table:table-cell>
          <table:covered-table-cell/>
          <table:covered-table-cell/>
        </table:table-row>
        <table:table-row table:style-name="TableRow5208">
          <table:table-cell table:style-name="TableCell5209">
            <text:p text:style-name="P5210"><text:span text:style-name="T5211">Requerimientos especiales:</text:span></text:p>
          </table:table-cell>
          <table:table-cell table:style-name="TableCell5212" table:number-columns-spanned="3">
            <text:p text:style-name="P5213"/>
          </table:table-cell>
          <table:covered-table-cell/>
          <table:covered-table-cell/>
        </table:table-row>
        <table:table-row table:style-name="TableRow5214">
          <table:table-cell table:style-name="TableCell5215">
            <text:p text:style-name="P5216"><text:span text:style-name="T5217">Asunciones:</text:span></text:p>
          </table:table-cell>
          <table:table-cell table:style-name="TableCell5218" table:number-columns-spanned="3">
            <text:p text:style-name="P5219"><text:span text:style-name="T5220">1.El administrador está capacitado para el manejo de la aplicación.</text:span></text:p>
            <text:p text:style-name="P5221"><text:span text:style-name="T5222">2. El sistema funciona normalmente.</text:span></text:p>
            <text:p text:style-name="P5223"><text:span text:style-name="T5224">3. El administrador realizó una venta correctamente.</text:span></text:p>
          </table:table-cell>
          <table:covered-table-cell/>
          <table:covered-table-cell/>
        </table:table-row>
        <table:table-row table:style-name="TableRow5225">
          <table:table-cell table:style-name="TableCell5226">
            <text:p text:style-name="P5227"><text:span text:style-name="T5228">Tecnologías:</text:span></text:p>
          </table:table-cell>
          <table:table-cell table:style-name="TableCell5229" table:number-columns-spanned="3">
            <text:p text:style-name="P5230"><text:span text:style-name="T5231">1. Mínimo 1 GB de RAM.</text:span></text:p>
            <text:p text:style-name="P5232"><text:span text:style-name="T5233">2. Mínimo 1.6 Ghz de procesador.</text:span></text:p>
            <text:soft-page-break/>
            <text:p text:style-name="P5234"><text:span text:style-name="T5235">3. Windows XP o 7.</text:span></text:p>
          </table:table-cell>
          <table:covered-table-cell/>
          <table:covered-table-cell/>
        </table:table-row>
      </table:table>
      <text:p text:style-name="Normal"/>
      <text:p text:style-name="Normal"/>
      <text:p text:style-name="Normal"/>
      <table:table table:style-name="Table5236">
        <table:table-columns>
          <table:table-column table:style-name="TableColumn5237"/>
          <table:table-column table:style-name="TableColumn5238"/>
          <table:table-column table:style-name="TableColumn5239"/>
          <table:table-column table:style-name="TableColumn5240"/>
          <table:table-column table:style-name="TableColumn5241"/>
          <table:table-column table:style-name="TableColumn5242"/>
        </table:table-columns>
        <table:table-row table:style-name="TableRow5243">
          <table:table-cell table:style-name="TableCell5244" table:number-columns-spanned="2">
            <text:p text:style-name="P5245"><text:span text:style-name="T5246">ID caso de uso:</text:span></text:p>
          </table:table-cell>
          <table:covered-table-cell/>
          <table:table-cell table:style-name="TableCell5247" table:number-columns-spanned="4">
            <text:p text:style-name="P5248"><text:span text:style-name="T5249">CU-31</text:span></text:p>
          </table:table-cell>
          <table:covered-table-cell/>
          <table:covered-table-cell/>
          <table:covered-table-cell/>
        </table:table-row>
        <table:table-row table:style-name="TableRow5250">
          <table:table-cell table:style-name="TableCell5251" table:number-columns-spanned="2">
            <text:p text:style-name="P5252"><text:span text:style-name="T5253">Nombre del caso del uso:</text:span></text:p>
          </table:table-cell>
          <table:covered-table-cell/>
          <table:table-cell table:style-name="TableCell5254" table:number-columns-spanned="4">
            <text:p text:style-name="P5255"><text:span text:style-name="T5256">Eliminar sugerencia</text:span></text:p>
          </table:table-cell>
          <table:covered-table-cell/>
          <table:covered-table-cell/>
          <table:covered-table-cell/>
        </table:table-row>
        <table:table-row table:style-name="TableRow5257">
          <table:table-cell table:style-name="TableCell5258" table:number-columns-spanned="2">
            <text:p text:style-name="P5259"><text:span text:style-name="T5260">Creado por:</text:span></text:p>
          </table:table-cell>
          <table:covered-table-cell/>
          <table:table-cell table:style-name="TableCell5261">
            <text:p text:style-name="P5262"><text:span text:style-name="T5263">Esther López.</text:span></text:p>
            <text:p text:style-name="P5264"><text:span text:style-name="T5265">Luis Diego Carballo Valdivia.</text:span></text:p>
          </table:table-cell>
          <table:table-cell table:style-name="TableCell5266">
            <text:p text:style-name="P5267"><text:span text:style-name="T5268">Ultima actualización por:</text:span></text:p>
          </table:table-cell>
          <table:table-cell table:style-name="TableCell5269" table:number-columns-spanned="2">
            <text:p text:style-name="P5270"><text:span text:style-name="T5271">Luis Diego Carballo Valdivia.</text:span></text:p>
          </table:table-cell>
          <table:covered-table-cell/>
        </table:table-row>
        <table:table-row table:style-name="TableRow5272">
          <table:table-cell table:style-name="TableCell5273" table:number-columns-spanned="2">
            <text:p text:style-name="P5274"><text:span text:style-name="T5275">Fecha de creación:</text:span></text:p>
          </table:table-cell>
          <table:covered-table-cell/>
          <table:table-cell table:style-name="TableCell5276">
            <text:p text:style-name="P5277"><text:span text:style-name="T5278">01 Mayo, 2014</text:span></text:p>
          </table:table-cell>
          <table:table-cell table:style-name="TableCell5279">
            <text:p text:style-name="P5280"><text:span text:style-name="T5281">Fecha de <text:s/>actualización:</text:span></text:p>
          </table:table-cell>
          <table:table-cell table:style-name="TableCell5282" table:number-columns-spanned="2">
            <text:p text:style-name="P5283"><text:span text:style-name="T5284">16 de Octubre, 2014</text:span></text:p>
          </table:table-cell>
          <table:covered-table-cell/>
        </table:table-row>
        <table:table-row table:style-name="TableRow5285">
          <table:table-cell table:style-name="TableCell5286" table:number-columns-spanned="2">
            <text:p text:style-name="P5287"><text:span text:style-name="T5288">Actores:</text:span></text:p>
          </table:table-cell>
          <table:covered-table-cell/>
          <table:table-cell table:style-name="TableCell5289" table:number-columns-spanned="4">
            <text:p text:style-name="P5290"><text:span text:style-name="T5291">Administrador.</text:span></text:p>
          </table:table-cell>
          <table:covered-table-cell/>
          <table:covered-table-cell/>
          <table:covered-table-cell/>
        </table:table-row>
        <table:table-row table:style-name="TableRow5292">
          <table:table-cell table:style-name="TableCell5293" table:number-columns-spanned="2">
            <text:p text:style-name="P5294"><text:span text:style-name="T5295">Descripción:</text:span></text:p>
          </table:table-cell>
          <table:covered-table-cell/>
          <table:table-cell table:style-name="TableCell5296" table:number-columns-spanned="4">
            <text:p text:style-name="P5297"><text:span text:style-name="T5298">El usuario puede eliminar las sugerencias que el mismo usuario registre en las estaciones de uso.</text:span></text:p>
          </table:table-cell>
          <table:covered-table-cell/>
          <table:covered-table-cell/>
          <table:covered-table-cell/>
        </table:table-row>
        <table:table-row table:style-name="TableRow5299">
          <table:table-cell table:style-name="TableCell5300" table:number-columns-spanned="2">
            <text:p text:style-name="P5301"><text:span text:style-name="T5302">Pre condiciones:</text:span></text:p>
          </table:table-cell>
          <table:covered-table-cell/>
          <table:table-cell table:style-name="TableCell5303" table:number-columns-spanned="4">
            <text:p text:style-name="P5304"><text:span text:style-name="T5305">1.Es necesario que el administrador se haya logueado correctamente.</text:span></text:p>
          </table:table-cell>
          <table:covered-table-cell/>
          <table:covered-table-cell/>
          <table:covered-table-cell/>
        </table:table-row>
        <table:table-row table:style-name="TableRow5306">
          <table:table-cell table:style-name="TableCell5307" table:number-columns-spanned="2">
            <text:p text:style-name="P5308"><text:span text:style-name="T5309">Pos condiciones:</text:span></text:p>
          </table:table-cell>
          <table:covered-table-cell/>
          <table:table-cell table:style-name="TableCell5310" table:number-columns-spanned="4">
            <text:p text:style-name="P5311"><text:span text:style-name="T5312">1.El administrador ingresó los datos correctamente.</text:span></text:p>
          </table:table-cell>
          <table:covered-table-cell/>
          <table:covered-table-cell/>
          <table:covered-table-cell/>
        </table:table-row>
        <table:table-row table:style-name="TableRow5313">
          <table:table-cell table:style-name="TableCell5314" table:number-columns-spanned="2">
            <text:p text:style-name="P5315"><text:span text:style-name="T5316">Flujo normal:</text:span></text:p>
          </table:table-cell>
          <table:covered-table-cell/>
          <table:table-cell table:style-name="TableCell5317" table:number-columns-spanned="4">
            <text:p text:style-name="P5318"><text:span text:style-name="T5319">31. Eliminar sugerencias.</text:span></text:p>
            <text:p text:style-name="P5320"><text:span text:style-name="T5321">31.1 El usuario accede desde una de las estaciones de uso a la lista de sugerencias que el tiene.</text:span></text:p>
            <text:p text:style-name="P5322"><text:span text:style-name="T5323">31.2 El usuario procede a eliminar una de sus sugerencias.</text:span></text:p>
            <text:p text:style-name="P5324"><text:span text:style-name="T5325">31.3 El usuario recibe un mensaje de confirmación.</text:span></text:p>
          </table:table-cell>
          <table:covered-table-cell/>
          <table:covered-table-cell/>
          <table:covered-table-cell/>
        </table:table-row>
        <table:table-row table:style-name="TableRow5326">
          <table:table-cell table:style-name="TableCell5327" table:number-columns-spanned="2">
            <text:p text:style-name="P5328"><text:span text:style-name="T5329">Flujo alternativo:</text:span></text:p>
          </table:table-cell>
          <table:covered-table-cell/>
          <table:table-cell table:style-name="TableCell5330" table:number-columns-spanned="4">
            <text:p text:style-name="P5331"><text:span text:style-name="T5332">31.3 La sugerencia no fue eliminada correctamente</text:span></text:p>
          </table:table-cell>
          <table:covered-table-cell/>
          <table:covered-table-cell/>
          <table:covered-table-cell/>
        </table:table-row>
        <table:table-row table:style-name="TableRow5333">
          <table:table-cell table:style-name="TableCell5334" table:number-columns-spanned="2">
            <text:p text:style-name="P5335"><text:span text:style-name="T5336">Excepciones:</text:span></text:p>
          </table:table-cell>
          <table:covered-table-cell/>
          <table:table-cell table:style-name="TableCell5337" table:number-columns-spanned="4">
            <text:p text:style-name="P5338"><text:span text:style-name="T5339">31.0.E.1. Fallo en el computador de trabajo.</text:span></text:p>
          </table:table-cell>
          <table:covered-table-cell/>
          <table:covered-table-cell/>
          <table:covered-table-cell/>
        </table:table-row>
        <table:table-row table:style-name="TableRow5340">
          <table:table-cell table:style-name="TableCell5341" table:number-columns-spanned="2">
            <text:p text:style-name="P5342"><text:span text:style-name="T5343">Inclusiones:</text:span></text:p>
          </table:table-cell>
          <table:covered-table-cell/>
          <table:table-cell table:style-name="TableCell5344" table:number-columns-spanned="4">
            <text:p text:style-name="P5345"><text:span text:style-name="T5346">1.</text:span></text:p>
          </table:table-cell>
          <table:covered-table-cell/>
          <table:covered-table-cell/>
          <table:covered-table-cell/>
        </table:table-row>
        <table:table-row table:style-name="TableRow5347">
          <table:table-cell table:style-name="TableCell5348" table:number-columns-spanned="2">
            <text:p text:style-name="P5349"><text:span text:style-name="T5350">Prioridad:</text:span></text:p>
          </table:table-cell>
          <table:covered-table-cell/>
          <table:table-cell table:style-name="TableCell5351" table:number-columns-spanned="4">
            <text:p text:style-name="P5352"><text:span text:style-name="T5353">Media.</text:span></text:p>
          </table:table-cell>
          <table:covered-table-cell/>
          <table:covered-table-cell/>
          <table:covered-table-cell/>
        </table:table-row>
        <text:soft-page-break/>
        <table:table-row table:style-name="TableRow5354">
          <table:table-cell table:style-name="TableCell5355" table:number-columns-spanned="2">
            <text:p text:style-name="P5356"><text:span text:style-name="T5357">Frecuencia de uso:</text:span></text:p>
          </table:table-cell>
          <table:covered-table-cell/>
          <table:table-cell table:style-name="TableCell5358" table:number-columns-spanned="4">
            <text:p text:style-name="P5359"><text:span text:style-name="T5360">Baja.</text:span></text:p>
          </table:table-cell>
          <table:covered-table-cell/>
          <table:covered-table-cell/>
          <table:covered-table-cell/>
        </table:table-row>
        <table:table-row table:style-name="TableRow5361">
          <table:table-cell table:style-name="TableCell5362" table:number-columns-spanned="2">
            <text:p text:style-name="P5363"><text:span text:style-name="T5364">Reglas de negocio:</text:span></text:p>
          </table:table-cell>
          <table:covered-table-cell/>
          <table:table-cell table:style-name="TableCell5365" table:number-columns-spanned="4">
            <text:p text:style-name="P5366"><text:span text:style-name="T5367">RN-31.</text:span></text:p>
          </table:table-cell>
          <table:covered-table-cell/>
          <table:covered-table-cell/>
          <table:covered-table-cell/>
        </table:table-row>
        <table:table-row table:style-name="TableRow5368">
          <table:table-cell table:style-name="TableCell5369" table:number-columns-spanned="2">
            <text:p text:style-name="P5370"><text:span text:style-name="T5371">Requerimientos especiales:</text:span></text:p>
          </table:table-cell>
          <table:covered-table-cell/>
          <table:table-cell table:style-name="TableCell5372" table:number-columns-spanned="4">
            <text:p text:style-name="P5373"><text:span text:style-name="T5374">1. El computador donde se labora funciona correctamente.</text:span></text:p>
          </table:table-cell>
          <table:covered-table-cell/>
          <table:covered-table-cell/>
          <table:covered-table-cell/>
        </table:table-row>
        <table:table-row table:style-name="TableRow5375">
          <table:table-cell table:style-name="TableCell5376">
            <text:p text:style-name="P5377"><text:span text:style-name="T5378">Asunciones:</text:span></text:p>
          </table:table-cell>
          <table:table-cell table:style-name="TableCell5379" table:number-columns-spanned="4">
            <text:p text:style-name="P5380"><text:span text:style-name="T5381">1.El administrador está capacitado para el manejo de la aplicación.</text:span></text:p>
            <text:p text:style-name="P5382"><text:span text:style-name="T5383">2. El sistema funciona normalmente.</text:span></text:p>
          </table:table-cell>
          <table:covered-table-cell/>
          <table:covered-table-cell/>
          <table:covered-table-cell/>
          <table:table-cell>
            <text:p text:style-name="P5382"/>
          </table:table-cell>
        </table:table-row>
        <table:table-row table:style-name="TableRow5384">
          <table:table-cell table:style-name="TableCell5385">
            <text:p text:style-name="P5386"><text:span text:style-name="T5387">Tecnologías:</text:span></text:p>
          </table:table-cell>
          <table:table-cell table:style-name="TableCell5388" table:number-columns-spanned="4">
            <text:p text:style-name="P5389"><text:span text:style-name="T5390">1. Mínimo 1 GB de RAM.</text:span></text:p>
            <text:p text:style-name="P5391"><text:span text:style-name="T5392">2. Mínimo 1.6 Ghz de procesador.</text:span></text:p>
            <text:p text:style-name="P5393"><text:span text:style-name="T5394">3. Windows XP o 7.</text:span></text:p>
          </table:table-cell>
          <table:covered-table-cell/>
          <table:covered-table-cell/>
          <table:covered-table-cell/>
          <table:table-cell>
            <text:p text:style-name="P5393"/>
          </table:table-cell>
        </table:table-row>
      </table:table>
      <text:p text:style-name="Normal"/>
      <text:p text:style-name="Normal"/>
      <text:p text:style-name="Normal"/>
      <table:table table:style-name="Table5395">
        <table:table-columns>
          <table:table-column table:style-name="TableColumn5396"/>
          <table:table-column table:style-name="TableColumn5397"/>
          <table:table-column table:style-name="TableColumn5398"/>
          <table:table-column table:style-name="TableColumn5399"/>
        </table:table-columns>
        <table:table-row table:style-name="TableRow5400">
          <table:table-cell table:style-name="TableCell5401">
            <text:p text:style-name="P5402"><text:span text:style-name="T5403">ID caso de uso:</text:span></text:p>
          </table:table-cell>
          <table:table-cell table:style-name="TableCell5404" table:number-columns-spanned="3">
            <text:p text:style-name="P5405"><text:span text:style-name="T5406">CU-32</text:span></text:p>
          </table:table-cell>
          <table:covered-table-cell/>
          <table:covered-table-cell/>
        </table:table-row>
        <table:table-row table:style-name="TableRow5407">
          <table:table-cell table:style-name="TableCell5408">
            <text:p text:style-name="P5409"><text:span text:style-name="T5410">Nombre del caso del uso:</text:span></text:p>
          </table:table-cell>
          <table:table-cell table:style-name="TableCell5411" table:number-columns-spanned="3">
            <text:p text:style-name="P5412"><text:span text:style-name="T5413">Crear sugerencias</text:span></text:p>
          </table:table-cell>
          <table:covered-table-cell/>
          <table:covered-table-cell/>
        </table:table-row>
        <table:table-row table:style-name="TableRow5414">
          <table:table-cell table:style-name="TableCell5415">
            <text:p text:style-name="P5416"><text:span text:style-name="T5417">Creado por:</text:span></text:p>
          </table:table-cell>
          <table:table-cell table:style-name="TableCell5418">
            <text:p text:style-name="P5419"><text:span text:style-name="T5420">Esther López.</text:span></text:p>
            <text:p text:style-name="P5421"><text:span text:style-name="T5422">Luis Diego Carballo Valdivia.</text:span></text:p>
          </table:table-cell>
          <table:table-cell table:style-name="TableCell5423">
            <text:p text:style-name="P5424"><text:span text:style-name="T5425">Ultima actualización por:</text:span></text:p>
          </table:table-cell>
          <table:table-cell table:style-name="TableCell5426">
            <text:p text:style-name="P5427"><text:span text:style-name="T5428">Luis Diego Carballo Valdivia</text:span></text:p>
          </table:table-cell>
        </table:table-row>
        <table:table-row table:style-name="TableRow5429">
          <table:table-cell table:style-name="TableCell5430">
            <text:p text:style-name="P5431"><text:span text:style-name="T5432">Fecha de creación:</text:span></text:p>
          </table:table-cell>
          <table:table-cell table:style-name="TableCell5433">
            <text:p text:style-name="P5434"><text:span text:style-name="T5435">01 Mayo, 2014.</text:span></text:p>
          </table:table-cell>
          <table:table-cell table:style-name="TableCell5436">
            <text:p text:style-name="P5437"><text:span text:style-name="T5438">Fecha de <text:s/>actualización:</text:span></text:p>
          </table:table-cell>
          <table:table-cell table:style-name="TableCell5439">
            <text:p text:style-name="P5440"><text:span text:style-name="T5441">17 de Octubre, 2014</text:span></text:p>
          </table:table-cell>
        </table:table-row>
        <table:table-row table:style-name="TableRow5442">
          <table:table-cell table:style-name="TableCell5443">
            <text:p text:style-name="P5444"><text:span text:style-name="T5445">Actores:</text:span></text:p>
          </table:table-cell>
          <table:table-cell table:style-name="TableCell5446" table:number-columns-spanned="3">
            <text:p text:style-name="P5447"><text:span text:style-name="T5448">Usuario.</text:span></text:p>
          </table:table-cell>
          <table:covered-table-cell/>
          <table:covered-table-cell/>
        </table:table-row>
        <table:table-row table:style-name="TableRow5449">
          <table:table-cell table:style-name="TableCell5450">
            <text:p text:style-name="P5451"><text:span text:style-name="T5452">Descripción:</text:span></text:p>
          </table:table-cell>
          <table:table-cell table:style-name="TableCell5453" table:number-columns-spanned="3">
            <text:p text:style-name="P5454"><text:span text:style-name="T5455">En este caso de uso el usuario(o cliente) crea una sugerencia por algún motivo.</text:span></text:p>
          </table:table-cell>
          <table:covered-table-cell/>
          <table:covered-table-cell/>
        </table:table-row>
        <table:table-row table:style-name="TableRow5456">
          <table:table-cell table:style-name="TableCell5457">
            <text:p text:style-name="P5458"><text:span text:style-name="T5459">Pre condiciones:</text:span></text:p>
          </table:table-cell>
          <table:table-cell table:style-name="TableCell5460" table:number-columns-spanned="3">
            <text:p text:style-name="P5461"><text:span text:style-name="T5462">1.Es necesario que el sistema esté operando.</text:span></text:p>
            <text:p text:style-name="P5463"><text:span text:style-name="T5464">2. Es necesario que el sistema funcione correctamente</text:span></text:p>
          </table:table-cell>
          <table:covered-table-cell/>
          <table:covered-table-cell/>
        </table:table-row>
        <table:table-row table:style-name="TableRow5465">
          <table:table-cell table:style-name="TableCell5466">
            <text:p text:style-name="P5467"><text:span text:style-name="T5468">Pos condiciones:</text:span></text:p>
          </table:table-cell>
          <table:table-cell table:style-name="TableCell5469" table:number-columns-spanned="3">
            <text:p text:style-name="P5470"><text:span text:style-name="T5471">1. Los datos de la sugerencia fueron introducidos correctamente.</text:span></text:p>
          </table:table-cell>
          <table:covered-table-cell/>
          <table:covered-table-cell/>
        </table:table-row>
        <text:soft-page-break/>
        <table:table-row table:style-name="TableRow5472">
          <table:table-cell table:style-name="TableCell5473">
            <text:p text:style-name="P5474"><text:span text:style-name="T5475">Flujo normal:</text:span></text:p>
          </table:table-cell>
          <table:table-cell table:style-name="TableCell5476" table:number-columns-spanned="3">
            <text:p text:style-name="P5477"><text:span text:style-name="T5478">32. Crear sugerencias</text:span></text:p>
            <text:p text:style-name="P5479"><text:span text:style-name="T5480">32.1. El cliente crea una sugerencia llenando los datos requeridos.</text:span></text:p>
            <text:p text:style-name="P5481"><text:span text:style-name="T5482">32.2 El usuario recibe un mensaje de confirmación en caso de ser correcta su sugerencia y no presentar ningún error</text:span></text:p>
          </table:table-cell>
          <table:covered-table-cell/>
          <table:covered-table-cell/>
        </table:table-row>
        <table:table-row table:style-name="TableRow5483">
          <table:table-cell table:style-name="TableCell5484">
            <text:p text:style-name="P5485"><text:span text:style-name="T5486">Flujo alternativo:</text:span></text:p>
          </table:table-cell>
          <table:table-cell table:style-name="TableCell5487" table:number-columns-spanned="3">
            <text:p text:style-name="P5488"/>
          </table:table-cell>
          <table:covered-table-cell/>
          <table:covered-table-cell/>
        </table:table-row>
        <table:table-row table:style-name="TableRow5489">
          <table:table-cell table:style-name="TableCell5490">
            <text:p text:style-name="P5491"><text:span text:style-name="T5492">Excepciones:</text:span></text:p>
          </table:table-cell>
          <table:table-cell table:style-name="TableCell5493" table:number-columns-spanned="3">
            <text:p text:style-name="P5494"><text:span text:style-name="T5495">32.0.E.1<text:s/></text:span><text:span text:style-name="T5496">Que el usuario no esté registrado como cliente.</text:span></text:p>
          </table:table-cell>
          <table:covered-table-cell/>
          <table:covered-table-cell/>
        </table:table-row>
        <table:table-row table:style-name="TableRow5497">
          <table:table-cell table:style-name="TableCell5498">
            <text:p text:style-name="P5499"><text:span text:style-name="T5500">Inclusiones:</text:span></text:p>
          </table:table-cell>
          <table:table-cell table:style-name="TableCell5501" table:number-columns-spanned="3">
            <text:p text:style-name="P5502"/>
          </table:table-cell>
          <table:covered-table-cell/>
          <table:covered-table-cell/>
        </table:table-row>
        <table:table-row table:style-name="TableRow5503">
          <table:table-cell table:style-name="TableCell5504">
            <text:p text:style-name="P5505"><text:span text:style-name="T5506">Prioridad:</text:span></text:p>
          </table:table-cell>
          <table:table-cell table:style-name="TableCell5507" table:number-columns-spanned="3">
            <text:p text:style-name="P5508"><text:span text:style-name="T5509">Media.</text:span></text:p>
          </table:table-cell>
          <table:covered-table-cell/>
          <table:covered-table-cell/>
        </table:table-row>
        <table:table-row table:style-name="TableRow5510">
          <table:table-cell table:style-name="TableCell5511">
            <text:p text:style-name="P5512"><text:span text:style-name="T5513">Frecuencia de uso:</text:span></text:p>
          </table:table-cell>
          <table:table-cell table:style-name="TableCell5514" table:number-columns-spanned="3">
            <text:p text:style-name="P5515"><text:span text:style-name="T5516">Cada vez que <text:s/>se desee agregar una sugerencia al sistema.</text:span></text:p>
          </table:table-cell>
          <table:covered-table-cell/>
          <table:covered-table-cell/>
        </table:table-row>
        <table:table-row table:style-name="TableRow5517">
          <table:table-cell table:style-name="TableCell5518">
            <text:p text:style-name="P5519"><text:span text:style-name="T5520">Reglas de negocio:</text:span></text:p>
          </table:table-cell>
          <table:table-cell table:style-name="TableCell5521" table:number-columns-spanned="3">
            <text:p text:style-name="P5522"><text:span text:style-name="T5523">RN-25.</text:span></text:p>
          </table:table-cell>
          <table:covered-table-cell/>
          <table:covered-table-cell/>
        </table:table-row>
        <table:table-row table:style-name="TableRow5524">
          <table:table-cell table:style-name="TableCell5525">
            <text:p text:style-name="P5526"><text:span text:style-name="T5527">Requerimientos especiales:</text:span></text:p>
          </table:table-cell>
          <table:table-cell table:style-name="TableCell5528" table:number-columns-spanned="3">
            <text:p text:style-name="P5529"/>
          </table:table-cell>
          <table:covered-table-cell/>
          <table:covered-table-cell/>
        </table:table-row>
        <table:table-row table:style-name="TableRow5530">
          <table:table-cell table:style-name="TableCell5531">
            <text:p text:style-name="P5532"><text:span text:style-name="T5533">Asunciones:</text:span></text:p>
          </table:table-cell>
          <table:table-cell table:style-name="TableCell5534" table:number-columns-spanned="3">
            <text:p text:style-name="P5535"><text:span text:style-name="T5536">1.El administrador está capacitado para el manejo de la aplicación.</text:span></text:p>
            <text:p text:style-name="P5537"><text:span text:style-name="T5538">2. El sistema funciona normalmente.</text:span></text:p>
          </table:table-cell>
          <table:covered-table-cell/>
          <table:covered-table-cell/>
        </table:table-row>
        <table:table-row table:style-name="TableRow5539">
          <table:table-cell table:style-name="TableCell5540">
            <text:p text:style-name="P5541"><text:span text:style-name="T5542">Tecnologías:</text:span></text:p>
          </table:table-cell>
          <table:table-cell table:style-name="TableCell5543" table:number-columns-spanned="3">
            <text:p text:style-name="P5544"><text:span text:style-name="T5545">1. Mínimo 1 GB de RAM.</text:span></text:p>
            <text:p text:style-name="P5546"><text:span text:style-name="T5547">2. Mínimo 1.6 Ghz de procesador.</text:span></text:p>
            <text:p text:style-name="P5548"><text:span text:style-name="T5549">3. Windows XP o 7.</text:span></text:p>
          </table:table-cell>
          <table:covered-table-cell/>
          <table:covered-table-cell/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CR" style:language-asian="es" style:country-asian="C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armen lopez</dc:creator>
    <meta:creation-date>2014-11-21T15:13:00Z</meta:creation-date>
    <dc:date>2014-11-21T16:07:00Z</dc:date>
    <meta:template xlink:href="Normal.dotm" xlink:type="simple"/>
    <meta:editing-cycles>5</meta:editing-cycles>
    <meta:editing-duration>PT720S</meta:editing-duration>
    <meta:document-statistic meta:page-count="51" meta:paragraph-count="100" meta:word-count="7772" meta:character-count="50424" meta:row-count="356" meta:non-whitespace-character-count="42752"/>
  </office:meta>
</office:document-meta>
</file>